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2604166666666667in"/>
    </style:style>
    <style:style style:name="co3" style:family="table-column">
      <style:table-column-properties fo:break-before="auto" style:column-width="0.5625in"/>
    </style:style>
    <style:style style:name="co4" style:family="table-column">
      <style:table-column-properties fo:break-before="auto" style:column-width="2.7708333333333335in"/>
    </style:style>
    <style:style style:name="co5" style:family="table-column">
      <style:table-column-properties fo:break-before="auto" style:column-width="0.17708333333333334in"/>
    </style:style>
    <style:style style:name="co6" style:family="table-column">
      <style:table-column-properties fo:break-before="auto" style:column-width="1.0208333333333333in"/>
    </style:style>
    <style:style style:name="co7" style:family="table-column">
      <style:table-column-properties fo:break-before="auto" style:column-width="1.1666666666666667in"/>
    </style:style>
    <style:style style:name="co8" style:family="table-column">
      <style:table-column-properties fo:break-before="auto" style:column-width="1.0833333333333333in"/>
    </style:style>
    <style:style style:name="co9" style:family="table-column">
      <style:table-column-properties fo:break-before="auto" style:column-width="1.3020833333333333in"/>
    </style:style>
    <style:style style:name="co10" style:family="table-column">
      <style:table-column-properties fo:break-before="auto" style:column-width="1.09375in"/>
    </style:style>
    <style:style style:name="co11" style:family="table-column">
      <style:table-column-properties fo:break-before="auto" style:column-width="1.0729166666666667in"/>
    </style:style>
    <style:style style:name="co12" style:family="table-column">
      <style:table-column-properties fo:break-before="auto" style:column-width="0.6666666666666666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1.2604166269302368in"/>
    </style:style>
    <style:style style:name="co15" style:family="table-column">
      <style:table-column-properties fo:break-before="auto" style:column-width="0.4479166666666667in"/>
    </style:style>
    <style:style style:name="co16" style:family="table-column">
      <style:table-column-properties fo:break-before="auto" style:column-width="6.197916666666667in"/>
    </style:style>
    <style:style style:name="co17" style:family="table-column">
      <style:table-column-properties fo:break-before="auto" style:column-width="0.8020833333333334in"/>
    </style:style>
    <style:style style:name="co18" style:family="table-column">
      <style:table-column-properties fo:break-before="auto" style:column-width="1.2604166269302368in"/>
    </style:style>
    <style:style style:name="co19" style:family="table-column">
      <style:table-column-properties fo:break-before="auto" style:column-width="0.3541666666666667in"/>
    </style:style>
    <style:style style:name="co20" style:family="table-column">
      <style:table-column-properties fo:break-before="auto" style:column-width="2.6354166666666665in"/>
    </style:style>
    <style:style style:name="co21" style:family="table-column">
      <style:table-column-properties fo:break-before="auto" style:column-width="0.28125in"/>
    </style:style>
    <style:style style:name="co22" style:family="table-column">
      <style:table-column-properties fo:break-before="auto" style:column-width="0.8541666666666666in"/>
    </style:style>
    <style:style style:name="co23" style:family="table-column">
      <style:table-column-properties fo:break-before="auto" style:column-width="0.9479166666666666in"/>
    </style:style>
    <style:style style:name="co24" style:family="table-column">
      <style:table-column-properties fo:break-before="auto" style:column-width="1.125in"/>
    </style:style>
    <style:style style:name="co25" style:family="table-column">
      <style:table-column-properties fo:break-before="auto" style:column-width="2.4166666666666665in"/>
    </style:style>
    <style:style style:name="co26" style:family="table-column">
      <style:table-column-properties fo:break-before="auto" style:column-width="0.9166666666666666in"/>
    </style:style>
    <style:style style:name="co27" style:family="table-column">
      <style:table-column-properties fo:break-before="auto" style:column-width="1.0416666666666667in"/>
    </style:style>
    <style:style style:name="co28" style:family="table-column">
      <style:table-column-properties fo:break-before="auto" style:column-width="0.8854166666666666in"/>
    </style:style>
    <style:style style:name="co29" style:family="table-column">
      <style:table-column-properties fo:break-before="auto" style:column-width="1.2708333333333333in"/>
    </style:style>
    <style:style style:name="co30" style:family="table-column">
      <style:table-column-properties fo:break-before="auto" style:column-width="1.2604166269302368in"/>
    </style:style>
    <style:style style:name="co31" style:family="table-column">
      <style:table-column-properties fo:break-before="auto" style:column-width="2.0520833333333335in"/>
    </style:style>
    <style:style style:name="co32" style:family="table-column">
      <style:table-column-properties fo:break-before="auto" style:column-width="0.78125in"/>
    </style:style>
    <style:style style:name="co33" style:family="table-column">
      <style:table-column-properties fo:break-before="auto" style:column-width="0.90625in"/>
    </style:style>
    <style:style style:name="co34" style:family="table-column">
      <style:table-column-properties fo:break-before="auto" style:column-width="0.9583333333333334in"/>
    </style:style>
    <style:style style:name="co35" style:family="table-column">
      <style:table-column-properties fo:break-before="auto" style:column-width="0.71875in"/>
    </style:style>
    <style:style style:name="co36" style:family="table-column">
      <style:table-column-properties fo:break-before="auto" style:column-width="1.2604166269302368in"/>
    </style:style>
    <style:style style:name="co37" style:family="table-column">
      <style:table-column-properties fo:break-before="auto" style:column-width="0.4270833333333333in"/>
    </style:style>
    <style:style style:name="co38" style:family="table-column">
      <style:table-column-properties fo:break-before="auto" style:column-width="0.6354166666666666in"/>
    </style:style>
    <style:style style:name="co39" style:family="table-column">
      <style:table-column-properties fo:break-before="auto" style:column-width="0.34375in"/>
    </style:style>
    <style:style style:name="co40" style:family="table-column">
      <style:table-column-properties fo:break-before="auto" style:column-width="3.40625in"/>
    </style:style>
    <style:style style:name="co41" style:family="table-column">
      <style:table-column-properties fo:break-before="auto" style:column-width="1.15625in"/>
    </style:style>
    <style:style style:name="co42" style:family="table-column">
      <style:table-column-properties fo:break-before="auto" style:column-width="1.1979166666666667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1.03125in"/>
    </style:style>
    <style:style style:name="co45" style:family="table-column">
      <style:table-column-properties fo:break-before="auto" style:column-width="0.7083333333333334in"/>
    </style:style>
    <style:style style:name="co46" style:family="table-column">
      <style:table-column-properties fo:break-before="auto" style:column-width="0.7395833333333334in"/>
    </style:style>
    <style:style style:name="co47" style:family="table-column">
      <style:table-column-properties fo:break-before="auto" style:column-width="0.8125in"/>
    </style:style>
    <style:style style:name="co48" style:family="table-column">
      <style:table-column-properties fo:break-before="auto" style:column-width="0.8229166666666666in"/>
    </style:style>
    <style:style style:name="co49" style:family="table-column">
      <style:table-column-properties fo:break-before="auto" style:column-width="0.875in"/>
    </style:style>
    <style:style style:name="co50" style:family="table-column">
      <style:table-column-properties fo:break-before="auto" style:column-width="0.8333333333333334in"/>
    </style:style>
    <style:style style:name="co51" style:family="table-column">
      <style:table-column-properties fo:break-before="auto" style:column-width="1.0625in"/>
    </style:style>
    <style:style style:name="co52" style:family="table-column">
      <style:table-column-properties fo:break-before="auto" style:column-width="0.9375in"/>
    </style:style>
    <style:style style:name="co53" style:family="table-column">
      <style:table-column-properties fo:break-before="auto" style:column-width="1in"/>
    </style:style>
    <style:style style:name="co54" style:family="table-column">
      <style:table-column-properties fo:break-before="auto" style:column-width="0.9895833333333334in"/>
    </style:style>
    <style:style style:name="co55" style:family="table-column">
      <style:table-column-properties fo:break-before="auto" style:column-width="0.7291666666666666in"/>
    </style:style>
    <style:style style:name="co56" style:family="table-column">
      <style:table-column-properties fo:break-before="auto" style:column-width="0.7708333333333334in"/>
    </style:style>
    <style:style style:name="co57" style:family="table-column">
      <style:table-column-properties fo:break-before="auto" style:column-width="0.7604166666666666in"/>
    </style:style>
    <style:style style:name="co58" style:family="table-column">
      <style:table-column-properties fo:break-before="auto" style:column-width="0.8645833333333334in"/>
    </style:style>
    <style:style style:name="co59" style:family="table-column">
      <style:table-column-properties fo:break-before="auto" style:column-width="1.2604166269302368in"/>
    </style:style>
    <style:style style:name="co60" style:family="table-column">
      <style:table-column-properties fo:break-before="auto" style:column-width="2in"/>
    </style:style>
    <style:style style:name="co61" style:family="table-column">
      <style:table-column-properties fo:break-before="auto" style:column-width="1.1354166666666667in"/>
    </style:style>
    <style:style style:name="co62" style:family="table-column">
      <style:table-column-properties fo:break-before="auto" style:column-width="1.2604166269302368in"/>
    </style:style>
    <style:style style:name="co63" style:family="table-column">
      <style:table-column-properties fo:break-before="auto" style:column-width="1.4375in"/>
    </style:style>
    <style:style style:name="co64" style:family="table-column">
      <style:table-column-properties fo:break-before="auto" style:column-width="1.40625in"/>
    </style:style>
    <style:style style:name="co65" style:family="table-column">
      <style:table-column-properties fo:break-before="auto" style:column-width="1.3958333333333333in"/>
    </style:style>
    <style:style style:name="co66" style:family="table-column">
      <style:table-column-properties fo:break-before="auto" style:column-width="1.2604166269302368in"/>
    </style:style>
    <style:style style:name="co67" style:family="table-column">
      <style:table-column-properties fo:break-before="auto" style:column-width="2.8541666666666665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1.2604166269302368in"/>
    </style:style>
    <style:style style:name="co70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052083333333333336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875in" fo:break-before="auto" style:use-optimal-row-height="false"/>
    </style:style>
    <style:style style:name="ro7" style:family="table-row">
      <style:table-row-properties style:row-height="0.22916666666666666in" fo:break-before="auto" style:use-optimal-row-height="false"/>
    </style:style>
    <style:style style:name="ro8" style:family="table-row">
      <style:table-row-properties style:row-height="0.0625in" fo:break-before="auto" style:use-optimal-row-height="false"/>
    </style:style>
    <style:style style:name="ro9" style:family="table-row">
      <style:table-row-properties style:row-height="0.09375in" fo:break-before="auto" style:use-optimal-row-height="false"/>
    </style:style>
    <style:style style:name="ro10" style:family="table-row">
      <style:table-row-properties style:row-height="0.07291666666666667in" fo:break-before="auto" style:use-optimal-row-height="false"/>
    </style:style>
    <style:style style:name="ro11" style:family="table-row">
      <style:table-row-properties style:row-height="0.08333333333333333in" fo:break-before="auto" style:use-optimal-row-height="false"/>
    </style:style>
    <style:style style:name="ro12" style:family="table-row">
      <style:table-row-properties style:row-height="0.041666666666666664in" fo:break-before="auto" style:use-optimal-row-height="false"/>
    </style:style>
    <style:style style:name="ro13" style:family="table-row">
      <style:table-row-properties style:row-height="0.10416666666666667in" fo:break-before="auto" style:use-optimal-row-height="false"/>
    </style:style>
    <style:style style:name="ro14" style:family="table-row">
      <style:table-row-properties style:row-height="0.0312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ro16" style:family="table-row">
      <style:table-row-properties style:row-height="0.21875in" fo:break-before="auto" style:use-optimal-row-height="false"/>
    </style:style>
    <style:style style:name="ro17" style:family="table-row">
      <style:table-row-properties style:row-height="0.23958333333333334in" fo:break-before="auto" style:use-optimal-row-height="false"/>
    </style:style>
    <style:style style:name="ro18" style:family="table-row">
      <style:table-row-properties style:row-height="0.21875in" fo:break-before="auto" style:use-optimal-row-height="false"/>
    </style:style>
    <style:style style:name="ro19" style:family="table-row">
      <style:table-row-properties style:row-height="0.3645833333333333in" fo:break-before="auto" style:use-optimal-row-height="false"/>
    </style:style>
    <style:style style:name="ro20" style:family="table-row">
      <style:table-row-properties style:row-height="0.21875in" fo:break-before="auto" style:use-optimal-row-height="false"/>
    </style:style>
    <style:style style:name="ro21" style:family="table-row">
      <style:table-row-properties style:row-height="0.21875in" fo:break-before="auto" style:use-optimal-row-height="false"/>
    </style:style>
    <style:style style:name="ro22" style:family="table-row">
      <style:table-row-properties style:row-height="0.21875in" fo:break-before="auto" style:use-optimal-row-height="false"/>
    </style:style>
    <style:style style:name="ro23" style:family="table-row">
      <style:table-row-properties style:row-height="0.21875in" fo:break-before="auto" style:use-optimal-row-height="false"/>
    </style:style>
    <style:style style:name="ro24" style:family="table-row">
      <style:table-row-properties style:row-height="0.21875in" fo:break-before="auto" style:use-optimal-row-height="false"/>
    </style:style>
    <style:style style:name="ro25" style:family="table-row">
      <style:table-row-properties style:row-height="0.21875in" fo:break-before="auto" style:use-optimal-row-height="false"/>
    </style:style>
    <style:style style:name="ta1" style:family="table" style:master-page-name="PageStyle_5f_Summary Cash Flow">
      <style:table-properties table:display="true" style:writing-mode="lr-tb"/>
    </style:style>
    <style:style style:name="ta2" style:family="table" style:master-page-name="PageStyle_5f_Assumptions">
      <style:table-properties table:display="true" style:writing-mode="lr-tb"/>
    </style:style>
    <style:style style:name="ta3" style:family="table" style:master-page-name="PageStyle_5f_5 Year Cash Flow">
      <style:table-properties table:display="true" style:writing-mode="lr-tb"/>
    </style:style>
    <style:style style:name="ta4" style:family="table" style:master-page-name="PageStyle_5f_Material Costs">
      <style:table-properties table:display="true" style:writing-mode="lr-tb"/>
    </style:style>
    <style:style style:name="ta5" style:family="table" style:master-page-name="PageStyle_5f_Revenue Sources Total">
      <style:table-properties table:display="true" style:writing-mode="lr-tb"/>
    </style:style>
    <style:style style:name="ta6" style:family="table" style:master-page-name="PageStyle_5f_Revenue Sources APPS">
      <style:table-properties table:display="true" style:writing-mode="lr-tb"/>
    </style:style>
    <style:style style:name="ta7" style:family="table" style:master-page-name="PageStyle_5f_Revenue Sources IDs">
      <style:table-properties table:display="true" style:writing-mode="lr-tb"/>
    </style:style>
    <style:style style:name="ta8" style:family="table" style:master-page-name="PageStyle_5f_Revenue Sources Agora">
      <style:table-properties table:display="true" style:writing-mode="lr-tb"/>
    </style:style>
    <style:style style:name="ta9" style:family="table" style:master-page-name="PageStyle_5f_Revenue Sources Fam Contracts">
      <style:table-properties table:display="true" style:writing-mode="lr-tb"/>
    </style:style>
    <style:style style:name="ta10" style:family="table" style:master-page-name="PageStyle_5f_Revenue Sources Family Con. 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7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8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9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32" style:family="table-cell" style:parent-style-name="Default" style:data-style-name="N164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3" style:family="table-cell" style:parent-style-name="Default" style:data-style-name="N164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4" style:family="table-cell" style:parent-style-name="Default" style:data-style-name="N164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5" style:family="table-cell" style:parent-style-name="Default" style:data-style-name="N164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6" style:family="table-cell" style:parent-style-name="Default" style:data-style-name="N164">
      <style:table-cell-properties fo:border-lef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8" style:family="table-cell" style:parent-style-name="Default" style:data-style-name="N164">
      <style:table-cell-properties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9" style:family="table-cell" style:parent-style-name="Default" style:data-style-name="N164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0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1" style:family="table-cell" style:parent-style-name="Default" style:data-style-name="N164">
      <style:table-cell-properties fo:border-left="1.0pt solid #000000" fo:border-right="1.0pt solid #000000" fo:border-top="1.0pt solid #000000" fo:border-bottom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2" style:family="table-cell" style:parent-style-name="Default" style:data-style-name="N164">
      <style:table-cell-properties fo:border-left="1.0pt solid #000000" fo:border-right="1.0pt solid #000000" fo:border-top="1.0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3" style:family="table-cell" style:parent-style-name="Default" style:data-style-name="N164">
      <style:table-cell-properties fo:border-left="1.0pt solid #000000" fo:border-top="1.0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4" style:family="table-cell" style:parent-style-name="Default" style:data-style-name="N164">
      <style:table-cell-properties fo:border-left="1.0pt solid #000000" fo:border-right="1.0pt solid #000000" fo:border-top="2.5pt solid #000000" fo:border-bottom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5" style:family="table-cell" style:parent-style-name="Default" style:data-style-name="N164">
      <style:table-cell-properties fo:border-left="1.0pt solid #000000" fo:border-right="1.0pt solid #000000" fo:border-top="2.5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6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8" style:family="table-cell" style:parent-style-name="Default" style:data-style-name="N16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9" style:family="table-cell" style:parent-style-name="Default" style:data-style-name="N164">
      <style:table-cell-properties fo:border-lef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0" style:family="table-cell" style:parent-style-name="Default" style:data-style-name="N164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1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2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3" style:family="table-cell" style:parent-style-name="Default" style:data-style-name="N164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4" style:family="table-cell" style:parent-style-name="Default" style:data-style-name="N1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5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164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7" style:family="table-cell" style:parent-style-name="Default" style:data-style-name="N164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8" style:family="table-cell" style:parent-style-name="Default" style:data-style-name="N164">
      <style:table-cell-properties fo:border-right="1.0pt solid #000000"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9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1" style:family="table-cell" style:parent-style-name="Default" style:data-style-name="N164">
      <style:table-cell-properties fo:border-lef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2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63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5" style:family="table-cell" style:parent-style-name="Default" style:data-style-name="N164">
      <style:table-cell-properties fo:border-left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6" style:family="table-cell" style:parent-style-name="Default" style:data-style-name="N164">
      <style:table-cell-properties fo:border-left="1.0pt solid #000000" fo:border-top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7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8" style:family="table-cell" style:parent-style-name="Default" style:data-style-name="N164">
      <style:table-cell-properties fo:border-righ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9" style:family="table-cell" style:parent-style-name="Default" style:data-style-name="N164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0" style:family="table-cell" style:parent-style-name="Default" style:data-style-name="N164">
      <style:table-cell-properties fo:border-left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1" style:family="table-cell" style:parent-style-name="Default" style:data-style-name="N164">
      <style:table-cell-properties fo:border-right="1.0pt solid #000000" fo:border-top="1.0pt solid #000000" fo:border-bottom="2.5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2" style:family="table-cell" style:parent-style-name="Default" style:data-style-name="N164">
      <style:table-cell-properties fo:border-left="1.0pt solid #000000" fo:border-right="1.0pt solid #000000" fo:border-top="1.0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3" style:family="table-cell" style:parent-style-name="Default" style:data-style-name="N164">
      <style:table-cell-properties fo:border-right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4" style:family="table-cell" style:parent-style-name="Default" style:data-style-name="N164">
      <style:table-cell-properties fo:border-left="1.0pt solid #000000" fo:border-right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5" style:family="table-cell" style:parent-style-name="Default" style:data-style-name="N164">
      <style:table-cell-properties style:border="none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6" style:family="table-cell" style:parent-style-name="Default" style:data-style-name="N164">
      <style:table-cell-properties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7" style:family="table-cell" style:parent-style-name="Default" style:data-style-name="N164">
      <style:table-cell-properties fo:border-left="1.0pt solid #000000"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8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9" style:family="table-cell" style:parent-style-name="Default" style:data-style-name="N164">
      <style:table-cell-properties fo:border-left="1.0pt solid #000000" fo:border-right="1.0pt solid #000000" fo:border-top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0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1" style:family="table-cell" style:parent-style-name="Default" style:data-style-name="N164">
      <style:table-cell-properties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2" style:family="table-cell" style:parent-style-name="Default" style:data-style-name="N164">
      <style:table-cell-properties fo:border-right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3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4" style:family="table-cell" style:parent-style-name="Default" style:data-style-name="N164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5" style:family="table-cell" style:parent-style-name="Default" style:data-style-name="N164">
      <style:table-cell-properties fo:border-lef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6" style:family="table-cell" style:parent-style-name="Default" style:data-style-name="N164">
      <style:table-cell-properties fo:border-left="1.0pt solid #000000" fo:border-right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7" style:family="table-cell" style:parent-style-name="Default" style:data-style-name="N164">
      <style:table-cell-properties fo:border-left="1.0pt solid #000000" fo:border-right="1.0pt solid #000000" fo:border-top="1.0pt solid #000000" fo:border-bottom="2.5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8" style:family="table-cell" style:parent-style-name="Default" style:data-style-name="N164">
      <style:table-cell-properties fo:border-left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9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0" style:family="table-cell" style:parent-style-name="Default" style:data-style-name="N164">
      <style:table-cell-properties fo:border-left="1.0pt solid #000000"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1" style:family="table-cell" style:parent-style-name="Default" style:data-style-name="N164">
      <style:table-cell-properties fo:border-left="1.0pt solid #000000" fo:border-right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2" style:family="table-cell" style:parent-style-name="Default" style:data-style-name="N164">
      <style:table-cell-properties fo:border-right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3" style:family="table-cell" style:parent-style-name="Default" style:data-style-name="N164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4" style:family="table-cell" style:parent-style-name="Default" style:data-style-name="N164">
      <style:table-cell-properties fo:border-lef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5" style:family="table-cell" style:parent-style-name="Default" style:data-style-name="N164">
      <style:table-cell-properties fo:border-left="1.0pt solid #000000" fo:border-right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6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8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9" style:family="table-cell" style:parent-style-name="Default" style:data-style-name="N164">
      <style:table-cell-properties fo:border-right="1.0pt solid #000000" fo:border-top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0" style:family="table-cell" style:parent-style-name="Default" style:data-style-name="N164">
      <style:table-cell-properties fo:border-left="1.0pt solid #000000" fo:border-right="1.0pt solid #000000" fo:border-top="1.0pt solid #000000" fo:border-bottom="2.5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1" style:family="table-cell" style:parent-style-name="Default" style:data-style-name="N164">
      <style:table-cell-properties fo:border-right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2" style:family="table-cell" style:parent-style-name="Default" style:data-style-name="N164">
      <style:table-cell-properties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3" style:family="table-cell" style:parent-style-name="Default" style:data-style-name="N164">
      <style:table-cell-properties fo:border-right="1.0pt solid #000000" fo:border-top="2.5pt solid #000000" fo:border-bottom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04" style:family="table-cell" style:parent-style-name="Default" style:data-style-name="N164">
      <style:table-cell-properties fo:border-left="1.0pt solid #000000" fo:border-right="1.0pt solid #000000" fo:border-top="2.5pt solid #000000" fo:border-bottom="2.5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05" style:family="table-cell" style:parent-style-name="Default" style:data-style-name="N164">
      <style:table-cell-properties fo:border-left="1.0pt solid #000000" fo:border-right="1.0pt solid #000000" fo:border-top="2.5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06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7" style:family="table-cell" style:parent-style-name="Default" style:data-style-name="N164">
      <style:table-cell-properties fo:border-left="1.0pt solid #000000"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8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09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10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11" style:family="table-cell" style:parent-style-name="Default" style:data-style-name="N1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2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3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114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115" style:family="table-cell" style:parent-style-name="Default" style:data-style-name="N1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116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9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0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2" style:family="table-cell" style:parent-style-name="Default" style:data-style-name="N17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3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4" style:family="table-cell" style:parent-style-name="Default" style:data-style-name="N164">
      <style:table-cell-properties style:border="none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5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6" style:family="table-cell" style:parent-style-name="Default" style:data-style-name="N164">
      <style:table-cell-properties fo:border-left="1.0pt solid #000000" fo:border-right="1.0pt solid #000000" fo:border-top="1.0pt solid #000000"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7" style:family="table-cell" style:parent-style-name="Default" style:data-style-name="N164">
      <style:table-cell-properties style:border="none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8" style:family="table-cell" style:parent-style-name="Default" style:data-style-name="N164">
      <style:table-cell-properties fo:border-left="1.0pt solid #000000" fo:border-right="1.0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9" style:family="table-cell" style:parent-style-name="Default" style:data-style-name="N164">
      <style:table-cell-properties fo:border-left="1.0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0" style:family="table-cell" style:parent-style-name="Default" style:data-style-name="N164">
      <style:table-cell-properties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1" style:family="table-cell" style:parent-style-name="Default" style:data-style-name="N164">
      <style:table-cell-properties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2" style:family="table-cell" style:parent-style-name="Default" style:data-style-name="N16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133" style:family="table-cell" style:parent-style-name="Default" style:data-style-name="N164">
      <style:table-cell-properties fo:border-left="1.0pt solid #000000" fo:border-right="1.0pt solid #000000" fo:border-bottom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4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5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background-color="#00CC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6" style:family="table-cell" style:parent-style-name="Default" style:data-style-name="N164">
      <style:table-cell-properties style:border="none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7" style:family="table-cell" style:parent-style-name="Default" style:data-style-name="N164">
      <style:table-cell-properties fo:border-left="1.0pt solid #000000" fo:border-right="1.0pt solid #000000"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8" style:family="table-cell" style:parent-style-name="Default" style:data-style-name="N164">
      <style:table-cell-properties fo:border-left="1.0pt solid #000000" fo:border-right="1.0pt solid #000000" fo:border-bottom="2.5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9" style:family="table-cell" style:parent-style-name="Default" style:data-style-name="N164">
      <style:table-cell-properties fo:border-left="1.0pt solid #000000" fo:border-right="1.0pt solid #000000" fo:border-top="2.5pt solid #000000"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0" style:family="table-cell" style:parent-style-name="Default" style:data-style-name="N164">
      <style:table-cell-properties fo:border-left="1.0pt solid #000000" fo:border-top="2.5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1" style:family="table-cell" style:parent-style-name="Default" style:data-style-name="N164">
      <style:table-cell-properties fo:border-top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2" style:family="table-cell" style:parent-style-name="Default" style:data-style-name="N9">
      <style:table-cell-properties fo:border-left="1.0pt solid #000000" fo:border-right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3" style:family="table-cell" style:parent-style-name="Default" style:data-style-name="N9">
      <style:table-cell-properties fo:border-left="1.0pt solid #000000" fo:border-right="1.0pt solid #000000" fo:border-bottom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4" style:family="table-cell" style:parent-style-name="Default" style:data-style-name="N9">
      <style:table-cell-properties fo:border-left="1.0pt solid #000000" fo:border-right="1.0pt solid #000000" fo:border-top="1.0pt solid #000000" fo:border-bottom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5" style:family="table-cell" style:parent-style-name="Default" style:data-style-name="N10">
      <style:table-cell-properties fo:border-left="1.0pt solid #000000" fo:border-right="1.0pt solid #000000" fo:border-top="1.0pt solid #000000" fo:border-bottom="2.5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6" style:family="table-cell" style:parent-style-name="Default" style:data-style-name="N164">
      <style:table-cell-properties fo:border-left="1.0pt solid #000000" fo:border-top="1.0pt solid #00000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7" style:family="table-cell" style:parent-style-name="Default" style:data-style-name="N164">
      <style:table-cell-properties fo:border-left="1.0pt solid #000000" fo:border-right="1.0pt solid #000000" fo:border-top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8" style:family="table-cell" style:parent-style-name="Default" style:data-style-name="N164">
      <style:table-cell-properties fo:border-lef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9" style:family="table-cell" style:parent-style-name="Default" style:data-style-name="N164">
      <style:table-cell-properties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0" style:family="table-cell" style:parent-style-name="Default" style:data-style-name="N164">
      <style:table-cell-properties fo:border-righ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1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2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3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4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5" style:family="table-cell" style:parent-style-name="Default" style:data-style-name="N164">
      <style:table-cell-properties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6" style:family="table-cell" style:parent-style-name="Default" style:data-style-name="N164">
      <style:table-cell-properties fo:border-righ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7" style:family="table-cell" style:parent-style-name="Default" style:data-style-name="N164">
      <style:table-cell-properties fo:border-left="1.0pt solid #000000" fo:border-top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8" style:family="table-cell" style:parent-style-name="Default" style:data-style-name="N164">
      <style:table-cell-properties fo:border-right="1.0pt solid #000000" fo:border-top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9" style:family="table-cell" style:parent-style-name="Default" style:data-style-name="N164">
      <style:table-cell-properties fo:border-left="1.0pt solid #000000" fo:border-top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0" style:family="table-cell" style:parent-style-name="Default" style:data-style-name="N164">
      <style:table-cell-properties style:border="none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1" style:family="table-cell" style:parent-style-name="Default" style:data-style-name="N164">
      <style:table-cell-properties fo:border-left="1.0pt solid #000000" fo:border-top="1.0pt solid #000000" fo:border-bottom="1.0pt solid #000000" fo:wrap-option="wrap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2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63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4" style:family="table-cell" style:parent-style-name="Default">
      <style:table-cell-properties fo:border-left="2.5pt solid #C0C0C0" fo:border-right="2.5pt solid #000000" fo:border-top="2.5pt solid #C0C0C0" fo:border-bottom="2.5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5" style:family="table-cell" style:parent-style-name="Default">
      <style:table-cell-properties fo:border-left="2.5pt solid #C0C0C0" fo:border-right="2.5pt solid #000000" fo:border-top="2.5pt solid #C0C0C0" fo:border-bottom="2.5pt solid #000000"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6" style:family="table-cell" style:parent-style-name="Default">
      <style:table-cell-properties fo:border-left="2.5pt solid #C0C0C0" fo:border-right="2.5pt solid #000000" fo:border-top="2.5pt solid #C0C0C0" fo:border-bottom="2.5pt solid #000000"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7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8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9" style:family="table-cell" style:parent-style-name="Default">
      <style:table-cell-properties fo:border-left="2.5pt solid #C0C0C0" fo:border-right="2.5pt solid #000000" fo:border-top="2.5pt solid #C0C0C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0" style:family="table-cell" style:parent-style-name="Default">
      <style:table-cell-properties fo:border-left="2.5pt solid #C0C0C0" fo:border-right="2.5pt solid #000000" fo:border-top="2.5pt solid #C0C0C0" fo:border-bottom="2.5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1" style:family="table-cell" style:parent-style-name="Default">
      <style:table-cell-properties fo:border-left="2.5pt solid #C0C0C0" fo:border-right="2.5pt solid #000000" fo:border-top="2.5pt solid #C0C0C0" fo:border-bottom="2.5pt solid #C0C0C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2" style:family="table-cell" style:parent-style-name="Default">
      <style:table-cell-properties fo:border-left="2.5pt solid #C0C0C0" fo:border-right="2.5pt solid #000000" fo:border-top="2.5pt solid #C0C0C0" fo:border-bottom="2.5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3" style:family="table-cell" style:parent-style-name="Default">
      <style:table-cell-properties fo:border-left="2.5pt solid #C0C0C0" fo:border-right="2.5pt solid #C0C0C0" fo:border-top="2.5pt solid #C0C0C0" fo:border-bottom="2.5pt solid #C0C0C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4" style:family="table-cell" style:parent-style-name="Default">
      <style:table-cell-properties fo:border-left="2.5pt solid #C0C0C0" fo:border-right="2.5pt solid #000000" fo:border-top="2.5pt solid #C0C0C0" fo:border-bottom="2.5pt solid #C0C0C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5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6" style:family="table-cell" style:parent-style-name="Default">
      <style:table-cell-properties fo:border-left="2.5pt solid #C0C0C0" fo:border-right="2.5pt solid #000000" fo:border-top="2.5pt solid #C0C0C0" fo:border-bottom="2.5pt solid #C0C0C0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7" style:family="table-cell" style:parent-style-name="Default">
      <style:table-cell-properties fo:border-left="2.5pt solid #C0C0C0" fo:border-right="2.5pt solid #000000" fo:border-top="2.5pt solid #C0C0C0" fo:border-bottom="2.5pt solid #C0C0C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8" style:family="table-cell" style:parent-style-name="Default" style:data-style-name="N3">
      <style:table-cell-properties fo:border-left="2.5pt solid #C0C0C0" fo:border-right="2.5pt solid #000000" fo:border-top="2.5pt solid #C0C0C0" fo:border-bottom="2.5pt solid #C0C0C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9" style:family="table-cell" style:parent-style-name="Default" style:data-style-name="N3">
      <style:table-cell-properties fo:border-left="2.5pt solid #C0C0C0" fo:border-right="2.5pt solid #000000" fo:border-top="2.5pt solid #C0C0C0" fo:border-bottom="2.5pt solid #C0C0C0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0" style:family="table-cell" style:parent-style-name="Default">
      <style:table-cell-properties fo:border-left="2.5pt solid #C0C0C0" fo:border-right="2.5pt solid #000000" fo:border-top="2.5pt solid #C0C0C0" fo:border-bottom="2.5pt solid #C0C0C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1" style:family="table-cell" style:parent-style-name="Default" style:data-style-name="N3">
      <style:table-cell-properties fo:border-left="2.5pt solid #C0C0C0" fo:border-right="2.5pt solid #C0C0C0" fo:border-top="2.5pt solid #C0C0C0" fo:border-bottom="2.5pt solid #C0C0C0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2" style:family="table-cell" style:parent-style-name="Default">
      <style:table-cell-properties fo:border-left="2.5pt solid #C0C0C0" fo:border-right="2.5pt solid #000000" fo:border-top="2.5pt solid #C0C0C0" fo:border-bottom="2.5pt solid #C0C0C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3" style:family="table-cell" style:parent-style-name="Default">
      <style:table-cell-properties fo:border-left="2.5pt solid #000000" fo:border-top="2.5pt solid #C0C0C0" fo:border-bottom="2.5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4" style:family="table-cell" style:parent-style-name="Default">
      <style:table-cell-properties fo:border-top="2.5pt solid #C0C0C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85" style:family="table-cell" style:parent-style-name="Default">
      <style:table-cell-properties fo:border-top="2.5pt solid #C0C0C0"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86" style:family="table-cell" style:parent-style-name="Default" style:data-style-name="N3">
      <style:table-cell-properties fo:border-left="2.5pt solid #C0C0C0" fo:border-right="2.5pt solid #000000" fo:border-top="2.5pt solid #C0C0C0" fo:border-bottom="2.5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7" style:family="table-cell" style:parent-style-name="Default" style:data-style-name="N3">
      <style:table-cell-properties fo:border-left="2.5pt solid #C0C0C0" fo:border-right="2.5pt solid #000000" fo:border-top="2.5pt solid #C0C0C0" fo:border-bottom="2.5pt solid #000000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8" style:family="table-cell" style:parent-style-name="Default">
      <style:table-cell-properties fo:border-left="2.5pt solid #000000" fo:border-top="2.5pt solid #C0C0C0" fo:border-bottom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9" style:family="table-cell" style:parent-style-name="Default">
      <style:table-cell-properties fo:border-left="2.5pt solid #000000" fo:border-top="2.5pt solid #C0C0C0" fo:border-bottom="2.5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0" style:family="table-cell" style:parent-style-name="Default">
      <style:table-cell-properties fo:border-left="2.5pt solid #C0C0C0" fo:border-right="2.5pt solid #000000" fo:border-top="2.5pt solid #C0C0C0" fo:border-bottom="2.5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1" style:family="table-cell" style:parent-style-name="Default">
      <style:table-cell-properties fo:border-left="2.5pt solid #C0C0C0" fo:border-right="2.5pt solid #C0C0C0" fo:border-top="2.5pt solid #C0C0C0" fo:border-bottom="2.5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2" style:family="table-cell" style:parent-style-name="Default">
      <style:table-cell-properties fo:border-left="2.5pt solid #000000" fo:border-top="2.5pt solid #000000" fo:border-bottom="2.5pt solid #C0C0C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3" style:family="table-cell" style:parent-style-name="Default">
      <style:table-cell-properties fo:border-top="2.5pt solid #000000" fo:border-bottom="2.5pt solid #C0C0C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94" style:family="table-cell" style:parent-style-name="Default">
      <style:table-cell-properties fo:border-top="2.5pt solid #000000" fo:border-bottom="2.5pt solid #C0C0C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95" style:family="table-cell" style:parent-style-name="Default">
      <style:table-cell-properties fo:border-left="2.5pt solid #000000" fo:border-top="2.5pt solid #000000" fo:border-bottom="2.5pt solid #C0C0C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6" style:family="table-cell" style:parent-style-name="Default">
      <style:table-cell-properties fo:border-left="2.5pt solid #000000" fo:border-top="2.5pt solid #000000" fo:border-bottom="2.5pt solid #C0C0C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7" style:family="table-cell" style:parent-style-name="Default" style:data-style-name="N164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8" style:family="table-cell" style:parent-style-name="Default" style:data-style-name="N3">
      <style:table-cell-properties fo:border-left="2.5pt solid #C0C0C0" fo:border-right="2.5pt solid #000000" fo:border-top="2.5pt solid #C0C0C0" fo:border-bottom="2.5pt solid #C0C0C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9" style:family="table-cell" style:parent-style-name="Default" style:data-style-name="N3">
      <style:table-cell-properties fo:border-left="2.5pt solid #C0C0C0" fo:border-right="2.5pt solid #C0C0C0" fo:border-top="2.5pt solid #C0C0C0" fo:border-bottom="2.5pt solid #C0C0C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0" style:family="table-cell" style:parent-style-name="Default" style:data-style-name="N164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1" style:family="table-cell" style:parent-style-name="Default" style:data-style-name="N164">
      <style:table-cell-properties fo:border-left="1.0pt solid #000000" fo:border-right="1.0pt solid #000000" fo:border-top="1.0pt solid #000000" fo:border-bottom="3.0pt double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2" style:family="table-cell" style:parent-style-name="Default" style:data-style-name="N164">
      <style:table-cell-properties fo:border-left="1.0pt solid #000000" fo:border-right="1.0pt solid #000000" fo:border-top="2.5pt solid #000000" fo:border-bottom="3.0pt double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3" style:family="table-cell" style:parent-style-name="Default" style:data-style-name="N164">
      <style:table-cell-properties fo:border-left="1.0pt solid #000000" fo:border-top="1.0pt solid #000000" fo:border-bottom="3.0pt double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4" style:family="table-cell" style:parent-style-name="Default" style:data-style-name="N164">
      <style:table-cell-properties style:border="none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5" style:family="table-cell" style:parent-style-name="Default" style:data-style-name="N164">
      <style:table-cell-properties fo:border-left="1.0pt solid #000000"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6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8" style:family="table-cell" style:parent-style-name="Default" style:data-style-name="N164">
      <style:table-cell-properties fo:border-lef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9" style:family="table-cell" style:parent-style-name="Default" style:data-style-name="N164">
      <style:table-cell-properties fo:border-left="1.0pt solid #000000" fo:border-right="1.0pt solid #000000" fo:border-top="2.5pt solid #000000" fo:border-bottom="3.0pt double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0" style:family="table-cell" style:parent-style-name="Default" style:data-style-name="N164">
      <style:table-cell-properties fo:border-left="1.0pt solid #000000" fo:border-top="2.5pt solid #000000" fo:border-bottom="3.0pt double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1" style:family="table-cell" style:parent-style-name="Default" style:data-style-name="N164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12" style:family="table-cell" style:parent-style-name="Default" style:data-style-name="N164">
      <style:table-cell-properties fo:border-left="1.0pt solid #000000" fo:border-right="1.0pt solid #000000" fo:border-bottom="1.0pt solid #000000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3" style:family="table-cell" style:parent-style-name="Default" style:data-style-name="N164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1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ce215" style:family="table-cell" style:parent-style-name="Default" style:data-style-name="N164">
      <style:table-cell-properties fo:border-left="1.0pt solid #000000" fo:border-right="1.0pt solid #000000" fo:border-top="1.0pt solid #000000" fo:border-bottom="2.5pt solid #000000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1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17" style:family="table-cell" style:parent-style-name="Default" style:data-style-name="N166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18" style:family="table-cell" style:parent-style-name="Default" style:data-style-name="N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19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0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1" style:family="table-cell" style:parent-style-name="Default" style:data-style-name="N164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2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24" style:family="table-cell" style:parent-style-name="Default" style:data-style-name="N164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2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26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28" style:family="table-cell" style:parent-style-name="Default" style:data-style-name="N164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29" style:family="table-cell" style:parent-style-name="Default" style:data-style-name="N164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30" style:family="table-cell" style:parent-style-name="Default" style:data-style-name="N164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31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solid" style:text-underline-type="single"/>
    </style:style>
    <style:style style:name="ce23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5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36" style:family="table-cell" style:parent-style-name="Default" style:data-style-name="N165">
      <style:table-cell-properties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37" style:family="table-cell" style:parent-style-name="Default" style:data-style-name="N164">
      <style:table-cell-properties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38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9" style:family="table-cell" style:parent-style-name="Default" style:data-style-name="N164">
      <style:table-cell-properties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0" style:family="table-cell" style:parent-style-name="Default" style:data-style-name="N164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1" style:family="table-cell" style:parent-style-name="Default" style:data-style-name="N166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2" style:family="table-cell" style:parent-style-name="Default" style:data-style-name="N166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3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4" style:family="table-cell" style:parent-style-name="Default" style:data-style-name="N3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5" style:family="table-cell" style:parent-style-name="Default" style:data-style-name="N167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6" style:family="table-cell" style:parent-style-name="Default" style:data-style-name="N37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7" style:family="table-cell" style:parent-style-name="Default" style:data-style-name="N164">
      <style:table-cell-properties fo:border-left="2.5pt solid #000000" fo:border-top="2.5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8" style:family="table-cell" style:parent-style-name="Default" style:data-style-name="N164">
      <style:table-cell-properties fo:border-top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9" style:family="table-cell" style:parent-style-name="Default" style:data-style-name="N164">
      <style:table-cell-properties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0" style:family="table-cell" style:parent-style-name="Default" style:data-style-name="N165">
      <style:table-cell-properties fo:border-left="2.5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1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52" style:family="table-cell" style:parent-style-name="Default" style:data-style-name="N164">
      <style:table-cell-properties fo:background-color="#FFFFFF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3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54" style:family="table-cell" style:parent-style-name="Default" style:data-style-name="N166">
      <style:table-cell-properties style:border="none" fo:background-color="#99CC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55" style:family="table-cell" style:parent-style-name="Default" style:data-style-name="N166">
      <style:table-cell-properties fo:background-color="#99CC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56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7" style:family="table-cell" style:parent-style-name="Default" style:data-style-name="N165">
      <style:table-cell-properties style:border="none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8" style:family="table-cell" style:parent-style-name="Default" style:data-style-name="N164">
      <style:table-cell-properties style:border="none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9" style:family="table-cell" style:parent-style-name="Default" style:data-style-name="N164">
      <style:table-cell-properties fo:border-left="2.5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0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1" style:family="table-cell" style:parent-style-name="Default" style:data-style-name="N164">
      <style:table-cell-properties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2" style:family="table-cell" style:parent-style-name="Default" style:data-style-name="N164">
      <style:table-cell-properties style:border="none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3" style:family="table-cell" style:parent-style-name="Default" style:data-style-name="N165">
      <style:table-cell-properties style:border="none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4" style:family="table-cell" style:parent-style-name="Default" style:data-style-name="N164">
      <style:table-cell-properties fo:border-bottom="2.5pt solid #000000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5" style:family="table-cell" style:parent-style-name="Default" style:data-style-name="N164">
      <style:table-cell-properties fo:border-bottom="1.0pt solid #000000" style:vertical-align="bottom" fo:background-color="#00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6" style:family="table-cell" style:parent-style-name="Default" style:data-style-name="N164">
      <style:table-cell-properties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7" style:family="table-cell" style:parent-style-name="Default" style:data-style-name="N164">
      <style:table-cell-properties fo:border-bottom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8" style:family="table-cell" style:parent-style-name="Default" style:data-style-name="N164">
      <style:table-cell-properties fo:border-top="2.5pt solid #000000" fo:border-bottom="2.5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9" style:family="table-cell" style:parent-style-name="Default" style:data-style-name="N164">
      <style:table-cell-properties fo:background-color="#FFFFFF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70" style:family="table-cell" style:parent-style-name="Default" style:data-style-name="N164">
      <style:table-cell-properties fo:border-top="2.5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71" style:family="table-cell" style:parent-style-name="Default" style:data-style-name="N164">
      <style:table-cell-properties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72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1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solid" style:text-underline-type="single"/>
    </style:style>
    <style:style style:name="T2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solid" style:text-underline-type="single"/>
    </style:style>
    <style:style style:name="T2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8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Summary Cash Flow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3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8" table:default-cell-style-name="ce15"/>
        <table:table-column table:style-name="co13" table:default-cell-style-name="ce15"/>
        <table:table-column table:style-name="co1" table:default-cell-style-name="ce15" table:number-columns-repeated="235"/>
        <table:table-row table:style-name="ro2">
          <table:table-cell table:style-name="ce21"/>
          <table:table-cell table:style-name="ce22"/>
          <table:table-cell table:style-name="ce23" table:number-columns-spanned="5" table:number-rows-spanned="1" office:value-type="string">
            <text:p>Summary 5 Year Cash Flow Projections</text:p>
          </table:table-cell>
          <table:covered-table-cell table:number-columns-repeated="4"/>
          <table:table-cell table:number-columns-repeated="2" table:style-name="ce24"/>
          <table:table-cell table:style-name="ce21"/>
          <table:table-cell table:style-name="ce22"/>
          <table:table-cell table:number-columns-repeated="9" table:style-name="ce25"/>
        </table:table-row>
        <table:table-row table:style-name="ro3">
          <table:table-cell table:style-name="ce26"/>
          <table:table-cell table:style-name="ce22"/>
          <table:table-cell table:number-columns-repeated="2" table:style-name="ce27"/>
          <table:table-cell table:number-columns-repeated="5" table:style-name="ce22"/>
          <table:table-cell table:style-name="ce21"/>
          <table:table-cell table:style-name="ce22"/>
          <table:table-cell table:number-columns-repeated="9" table:style-name="ce25"/>
        </table:table-row>
        <table:table-row table:style-name="ro4">
          <table:table-cell table:style-name="ce26"/>
          <table:table-cell table:number-columns-repeated="8" table:style-name="ce22"/>
          <table:table-cell table:style-name="ce21"/>
          <table:table-cell table:style-name="ce22"/>
          <table:table-cell table:number-columns-repeated="9" table:style-name="ce25"/>
        </table:table-row>
        <table:table-row table:style-name="ro5">
          <table:table-cell table:number-columns-repeated="4" table:style-name="ce24"/>
          <table:table-cell table:style-name="ce28" office:value-type="string">
            <text:p>Yr 1</text:p>
          </table:table-cell>
          <table:table-cell table:style-name="ce28" office:value-type="string">
            <text:p>Yr 2</text:p>
          </table:table-cell>
          <table:table-cell table:style-name="ce28" office:value-type="string">
            <text:p>Yr 3</text:p>
          </table:table-cell>
          <table:table-cell table:style-name="ce28" office:value-type="string">
            <text:p>Yr4</text:p>
          </table:table-cell>
          <table:table-cell table:style-name="ce28" office:value-type="string">
            <text:p>Yr5</text:p>
          </table:table-cell>
          <table:table-cell table:style-name="ce29" office:value-type="string">
            <text:p>Totals</text:p>
          </table:table-cell>
          <table:table-cell table:style-name="ce24"/>
          <table:table-cell table:number-columns-repeated="9" table:style-name="ce30"/>
        </table:table-row>
        <table:table-row table:style-name="ro5">
          <table:table-cell table:number-columns-repeated="9" table:style-name="ce24"/>
          <table:table-cell table:style-name="ce31"/>
          <table:table-cell table:style-name="ce24"/>
          <table:table-cell table:number-columns-repeated="9" table:style-name="ce30"/>
        </table:table-row>
        <table:table-row table:style-name="ro3">
          <table:table-cell table:style-name="ce32" office:value-type="string">
            <text:p>Revenues and Costs</text:p>
          </table:table-cell>
          <table:table-cell table:style-name="ce33"/>
          <table:table-cell table:style-name="ce34"/>
          <table:table-cell table:number-columns-repeated="6" table:style-name="ce24"/>
          <table:table-cell table:style-name="ce31"/>
          <table:table-cell table:style-name="ce24"/>
          <table:table-cell table:number-columns-repeated="9" table:style-name="ce30"/>
        </table:table-row>
        <table:table-row table:style-name="ro5">
          <table:table-cell table:style-name="ce24"/>
          <table:table-cell table:style-name="ce35" office:value-type="string">
            <text:p>Gross Revenue</text:p>
          </table:table-cell>
          <table:table-cell table:style-name="ce36"/>
          <table:table-cell table:style-name="ce37"/>
          <table:table-cell table:style-name="ce38" table:formula="of:=['5 Year Cash Flow'.P6]" office:value-type="string">
            <text:p>  - </text:p>
          </table:table-cell>
          <table:table-cell table:style-name="ce28" table:formula="of:=['5 Year Cash Flow'.AG6]" office:value-type="string">
            <text:p>  6,120,375 </text:p>
          </table:table-cell>
          <table:table-cell table:style-name="ce39" table:formula="of:=['5 Year Cash Flow'.AX6]" office:value-type="string">
            <text:p>  13,808,906 </text:p>
          </table:table-cell>
          <table:table-cell table:style-name="ce39" table:formula="of:=['5 Year Cash Flow'.BO6]" office:value-type="string">
            <text:p>  31,748,975 </text:p>
          </table:table-cell>
          <table:table-cell table:style-name="ce39" table:formula="of:=['5 Year Cash Flow'.CF6]" office:value-type="string">
            <text:p>  74,022,126 </text:p>
          </table:table-cell>
          <table:table-cell table:style-name="ce28" table:formula="of:=SUM([.E7:.I7])" office:value-type="string">
            <text:p>  125,700,382 </text:p>
          </table:table-cell>
          <table:table-cell table:style-name="ce24"/>
          <table:table-cell table:number-columns-repeated="9" table:style-name="ce30"/>
        </table:table-row>
        <table:table-row table:style-name="ro6">
          <table:table-cell table:style-name="ce24"/>
          <table:table-cell table:style-name="ce40" office:value-type="string">
            <text:p>Cost of Goods Sold</text:p>
          </table:table-cell>
          <table:table-cell table:style-name="ce28"/>
          <table:table-cell table:style-name="ce37"/>
          <table:table-cell table:style-name="ce41" table:formula="of:=['5 Year Cash Flow'.P7]" office:value-type="string">
            <text:p>  - </text:p>
          </table:table-cell>
          <table:table-cell table:style-name="ce42" table:formula="of:=['5 Year Cash Flow'.AG7]" office:value-type="string">
            <text:p>  1,530,094 </text:p>
          </table:table-cell>
          <table:table-cell table:style-name="ce43" table:formula="of:=['5 Year Cash Flow'.AX7]" office:value-type="string">
            <text:p>  3,452,227 </text:p>
          </table:table-cell>
          <table:table-cell table:style-name="ce43" table:formula="of:=['5 Year Cash Flow'.BO7]" office:value-type="string">
            <text:p>  7,937,244 </text:p>
          </table:table-cell>
          <table:table-cell table:style-name="ce43" table:formula="of:=['5 Year Cash Flow'.CF7]" office:value-type="string">
            <text:p>  7,402,213 </text:p>
          </table:table-cell>
          <table:table-cell table:style-name="ce42" table:formula="of:=SUM([.E8:.I8])" office:value-type="string">
            <text:p>  20,321,777 </text:p>
          </table:table-cell>
          <table:table-cell table:style-name="ce24"/>
          <table:table-cell table:number-columns-repeated="9" table:style-name="ce30"/>
        </table:table-row>
        <table:table-row table:style-name="ro1">
          <table:table-cell table:style-name="ce27"/>
          <table:table-cell table:style-name="ce40" office:value-type="string">
            <text:p>Gross Profit</text:p>
          </table:table-cell>
          <table:table-cell table:style-name="ce28"/>
          <table:table-cell table:style-name="ce37"/>
          <table:table-cell table:style-name="ce44" table:formula="of:=[.E7]-[.E8]" office:value-type="string">
            <text:p>  - </text:p>
          </table:table-cell>
          <table:table-cell table:style-name="ce44" table:formula="of:=[.F7]-[.F8]" office:value-type="string">
            <text:p>  4,590,281 </text:p>
          </table:table-cell>
          <table:table-cell table:style-name="ce44" table:formula="of:=[.G7]-[.G8]" office:value-type="string">
            <text:p>  10,356,680 </text:p>
          </table:table-cell>
          <table:table-cell table:style-name="ce44" table:formula="of:=[.H7]-[.H8]" office:value-type="string">
            <text:p>  23,811,731 </text:p>
          </table:table-cell>
          <table:table-cell table:style-name="ce44" table:formula="of:=[.I7]-[.I8]" office:value-type="string">
            <text:p>  66,619,914 </text:p>
          </table:table-cell>
          <table:table-cell table:style-name="ce45" table:formula="of:=[.J7]-[.J8]" office:value-type="string">
            <text:p>  105,378,605 </text:p>
          </table:table-cell>
          <table:table-cell table:style-name="ce24"/>
          <table:table-cell table:number-columns-repeated="9" table:style-name="ce30"/>
        </table:table-row>
        <table:table-row table:style-name="ro3">
          <table:table-cell table:style-name="ce26"/>
          <table:table-cell table:number-columns-repeated="3" table:style-name="ce22"/>
          <table:table-cell table:style-name="ce46"/>
          <table:table-cell table:style-name="ce47"/>
          <table:table-cell table:number-columns-repeated="3" table:style-name="ce24"/>
          <table:table-cell table:style-name="ce21"/>
          <table:table-cell table:style-name="ce22"/>
          <table:table-cell table:style-name="ce30"/>
          <table:table-cell table:number-columns-repeated="8" table:style-name="ce25"/>
        </table:table-row>
        <table:table-row table:style-name="ro3">
          <table:table-cell table:style-name="ce48" office:value-type="string">
            <text:p>Expenses</text:p>
          </table:table-cell>
          <table:table-cell table:style-name="ce49"/>
          <table:table-cell table:style-name="ce50"/>
          <table:table-cell table:style-name="ce51"/>
          <table:table-cell table:style-name="ce52"/>
          <table:table-cell table:style-name="ce53"/>
          <table:table-cell table:number-columns-repeated="3" table:style-name="ce22"/>
          <table:table-cell table:style-name="ce54"/>
          <table:table-cell table:style-name="ce22"/>
          <table:table-cell table:style-name="ce30"/>
          <table:table-cell table:style-name="ce55"/>
          <table:table-cell table:number-columns-repeated="8" table:style-name="ce30"/>
        </table:table-row>
        <table:table-row table:style-name="ro5">
          <table:table-cell table:style-name="ce22"/>
          <table:table-cell table:style-name="ce35" office:value-type="string">
            <text:p>Total Compensation Costs</text:p>
          </table:table-cell>
          <table:table-cell table:style-name="ce56"/>
          <table:table-cell table:style-name="ce57"/>
          <table:table-cell table:style-name="ce58" table:formula="of:=['5 Year Cash Flow'.P22]" office:value-type="string">
            <text:p>  94,400 </text:p>
          </table:table-cell>
          <table:table-cell table:style-name="ce48" table:formula="of:=['5 Year Cash Flow'.AG22]" office:value-type="string">
            <text:p>  534,000 </text:p>
          </table:table-cell>
          <table:table-cell table:style-name="ce48" table:formula="of:=['5 Year Cash Flow'.AX22]" office:value-type="string">
            <text:p>  556,200 </text:p>
          </table:table-cell>
          <table:table-cell table:style-name="ce48" table:formula="of:=['5 Year Cash Flow'.BO22]" office:value-type="string">
            <text:p>  592,200 </text:p>
          </table:table-cell>
          <table:table-cell table:style-name="ce48" table:formula="of:=['5 Year Cash Flow'.CF22]" office:value-type="string">
            <text:p>  616,800 </text:p>
          </table:table-cell>
          <table:table-cell table:style-name="ce28" table:formula="of:=SUM([.E12:.I12])" office:value-type="string">
            <text:p>  2,393,600 </text:p>
          </table:table-cell>
          <table:table-cell table:style-name="ce22"/>
          <table:table-cell table:style-name="ce30"/>
          <table:table-cell table:style-name="ce59"/>
          <table:table-cell table:number-columns-repeated="8" table:style-name="ce30"/>
        </table:table-row>
        <table:table-row table:style-name="ro5">
          <table:table-cell table:style-name="ce46"/>
          <table:table-cell table:style-name="ce60" office:value-type="string">
            <text:p>Devlopment Costs</text:p>
          </table:table-cell>
          <table:table-cell table:style-name="ce61"/>
          <table:table-cell table:style-name="ce57"/>
          <table:table-cell table:style-name="ce58" table:formula="of:=['5 Year Cash Flow'.P24]" office:value-type="string">
            <text:p> - </text:p>
          </table:table-cell>
          <table:table-cell table:style-name="ce48" table:formula="of:=['5 Year Cash Flow'.AG24]" office:value-type="string">
            <text:p>  210,000 </text:p>
          </table:table-cell>
          <table:table-cell table:style-name="ce48" table:formula="of:=['5 Year Cash Flow'.AX24]" office:value-type="string">
            <text:p>  719,250 </text:p>
          </table:table-cell>
          <table:table-cell table:style-name="ce48" table:formula="of:=['5 Year Cash Flow'.BO24]" office:value-type="string">
            <text:p>  1,868,738 </text:p>
          </table:table-cell>
          <table:table-cell table:style-name="ce48" table:formula="of:=['5 Year Cash Flow'.CF24]" office:value-type="string">
            <text:p>  3,386,053 </text:p>
          </table:table-cell>
          <table:table-cell table:style-name="ce28" table:formula="of:=SUM([.E13:.I13])" office:value-type="string">
            <text:p>  6,184,041 </text:p>
          </table:table-cell>
          <table:table-cell table:style-name="ce22"/>
          <table:table-cell table:style-name="ce30"/>
          <table:table-cell table:style-name="ce62"/>
          <table:table-cell table:number-columns-repeated="8" table:style-name="ce30"/>
        </table:table-row>
        <table:table-row table:style-name="ro5">
          <table:table-cell table:style-name="ce46"/>
          <table:table-cell table:style-name="ce63" office:value-type="string">
            <text:p>Audit &amp; Legal</text:p>
          </table:table-cell>
          <table:table-cell table:style-name="ce61"/>
          <table:table-cell table:style-name="ce57"/>
          <table:table-cell table:style-name="ce58" table:formula="of:=['5 Year Cash Flow'.P25]" office:value-type="string">
            <text:p>  2,400 </text:p>
          </table:table-cell>
          <table:table-cell table:style-name="ce48" table:formula="of:=['5 Year Cash Flow'.AG25]" office:value-type="string">
            <text:p>  9,600 </text:p>
          </table:table-cell>
          <table:table-cell table:style-name="ce48" table:formula="of:=['5 Year Cash Flow'.AX25]" office:value-type="string">
            <text:p>  9,600 </text:p>
          </table:table-cell>
          <table:table-cell table:style-name="ce48" table:formula="of:=['5 Year Cash Flow'.BO25]" office:value-type="string">
            <text:p>  9,600 </text:p>
          </table:table-cell>
          <table:table-cell table:style-name="ce48" table:formula="of:=['5 Year Cash Flow'.CF25]" office:value-type="string">
            <text:p>  9,600 </text:p>
          </table:table-cell>
          <table:table-cell table:style-name="ce28" table:formula="of:=SUM([.E14:.I14])" office:value-type="string">
            <text:p>  40,800 </text:p>
          </table:table-cell>
          <table:table-cell table:style-name="ce22"/>
          <table:table-cell table:style-name="ce30"/>
          <table:table-cell table:style-name="ce59"/>
          <table:table-cell table:number-columns-repeated="8" table:style-name="ce30"/>
        </table:table-row>
        <table:table-row table:style-name="ro5">
          <table:table-cell table:style-name="ce46"/>
          <table:table-cell table:style-name="ce64" office:value-type="string">
            <text:p>General and Administrative Costs - Misc.</text:p>
          </table:table-cell>
          <table:table-cell table:style-name="ce61"/>
          <table:table-cell table:style-name="ce57"/>
          <table:table-cell table:style-name="ce58" table:formula="of:=['5 Year Cash Flow'.P26]" office:value-type="string">
            <text:p>  2,500 </text:p>
          </table:table-cell>
          <table:table-cell table:style-name="ce48" table:formula="of:=['5 Year Cash Flow'.AG26]" office:value-type="string">
            <text:p>  6,000 </text:p>
          </table:table-cell>
          <table:table-cell table:style-name="ce48" table:formula="of:=['5 Year Cash Flow'.AX26]" office:value-type="string">
            <text:p>  6,000 </text:p>
          </table:table-cell>
          <table:table-cell table:style-name="ce48" table:formula="of:=['5 Year Cash Flow'.BO26]" office:value-type="string">
            <text:p>  6,000 </text:p>
          </table:table-cell>
          <table:table-cell table:style-name="ce48" table:formula="of:=['5 Year Cash Flow'.CF26]" office:value-type="string">
            <text:p>  6,000 </text:p>
          </table:table-cell>
          <table:table-cell table:style-name="ce28" table:formula="of:=SUM([.E15:.I15])" office:value-type="string">
            <text:p>  26,500 </text:p>
          </table:table-cell>
          <table:table-cell table:style-name="ce22"/>
          <table:table-cell table:style-name="ce30"/>
          <table:table-cell table:style-name="ce59"/>
          <table:table-cell table:number-columns-repeated="8" table:style-name="ce30"/>
        </table:table-row>
        <table:table-row table:style-name="ro5">
          <table:table-cell table:style-name="ce46"/>
          <table:table-cell table:style-name="ce64" office:value-type="string">
            <text:p>Utilities and Telephone</text:p>
          </table:table-cell>
          <table:table-cell table:style-name="ce61"/>
          <table:table-cell table:style-name="ce57"/>
          <table:table-cell table:style-name="ce58" table:formula="of:=['5 Year Cash Flow'.P27]" office:value-type="string">
            <text:p>  750 </text:p>
          </table:table-cell>
          <table:table-cell table:style-name="ce48" table:formula="of:=['5 Year Cash Flow'.AG27]" office:value-type="string">
            <text:p>  1,800 </text:p>
          </table:table-cell>
          <table:table-cell table:style-name="ce48" table:formula="of:=['5 Year Cash Flow'.AX27]" office:value-type="string">
            <text:p>  1,800 </text:p>
          </table:table-cell>
          <table:table-cell table:style-name="ce48" table:formula="of:=['5 Year Cash Flow'.BO27]" office:value-type="string">
            <text:p>  1,800 </text:p>
          </table:table-cell>
          <table:table-cell table:style-name="ce48" table:formula="of:=['5 Year Cash Flow'.CF27]" office:value-type="string">
            <text:p>  1,800 </text:p>
          </table:table-cell>
          <table:table-cell table:style-name="ce28" table:formula="of:=SUM([.E16:.I16])" office:value-type="string">
            <text:p>  7,950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5">
          <table:table-cell table:style-name="ce46"/>
          <table:table-cell table:style-name="ce64" office:value-type="string">
            <text:p>Corporate Travel</text:p>
          </table:table-cell>
          <table:table-cell table:style-name="ce61"/>
          <table:table-cell table:style-name="ce57"/>
          <table:table-cell table:style-name="ce58" table:formula="of:=['5 Year Cash Flow'.P28]" office:value-type="string">
            <text:p>  2,300 </text:p>
          </table:table-cell>
          <table:table-cell table:style-name="ce48" table:formula="of:=['5 Year Cash Flow'.AG28]" office:value-type="string">
            <text:p>  25,000 </text:p>
          </table:table-cell>
          <table:table-cell table:style-name="ce48" table:formula="of:=['5 Year Cash Flow'.AX28]" office:value-type="string">
            <text:p>  25,000 </text:p>
          </table:table-cell>
          <table:table-cell table:style-name="ce48" table:formula="of:=['5 Year Cash Flow'.BO28]" office:value-type="string">
            <text:p>  25,000 </text:p>
          </table:table-cell>
          <table:table-cell table:style-name="ce48" table:formula="of:=['5 Year Cash Flow'.CF28]" office:value-type="string">
            <text:p>  25,000 </text:p>
          </table:table-cell>
          <table:table-cell table:style-name="ce28" table:formula="of:=SUM([.E17:.I17])" office:value-type="string">
            <text:p>  102,300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5">
          <table:table-cell table:style-name="ce46"/>
          <table:table-cell table:style-name="ce63" office:value-type="string">
            <text:p>Servers &amp; Domain Costs</text:p>
          </table:table-cell>
          <table:table-cell table:style-name="ce61"/>
          <table:table-cell table:style-name="ce57"/>
          <table:table-cell table:style-name="ce58" table:formula="of:=['5 Year Cash Flow'.P29]" office:value-type="string">
            <text:p>  1,000 </text:p>
          </table:table-cell>
          <table:table-cell table:style-name="ce48" table:formula="of:=['5 Year Cash Flow'.AG29]" office:value-type="string">
            <text:p>  2,400 </text:p>
          </table:table-cell>
          <table:table-cell table:style-name="ce48" table:formula="of:=['5 Year Cash Flow'.AX29]" office:value-type="string">
            <text:p>  2,400 </text:p>
          </table:table-cell>
          <table:table-cell table:style-name="ce48" table:formula="of:=['5 Year Cash Flow'.BO29]" office:value-type="string">
            <text:p>  2,400 </text:p>
          </table:table-cell>
          <table:table-cell table:style-name="ce48" table:formula="of:=['5 Year Cash Flow'.CF29]" office:value-type="string">
            <text:p>  2,400 </text:p>
          </table:table-cell>
          <table:table-cell table:style-name="ce28" table:formula="of:=SUM([.E18:.I18])" office:value-type="string">
            <text:p>  10,600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5">
          <table:table-cell table:style-name="ce46"/>
          <table:table-cell table:style-name="ce65" office:value-type="string">
            <text:p>Advertising</text:p>
          </table:table-cell>
          <table:table-cell table:style-name="ce66"/>
          <table:table-cell table:style-name="ce57"/>
          <table:table-cell table:style-name="ce58" table:formula="of:=['5 Year Cash Flow'.P32]" office:value-type="string">
            <text:p>  13,000 </text:p>
          </table:table-cell>
          <table:table-cell table:style-name="ce48" table:formula="of:=['5 Year Cash Flow'.AG32]" office:value-type="string">
            <text:p>  48,495 </text:p>
          </table:table-cell>
          <table:table-cell table:style-name="ce48" table:formula="of:=['5 Year Cash Flow'.AX32]" office:value-type="string">
            <text:p>  161,323 </text:p>
          </table:table-cell>
          <table:table-cell table:style-name="ce48" table:formula="of:=['5 Year Cash Flow'.BO32]" office:value-type="string">
            <text:p>  566,005 </text:p>
          </table:table-cell>
          <table:table-cell table:style-name="ce48" table:formula="of:=['5 Year Cash Flow'.CF32]" office:value-type="string">
            <text:p>  1,778,222 </text:p>
          </table:table-cell>
          <table:table-cell table:style-name="ce28" table:formula="of:=SUM([.E19:.I19])" office:value-type="string">
            <text:p>  2,567,045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5">
          <table:table-cell table:style-name="ce46"/>
          <table:table-cell table:style-name="ce67" office:value-type="string">
            <text:p>Rent</text:p>
          </table:table-cell>
          <table:table-cell table:style-name="ce68"/>
          <table:table-cell table:style-name="ce69"/>
          <table:table-cell table:style-name="ce58" table:formula="of:=['5 Year Cash Flow'.P33]" office:value-type="string">
            <text:p>  5,000 </text:p>
          </table:table-cell>
          <table:table-cell table:style-name="ce48" table:formula="of:=['5 Year Cash Flow'.AG33]" office:value-type="string">
            <text:p>  12,000 </text:p>
          </table:table-cell>
          <table:table-cell table:style-name="ce48" table:formula="of:=['5 Year Cash Flow'.AX33]" office:value-type="string">
            <text:p>  24,000 </text:p>
          </table:table-cell>
          <table:table-cell table:style-name="ce48" table:formula="of:=['5 Year Cash Flow'.BO33]" office:value-type="string">
            <text:p>  42,000 </text:p>
          </table:table-cell>
          <table:table-cell table:style-name="ce48" table:formula="of:=['5 Year Cash Flow'.CF33]" office:value-type="string">
            <text:p>  50,400 </text:p>
          </table:table-cell>
          <table:table-cell table:style-name="ce28" table:formula="of:=SUM([.E20:.I20])" office:value-type="string">
            <text:p>  133,400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6">
          <table:table-cell table:style-name="ce22"/>
          <table:table-cell table:style-name="ce63" office:value-type="string">
            <text:p>Dividends to Equity Holders</text:p>
          </table:table-cell>
          <table:table-cell table:style-name="ce70"/>
          <table:table-cell table:style-name="ce57"/>
          <table:table-cell table:style-name="ce71" table:formula="of:=['5 Year Cash Flow'.P34]" office:value-type="string">
            <text:p>  - </text:p>
          </table:table-cell>
          <table:table-cell table:style-name="ce72" table:formula="of:=['5 Year Cash Flow'.AG34]" office:value-type="string">
            <text:p>  83,333 </text:p>
          </table:table-cell>
          <table:table-cell table:style-name="ce72" table:formula="of:=['5 Year Cash Flow'.AX34]" office:value-type="string">
            <text:p>  83,333 </text:p>
          </table:table-cell>
          <table:table-cell table:style-name="ce72" table:formula="of:=['5 Year Cash Flow'.BO34]" office:value-type="string">
            <text:p>  83,333 </text:p>
          </table:table-cell>
          <table:table-cell table:style-name="ce72" table:formula="of:=['5 Year Cash Flow'.CF34]" office:value-type="string">
            <text:p>  83,333 </text:p>
          </table:table-cell>
          <table:table-cell table:style-name="ce42" table:formula="of:=SUM([.E21:.I21])" office:value-type="string">
            <text:p>  333,334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6">
          <table:table-cell table:style-name="ce22"/>
          <table:table-cell table:style-name="ce63" office:value-type="string">
            <text:p>Depreciation</text:p>
          </table:table-cell>
          <table:table-cell table:style-name="ce66"/>
          <table:table-cell table:style-name="ce57"/>
          <table:table-cell table:style-name="ce73" table:formula="of:=['5 Year Cash Flow'.P35]" office:value-type="string">
            <text:p>  4,960 </text:p>
          </table:table-cell>
          <table:table-cell table:style-name="ce74" table:formula="of:=['5 Year Cash Flow'.AG35]" office:value-type="string">
            <text:p>  11,905 </text:p>
          </table:table-cell>
          <table:table-cell table:style-name="ce74" table:formula="of:=['5 Year Cash Flow'.AX35]" office:value-type="string">
            <text:p>  11,905 </text:p>
          </table:table-cell>
          <table:table-cell table:style-name="ce74" table:formula="of:=['5 Year Cash Flow'.BO35]" office:value-type="string">
            <text:p>  11,905 </text:p>
          </table:table-cell>
          <table:table-cell table:style-name="ce74" table:formula="of:=['5 Year Cash Flow'.CF38]" office:value-type="string">
            <text:p>  11,905 </text:p>
          </table:table-cell>
          <table:table-cell table:style-name="ce42" table:formula="of:=SUM([.E22:.I22])" office:value-type="string">
            <text:p>  52,579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3">
          <table:table-cell table:style-name="ce63" office:value-type="string">
            <text:p>Total Expenses</text:p>
          </table:table-cell>
          <table:table-cell table:style-name="ce75"/>
          <table:table-cell table:style-name="ce68"/>
          <table:table-cell table:style-name="ce69"/>
          <table:table-cell table:style-name="ce76" table:formula="of:=SUM([.E12:.E22])" office:value-type="string">
            <text:p>  126,310 </text:p>
          </table:table-cell>
          <table:table-cell table:style-name="ce77" table:formula="of:=SUM([.F12:.F22])" office:value-type="string">
            <text:p>  944,533 </text:p>
          </table:table-cell>
          <table:table-cell table:style-name="ce77" table:formula="of:=SUM([.G12:.G22])" office:value-type="string">
            <text:p>  1,600,811 </text:p>
          </table:table-cell>
          <table:table-cell table:style-name="ce77" table:formula="of:=SUM([.H12:.H22])" office:value-type="string">
            <text:p>  3,208,981 </text:p>
          </table:table-cell>
          <table:table-cell table:style-name="ce77" table:formula="of:=SUM([.I12:.I22])" office:value-type="string">
            <text:p>  5,971,513 </text:p>
          </table:table-cell>
          <table:table-cell table:style-name="ce78" table:formula="of:=SUM([.J12:.J22])" office:value-type="string">
            <text:p>  11,852,149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3">
          <table:table-cell table:style-name="ce79"/>
          <table:table-cell table:style-name="ce80" office:value-type="string">
            <text:p>Earnings from Operations</text:p>
          </table:table-cell>
          <table:table-cell table:style-name="ce81"/>
          <table:table-cell table:style-name="ce82"/>
          <table:table-cell table:style-name="ce38" table:formula="of:=[.E9]-[.E23]" office:value-type="string">
            <text:p>  (126,310)</text:p>
          </table:table-cell>
          <table:table-cell table:style-name="ce83" table:formula="of:=[.F9]-[.F23]" office:value-type="string">
            <text:p>  3,645,748 </text:p>
          </table:table-cell>
          <table:table-cell table:style-name="ce83" table:formula="of:=[.G9]-[.G23]" office:value-type="string">
            <text:p>  8,755,869 </text:p>
          </table:table-cell>
          <table:table-cell table:style-name="ce83" table:formula="of:=[.H9]-[.H23]" office:value-type="string">
            <text:p>  20,602,750 </text:p>
          </table:table-cell>
          <table:table-cell table:style-name="ce83" table:formula="of:=[.I9]-[.I23]" office:value-type="string">
            <text:p>  60,648,400 </text:p>
          </table:table-cell>
          <table:table-cell table:style-name="ce28" table:formula="of:=[.J9]-[.J23]" office:value-type="string">
            <text:p>  93,526,457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1">
          <table:table-cell table:style-name="ce84"/>
          <table:table-cell table:style-name="ce40" office:value-type="string">
            <text:p>Add Back Depreciation</text:p>
          </table:table-cell>
          <table:table-cell table:style-name="ce85"/>
          <table:table-cell table:style-name="ce86"/>
          <table:table-cell table:style-name="ce71" table:formula="of:=[.E22]" office:value-type="string">
            <text:p>  4,960 </text:p>
          </table:table-cell>
          <table:table-cell table:style-name="ce87" table:formula="of:=[.F22]" office:value-type="string">
            <text:p>  11,905 </text:p>
          </table:table-cell>
          <table:table-cell table:style-name="ce87" table:formula="of:=[.G22]" office:value-type="string">
            <text:p>  11,905 </text:p>
          </table:table-cell>
          <table:table-cell table:style-name="ce87" table:formula="of:=[.H22]" office:value-type="string">
            <text:p>  11,905 </text:p>
          </table:table-cell>
          <table:table-cell table:style-name="ce87" table:formula="of:=[.I22]" office:value-type="string">
            <text:p>  11,905 </text:p>
          </table:table-cell>
          <table:table-cell table:style-name="ce42" table:formula="of:=SUM([.E25:.I25])" office:value-type="string">
            <text:p>  52,579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2">
          <table:table-cell table:style-name="ce88"/>
          <table:table-cell table:style-name="ce89" office:value-type="string">
            <text:p> Cash Flow from Operations</text:p>
          </table:table-cell>
          <table:table-cell table:style-name="ce90"/>
          <table:table-cell table:style-name="ce86"/>
          <table:table-cell table:style-name="ce76" table:formula="of:=SUM([.E24:.E25])" office:value-type="string">
            <text:p>  (121,350)</text:p>
          </table:table-cell>
          <table:table-cell table:style-name="ce77" table:formula="of:=SUM([.F24:.F25])" office:value-type="string">
            <text:p>  3,657,653 </text:p>
          </table:table-cell>
          <table:table-cell table:style-name="ce77" table:formula="of:=SUM([.G24:.G25])" office:value-type="string">
            <text:p>  8,767,773 </text:p>
          </table:table-cell>
          <table:table-cell table:style-name="ce77" table:formula="of:=SUM([.H24:.H25])" office:value-type="string">
            <text:p>  20,614,655 </text:p>
          </table:table-cell>
          <table:table-cell table:style-name="ce77" table:formula="of:=SUM([.I24:.I25])" office:value-type="string">
            <text:p>  60,660,305 </text:p>
          </table:table-cell>
          <table:table-cell table:style-name="ce91" table:formula="of:=SUM([.J24:.J25])" office:value-type="string">
            <text:p>  93,579,036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5">
          <table:table-cell table:style-name="ce92"/>
          <table:table-cell table:style-name="ce93" office:value-type="string">
            <text:p>Beginning Cash Balance Before Distributions</text:p>
          </table:table-cell>
          <table:table-cell table:style-name="ce94"/>
          <table:table-cell table:style-name="ce86"/>
          <table:table-cell table:style-name="ce76" office:value-type="float" office:value="0">
            <text:p> - </text:p>
          </table:table-cell>
          <table:table-cell table:style-name="ce95" table:formula="of:=[.E31]" office:value-type="string">
            <text:p>  2,368,650 </text:p>
          </table:table-cell>
          <table:table-cell table:style-name="ce95" table:formula="of:=[.F31]" office:value-type="string">
            <text:p>  5,996,303 </text:p>
          </table:table-cell>
          <table:table-cell table:style-name="ce95" table:formula="of:=[.G31]" office:value-type="string">
            <text:p>  14,764,076 </text:p>
          </table:table-cell>
          <table:table-cell table:style-name="ce95" table:formula="of:=[.H31]" office:value-type="string">
            <text:p>  35,378,731 </text:p>
          </table:table-cell>
          <table:table-cell table:style-name="ce28" table:formula="of:=[.E27]+[.F27]+[.G27]+[.H27]+[.I27]" office:value-type="string">
            <text:p>  58,507,760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5">
          <table:table-cell table:style-name="ce96"/>
          <table:table-cell table:style-name="ce48" office:value-type="string">
            <text:p>Capital provided by Investor</text:p>
          </table:table-cell>
          <table:table-cell table:style-name="ce90"/>
          <table:table-cell table:style-name="ce86"/>
          <table:table-cell table:style-name="ce38" office:value-type="float" office:value="2530000">
            <text:p> 2,530,000 </text:p>
          </table:table-cell>
          <table:table-cell table:style-name="ce97" office:value-type="float" office:value="0">
            <text:p> - </text:p>
          </table:table-cell>
          <table:table-cell table:style-name="ce83" office:value-type="float" office:value="0">
            <text:p> - </text:p>
          </table:table-cell>
          <table:table-cell table:number-columns-repeated="2" table:style-name="ce83"/>
          <table:table-cell table:style-name="ce28" table:formula="of:=SUM([.E28:.G28])" office:value-type="string">
            <text:p>  2,530,000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5">
          <table:table-cell table:style-name="ce98"/>
          <table:table-cell table:style-name="ce48" office:value-type="string">
            <text:p>Less Start-up Costs</text:p>
          </table:table-cell>
          <table:table-cell table:style-name="ce90"/>
          <table:table-cell table:style-name="ce86"/>
          <table:table-cell table:style-name="ce99" office:value-type="float" office:value="-40000">
            <text:p> (40,000)</text:p>
          </table:table-cell>
          <table:table-cell table:style-name="ce97"/>
          <table:table-cell table:number-columns-repeated="3" table:style-name="ce83"/>
          <table:table-cell table:style-name="ce28" table:formula="of:=[.E29]" office:value-type="string">
            <text:p>  (40,000)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3">
          <table:table-cell table:style-name="ce82"/>
          <table:table-cell table:style-name="ce68" office:value-type="string">
            <text:p>Less Principal Paid</text:p>
          </table:table-cell>
          <table:table-cell table:style-name="ce61"/>
          <table:table-cell table:style-name="ce86"/>
          <table:table-cell table:style-name="ce71"/>
          <table:table-cell table:style-name="ce100" office:value-type="float" office:value="-30000">
            <text:p> (30,000)</text:p>
          </table:table-cell>
          <table:table-cell table:style-name="ce41" table:formula="of:=-['5 Year Cash Flow'.AW45]" office:value-type="string">
            <text:p>  - </text:p>
          </table:table-cell>
          <table:table-cell table:style-name="ce41" table:formula="of:=-['5 Year Cash Flow'.BN45]" office:value-type="string">
            <text:p>  - </text:p>
          </table:table-cell>
          <table:table-cell table:style-name="ce41" table:formula="of:=-['5 Year Cash Flow'.CE45]" office:value-type="string">
            <text:p>  - </text:p>
          </table:table-cell>
          <table:table-cell table:style-name="ce42" table:formula="of:=SUM([.E30:.I30])" office:value-type="string">
            <text:p>  (30,000)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7">
          <table:table-cell table:style-name="ce101"/>
          <table:table-cell table:style-name="ce102" office:value-type="string">
            <text:p>Ending Cash Balance Before Distributions</text:p>
          </table:table-cell>
          <table:table-cell table:style-name="ce90"/>
          <table:table-cell table:style-name="ce86"/>
          <table:table-cell table:style-name="ce103" table:formula="of:=SUM([.E26:.E30])" office:value-type="string">
            <text:p>  2,368,650 </text:p>
          </table:table-cell>
          <table:table-cell table:style-name="ce104" table:formula="of:=SUM([.F26:.F30])" office:value-type="string">
            <text:p>  5,996,303 </text:p>
          </table:table-cell>
          <table:table-cell table:style-name="ce104" table:formula="of:=SUM([.G26:.G30])" office:value-type="string">
            <text:p>  14,764,076 </text:p>
          </table:table-cell>
          <table:table-cell table:style-name="ce104" table:formula="of:=SUM([.H26:.H30])" office:value-type="string">
            <text:p>  35,378,731 </text:p>
          </table:table-cell>
          <table:table-cell table:style-name="ce104" table:formula="of:=SUM([.I26:.I30])" office:value-type="string">
            <text:p>  96,039,036 </text:p>
          </table:table-cell>
          <table:table-cell table:style-name="ce105" table:formula="of:=SUM([.J26:.J30])" office:value-type="string">
            <text:p>  154,546,796 </text:p>
          </table:table-cell>
          <table:table-cell table:style-name="ce22"/>
          <table:table-cell table:style-name="ce30"/>
          <table:table-cell table:number-columns-repeated="8" table:style-name="ce25"/>
        </table:table-row>
        <table:table-row table:style-name="ro5" table:visibility="collapse">
          <table:table-cell table:style-name="ce96"/>
          <table:table-cell table:number-columns-repeated="2" table:style-name="ce106"/>
          <table:table-cell table:style-name="ce107"/>
          <table:table-cell table:style-name="ce77"/>
          <table:table-cell table:style-name="ce95"/>
          <table:table-cell table:style-name="ce77"/>
          <table:table-cell table:number-columns-repeated="2" table:style-name="ce46"/>
          <table:table-cell table:style-name="ce54"/>
          <table:table-cell table:style-name="ce22"/>
          <table:table-cell table:number-columns-repeated="9" table:style-name="ce25"/>
        </table:table-row>
        <table:table-row table:style-name="ro5" table:visibility="collapse">
          <table:table-cell table:style-name="ce46"/>
          <table:table-cell table:number-columns-repeated="4" table:style-name="ce106"/>
          <table:table-cell table:style-name="ce97"/>
          <table:table-cell table:style-name="ce106"/>
          <table:table-cell table:number-columns-repeated="2" table:style-name="ce46"/>
          <table:table-cell table:style-name="ce54"/>
          <table:table-cell table:style-name="ce22"/>
          <table:table-cell table:number-columns-repeated="9" table:style-name="ce25"/>
        </table:table-row>
        <table:table-row table:style-name="ro5" table:visibility="collapse">
          <table:table-cell table:style-name="ce46"/>
          <table:table-cell table:number-columns-repeated="4" table:style-name="ce106"/>
          <table:table-cell table:style-name="ce97"/>
          <table:table-cell table:style-name="ce106"/>
          <table:table-cell table:number-columns-repeated="2" table:style-name="ce46"/>
          <table:table-cell table:style-name="ce54"/>
          <table:table-cell table:style-name="ce22"/>
          <table:table-cell table:number-columns-repeated="9" table:style-name="ce25"/>
        </table:table-row>
        <table:table-row table:style-name="ro5" table:visibility="collapse">
          <table:table-cell table:style-name="ce46"/>
          <table:table-cell table:number-columns-repeated="3" table:style-name="ce106"/>
          <table:table-cell table:style-name="ce108"/>
          <table:table-cell table:style-name="ce97"/>
          <table:table-cell table:style-name="ce106"/>
          <table:table-cell table:number-columns-repeated="2" table:style-name="ce46"/>
          <table:table-cell table:style-name="ce54"/>
          <table:table-cell table:style-name="ce22"/>
          <table:table-cell table:number-columns-repeated="9" table:style-name="ce25"/>
        </table:table-row>
        <table:table-row table:style-name="ro5" table:visibility="collapse">
          <table:table-cell table:style-name="ce46"/>
          <table:table-cell table:number-columns-repeated="6" table:style-name="ce106"/>
          <table:table-cell table:number-columns-repeated="2" table:style-name="ce46"/>
          <table:table-cell table:style-name="ce54"/>
          <table:table-cell table:style-name="ce22"/>
          <table:table-cell table:number-columns-repeated="9" table:style-name="ce25"/>
        </table:table-row>
        <table:table-row table:style-name="ro3" table:visibility="collapse">
          <table:table-cell table:style-name="ce46"/>
          <table:table-cell table:number-columns-repeated="3" table:style-name="ce106"/>
          <table:table-cell table:style-name="ce109"/>
          <table:table-cell table:style-name="ce106"/>
          <table:table-cell table:style-name="ce109"/>
          <table:table-cell table:number-columns-repeated="2" table:style-name="ce110"/>
          <table:table-cell table:style-name="ce31"/>
          <table:table-cell table:style-name="ce22"/>
          <table:table-cell table:number-columns-repeated="9" table:style-name="ce25"/>
        </table:table-row>
        <table:table-row table:style-name="ro5" table:visibility="collapse">
          <table:table-cell table:style-name="ce46"/>
          <table:table-cell table:number-columns-repeated="6" table:style-name="ce106"/>
          <table:table-cell table:number-columns-repeated="2" table:style-name="ce46"/>
          <table:table-cell table:style-name="ce54"/>
          <table:table-cell table:style-name="ce22"/>
          <table:table-cell table:number-columns-repeated="9" table:style-name="ce25"/>
        </table:table-row>
        <table:table-row table:style-name="ro5">
          <table:table-cell table:number-columns-repeated="9" table:style-name="ce22"/>
          <table:table-cell table:style-name="ce54"/>
          <table:table-cell table:style-name="ce22"/>
          <table:table-cell table:number-columns-repeated="9" table:style-name="ce25"/>
        </table:table-row>
        <table:table-row table:style-name="ro5">
          <table:table-cell table:number-columns-repeated="4" table:style-name="ce22"/>
          <table:table-cell table:style-name="ce21"/>
          <table:table-cell table:style-name="ce22"/>
          <table:table-cell table:number-columns-repeated="3" table:style-name="ce21"/>
          <table:table-cell table:style-name="ce24"/>
          <table:table-cell table:style-name="ce22"/>
          <table:table-cell table:number-columns-repeated="9" table:style-name="ce25"/>
        </table:table-row>
        <table:table-row table:style-name="ro5">
          <table:table-cell table:number-columns-repeated="4" table:style-name="ce22"/>
          <table:table-cell table:style-name="ce21"/>
          <table:table-cell table:style-name="ce47"/>
          <table:table-cell table:number-columns-repeated="4" table:style-name="ce24"/>
          <table:table-cell table:style-name="ce22"/>
          <table:table-cell table:number-columns-repeated="9" table:style-name="ce25"/>
        </table:table-row>
        <table:table-row table:style-name="ro5">
          <table:table-cell table:number-columns-repeated="6" table:style-name="ce25"/>
          <table:table-cell table:number-columns-repeated="4" table:style-name="ce30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4" table:style-name="ce30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style-name="ce55"/>
          <table:table-cell table:number-columns-repeated="5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style-name="ce55"/>
          <table:table-cell table:number-columns-repeated="5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style-name="ce55"/>
          <table:table-cell table:number-columns-repeated="5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9" table:style-name="ce25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9" table:style-name="ce25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9" table:style-name="ce25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4" table:style-name="ce30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4" table:style-name="ce30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4" table:style-name="ce25"/>
          <table:table-cell table:style-name="ce112"/>
          <table:table-cell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8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4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3" table:visibility="collapse">
          <table:table-cell table:style-name="ce113"/>
          <table:table-cell table:number-columns-repeated="5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9" table:visibility="collapse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number-columns-repeated="5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6">
          <table:table-cell table:style-name="ce113"/>
          <table:table-cell table:number-columns-repeated="4" table:style-name="ce25"/>
          <table:table-cell table:style-name="ce59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5">
          <table:table-cell table:style-name="ce55"/>
          <table:table-cell table:number-columns-repeated="5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5">
          <table:table-cell table:style-name="ce55"/>
          <table:table-cell table:number-columns-repeated="5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4"/>
          <table:table-cell table:number-columns-repeated="3" table:style-name="ce113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4" table:style-name="ce25"/>
          <table:table-cell table:style-name="ce112"/>
          <table:table-cell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4" table:style-name="ce25"/>
          <table:table-cell table:style-name="ce112"/>
          <table:table-cell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9" table:style-name="ce25"/>
          <table:table-cell table:style-name="ce113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5"/>
          <table:table-cell table:number-columns-repeated="10" table:style-name="ce25"/>
        </table:table-row>
        <table:table-row table:style-name="ro3">
          <table:table-cell table:style-name="ce113"/>
          <table:table-cell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2"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style-name="ce25"/>
          <table:table-cell table:number-columns-repeated="2" table:style-name="ce59"/>
          <table:table-cell table:style-name="ce25"/>
          <table:table-cell table:style-name="ce62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style-name="ce25"/>
          <table:table-cell table:number-columns-repeated="2" table:style-name="ce59"/>
          <table:table-cell table:style-name="ce25"/>
          <table:table-cell table:number-columns-repeated="4" table:style-name="ce30"/>
          <table:table-cell table:style-name="ce111"/>
          <table:table-cell table:number-columns-repeated="10" table:style-name="ce25"/>
        </table:table-row>
        <table:table-row table:style-name="ro7">
          <table:table-cell table:style-name="ce113"/>
          <table:table-cell table:style-name="ce25"/>
          <table:table-cell table:number-columns-repeated="2" table:style-name="ce59"/>
          <table:table-cell table:style-name="ce25"/>
          <table:table-cell table:number-columns-repeated="4" table:style-name="ce6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style-name="ce25"/>
          <table:table-cell table:number-columns-repeated="2" table:style-name="ce59"/>
          <table:table-cell table:style-name="ce25"/>
          <table:table-cell table:number-columns-repeated="4" table:style-name="ce30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10">
          <table:table-cell table:style-name="ce113"/>
          <table:table-cell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4">
          <table:table-cell table:style-name="ce113"/>
          <table:table-cell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number-columns-repeated="8" table:style-name="ce25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3">
          <table:table-cell table:number-columns-repeated="6" table:style-name="ce25"/>
          <table:table-cell table:number-columns-repeated="3" table:style-name="ce62"/>
          <table:table-cell table:style-name="ce115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4">
          <table:table-cell table:number-columns-repeated="6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number-columns-repeated="5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2"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10">
          <table:table-cell table:number-columns-repeated="2"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number-columns-repeated="5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11">
          <table:table-cell table:number-columns-repeated="6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number-columns-repeated="5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2"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10">
          <table:table-cell table:number-columns-repeated="6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number-columns-repeated="5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style-name="ce25"/>
          <table:table-cell table:number-columns-repeated="2" table:style-name="ce59"/>
          <table:table-cell table:number-columns-repeated="5" table:style-name="ce25"/>
          <table:table-cell table:style-name="ce111"/>
          <table:table-cell table:number-columns-repeated="10" table:style-name="ce25"/>
        </table:table-row>
        <table:table-row table:style-name="ro12">
          <table:table-cell table:style-name="ce113"/>
          <table:table-cell table:style-name="ce25"/>
          <table:table-cell table:number-columns-repeated="2" table:style-name="ce59"/>
          <table:table-cell table:number-columns-repeated="5" table:style-name="ce25"/>
          <table:table-cell table:style-name="ce111"/>
          <table:table-cell table:number-columns-repeated="10" table:style-name="ce25"/>
        </table:table-row>
        <table:table-row table:style-name="ro3">
          <table:table-cell table:style-name="ce113"/>
          <table:table-cell table:number-columns-repeated="8" table:style-name="ce25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4">
          <table:table-cell table:number-columns-repeated="6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4">
          <table:table-cell table:number-columns-repeated="6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2"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13">
          <table:table-cell table:number-columns-repeated="2" table:style-name="ce25"/>
          <table:table-cell table:number-columns-repeated="2" table:style-name="ce59"/>
          <table:table-cell table:number-columns-repeated="2" table:style-name="ce25"/>
          <table:table-cell table:number-columns-repeated="3" table:style-name="ce112"/>
          <table:table-cell table:style-name="ce111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3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3"/>
          <table:table-cell table:number-columns-repeated="10" table:style-name="ce25"/>
        </table:table-row>
        <table:table-row table:style-name="ro3">
          <table:table-cell table:number-columns-repeated="6" table:style-name="ce25"/>
          <table:table-cell table:number-columns-repeated="3" table:style-name="ce62"/>
          <table:table-cell table:style-name="ce113"/>
          <table:table-cell table:number-columns-repeated="10" table:style-name="ce25"/>
        </table:table-row>
        <table:table-row table:style-name="ro5">
          <table:table-cell table:number-columns-repeated="6" table:style-name="ce25"/>
          <table:table-cell table:number-columns-repeated="3" table:style-name="ce30"/>
          <table:table-cell table:style-name="ce113"/>
          <table:table-cell table:number-columns-repeated="10" table:style-name="ce25"/>
        </table:table-row>
        <table:table-row table:style-name="ro14">
          <table:table-cell table:number-columns-repeated="6" table:style-name="ce25"/>
          <table:table-cell table:number-columns-repeated="3" table:style-name="ce112"/>
          <table:table-cell table:style-name="ce113"/>
          <table:table-cell table:number-columns-repeated="10" table:style-name="ce25"/>
        </table:table-row>
        <table:table-row table:style-name="ro5">
          <table:table-cell table:number-columns-repeated="9" table:style-name="ce25"/>
          <table:table-cell table:style-name="ce113"/>
          <table:table-cell table:number-columns-repeated="10" table:style-name="ce25"/>
        </table:table-row>
      </table:table>
      <table:table table:name="Assumptions" table:style-name="ta2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3" table:number-columns-repeated="5" table:default-cell-style-name="ce15"/>
        <table:table-column table:style-name="co14" table:default-cell-style-name="ce15" table:number-columns-repeated="248"/>
        <table:table-row table:style-name="ro5">
          <table:table-cell table:style-name="ce116"/>
          <table:table-cell table:style-name="ce117" office:value-type="string">
            <text:p>Assumptions to projections</text:p>
          </table:table-cell>
          <table:table-cell table:number-columns-repeated="6" table:style-name="ce117"/>
        </table:table-row>
        <table:table-row table:style-name="ro5">
          <table:table-cell table:number-columns-repeated="3" table:style-name="ce116"/>
          <table:table-cell table:number-columns-repeated="5" table:style-name="ce118"/>
        </table:table-row>
        <table:table-row table:style-name="ro5">
          <table:table-cell table:style-name="ce116"/>
          <table:table-cell table:style-name="ce119"/>
          <table:table-cell table:style-name="ce116"/>
          <table:table-cell table:number-columns-repeated="5" table:style-name="ce118"/>
        </table:table-row>
        <table:table-row table:style-name="ro5">
          <table:table-cell table:style-name="ce116"/>
          <table:table-cell table:style-name="ce119"/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1">
            <text:p>1</text:p>
          </table:table-cell>
          <table:table-cell table:style-name="ce119" office:value-type="string">
            <text:p>Hard currency will be used for expenses not authorized using Bitcoins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2">
            <text:p>2</text:p>
          </table:table-cell>
          <table:table-cell table:style-name="ce119" office:value-type="string">
            <text:p>All salaries and dividend payments will be in the form of Bitcoins unless otherwise stipulated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3">
            <text:p>3</text:p>
          </table:table-cell>
          <table:table-cell table:style-name="ce119" office:value-type="string">
            <text:p>income tax is not figured into projections as most if not all employees will be contracted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4">
            <text:p>4</text:p>
          </table:table-cell>
          <table:table-cell table:style-name="ce119" office:value-type="string">
            <text:p>The funding launch is targeted for October 2014 and will include three separate offerings in October, November and December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5">
            <text:p>5</text:p>
          </table:table-cell>
          <table:table-cell table:style-name="ce119" office:value-type="string">
            <text:p>Payments to initial equity provided to be started January 1st, 2015 at $10,000 per month until paid in full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6">
            <text:p>6</text:p>
          </table:table-cell>
          <table:table-cell table:style-name="ce119" office:value-type="string">
            <text:p>No interest will be paid on equity providied by founder as per initial agreement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7">
            <text:p>7</text:p>
          </table:table-cell>
          <table:table-cell table:style-name="ce119" office:value-type="string">
            <text:p>Equity holders from the IPO sale with receive a proposed 10% on investment dependent on the profitibility of the company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8">
            <text:p>8</text:p>
          </table:table-cell>
          <table:table-cell table:style-name="ce119" office:value-type="string">
            <text:p>Dividends are not guarenteed and are at the sole discretion of BitNation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9">
            <text:p>9</text:p>
          </table:table-cell>
          <table:table-cell table:style-name="ce121" office:value-type="string">
            <text:p>Dividends paid at 10% each year anticipating starting from year 2 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10">
            <text:p>10</text:p>
          </table:table-cell>
          <table:table-cell table:style-name="ce121" office:value-type="string">
            <text:p>Cash flow from operations anticipated beginning of 2015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style-name="ce120" office:value-type="float" office:value="11">
            <text:p>11</text:p>
          </table:table-cell>
          <table:table-cell table:style-name="ce119" office:value-type="string">
            <text:p>Projected revenues are based on a 5 year plan but will not be realized until year 2.  This is reflected in the total revenue sources along with the summary cash flow</text:p>
          </table:table-cell>
          <table:table-cell table:style-name="ce116"/>
          <table:table-cell table:number-columns-repeated="5" table:style-name="ce118"/>
        </table:table-row>
        <table:table-row table:style-name="ro5">
          <table:table-cell table:number-columns-repeated="3" table:style-name="ce116"/>
          <table:table-cell table:number-columns-repeated="5" table:style-name="ce118"/>
        </table:table-row>
        <table:table-row table:style-name="ro5">
          <table:table-cell table:number-columns-repeated="3" table:style-name="ce116"/>
          <table:table-cell table:number-columns-repeated="5" table:style-name="ce118"/>
        </table:table-row>
        <table:table-row table:style-name="ro5">
          <table:table-cell table:number-columns-repeated="3" table:style-name="ce116"/>
          <table:table-cell table:number-columns-repeated="5" table:style-name="ce118"/>
        </table:table-row>
        <table:table-row table:style-name="ro5">
          <table:table-cell table:number-columns-repeated="3" table:style-name="ce116"/>
          <table:table-cell table:number-columns-repeated="5" table:style-name="ce118"/>
        </table:table-row>
        <table:table-row table:style-name="ro5">
          <table:table-cell table:number-columns-repeated="3" table:style-name="ce116"/>
          <table:table-cell table:number-columns-repeated="5" table:style-name="ce118"/>
        </table:table-row>
      </table:table>
      <table:table table:name="5 Year Cash Flow" table:style-name="ta3" table:print="false">
        <office:forms form:automatic-focus="false" form:apply-design-mode="false"/>
        <table:table-column table:style-name="co19" table:default-cell-style-name="ce15"/>
        <table:table-column table:style-name="co2" table:default-cell-style-name="ce15"/>
        <table:table-column table:style-name="co15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number-columns-repeated="9" table:default-cell-style-name="ce15"/>
        <table:table-column table:style-name="co23" table:default-cell-style-name="ce15"/>
        <table:table-column table:style-name="co24" table:default-cell-style-name="ce15"/>
        <table:table-column table:style-name="co19" table:default-cell-style-name="ce15"/>
        <table:table-column table:style-name="co2" table:default-cell-style-name="ce15"/>
        <table:table-column table:style-name="co15" table:default-cell-style-name="ce15"/>
        <table:table-column table:style-name="co25" table:default-cell-style-name="ce15"/>
        <table:table-column table:style-name="co23" table:default-cell-style-name="ce15"/>
        <table:table-column table:style-name="co26" table:number-columns-repeated="12" table:default-cell-style-name="ce15"/>
        <table:table-column table:style-name="co19" table:default-cell-style-name="ce15"/>
        <table:table-column table:style-name="co2" table:default-cell-style-name="ce15"/>
        <table:table-column table:style-name="co15" table:default-cell-style-name="ce15"/>
        <table:table-column table:style-name="co25" table:default-cell-style-name="ce15"/>
        <table:table-column table:style-name="co26" table:number-columns-repeated="3" table:default-cell-style-name="ce15"/>
        <table:table-column table:style-name="co27" table:number-columns-repeated="9" table:default-cell-style-name="ce15"/>
        <table:table-column table:style-name="co26" table:default-cell-style-name="ce15"/>
        <table:table-column table:style-name="co19" table:default-cell-style-name="ce15"/>
        <table:table-column table:style-name="co2" table:default-cell-style-name="ce15"/>
        <table:table-column table:style-name="co15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number-columns-repeated="11" table:default-cell-style-name="ce15"/>
        <table:table-column table:style-name="co26" table:default-cell-style-name="ce15"/>
        <table:table-column table:style-name="co19" table:default-cell-style-name="ce15"/>
        <table:table-column table:style-name="co2" table:default-cell-style-name="ce15"/>
        <table:table-column table:style-name="co15" table:default-cell-style-name="ce15"/>
        <table:table-column table:style-name="co25" table:default-cell-style-name="ce15"/>
        <table:table-column table:style-name="co28" table:number-columns-repeated="13" table:default-cell-style-name="ce15"/>
        <table:table-column table:style-name="co29" table:default-cell-style-name="ce15"/>
        <table:table-column table:style-name="co12" table:number-columns-repeated="9" table:default-cell-style-name="ce15"/>
        <table:table-column table:style-name="co18" table:default-cell-style-name="ce15" table:number-columns-repeated="162"/>
        <table:table-row table:style-name="ro2"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/>
          <table:table-cell table:style-name="ce21" office:value-type="string">
            <text:p>Year One</text:p>
          </table:table-cell>
          <table:table-cell table:number-columns-repeated="4" table:style-name="ce21"/>
          <table:table-cell table:number-columns-repeated="5" table:style-name="ce22"/>
          <table:table-cell table:style-name="ce21"/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 office:value-type="string">
            <text:p>Year 2</text:p>
          </table:table-cell>
          <table:table-cell table:number-columns-repeated="12" table:style-name="ce22"/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 office:value-type="string">
            <text:p>Year Three</text:p>
          </table:table-cell>
          <table:table-cell table:number-columns-repeated="12" table:style-name="ce22"/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 office:value-type="string">
            <text:p>Year Four</text:p>
          </table:table-cell>
          <table:table-cell table:number-columns-repeated="12" table:style-name="ce22"/>
          <table:table-cell table:style-name="ce21" office:value-type="string">
            <text:p>Projected 5  Year Cash Flow</text:p>
          </table:table-cell>
          <table:table-cell table:number-columns-repeated="3" table:style-name="ce22"/>
          <table:table-cell table:style-name="ce21" office:value-type="string">
            <text:p>Year Five</text:p>
          </table:table-cell>
          <table:table-cell table:number-columns-repeated="13" table:style-name="ce22"/>
          <table:table-cell table:number-columns-repeated="9" table:style-name="ce25"/>
        </table:table-row>
        <table:table-row table:style-name="ro5">
          <table:table-cell table:number-columns-repeated="4" table:style-name="ce22"/>
          <table:table-cell table:style-name="ce21"/>
          <table:table-cell table:number-columns-repeated="10" table:style-name="ce22"/>
          <table:table-cell table:style-name="ce21"/>
          <table:table-cell table:number-columns-repeated="69" table:style-name="ce22"/>
          <table:table-cell table:number-columns-repeated="9" table:style-name="ce25"/>
        </table:table-row>
        <table:table-row table:style-name="ro5">
          <table:table-cell table:style-name="ce24"/>
          <table:table-cell table:style-name="ce48" office:value-type="string">
            <text:p>Date</text:p>
          </table:table-cell>
          <table:table-cell table:style-name="ce48"/>
          <table:table-cell table:style-name="ce28"/>
          <table:table-cell table:style-name="ce83"/>
          <table:table-cell table:style-name="ce122" office:value-type="date" office:date-value="2014-03-01T00:00:00">
            <text:p>Mar-14</text:p>
          </table:table-cell>
          <table:table-cell table:style-name="ce122" office:value-type="date" office:date-value="2014-04-01T00:00:00">
            <text:p>Apr-14</text:p>
          </table:table-cell>
          <table:table-cell table:style-name="ce122" office:value-type="date" office:date-value="2014-05-01T00:00:00">
            <text:p>May-14</text:p>
          </table:table-cell>
          <table:table-cell table:style-name="ce122" office:value-type="date" office:date-value="2014-06-01T00:00:00">
            <text:p>Jun-14</text:p>
          </table:table-cell>
          <table:table-cell table:style-name="ce122" office:value-type="date" office:date-value="2014-07-01T00:00:00">
            <text:p>Jul-14</text:p>
          </table:table-cell>
          <table:table-cell table:style-name="ce122" office:value-type="date" office:date-value="2014-08-01T00:00:00">
            <text:p>Aug-14</text:p>
          </table:table-cell>
          <table:table-cell table:style-name="ce122" office:value-type="date" office:date-value="2014-09-01T00:00:00">
            <text:p>Sep-14</text:p>
          </table:table-cell>
          <table:table-cell table:style-name="ce122" office:value-type="date" office:date-value="2014-10-01T00:00:00">
            <text:p>Oct-14</text:p>
          </table:table-cell>
          <table:table-cell table:style-name="ce122" office:value-type="date" office:date-value="2014-11-01T00:00:00">
            <text:p>Nov-14</text:p>
          </table:table-cell>
          <table:table-cell table:style-name="ce122" office:value-type="date" office:date-value="2014-12-01T00:00:00">
            <text:p>Dec-14</text:p>
          </table:table-cell>
          <table:table-cell table:style-name="ce123" office:value-type="string">
            <text:p>Yr 1 - 5 Months</text:p>
          </table:table-cell>
          <table:table-cell table:style-name="ce24"/>
          <table:table-cell table:style-name="ce48" office:value-type="string">
            <text:p>Date</text:p>
          </table:table-cell>
          <table:table-cell table:style-name="ce48"/>
          <table:table-cell table:style-name="ce28"/>
          <table:table-cell table:style-name="ce122" office:value-type="date" office:date-value="2015-01-01T00:00:00">
            <text:p>Jan-15</text:p>
          </table:table-cell>
          <table:table-cell table:style-name="ce122" office:value-type="date" office:date-value="2015-02-01T00:00:00">
            <text:p>Feb-15</text:p>
          </table:table-cell>
          <table:table-cell table:style-name="ce122" office:value-type="date" office:date-value="2015-03-01T00:00:00">
            <text:p>Mar-15</text:p>
          </table:table-cell>
          <table:table-cell table:style-name="ce122" office:value-type="date" office:date-value="2015-04-01T00:00:00">
            <text:p>Apr-15</text:p>
          </table:table-cell>
          <table:table-cell table:style-name="ce122" office:value-type="date" office:date-value="2015-05-01T00:00:00">
            <text:p>May-15</text:p>
          </table:table-cell>
          <table:table-cell table:style-name="ce122" office:value-type="date" office:date-value="2015-06-01T00:00:00">
            <text:p>Jun-15</text:p>
          </table:table-cell>
          <table:table-cell table:style-name="ce122" office:value-type="date" office:date-value="2015-07-01T00:00:00">
            <text:p>Jul-15</text:p>
          </table:table-cell>
          <table:table-cell table:style-name="ce122" office:value-type="date" office:date-value="2015-08-01T00:00:00">
            <text:p>Aug-15</text:p>
          </table:table-cell>
          <table:table-cell table:style-name="ce122" office:value-type="date" office:date-value="2015-09-01T00:00:00">
            <text:p>Sep-15</text:p>
          </table:table-cell>
          <table:table-cell table:style-name="ce122" office:value-type="date" office:date-value="2015-10-01T00:00:00">
            <text:p>Oct-15</text:p>
          </table:table-cell>
          <table:table-cell table:style-name="ce122" office:value-type="date" office:date-value="2015-11-01T00:00:00">
            <text:p>Nov-15</text:p>
          </table:table-cell>
          <table:table-cell table:style-name="ce122" office:value-type="date" office:date-value="2015-12-01T00:00:00">
            <text:p>Dec-15</text:p>
          </table:table-cell>
          <table:table-cell table:style-name="ce124" office:value-type="string">
            <text:p>Yr 2</text:p>
          </table:table-cell>
          <table:table-cell table:style-name="ce24"/>
          <table:table-cell table:style-name="ce48" office:value-type="string">
            <text:p>Date</text:p>
          </table:table-cell>
          <table:table-cell table:number-columns-repeated="2" table:style-name="ce28"/>
          <table:table-cell table:style-name="ce122" office:value-type="date" office:date-value="2016-01-01T00:00:00">
            <text:p>Jan-16</text:p>
          </table:table-cell>
          <table:table-cell table:style-name="ce122" office:value-type="date" office:date-value="2016-02-01T00:00:00">
            <text:p>Feb-16</text:p>
          </table:table-cell>
          <table:table-cell table:style-name="ce122" office:value-type="date" office:date-value="2016-03-01T00:00:00">
            <text:p>Mar-16</text:p>
          </table:table-cell>
          <table:table-cell table:style-name="ce122" office:value-type="date" office:date-value="2016-04-01T00:00:00">
            <text:p>Apr-16</text:p>
          </table:table-cell>
          <table:table-cell table:style-name="ce122" office:value-type="date" office:date-value="2016-05-01T00:00:00">
            <text:p>May-16</text:p>
          </table:table-cell>
          <table:table-cell table:style-name="ce122" office:value-type="date" office:date-value="2016-06-01T00:00:00">
            <text:p>Jun-16</text:p>
          </table:table-cell>
          <table:table-cell table:style-name="ce122" office:value-type="date" office:date-value="2016-07-01T00:00:00">
            <text:p>Jul-16</text:p>
          </table:table-cell>
          <table:table-cell table:style-name="ce122" office:value-type="date" office:date-value="2016-08-01T00:00:00">
            <text:p>Aug-16</text:p>
          </table:table-cell>
          <table:table-cell table:style-name="ce122" office:value-type="date" office:date-value="2016-09-01T00:00:00">
            <text:p>Sep-16</text:p>
          </table:table-cell>
          <table:table-cell table:style-name="ce122" office:value-type="date" office:date-value="2016-10-01T00:00:00">
            <text:p>Oct-16</text:p>
          </table:table-cell>
          <table:table-cell table:style-name="ce122" office:value-type="date" office:date-value="2016-11-01T00:00:00">
            <text:p>Nov-16</text:p>
          </table:table-cell>
          <table:table-cell table:style-name="ce122" office:value-type="date" office:date-value="2016-12-01T00:00:00">
            <text:p>Dec-16</text:p>
          </table:table-cell>
          <table:table-cell table:style-name="ce124" office:value-type="string">
            <text:p>Yr 3</text:p>
          </table:table-cell>
          <table:table-cell table:style-name="ce24"/>
          <table:table-cell table:style-name="ce48" office:value-type="string">
            <text:p>Date</text:p>
          </table:table-cell>
          <table:table-cell table:style-name="ce48"/>
          <table:table-cell table:style-name="ce28"/>
          <table:table-cell table:style-name="ce125" office:value-type="date" office:date-value="2017-01-01T00:00:00">
            <text:p>Jan-17</text:p>
          </table:table-cell>
          <table:table-cell table:style-name="ce125" office:value-type="date" office:date-value="2017-02-01T00:00:00">
            <text:p>Feb-17</text:p>
          </table:table-cell>
          <table:table-cell table:style-name="ce125" office:value-type="date" office:date-value="2017-03-01T00:00:00">
            <text:p>Mar-17</text:p>
          </table:table-cell>
          <table:table-cell table:style-name="ce125" office:value-type="date" office:date-value="2017-04-01T00:00:00">
            <text:p>Apr-17</text:p>
          </table:table-cell>
          <table:table-cell table:style-name="ce125" office:value-type="date" office:date-value="2017-05-01T00:00:00">
            <text:p>May-17</text:p>
          </table:table-cell>
          <table:table-cell table:style-name="ce125" office:value-type="date" office:date-value="2017-06-01T00:00:00">
            <text:p>Jun-17</text:p>
          </table:table-cell>
          <table:table-cell table:style-name="ce125" office:value-type="date" office:date-value="2017-07-01T00:00:00">
            <text:p>Jul-17</text:p>
          </table:table-cell>
          <table:table-cell table:style-name="ce125" office:value-type="date" office:date-value="2017-08-01T00:00:00">
            <text:p>Aug-17</text:p>
          </table:table-cell>
          <table:table-cell table:style-name="ce125" office:value-type="date" office:date-value="2017-09-01T00:00:00">
            <text:p>Sep-17</text:p>
          </table:table-cell>
          <table:table-cell table:style-name="ce125" office:value-type="date" office:date-value="2017-10-01T00:00:00">
            <text:p>Oct-17</text:p>
          </table:table-cell>
          <table:table-cell table:style-name="ce125" office:value-type="date" office:date-value="2017-11-01T00:00:00">
            <text:p>Nov-17</text:p>
          </table:table-cell>
          <table:table-cell table:style-name="ce125" office:value-type="date" office:date-value="2017-12-01T00:00:00">
            <text:p>Dec-17</text:p>
          </table:table-cell>
          <table:table-cell table:style-name="ce123" office:value-type="string">
            <text:p>Yr 4</text:p>
          </table:table-cell>
          <table:table-cell table:style-name="ce28"/>
          <table:table-cell table:style-name="ce48" office:value-type="string">
            <text:p>Date</text:p>
          </table:table-cell>
          <table:table-cell table:style-name="ce48"/>
          <table:table-cell table:style-name="ce28"/>
          <table:table-cell table:style-name="ce125" office:value-type="date" office:date-value="2018-01-01T00:00:00">
            <text:p>Jan-18</text:p>
          </table:table-cell>
          <table:table-cell table:style-name="ce125" office:value-type="date" office:date-value="2018-02-01T00:00:00">
            <text:p>Feb-18</text:p>
          </table:table-cell>
          <table:table-cell table:style-name="ce125" office:value-type="date" office:date-value="2018-03-01T00:00:00">
            <text:p>Mar-18</text:p>
          </table:table-cell>
          <table:table-cell table:style-name="ce125" office:value-type="date" office:date-value="2018-04-01T00:00:00">
            <text:p>Apr-18</text:p>
          </table:table-cell>
          <table:table-cell table:style-name="ce125" office:value-type="date" office:date-value="2018-05-01T00:00:00">
            <text:p>May-18</text:p>
          </table:table-cell>
          <table:table-cell table:style-name="ce125" office:value-type="date" office:date-value="2018-06-01T00:00:00">
            <text:p>Jun-18</text:p>
          </table:table-cell>
          <table:table-cell table:style-name="ce125" office:value-type="date" office:date-value="2018-07-01T00:00:00">
            <text:p>Jul-18</text:p>
          </table:table-cell>
          <table:table-cell table:style-name="ce125" office:value-type="date" office:date-value="2018-08-01T00:00:00">
            <text:p>Aug-18</text:p>
          </table:table-cell>
          <table:table-cell table:style-name="ce125" office:value-type="date" office:date-value="2018-09-01T00:00:00">
            <text:p>Sep-18</text:p>
          </table:table-cell>
          <table:table-cell table:style-name="ce125" office:value-type="date" office:date-value="2018-10-01T00:00:00">
            <text:p>Oct-18</text:p>
          </table:table-cell>
          <table:table-cell table:style-name="ce125" office:value-type="date" office:date-value="2018-11-01T00:00:00">
            <text:p>Nov-18</text:p>
          </table:table-cell>
          <table:table-cell table:style-name="ce125" office:value-type="date" office:date-value="2018-12-01T00:00:00">
            <text:p>Dec-18</text:p>
          </table:table-cell>
          <table:table-cell table:style-name="ce123" office:value-type="string">
            <text:p>Yr 5</text:p>
          </table:table-cell>
          <table:table-cell table:style-name="ce24"/>
          <table:table-cell table:number-columns-repeated="9" table:style-name="ce30"/>
        </table:table-row>
        <table:table-row table:style-name="ro6">
          <table:table-cell table:style-name="ce22"/>
          <table:table-cell table:style-name="ce48" office:value-type="string">
            <text:p>Month Number</text:p>
          </table:table-cell>
          <table:table-cell table:number-columns-repeated="2" table:style-name="ce48"/>
          <table:table-cell table:style-name="ce106"/>
          <table:table-cell table:style-name="ce72" office:value-type="float" office:value="1">
            <text:p> 1 </text:p>
          </table:table-cell>
          <table:table-cell table:style-name="ce72" office:value-type="float" office:value="2">
            <text:p> 2 </text:p>
          </table:table-cell>
          <table:table-cell table:style-name="ce72" office:value-type="float" office:value="3">
            <text:p> 3 </text:p>
          </table:table-cell>
          <table:table-cell table:style-name="ce72" office:value-type="float" office:value="4">
            <text:p> 4 </text:p>
          </table:table-cell>
          <table:table-cell table:style-name="ce72" office:value-type="float" office:value="5">
            <text:p> 5 </text:p>
          </table:table-cell>
          <table:table-cell table:style-name="ce72" office:value-type="float" office:value="6">
            <text:p> 6 </text:p>
          </table:table-cell>
          <table:table-cell table:style-name="ce72" office:value-type="float" office:value="7">
            <text:p> 7 </text:p>
          </table:table-cell>
          <table:table-cell table:style-name="ce72" office:value-type="float" office:value="8">
            <text:p> 8 </text:p>
          </table:table-cell>
          <table:table-cell table:style-name="ce72" office:value-type="float" office:value="9">
            <text:p> 9 </text:p>
          </table:table-cell>
          <table:table-cell table:style-name="ce72" office:value-type="float" office:value="10">
            <text:p> 10 </text:p>
          </table:table-cell>
          <table:table-cell table:style-name="ce126"/>
          <table:table-cell table:style-name="ce22"/>
          <table:table-cell table:style-name="ce48" office:value-type="string">
            <text:p>Month Number</text:p>
          </table:table-cell>
          <table:table-cell table:number-columns-repeated="2" table:style-name="ce48"/>
          <table:table-cell table:style-name="ce72" office:value-type="float" office:value="11">
            <text:p> 11 </text:p>
          </table:table-cell>
          <table:table-cell table:style-name="ce72" office:value-type="float" office:value="12">
            <text:p> 12 </text:p>
          </table:table-cell>
          <table:table-cell table:style-name="ce42" office:value-type="float" office:value="13">
            <text:p> 13 </text:p>
          </table:table-cell>
          <table:table-cell table:style-name="ce72" office:value-type="float" office:value="14">
            <text:p> 14 </text:p>
          </table:table-cell>
          <table:table-cell table:style-name="ce42" office:value-type="float" office:value="15">
            <text:p> 15 </text:p>
          </table:table-cell>
          <table:table-cell table:style-name="ce72" office:value-type="float" office:value="16">
            <text:p> 16 </text:p>
          </table:table-cell>
          <table:table-cell table:style-name="ce42" office:value-type="float" office:value="17">
            <text:p> 17 </text:p>
          </table:table-cell>
          <table:table-cell table:style-name="ce72" office:value-type="float" office:value="18">
            <text:p> 18 </text:p>
          </table:table-cell>
          <table:table-cell table:style-name="ce42" office:value-type="float" office:value="19">
            <text:p> 19 </text:p>
          </table:table-cell>
          <table:table-cell table:style-name="ce72" office:value-type="float" office:value="20">
            <text:p> 20 </text:p>
          </table:table-cell>
          <table:table-cell table:style-name="ce42" office:value-type="float" office:value="21">
            <text:p> 21 </text:p>
          </table:table-cell>
          <table:table-cell table:style-name="ce72" office:value-type="float" office:value="22">
            <text:p> 22 </text:p>
          </table:table-cell>
          <table:table-cell table:style-name="ce127"/>
          <table:table-cell table:style-name="ce22"/>
          <table:table-cell table:style-name="ce48" office:value-type="string">
            <text:p>Month Number</text:p>
          </table:table-cell>
          <table:table-cell table:number-columns-repeated="2" table:style-name="ce48"/>
          <table:table-cell table:style-name="ce72" office:value-type="float" office:value="24">
            <text:p> 24 </text:p>
          </table:table-cell>
          <table:table-cell table:style-name="ce42" office:value-type="float" office:value="25">
            <text:p> 25 </text:p>
          </table:table-cell>
          <table:table-cell table:style-name="ce72" office:value-type="float" office:value="26">
            <text:p> 26 </text:p>
          </table:table-cell>
          <table:table-cell table:style-name="ce42" office:value-type="float" office:value="27">
            <text:p> 27 </text:p>
          </table:table-cell>
          <table:table-cell table:style-name="ce72" office:value-type="float" office:value="28">
            <text:p> 28 </text:p>
          </table:table-cell>
          <table:table-cell table:style-name="ce42" office:value-type="float" office:value="29">
            <text:p> 29 </text:p>
          </table:table-cell>
          <table:table-cell table:style-name="ce72" office:value-type="float" office:value="30">
            <text:p> 30 </text:p>
          </table:table-cell>
          <table:table-cell table:style-name="ce42" office:value-type="float" office:value="31">
            <text:p> 31 </text:p>
          </table:table-cell>
          <table:table-cell table:style-name="ce72" office:value-type="float" office:value="32">
            <text:p> 32 </text:p>
          </table:table-cell>
          <table:table-cell table:style-name="ce42" office:value-type="float" office:value="33">
            <text:p> 33 </text:p>
          </table:table-cell>
          <table:table-cell table:style-name="ce72" office:value-type="float" office:value="34">
            <text:p> 34 </text:p>
          </table:table-cell>
          <table:table-cell table:style-name="ce42" office:value-type="float" office:value="35">
            <text:p> 35 </text:p>
          </table:table-cell>
          <table:table-cell table:style-name="ce127"/>
          <table:table-cell table:style-name="ce22"/>
          <table:table-cell table:style-name="ce48" office:value-type="string">
            <text:p>Month Number</text:p>
          </table:table-cell>
          <table:table-cell table:number-columns-repeated="2" table:style-name="ce48"/>
          <table:table-cell table:style-name="ce128" office:value-type="float" office:value="36">
            <text:p> 36 </text:p>
          </table:table-cell>
          <table:table-cell table:style-name="ce129" table:formula="of:=['Revenue Sources Total'.AZ4]" office:value-type="string">
            <text:p>  35 </text:p>
          </table:table-cell>
          <table:table-cell table:style-name="ce129" table:formula="of:=['Revenue Sources Total'.BA4]" office:value-type="string">
            <text:p>  36 </text:p>
          </table:table-cell>
          <table:table-cell table:style-name="ce129" table:formula="of:=['Revenue Sources Total'.BB4]" office:value-type="string">
            <text:p>  37 </text:p>
          </table:table-cell>
          <table:table-cell table:style-name="ce129" table:formula="of:=['Revenue Sources Total'.BC4]" office:value-type="string">
            <text:p>  38 </text:p>
          </table:table-cell>
          <table:table-cell table:style-name="ce129" table:formula="of:=['Revenue Sources Total'.BD4]" office:value-type="string">
            <text:p>  39 </text:p>
          </table:table-cell>
          <table:table-cell table:style-name="ce129" table:formula="of:=['Revenue Sources Total'.BE4]" office:value-type="string">
            <text:p>  40 </text:p>
          </table:table-cell>
          <table:table-cell table:style-name="ce129" table:formula="of:=['Revenue Sources Total'.BF4]" office:value-type="string">
            <text:p>  41 </text:p>
          </table:table-cell>
          <table:table-cell table:style-name="ce129" table:formula="of:=['Revenue Sources Total'.BG4]" office:value-type="string">
            <text:p>  42 </text:p>
          </table:table-cell>
          <table:table-cell table:style-name="ce129" table:formula="of:=['Revenue Sources Total'.BH4]" office:value-type="string">
            <text:p>  43 </text:p>
          </table:table-cell>
          <table:table-cell table:style-name="ce129" table:formula="of:=['Revenue Sources Total'.BI4]" office:value-type="string">
            <text:p>  44 </text:p>
          </table:table-cell>
          <table:table-cell table:style-name="ce129" table:formula="of:=['Revenue Sources Total'.BJ4]" office:value-type="string">
            <text:p>  45 </text:p>
          </table:table-cell>
          <table:table-cell table:style-name="ce127"/>
          <table:table-cell table:style-name="ce22"/>
          <table:table-cell table:style-name="ce35" office:value-type="string">
            <text:p>Month Number</text:p>
          </table:table-cell>
          <table:table-cell table:number-columns-repeated="2" table:style-name="ce35"/>
          <table:table-cell table:style-name="ce129" table:formula="of:=['Revenue Sources Total'.BK4]" office:value-type="string">
            <text:p>  46 </text:p>
          </table:table-cell>
          <table:table-cell table:style-name="ce130" table:formula="of:=['Revenue Sources Total'.BN4]" office:value-type="string">
            <text:p>  47 </text:p>
          </table:table-cell>
          <table:table-cell table:style-name="ce130" table:formula="of:=['Revenue Sources Total'.BO4]" office:value-type="string">
            <text:p>  48 </text:p>
          </table:table-cell>
          <table:table-cell table:style-name="ce130" table:formula="of:=['Revenue Sources Total'.BP4]" office:value-type="string">
            <text:p>  49 </text:p>
          </table:table-cell>
          <table:table-cell table:style-name="ce130" table:formula="of:=['Revenue Sources Total'.BQ4]" office:value-type="string">
            <text:p>  50 </text:p>
          </table:table-cell>
          <table:table-cell table:style-name="ce130" table:formula="of:=['Revenue Sources Total'.BR4]" office:value-type="string">
            <text:p>  51 </text:p>
          </table:table-cell>
          <table:table-cell table:style-name="ce130" table:formula="of:=['Revenue Sources Total'.BS4]" office:value-type="string">
            <text:p>  52 </text:p>
          </table:table-cell>
          <table:table-cell table:style-name="ce130" table:formula="of:=['Revenue Sources Total'.BT4]" office:value-type="string">
            <text:p>  53 </text:p>
          </table:table-cell>
          <table:table-cell table:style-name="ce130" table:formula="of:=['Revenue Sources Total'.BU4]" office:value-type="string">
            <text:p>  54 </text:p>
          </table:table-cell>
          <table:table-cell table:style-name="ce130" table:formula="of:=['Revenue Sources Total'.BV4]" office:value-type="string">
            <text:p>  55 </text:p>
          </table:table-cell>
          <table:table-cell table:style-name="ce130" table:formula="of:=['Revenue Sources Total'.BW4]" office:value-type="string">
            <text:p>  56 </text:p>
          </table:table-cell>
          <table:table-cell table:style-name="ce130" table:formula="of:=['Revenue Sources Total'.BX4]" office:value-type="string">
            <text:p>  57 </text:p>
          </table:table-cell>
          <table:table-cell table:style-name="ce131"/>
          <table:table-cell table:style-name="ce22"/>
          <table:table-cell table:number-columns-repeated="9" table:style-name="ce25"/>
        </table:table-row>
        <table:table-row table:style-name="ro7">
          <table:table-cell table:style-name="ce48" office:value-type="string">
            <text:p>Revenues and Costs</text:p>
          </table:table-cell>
          <table:table-cell table:number-columns-repeated="3" table:style-name="ce132"/>
          <table:table-cell table:style-name="ce106"/>
          <table:table-cell table:number-columns-repeated="10" table:style-name="ce35"/>
          <table:table-cell table:style-name="ce133"/>
          <table:table-cell table:style-name="ce48" office:value-type="string">
            <text:p>Revenues and Costs</text:p>
          </table:table-cell>
          <table:table-cell table:number-columns-repeated="3" table:style-name="ce132"/>
          <table:table-cell table:number-columns-repeated="2" table:style-name="ce35"/>
          <table:table-cell table:style-name="ce24"/>
          <table:table-cell table:style-name="ce21"/>
          <table:table-cell table:style-name="ce24"/>
          <table:table-cell table:style-name="ce21"/>
          <table:table-cell table:style-name="ce24"/>
          <table:table-cell table:style-name="ce21"/>
          <table:table-cell table:style-name="ce24"/>
          <table:table-cell table:style-name="ce21"/>
          <table:table-cell table:style-name="ce24"/>
          <table:table-cell table:style-name="ce21"/>
          <table:table-cell table:style-name="ce127"/>
          <table:table-cell table:style-name="ce48" office:value-type="string">
            <text:p>Revenues and Costs</text:p>
          </table:table-cell>
          <table:table-cell table:number-columns-repeated="3" table:style-name="ce132"/>
          <table:table-cell table:style-name="ce21"/>
          <table:table-cell table:style-name="ce24"/>
          <table:table-cell table:style-name="ce21"/>
          <table:table-cell table:style-name="ce24"/>
          <table:table-cell table:style-name="ce21"/>
          <table:table-cell table:style-name="ce24"/>
          <table:table-cell table:style-name="ce21"/>
          <table:table-cell table:style-name="ce24"/>
          <table:table-cell table:style-name="ce21"/>
          <table:table-cell table:style-name="ce24"/>
          <table:table-cell table:style-name="ce21"/>
          <table:table-cell table:style-name="ce24"/>
          <table:table-cell table:style-name="ce127"/>
          <table:table-cell table:style-name="ce48" office:value-type="string">
            <text:p>Revenues and Costs</text:p>
          </table:table-cell>
          <table:table-cell table:number-columns-repeated="3" table:style-name="ce132"/>
          <table:table-cell table:number-columns-repeated="12" table:style-name="ce21"/>
          <table:table-cell table:style-name="ce127"/>
          <table:table-cell table:style-name="ce48" office:value-type="string">
            <text:p>Revenues and Costs</text:p>
          </table:table-cell>
          <table:table-cell table:number-columns-repeated="3" table:style-name="ce132"/>
          <table:table-cell table:number-columns-repeated="12" table:style-name="ce21"/>
          <table:table-cell table:style-name="ce124"/>
          <table:table-cell table:style-name="ce22"/>
          <table:table-cell table:number-columns-repeated="9" table:style-name="ce25"/>
        </table:table-row>
        <table:table-row table:style-name="ro5">
          <table:table-cell table:style-name="ce46"/>
          <table:table-cell table:style-name="ce63" office:value-type="string">
            <text:p>Gross Revenue (see revenue tab)</text:p>
          </table:table-cell>
          <table:table-cell table:number-columns-repeated="2" table:style-name="ce63"/>
          <table:table-cell table:style-name="ce106"/>
          <table:table-cell table:style-name="ce106" table:formula="of:=['Revenue Sources Total'.L7]" office:value-type="string">
            <text:p>  - </text:p>
          </table:table-cell>
          <table:table-cell table:style-name="ce106" table:formula="of:=['Revenue Sources Total'.M7]" office:value-type="string">
            <text:p>  - </text:p>
          </table:table-cell>
          <table:table-cell table:style-name="ce106" table:formula="of:=['Revenue Sources Total'.N7]" office:value-type="string">
            <text:p>  - </text:p>
          </table:table-cell>
          <table:table-cell table:style-name="ce106" table:formula="of:=['Revenue Sources Total'.O7]" office:value-type="string">
            <text:p>  - </text:p>
          </table:table-cell>
          <table:table-cell table:style-name="ce106" table:formula="of:=['Revenue Sources Total'.P7]" office:value-type="string">
            <text:p>  - </text:p>
          </table:table-cell>
          <table:table-cell table:style-name="ce106" office:value-type="float" office:value="0">
            <text:p> - </text:p>
          </table:table-cell>
          <table:table-cell table:style-name="ce106" table:formula="of:=['Revenue Sources Total'.R7]" office:value-type="string">
            <text:p>  - </text:p>
          </table:table-cell>
          <table:table-cell table:style-name="ce106" table:formula="of:=['Revenue Sources Total'.S7]" office:value-type="string">
            <text:p>  - </text:p>
          </table:table-cell>
          <table:table-cell table:style-name="ce106" table:formula="of:=['Revenue Sources Total'.T7]" office:value-type="string">
            <text:p>  - </text:p>
          </table:table-cell>
          <table:table-cell table:style-name="ce106" table:formula="of:=['Revenue Sources Total'.U7]" office:value-type="string">
            <text:p>  - </text:p>
          </table:table-cell>
          <table:table-cell table:style-name="ce134" table:formula="of:=SUM([.F6:.O6])" office:value-type="string">
            <text:p>  - </text:p>
          </table:table-cell>
          <table:table-cell table:style-name="ce46"/>
          <table:table-cell table:style-name="ce135" office:value-type="string">
            <text:p>Gross Revenue (see revenue tab)</text:p>
          </table:table-cell>
          <table:table-cell table:number-columns-repeated="2" table:style-name="ce135"/>
          <table:table-cell table:style-name="ce106" table:formula="of:=['Revenue Sources Total'.X7]" office:value-type="string">
            <text:p>  510,031 </text:p>
          </table:table-cell>
          <table:table-cell table:style-name="ce106" table:formula="of:=['Revenue Sources Total'.X7]" office:value-type="string">
            <text:p>  510,031 </text:p>
          </table:table-cell>
          <table:table-cell table:style-name="ce106" table:formula="of:=['Revenue Sources Total'.X7]" office:value-type="string">
            <text:p>  510,031 </text:p>
          </table:table-cell>
          <table:table-cell table:style-name="ce106" table:formula="of:=['Revenue Sources Total'.Y7]" office:value-type="string">
            <text:p>  510,031 </text:p>
          </table:table-cell>
          <table:table-cell table:style-name="ce106" table:formula="of:=['Revenue Sources Total'.Z7]" office:value-type="string">
            <text:p>  510,031 </text:p>
          </table:table-cell>
          <table:table-cell table:style-name="ce106" table:formula="of:=['Revenue Sources Total'.AA7]" office:value-type="string">
            <text:p>  510,031 </text:p>
          </table:table-cell>
          <table:table-cell table:style-name="ce106" table:formula="of:=['Revenue Sources Total'.AB7]" office:value-type="string">
            <text:p>  510,031 </text:p>
          </table:table-cell>
          <table:table-cell table:style-name="ce106" table:formula="of:=['Revenue Sources Total'.AC7]" office:value-type="string">
            <text:p>  510,031 </text:p>
          </table:table-cell>
          <table:table-cell table:style-name="ce106" table:formula="of:=['Revenue Sources Total'.AD7]" office:value-type="string">
            <text:p>  510,031 </text:p>
          </table:table-cell>
          <table:table-cell table:style-name="ce106" table:formula="of:=['Revenue Sources Total'.AE7]" office:value-type="string">
            <text:p>  510,031 </text:p>
          </table:table-cell>
          <table:table-cell table:style-name="ce106" table:formula="of:=['Revenue Sources Total'.AF7]" office:value-type="string">
            <text:p>  510,031 </text:p>
          </table:table-cell>
          <table:table-cell table:style-name="ce106" table:formula="of:=['Revenue Sources Total'.AG7]" office:value-type="string">
            <text:p>  510,031 </text:p>
          </table:table-cell>
          <table:table-cell table:style-name="ce134" table:formula="of:=SUM([.U6:.AF6])" office:value-type="string">
            <text:p>  6,120,375 </text:p>
          </table:table-cell>
          <table:table-cell table:style-name="ce46"/>
          <table:table-cell table:style-name="ce106" office:value-type="string">
            <text:p>Gross Revenue (see Contract tab)</text:p>
          </table:table-cell>
          <table:table-cell table:number-columns-repeated="2" table:style-name="ce106"/>
          <table:table-cell table:style-name="ce106" table:formula="of:=['Revenue Sources Total'.AL7]" office:value-type="string">
            <text:p>  1,150,742 </text:p>
          </table:table-cell>
          <table:table-cell table:style-name="ce106" table:formula="of:=['Revenue Sources Total'.AM7]" office:value-type="string">
            <text:p>  1,150,742 </text:p>
          </table:table-cell>
          <table:table-cell table:style-name="ce106" table:formula="of:=['Revenue Sources Total'.AN7]" office:value-type="string">
            <text:p>  1,150,742 </text:p>
          </table:table-cell>
          <table:table-cell table:style-name="ce106" table:formula="of:=['Revenue Sources Total'.AO7]" office:value-type="string">
            <text:p>  1,150,742 </text:p>
          </table:table-cell>
          <table:table-cell table:style-name="ce106" table:formula="of:=['Revenue Sources Total'.AP7]" office:value-type="string">
            <text:p>  1,150,742 </text:p>
          </table:table-cell>
          <table:table-cell table:style-name="ce106" table:formula="of:=['Revenue Sources Total'.AQ7]" office:value-type="string">
            <text:p>  1,150,742 </text:p>
          </table:table-cell>
          <table:table-cell table:style-name="ce106" table:formula="of:=['Revenue Sources Total'.AR7]" office:value-type="string">
            <text:p>  1,150,742 </text:p>
          </table:table-cell>
          <table:table-cell table:style-name="ce106" table:formula="of:=['Revenue Sources Total'.AS7]" office:value-type="string">
            <text:p>  1,150,742 </text:p>
          </table:table-cell>
          <table:table-cell table:style-name="ce106" table:formula="of:=['Revenue Sources Total'.AT7]" office:value-type="string">
            <text:p>  1,150,742 </text:p>
          </table:table-cell>
          <table:table-cell table:style-name="ce106" table:formula="of:=['Revenue Sources Total'.AU7]" office:value-type="string">
            <text:p>  1,150,742 </text:p>
          </table:table-cell>
          <table:table-cell table:style-name="ce106" table:formula="of:=['Revenue Sources Total'.AV7]" office:value-type="string">
            <text:p>  1,150,742 </text:p>
          </table:table-cell>
          <table:table-cell table:style-name="ce106" table:formula="of:=['Revenue Sources Total'.AW7]" office:value-type="string">
            <text:p>  1,150,742 </text:p>
          </table:table-cell>
          <table:table-cell table:style-name="ce134" table:formula="of:=SUM([.AL6:.AW6])" office:value-type="string">
            <text:p>  13,808,906 </text:p>
          </table:table-cell>
          <table:table-cell table:style-name="ce46"/>
          <table:table-cell table:style-name="ce106" office:value-type="string">
            <text:p>Gross Revenue (see Contract tab)</text:p>
          </table:table-cell>
          <table:table-cell table:number-columns-repeated="2" table:style-name="ce106"/>
          <table:table-cell table:style-name="ce106" table:formula="of:=['Revenue Sources Total'.AZ7]" office:value-type="string">
            <text:p>  2,645,748 </text:p>
          </table:table-cell>
          <table:table-cell table:style-name="ce106" table:formula="of:=['Revenue Sources Total'.BA7]" office:value-type="string">
            <text:p>  2,645,748 </text:p>
          </table:table-cell>
          <table:table-cell table:style-name="ce106" table:formula="of:=['Revenue Sources Total'.BB7]" office:value-type="string">
            <text:p>  2,645,748 </text:p>
          </table:table-cell>
          <table:table-cell table:style-name="ce106" table:formula="of:=['Revenue Sources Total'.BC7]" office:value-type="string">
            <text:p>  2,645,748 </text:p>
          </table:table-cell>
          <table:table-cell table:style-name="ce106" table:formula="of:=['Revenue Sources Total'.BD7]" office:value-type="string">
            <text:p>  2,645,748 </text:p>
          </table:table-cell>
          <table:table-cell table:style-name="ce106" table:formula="of:=['Revenue Sources Total'.BE7]" office:value-type="string">
            <text:p>  2,645,748 </text:p>
          </table:table-cell>
          <table:table-cell table:style-name="ce106" table:formula="of:=['Revenue Sources Total'.BF7]" office:value-type="string">
            <text:p>  2,645,748 </text:p>
          </table:table-cell>
          <table:table-cell table:style-name="ce106" table:formula="of:=['Revenue Sources Total'.BG7]" office:value-type="string">
            <text:p>  2,645,748 </text:p>
          </table:table-cell>
          <table:table-cell table:style-name="ce106" table:formula="of:=['Revenue Sources Total'.BH7]" office:value-type="string">
            <text:p>  2,645,748 </text:p>
          </table:table-cell>
          <table:table-cell table:style-name="ce106" table:formula="of:=['Revenue Sources Total'.BI7]" office:value-type="string">
            <text:p>  2,645,748 </text:p>
          </table:table-cell>
          <table:table-cell table:style-name="ce106" table:formula="of:=['Revenue Sources Total'.BJ7]" office:value-type="string">
            <text:p>  2,645,748 </text:p>
          </table:table-cell>
          <table:table-cell table:style-name="ce106" table:formula="of:=['Revenue Sources Total'.BK7]" office:value-type="string">
            <text:p>  2,645,748 </text:p>
          </table:table-cell>
          <table:table-cell table:style-name="ce134" table:formula="of:=SUM([.BC6:.BN6])" office:value-type="string">
            <text:p>  31,748,975 </text:p>
          </table:table-cell>
          <table:table-cell table:style-name="ce46"/>
          <table:table-cell table:style-name="ce106" office:value-type="string">
            <text:p>Gross Revenue (see Contract tab)</text:p>
          </table:table-cell>
          <table:table-cell table:number-columns-repeated="2" table:style-name="ce106"/>
          <table:table-cell table:style-name="ce48" table:formula="of:=['Revenue Sources Total'.BN7]" office:value-type="string">
            <text:p>  6,168,511 </text:p>
          </table:table-cell>
          <table:table-cell table:style-name="ce48" table:formula="of:=['Revenue Sources Total'.BO7]" office:value-type="string">
            <text:p>  6,168,511 </text:p>
          </table:table-cell>
          <table:table-cell table:style-name="ce48" table:formula="of:=['Revenue Sources Total'.BP7]" office:value-type="string">
            <text:p>  6,168,511 </text:p>
          </table:table-cell>
          <table:table-cell table:style-name="ce48" table:formula="of:=['Revenue Sources Total'.BQ7]" office:value-type="string">
            <text:p>  6,168,511 </text:p>
          </table:table-cell>
          <table:table-cell table:style-name="ce48" table:formula="of:=['Revenue Sources Total'.BR7]" office:value-type="string">
            <text:p>  6,168,511 </text:p>
          </table:table-cell>
          <table:table-cell table:style-name="ce48" table:formula="of:=['Revenue Sources Total'.BS7]" office:value-type="string">
            <text:p>  6,168,511 </text:p>
          </table:table-cell>
          <table:table-cell table:style-name="ce48" table:formula="of:=['Revenue Sources Total'.BT7]" office:value-type="string">
            <text:p>  6,168,511 </text:p>
          </table:table-cell>
          <table:table-cell table:style-name="ce48" table:formula="of:=['Revenue Sources Total'.BU7]" office:value-type="string">
            <text:p>  6,168,511 </text:p>
          </table:table-cell>
          <table:table-cell table:style-name="ce48" table:formula="of:=['Revenue Sources Total'.BV7]" office:value-type="string">
            <text:p>  6,168,511 </text:p>
          </table:table-cell>
          <table:table-cell table:style-name="ce48" table:formula="of:=['Revenue Sources Total'.BW7]" office:value-type="string">
            <text:p>  6,168,511 </text:p>
          </table:table-cell>
          <table:table-cell table:style-name="ce48" table:formula="of:=['Revenue Sources Total'.BX7]" office:value-type="string">
            <text:p>  6,168,511 </text:p>
          </table:table-cell>
          <table:table-cell table:style-name="ce48" table:formula="of:=['Revenue Sources Total'.BY7]" office:value-type="string">
            <text:p>  6,168,511 </text:p>
          </table:table-cell>
          <table:table-cell table:style-name="ce134" table:formula="of:=SUM([.BT6:.CE6])" office:value-type="string">
            <text:p>  74,022,126 </text:p>
          </table:table-cell>
          <table:table-cell table:style-name="ce46"/>
          <table:table-cell table:number-columns-repeated="9" table:style-name="ce136"/>
        </table:table-row>
        <table:table-row table:style-name="ro6">
          <table:table-cell table:style-name="ce46"/>
          <table:table-cell table:style-name="ce63" office:value-type="string">
            <text:p>Cost of Goods Sold (see revenue tab)</text:p>
          </table:table-cell>
          <table:table-cell table:number-columns-repeated="2" table:style-name="ce63"/>
          <table:table-cell table:style-name="ce106"/>
          <table:table-cell table:style-name="ce87" table:formula="of:=['Revenue Sources Total'.L8]" office:value-type="string">
            <text:p>  - </text:p>
          </table:table-cell>
          <table:table-cell table:style-name="ce87" table:formula="of:=['Revenue Sources Total'.M8]" office:value-type="string">
            <text:p>  - </text:p>
          </table:table-cell>
          <table:table-cell table:style-name="ce87" table:formula="of:=['Revenue Sources Total'.N8]" office:value-type="string">
            <text:p>  - </text:p>
          </table:table-cell>
          <table:table-cell table:style-name="ce87" table:formula="of:=['Revenue Sources Total'.O8]" office:value-type="string">
            <text:p>  - </text:p>
          </table:table-cell>
          <table:table-cell table:style-name="ce87" table:formula="of:=['Revenue Sources Total'.P8]" office:value-type="string">
            <text:p>  - </text:p>
          </table:table-cell>
          <table:table-cell table:style-name="ce87" table:formula="of:=['Revenue Sources Total'.Q8]" office:value-type="string">
            <text:p>  - </text:p>
          </table:table-cell>
          <table:table-cell table:style-name="ce87" table:formula="of:=['Revenue Sources Total'.R8]" office:value-type="string">
            <text:p>  - </text:p>
          </table:table-cell>
          <table:table-cell table:style-name="ce87" table:formula="of:=['Revenue Sources Total'.S8]" office:value-type="string">
            <text:p>  - </text:p>
          </table:table-cell>
          <table:table-cell table:style-name="ce87" table:formula="of:=['Revenue Sources Total'.T8]" office:value-type="string">
            <text:p>  - </text:p>
          </table:table-cell>
          <table:table-cell table:style-name="ce87" table:formula="of:=['Revenue Sources Total'.U8]" office:value-type="string">
            <text:p>  - </text:p>
          </table:table-cell>
          <table:table-cell table:style-name="ce126" table:formula="of:=SUM([.F7:.O7])" office:value-type="string">
            <text:p>  - </text:p>
          </table:table-cell>
          <table:table-cell table:style-name="ce46"/>
          <table:table-cell table:style-name="ce135" office:value-type="string">
            <text:p>Cost of Goods Sold (see revenue tab)</text:p>
          </table:table-cell>
          <table:table-cell table:number-columns-repeated="2" table:style-name="ce135"/>
          <table:table-cell table:style-name="ce87" table:formula="of:=['Revenue Sources Total'.X8]" office:value-type="string">
            <text:p>  127,508 </text:p>
          </table:table-cell>
          <table:table-cell table:style-name="ce87" table:formula="of:=['Revenue Sources Total'.X8]" office:value-type="string">
            <text:p>  127,508 </text:p>
          </table:table-cell>
          <table:table-cell table:style-name="ce87" table:formula="of:=['Revenue Sources Total'.X8]" office:value-type="string">
            <text:p>  127,508 </text:p>
          </table:table-cell>
          <table:table-cell table:style-name="ce87" table:formula="of:=['Revenue Sources Total'.Y8]" office:value-type="string">
            <text:p>  127,508 </text:p>
          </table:table-cell>
          <table:table-cell table:style-name="ce87" table:formula="of:=['Revenue Sources Total'.Z8]" office:value-type="string">
            <text:p>  127,508 </text:p>
          </table:table-cell>
          <table:table-cell table:style-name="ce87" table:formula="of:=['Revenue Sources Total'.AA8]" office:value-type="string">
            <text:p>  127,508 </text:p>
          </table:table-cell>
          <table:table-cell table:style-name="ce87" table:formula="of:=['Revenue Sources Total'.AB8]" office:value-type="string">
            <text:p>  127,508 </text:p>
          </table:table-cell>
          <table:table-cell table:style-name="ce87" table:formula="of:=['Revenue Sources Total'.AC8]" office:value-type="string">
            <text:p>  127,508 </text:p>
          </table:table-cell>
          <table:table-cell table:style-name="ce87" table:formula="of:=['Revenue Sources Total'.AD8]" office:value-type="string">
            <text:p>  127,508 </text:p>
          </table:table-cell>
          <table:table-cell table:style-name="ce87" table:formula="of:=['Revenue Sources Total'.AE8]" office:value-type="string">
            <text:p>  127,508 </text:p>
          </table:table-cell>
          <table:table-cell table:style-name="ce87" table:formula="of:=['Revenue Sources Total'.AF8]" office:value-type="string">
            <text:p>  127,508 </text:p>
          </table:table-cell>
          <table:table-cell table:style-name="ce87" table:formula="of:=['Revenue Sources Total'.AG8]" office:value-type="string">
            <text:p>  127,508 </text:p>
          </table:table-cell>
          <table:table-cell table:style-name="ce134" table:formula="of:=SUM([.U7:.AF7])" office:value-type="string">
            <text:p>  1,530,094 </text:p>
          </table:table-cell>
          <table:table-cell table:style-name="ce46"/>
          <table:table-cell table:style-name="ce106" office:value-type="string">
            <text:p>Cost of Goods Sold (see Contract tab)</text:p>
          </table:table-cell>
          <table:table-cell table:number-columns-repeated="2" table:style-name="ce106"/>
          <table:table-cell table:style-name="ce87" table:formula="of:=['Revenue Sources Total'.AL8]" office:value-type="string">
            <text:p>  287,686 </text:p>
          </table:table-cell>
          <table:table-cell table:style-name="ce87" table:formula="of:=['Revenue Sources Total'.AM8]" office:value-type="string">
            <text:p>  287,686 </text:p>
          </table:table-cell>
          <table:table-cell table:style-name="ce87" table:formula="of:=['Revenue Sources Total'.AN8]" office:value-type="string">
            <text:p>  287,686 </text:p>
          </table:table-cell>
          <table:table-cell table:style-name="ce87" table:formula="of:=['Revenue Sources Total'.AO8]" office:value-type="string">
            <text:p>  287,686 </text:p>
          </table:table-cell>
          <table:table-cell table:style-name="ce87" table:formula="of:=['Revenue Sources Total'.AP8]" office:value-type="string">
            <text:p>  287,686 </text:p>
          </table:table-cell>
          <table:table-cell table:style-name="ce87" table:formula="of:=['Revenue Sources Total'.AQ8]" office:value-type="string">
            <text:p>  287,686 </text:p>
          </table:table-cell>
          <table:table-cell table:style-name="ce87" table:formula="of:=['Revenue Sources Total'.AR8]" office:value-type="string">
            <text:p>  287,686 </text:p>
          </table:table-cell>
          <table:table-cell table:style-name="ce87" table:formula="of:=['Revenue Sources Total'.AS8]" office:value-type="string">
            <text:p>  287,686 </text:p>
          </table:table-cell>
          <table:table-cell table:style-name="ce87" table:formula="of:=['Revenue Sources Total'.AT8]" office:value-type="string">
            <text:p>  287,686 </text:p>
          </table:table-cell>
          <table:table-cell table:style-name="ce87" table:formula="of:=['Revenue Sources Total'.AU8]" office:value-type="string">
            <text:p>  287,686 </text:p>
          </table:table-cell>
          <table:table-cell table:style-name="ce87" table:formula="of:=['Revenue Sources Total'.AV8]" office:value-type="string">
            <text:p>  287,686 </text:p>
          </table:table-cell>
          <table:table-cell table:style-name="ce87" table:formula="of:=['Revenue Sources Total'.AW8]" office:value-type="string">
            <text:p>  287,686 </text:p>
          </table:table-cell>
          <table:table-cell table:style-name="ce137" table:formula="of:=SUM([.AL7:.AW7])" office:value-type="string">
            <text:p>  3,452,227 </text:p>
          </table:table-cell>
          <table:table-cell table:style-name="ce46"/>
          <table:table-cell table:style-name="ce106" office:value-type="string">
            <text:p>Cost of Goods Sold (see Contract tab)</text:p>
          </table:table-cell>
          <table:table-cell table:number-columns-repeated="2" table:style-name="ce106"/>
          <table:table-cell table:style-name="ce87" table:formula="of:=['Revenue Sources Total'.AZ8]" office:value-type="string">
            <text:p>  661,437 </text:p>
          </table:table-cell>
          <table:table-cell table:style-name="ce87" table:formula="of:=['Revenue Sources Total'.BA8]" office:value-type="string">
            <text:p>  661,437 </text:p>
          </table:table-cell>
          <table:table-cell table:style-name="ce87" table:formula="of:=['Revenue Sources Total'.BB8]" office:value-type="string">
            <text:p>  661,437 </text:p>
          </table:table-cell>
          <table:table-cell table:style-name="ce87" table:formula="of:=['Revenue Sources Total'.BC8]" office:value-type="string">
            <text:p>  661,437 </text:p>
          </table:table-cell>
          <table:table-cell table:style-name="ce87" table:formula="of:=['Revenue Sources Total'.BD8]" office:value-type="string">
            <text:p>  661,437 </text:p>
          </table:table-cell>
          <table:table-cell table:style-name="ce87" table:formula="of:=['Revenue Sources Total'.BE8]" office:value-type="string">
            <text:p>  661,437 </text:p>
          </table:table-cell>
          <table:table-cell table:style-name="ce87" table:formula="of:=['Revenue Sources Total'.BF8]" office:value-type="string">
            <text:p>  661,437 </text:p>
          </table:table-cell>
          <table:table-cell table:style-name="ce87" table:formula="of:=['Revenue Sources Total'.BG8]" office:value-type="string">
            <text:p>  661,437 </text:p>
          </table:table-cell>
          <table:table-cell table:style-name="ce87" table:formula="of:=['Revenue Sources Total'.BH8]" office:value-type="string">
            <text:p>  661,437 </text:p>
          </table:table-cell>
          <table:table-cell table:style-name="ce87" table:formula="of:=['Revenue Sources Total'.BI8]" office:value-type="string">
            <text:p>  661,437 </text:p>
          </table:table-cell>
          <table:table-cell table:style-name="ce87" table:formula="of:=['Revenue Sources Total'.BJ8]" office:value-type="string">
            <text:p>  661,437 </text:p>
          </table:table-cell>
          <table:table-cell table:style-name="ce87" table:formula="of:=['Revenue Sources Total'.BK8]" office:value-type="string">
            <text:p>  661,437 </text:p>
          </table:table-cell>
          <table:table-cell table:style-name="ce134" table:formula="of:=SUM([.BC7:.BN7])" office:value-type="string">
            <text:p>  7,937,244 </text:p>
          </table:table-cell>
          <table:table-cell table:style-name="ce46"/>
          <table:table-cell table:style-name="ce106" office:value-type="string">
            <text:p>Cost of Goods Sold (see Contract tab)</text:p>
          </table:table-cell>
          <table:table-cell table:number-columns-repeated="2" table:style-name="ce106"/>
          <table:table-cell table:style-name="ce130" table:formula="of:=['Revenue Sources Total'.BN8]" office:value-type="string">
            <text:p>  616,851 </text:p>
          </table:table-cell>
          <table:table-cell table:style-name="ce130" table:formula="of:=['Revenue Sources Total'.BO8]" office:value-type="string">
            <text:p>  616,851 </text:p>
          </table:table-cell>
          <table:table-cell table:style-name="ce130" table:formula="of:=['Revenue Sources Total'.BP8]" office:value-type="string">
            <text:p>  616,851 </text:p>
          </table:table-cell>
          <table:table-cell table:style-name="ce130" table:formula="of:=['Revenue Sources Total'.BQ8]" office:value-type="string">
            <text:p>  616,851 </text:p>
          </table:table-cell>
          <table:table-cell table:style-name="ce130" table:formula="of:=['Revenue Sources Total'.BR8]" office:value-type="string">
            <text:p>  616,851 </text:p>
          </table:table-cell>
          <table:table-cell table:style-name="ce130" table:formula="of:=['Revenue Sources Total'.BS8]" office:value-type="string">
            <text:p>  616,851 </text:p>
          </table:table-cell>
          <table:table-cell table:style-name="ce130" table:formula="of:=['Revenue Sources Total'.BT8]" office:value-type="string">
            <text:p>  616,851 </text:p>
          </table:table-cell>
          <table:table-cell table:style-name="ce130" table:formula="of:=['Revenue Sources Total'.BU8]" office:value-type="string">
            <text:p>  616,851 </text:p>
          </table:table-cell>
          <table:table-cell table:style-name="ce130" table:formula="of:=['Revenue Sources Total'.BV8]" office:value-type="string">
            <text:p>  616,851 </text:p>
          </table:table-cell>
          <table:table-cell table:style-name="ce130" table:formula="of:=['Revenue Sources Total'.BW8]" office:value-type="string">
            <text:p>  616,851 </text:p>
          </table:table-cell>
          <table:table-cell table:style-name="ce130" table:formula="of:=['Revenue Sources Total'.BX8]" office:value-type="string">
            <text:p>  616,851 </text:p>
          </table:table-cell>
          <table:table-cell table:style-name="ce130" table:formula="of:=['Revenue Sources Total'.BY8]" office:value-type="string">
            <text:p>  616,851 </text:p>
          </table:table-cell>
          <table:table-cell table:style-name="ce131" table:formula="of:=SUM([.BT7:.CE7])" office:value-type="string">
            <text:p>  7,402,213 </text:p>
          </table:table-cell>
          <table:table-cell table:style-name="ce46"/>
          <table:table-cell table:number-columns-repeated="9" table:style-name="ce136"/>
        </table:table-row>
        <table:table-row table:style-name="ro6">
          <table:table-cell table:style-name="ce46"/>
          <table:table-cell table:style-name="ce63" office:value-type="string">
            <text:p>Gross Profit</text:p>
          </table:table-cell>
          <table:table-cell table:number-columns-repeated="2" table:style-name="ce63"/>
          <table:table-cell table:style-name="ce106"/>
          <table:table-cell table:style-name="ce138" table:formula="of:=[.F6]-[.F7]" office:value-type="string">
            <text:p>  - </text:p>
          </table:table-cell>
          <table:table-cell table:style-name="ce138" table:formula="of:=[.G6]-[.G7]" office:value-type="string">
            <text:p>  - </text:p>
          </table:table-cell>
          <table:table-cell table:style-name="ce138" table:formula="of:=[.H6]-[.H7]" office:value-type="string">
            <text:p>  - </text:p>
          </table:table-cell>
          <table:table-cell table:style-name="ce138" table:formula="of:=[.I6]-[.I7]" office:value-type="string">
            <text:p>  - </text:p>
          </table:table-cell>
          <table:table-cell table:style-name="ce138" table:formula="of:=[.J6]-[.J7]" office:value-type="string">
            <text:p>  - </text:p>
          </table:table-cell>
          <table:table-cell table:style-name="ce138" office:value-type="float" office:value="0">
            <text:p> - </text:p>
          </table:table-cell>
          <table:table-cell table:style-name="ce138" table:formula="of:=[.L6]-[.L7]" office:value-type="string">
            <text:p>  - </text:p>
          </table:table-cell>
          <table:table-cell table:style-name="ce138" table:formula="of:=[.M6]-[.M7]" office:value-type="string">
            <text:p>  - </text:p>
          </table:table-cell>
          <table:table-cell table:style-name="ce138" table:formula="of:=[.N6]-[.N7]" office:value-type="string">
            <text:p>  - </text:p>
          </table:table-cell>
          <table:table-cell table:style-name="ce138" table:formula="of:=[.O6]-[.O7]" office:value-type="string">
            <text:p>  - </text:p>
          </table:table-cell>
          <table:table-cell table:style-name="ce139" table:formula="of:=SUM([.F8:.O8])" office:value-type="string">
            <text:p>  - </text:p>
          </table:table-cell>
          <table:table-cell table:style-name="ce46"/>
          <table:table-cell table:style-name="ce135" office:value-type="string">
            <text:p>Gross Profit</text:p>
          </table:table-cell>
          <table:table-cell table:number-columns-repeated="2" table:style-name="ce135"/>
          <table:table-cell table:style-name="ce138" table:formula="of:=[.U6]-[.U7]" office:value-type="string">
            <text:p>  382,523 </text:p>
          </table:table-cell>
          <table:table-cell table:style-name="ce138" table:formula="of:=[.V6]-[.V7]" office:value-type="string">
            <text:p>  382,523 </text:p>
          </table:table-cell>
          <table:table-cell table:style-name="ce138" table:formula="of:=[.W6]-[.W7]" office:value-type="string">
            <text:p>  382,523 </text:p>
          </table:table-cell>
          <table:table-cell table:style-name="ce138" table:formula="of:=[.X6]-[.X7]" office:value-type="string">
            <text:p>  382,523 </text:p>
          </table:table-cell>
          <table:table-cell table:style-name="ce138" table:formula="of:=[.Y6]-[.Y7]" office:value-type="string">
            <text:p>  382,523 </text:p>
          </table:table-cell>
          <table:table-cell table:style-name="ce138" table:formula="of:=[.Z6]-[.Z7]" office:value-type="string">
            <text:p>  382,523 </text:p>
          </table:table-cell>
          <table:table-cell table:style-name="ce138" table:formula="of:=[.AA6]-[.AA7]" office:value-type="string">
            <text:p>  382,523 </text:p>
          </table:table-cell>
          <table:table-cell table:style-name="ce138" table:formula="of:=[.AB6]-[.AB7]" office:value-type="string">
            <text:p>  382,523 </text:p>
          </table:table-cell>
          <table:table-cell table:style-name="ce138" table:formula="of:=[.AC6]-[.AC7]" office:value-type="string">
            <text:p>  382,523 </text:p>
          </table:table-cell>
          <table:table-cell table:style-name="ce138" table:formula="of:=[.AD6]-[.AD7]" office:value-type="string">
            <text:p>  382,523 </text:p>
          </table:table-cell>
          <table:table-cell table:style-name="ce138" table:formula="of:=[.AE6]-[.AE7]" office:value-type="string">
            <text:p>  382,523 </text:p>
          </table:table-cell>
          <table:table-cell table:style-name="ce138" table:formula="of:=[.AF6]-[.AF7]" office:value-type="string">
            <text:p>  382,523 </text:p>
          </table:table-cell>
          <table:table-cell table:style-name="ce139" table:formula="of:=[.AG6]-[.AG7]" office:value-type="string">
            <text:p>  4,590,281 </text:p>
          </table:table-cell>
          <table:table-cell table:style-name="ce46"/>
          <table:table-cell table:style-name="ce106" office:value-type="string">
            <text:p>Gross Profit</text:p>
          </table:table-cell>
          <table:table-cell table:number-columns-repeated="2" table:style-name="ce106"/>
          <table:table-cell table:style-name="ce138" table:formula="of:=[.AL6]-[.AL7]" office:value-type="string">
            <text:p>  863,057 </text:p>
          </table:table-cell>
          <table:table-cell table:style-name="ce138" table:formula="of:=[.AM6]-[.AM7]" office:value-type="string">
            <text:p>  863,057 </text:p>
          </table:table-cell>
          <table:table-cell table:style-name="ce138" table:formula="of:=[.AN6]-[.AN7]" office:value-type="string">
            <text:p>  863,057 </text:p>
          </table:table-cell>
          <table:table-cell table:style-name="ce138" table:formula="of:=[.AO6]-[.AO7]" office:value-type="string">
            <text:p>  863,057 </text:p>
          </table:table-cell>
          <table:table-cell table:style-name="ce138" table:formula="of:=[.AP6]-[.AP7]" office:value-type="string">
            <text:p>  863,057 </text:p>
          </table:table-cell>
          <table:table-cell table:style-name="ce138" table:formula="of:=[.AQ6]-[.AQ7]" office:value-type="string">
            <text:p>  863,057 </text:p>
          </table:table-cell>
          <table:table-cell table:style-name="ce138" table:formula="of:=[.AR6]-[.AR7]" office:value-type="string">
            <text:p>  863,057 </text:p>
          </table:table-cell>
          <table:table-cell table:style-name="ce138" table:formula="of:=[.AS6]-[.AS7]" office:value-type="string">
            <text:p>  863,057 </text:p>
          </table:table-cell>
          <table:table-cell table:style-name="ce138" table:formula="of:=[.AT6]-[.AT7]" office:value-type="string">
            <text:p>  863,057 </text:p>
          </table:table-cell>
          <table:table-cell table:style-name="ce138" table:formula="of:=[.AU6]-[.AU7]" office:value-type="string">
            <text:p>  863,057 </text:p>
          </table:table-cell>
          <table:table-cell table:style-name="ce138" table:formula="of:=[.AV6]-[.AV7]" office:value-type="string">
            <text:p>  863,057 </text:p>
          </table:table-cell>
          <table:table-cell table:style-name="ce138" table:formula="of:=[.AW6]-[.AW7]" office:value-type="string">
            <text:p>  863,057 </text:p>
          </table:table-cell>
          <table:table-cell table:style-name="ce139" table:formula="of:=[.AX6]-[.AX7]" office:value-type="string">
            <text:p>  10,356,680 </text:p>
          </table:table-cell>
          <table:table-cell table:style-name="ce46"/>
          <table:table-cell table:style-name="ce106" office:value-type="string">
            <text:p>Gross Profit</text:p>
          </table:table-cell>
          <table:table-cell table:number-columns-repeated="2" table:style-name="ce106"/>
          <table:table-cell table:style-name="ce138" table:formula="of:=[.BC6]-[.BC7]" office:value-type="string">
            <text:p>  1,984,311 </text:p>
          </table:table-cell>
          <table:table-cell table:style-name="ce138" table:formula="of:=[.BD6]-[.BD7]" office:value-type="string">
            <text:p>  1,984,311 </text:p>
          </table:table-cell>
          <table:table-cell table:style-name="ce138" table:formula="of:=[.BE6]-[.BE7]" office:value-type="string">
            <text:p>  1,984,311 </text:p>
          </table:table-cell>
          <table:table-cell table:style-name="ce138" table:formula="of:=[.BF6]-[.BF7]" office:value-type="string">
            <text:p>  1,984,311 </text:p>
          </table:table-cell>
          <table:table-cell table:style-name="ce138" table:formula="of:=[.BG6]-[.BG7]" office:value-type="string">
            <text:p>  1,984,311 </text:p>
          </table:table-cell>
          <table:table-cell table:style-name="ce138" table:formula="of:=[.BH6]-[.BH7]" office:value-type="string">
            <text:p>  1,984,311 </text:p>
          </table:table-cell>
          <table:table-cell table:style-name="ce138" table:formula="of:=[.BI6]-[.BI7]" office:value-type="string">
            <text:p>  1,984,311 </text:p>
          </table:table-cell>
          <table:table-cell table:style-name="ce138" table:formula="of:=[.BJ6]-[.BJ7]" office:value-type="string">
            <text:p>  1,984,311 </text:p>
          </table:table-cell>
          <table:table-cell table:style-name="ce138" table:formula="of:=[.BK6]-[.BK7]" office:value-type="string">
            <text:p>  1,984,311 </text:p>
          </table:table-cell>
          <table:table-cell table:style-name="ce138" table:formula="of:=[.BL6]-[.BL7]" office:value-type="string">
            <text:p>  1,984,311 </text:p>
          </table:table-cell>
          <table:table-cell table:style-name="ce138" table:formula="of:=[.BM6]-[.BM7]" office:value-type="string">
            <text:p>  1,984,311 </text:p>
          </table:table-cell>
          <table:table-cell table:style-name="ce138" table:formula="of:=[.BN6]-[.BN7]" office:value-type="string">
            <text:p>  1,984,311 </text:p>
          </table:table-cell>
          <table:table-cell table:style-name="ce139" table:formula="of:=[.BO6]-[.BO7]" office:value-type="string">
            <text:p>  23,811,731 </text:p>
          </table:table-cell>
          <table:table-cell table:style-name="ce46"/>
          <table:table-cell table:style-name="ce106" office:value-type="string">
            <text:p>Gross Profit</text:p>
          </table:table-cell>
          <table:table-cell table:number-columns-repeated="2" table:style-name="ce106"/>
          <table:table-cell table:style-name="ce140" table:formula="of:=[.BT6]-[.BT7]" office:value-type="string">
            <text:p>  5,551,659 </text:p>
          </table:table-cell>
          <table:table-cell table:style-name="ce140" table:formula="of:=[.BU6]-[.BU7]" office:value-type="string">
            <text:p>  5,551,659 </text:p>
          </table:table-cell>
          <table:table-cell table:style-name="ce140" table:formula="of:=[.BV6]-[.BV7]" office:value-type="string">
            <text:p>  5,551,659 </text:p>
          </table:table-cell>
          <table:table-cell table:style-name="ce140" table:formula="of:=[.BW6]-[.BW7]" office:value-type="string">
            <text:p>  5,551,659 </text:p>
          </table:table-cell>
          <table:table-cell table:style-name="ce140" table:formula="of:=[.BX6]-[.BX7]" office:value-type="string">
            <text:p>  5,551,659 </text:p>
          </table:table-cell>
          <table:table-cell table:style-name="ce140" table:formula="of:=[.BY6]-[.BY7]" office:value-type="string">
            <text:p>  5,551,659 </text:p>
          </table:table-cell>
          <table:table-cell table:style-name="ce140" table:formula="of:=[.BZ6]-[.BZ7]" office:value-type="string">
            <text:p>  5,551,659 </text:p>
          </table:table-cell>
          <table:table-cell table:style-name="ce140" table:formula="of:=[.CA6]-[.CA7]" office:value-type="string">
            <text:p>  5,551,659 </text:p>
          </table:table-cell>
          <table:table-cell table:style-name="ce140" table:formula="of:=[.CB6]-[.CB7]" office:value-type="string">
            <text:p>  5,551,659 </text:p>
          </table:table-cell>
          <table:table-cell table:style-name="ce140" table:formula="of:=[.CC6]-[.CC7]" office:value-type="string">
            <text:p>  5,551,659 </text:p>
          </table:table-cell>
          <table:table-cell table:style-name="ce140" table:formula="of:=[.CD6]-[.CD7]" office:value-type="string">
            <text:p>  5,551,659 </text:p>
          </table:table-cell>
          <table:table-cell table:style-name="ce140" table:formula="of:=[.CE6]-[.CE7]" office:value-type="string">
            <text:p>  5,551,659 </text:p>
          </table:table-cell>
          <table:table-cell table:style-name="ce141" table:formula="of:=[.CF6]-[.CF7]" office:value-type="string">
            <text:p>  66,619,914 </text:p>
          </table:table-cell>
          <table:table-cell table:style-name="ce46"/>
          <table:table-cell table:number-columns-repeated="9" table:style-name="ce136"/>
        </table:table-row>
        <table:table-row table:style-name="ro5">
          <table:table-cell table:style-name="ce46"/>
          <table:table-cell table:style-name="ce63" office:value-type="string">
            <text:p>Gross Profit %</text:p>
          </table:table-cell>
          <table:table-cell table:number-columns-repeated="2" table:style-name="ce63"/>
          <table:table-cell table:style-name="ce106"/>
          <table:table-cell table:number-columns-repeated="5" table:style-name="ce77"/>
          <table:table-cell table:number-columns-repeated="5" table:style-name="ce142"/>
          <table:table-cell table:style-name="ce143">
            <office:annotation office:display="false" draw:text-style-name="" svg:width="0in" svg:height="0in" svg:x="0in" svg:y="0in">
              <text:p><text:span text:style-name="T0">ty cabaya:</text:span></text:p>
              <text:p text:style-name=""/>
            </office:annotation>
          </table:table-cell>
          <table:table-cell table:style-name="ce46"/>
          <table:table-cell table:style-name="ce135" office:value-type="string">
            <text:p>Gross Profit %</text:p>
          </table:table-cell>
          <table:table-cell table:number-columns-repeated="2" table:style-name="ce135"/>
          <table:table-cell table:style-name="ce142" table:formula="of:=[.U8]/[.U6]" office:value-type="string">
            <text:p>75%</text:p>
          </table:table-cell>
          <table:table-cell table:style-name="ce142" table:formula="of:=[.V8]/[.V6]" office:value-type="string">
            <text:p>75%</text:p>
          </table:table-cell>
          <table:table-cell table:style-name="ce142" table:formula="of:=[.W8]/[.W6]" office:value-type="string">
            <text:p>75%</text:p>
          </table:table-cell>
          <table:table-cell table:style-name="ce142" table:formula="of:=[.X8]/[.X6]" office:value-type="string">
            <text:p>75%</text:p>
          </table:table-cell>
          <table:table-cell table:style-name="ce142" table:formula="of:=[.Y8]/[.Y6]" office:value-type="string">
            <text:p>75%</text:p>
          </table:table-cell>
          <table:table-cell table:style-name="ce142" table:formula="of:=[.Z8]/[.Z6]" office:value-type="string">
            <text:p>75%</text:p>
          </table:table-cell>
          <table:table-cell table:style-name="ce142" table:formula="of:=[.AA8]/[.AA6]" office:value-type="string">
            <text:p>75%</text:p>
          </table:table-cell>
          <table:table-cell table:style-name="ce142" table:formula="of:=[.AB8]/[.AB6]" office:value-type="string">
            <text:p>75%</text:p>
          </table:table-cell>
          <table:table-cell table:style-name="ce142" table:formula="of:=[.AC8]/[.AC6]" office:value-type="string">
            <text:p>75%</text:p>
          </table:table-cell>
          <table:table-cell table:style-name="ce142" table:formula="of:=[.AD8]/[.AD6]" office:value-type="string">
            <text:p>75%</text:p>
          </table:table-cell>
          <table:table-cell table:style-name="ce142" table:formula="of:=[.AE8]/[.AE6]" office:value-type="string">
            <text:p>75%</text:p>
          </table:table-cell>
          <table:table-cell table:style-name="ce142" table:formula="of:=[.AF8]/[.AF6]" office:value-type="string">
            <text:p>75%</text:p>
          </table:table-cell>
          <table:table-cell table:style-name="ce144" table:formula="of:=[.AG8]/[.AG6]" office:value-type="string">
            <text:p>75%</text:p>
          </table:table-cell>
          <table:table-cell table:style-name="ce46"/>
          <table:table-cell table:style-name="ce106" office:value-type="string">
            <text:p>Gross Profit %</text:p>
          </table:table-cell>
          <table:table-cell table:number-columns-repeated="2" table:style-name="ce106"/>
          <table:table-cell table:style-name="ce142" table:formula="of:=[.AL8]/[.AL6]" office:value-type="string">
            <text:p>75%</text:p>
          </table:table-cell>
          <table:table-cell table:style-name="ce142" table:formula="of:=[.AM8]/[.AM6]" office:value-type="string">
            <text:p>75%</text:p>
          </table:table-cell>
          <table:table-cell table:style-name="ce142" table:formula="of:=[.AN8]/[.AN6]" office:value-type="string">
            <text:p>75%</text:p>
          </table:table-cell>
          <table:table-cell table:style-name="ce142" table:formula="of:=[.AO8]/[.AO6]" office:value-type="string">
            <text:p>75%</text:p>
          </table:table-cell>
          <table:table-cell table:style-name="ce142" table:formula="of:=[.AP8]/[.AP6]" office:value-type="string">
            <text:p>75%</text:p>
          </table:table-cell>
          <table:table-cell table:style-name="ce142" table:formula="of:=[.AQ8]/[.AQ6]" office:value-type="string">
            <text:p>75%</text:p>
          </table:table-cell>
          <table:table-cell table:style-name="ce142" table:formula="of:=[.AR8]/[.AR6]" office:value-type="string">
            <text:p>75%</text:p>
          </table:table-cell>
          <table:table-cell table:style-name="ce142" table:formula="of:=[.AS8]/[.AS6]" office:value-type="string">
            <text:p>75%</text:p>
          </table:table-cell>
          <table:table-cell table:style-name="ce142" table:formula="of:=[.AT8]/[.AT6]" office:value-type="string">
            <text:p>75%</text:p>
          </table:table-cell>
          <table:table-cell table:style-name="ce142" table:formula="of:=[.AU8]/[.AU6]" office:value-type="string">
            <text:p>75%</text:p>
          </table:table-cell>
          <table:table-cell table:style-name="ce142" table:formula="of:=[.AV8]/[.AV6]" office:value-type="string">
            <text:p>75%</text:p>
          </table:table-cell>
          <table:table-cell table:style-name="ce142" table:formula="of:=[.AW8]/[.AW6]" office:value-type="string">
            <text:p>75%</text:p>
          </table:table-cell>
          <table:table-cell table:style-name="ce144" table:formula="of:=[.AX8]/[.AX6]" office:value-type="string">
            <text:p>75%</text:p>
          </table:table-cell>
          <table:table-cell table:style-name="ce46"/>
          <table:table-cell table:style-name="ce106" office:value-type="string">
            <text:p>Gross Profit %</text:p>
          </table:table-cell>
          <table:table-cell table:number-columns-repeated="2" table:style-name="ce106"/>
          <table:table-cell table:style-name="ce142" table:formula="of:=[.BC8]/[.BC6]" office:value-type="string">
            <text:p>75%</text:p>
          </table:table-cell>
          <table:table-cell table:style-name="ce142" table:formula="of:=[.BD8]/[.BD6]" office:value-type="string">
            <text:p>75%</text:p>
          </table:table-cell>
          <table:table-cell table:style-name="ce142" table:formula="of:=[.BE8]/[.BE6]" office:value-type="string">
            <text:p>75%</text:p>
          </table:table-cell>
          <table:table-cell table:style-name="ce142" table:formula="of:=[.BF8]/[.BF6]" office:value-type="string">
            <text:p>75%</text:p>
          </table:table-cell>
          <table:table-cell table:style-name="ce142" table:formula="of:=[.BG8]/[.BG6]" office:value-type="string">
            <text:p>75%</text:p>
          </table:table-cell>
          <table:table-cell table:style-name="ce142" table:formula="of:=[.BH8]/[.BH6]" office:value-type="string">
            <text:p>75%</text:p>
          </table:table-cell>
          <table:table-cell table:style-name="ce142" table:formula="of:=[.BI8]/[.BI6]" office:value-type="string">
            <text:p>75%</text:p>
          </table:table-cell>
          <table:table-cell table:style-name="ce142" table:formula="of:=[.BJ8]/[.BJ6]" office:value-type="string">
            <text:p>75%</text:p>
          </table:table-cell>
          <table:table-cell table:style-name="ce142" table:formula="of:=[.BK8]/[.BK6]" office:value-type="string">
            <text:p>75%</text:p>
          </table:table-cell>
          <table:table-cell table:style-name="ce142" table:formula="of:=[.BL8]/[.BL6]" office:value-type="string">
            <text:p>75%</text:p>
          </table:table-cell>
          <table:table-cell table:style-name="ce142" table:formula="of:=[.BM8]/[.BM6]" office:value-type="string">
            <text:p>75%</text:p>
          </table:table-cell>
          <table:table-cell table:style-name="ce142" table:formula="of:=[.BN8]/[.BN6]" office:value-type="string">
            <text:p>75%</text:p>
          </table:table-cell>
          <table:table-cell table:style-name="ce144" table:formula="of:=[.BO8]/[.BO6]" office:value-type="string">
            <text:p>75%</text:p>
          </table:table-cell>
          <table:table-cell table:style-name="ce46"/>
          <table:table-cell table:style-name="ce106" office:value-type="string">
            <text:p>Gross Profit %</text:p>
          </table:table-cell>
          <table:table-cell table:number-columns-repeated="2" table:style-name="ce106"/>
          <table:table-cell table:style-name="ce142" table:formula="of:=[.BT8]/[.BT6]" office:value-type="string">
            <text:p>90%</text:p>
          </table:table-cell>
          <table:table-cell table:style-name="ce142" table:formula="of:=[.BU8]/[.BU6]" office:value-type="string">
            <text:p>90%</text:p>
          </table:table-cell>
          <table:table-cell table:style-name="ce142" table:formula="of:=[.BV8]/[.BV6]" office:value-type="string">
            <text:p>90%</text:p>
          </table:table-cell>
          <table:table-cell table:style-name="ce142" table:formula="of:=[.BW8]/[.BW6]" office:value-type="string">
            <text:p>90%</text:p>
          </table:table-cell>
          <table:table-cell table:style-name="ce142" table:formula="of:=[.BX8]/[.BX6]" office:value-type="string">
            <text:p>90%</text:p>
          </table:table-cell>
          <table:table-cell table:style-name="ce142" table:formula="of:=[.BY8]/[.BY6]" office:value-type="string">
            <text:p>90%</text:p>
          </table:table-cell>
          <table:table-cell table:style-name="ce142" table:formula="of:=[.BZ8]/[.BZ6]" office:value-type="string">
            <text:p>90%</text:p>
          </table:table-cell>
          <table:table-cell table:style-name="ce142" table:formula="of:=[.CA8]/[.CA6]" office:value-type="string">
            <text:p>90%</text:p>
          </table:table-cell>
          <table:table-cell table:style-name="ce142" table:formula="of:=[.CB8]/[.CB6]" office:value-type="string">
            <text:p>90%</text:p>
          </table:table-cell>
          <table:table-cell table:style-name="ce142" table:formula="of:=[.CC8]/[.CC6]" office:value-type="string">
            <text:p>90%</text:p>
          </table:table-cell>
          <table:table-cell table:style-name="ce142" table:formula="of:=[.CD8]/[.CD6]" office:value-type="string">
            <text:p>90%</text:p>
          </table:table-cell>
          <table:table-cell table:style-name="ce142" table:formula="of:=[.CE8]/[.CE6]" office:value-type="string">
            <text:p>90%</text:p>
          </table:table-cell>
          <table:table-cell table:style-name="ce144" table:formula="of:=[.CF8]/[.CF6]" office:value-type="string">
            <text:p>90%</text:p>
          </table:table-cell>
          <table:table-cell table:style-name="ce46"/>
          <table:table-cell table:number-columns-repeated="9" table:style-name="ce136"/>
        </table:table-row>
        <table:table-row table:style-name="ro16">
          <table:table-cell table:style-name="ce48" office:value-type="string">
            <text:p>Expenses</text:p>
          </table:table-cell>
          <table:table-cell table:style-name="ce22"/>
          <table:table-cell table:style-name="ce48"/>
          <table:table-cell table:style-name="ce48" office:value-type="string">
            <text:p> </text:p>
          </table:table-cell>
          <table:table-cell table:style-name="ce87"/>
          <table:table-cell table:number-columns-repeated="10" table:style-name="ce72"/>
          <table:table-cell table:style-name="ce134"/>
          <table:table-cell table:style-name="ce48" office:value-type="string">
            <text:p>Expenses</text:p>
          </table:table-cell>
          <table:table-cell table:style-name="ce22"/>
          <table:table-cell table:style-name="ce48"/>
          <table:table-cell table:style-name="ce48" office:value-type="string">
            <text:p> </text:p>
          </table:table-cell>
          <table:table-cell table:number-columns-repeated="2" table:style-name="ce72"/>
          <table:table-cell table:style-name="ce145"/>
          <table:table-cell table:number-columns-repeated="9" table:style-name="ce72"/>
          <table:table-cell table:style-name="ce134"/>
          <table:table-cell table:style-name="ce48" office:value-type="string">
            <text:p>Expenses</text:p>
          </table:table-cell>
          <table:table-cell table:style-name="ce22"/>
          <table:table-cell table:style-name="ce48"/>
          <table:table-cell table:style-name="ce48" office:value-type="string">
            <text:p> </text:p>
          </table:table-cell>
          <table:table-cell table:style-name="ce72"/>
          <table:table-cell table:style-name="ce145"/>
          <table:table-cell table:number-columns-repeated="10" table:style-name="ce72"/>
          <table:table-cell table:style-name="ce134"/>
          <table:table-cell table:style-name="ce48" office:value-type="string">
            <text:p>Expenses</text:p>
          </table:table-cell>
          <table:table-cell table:style-name="ce22"/>
          <table:table-cell table:style-name="ce48"/>
          <table:table-cell table:style-name="ce48" office:value-type="string">
            <text:p> </text:p>
          </table:table-cell>
          <table:table-cell table:style-name="ce146"/>
          <table:table-cell table:number-columns-repeated="11" table:style-name="ce72"/>
          <table:table-cell table:style-name="ce134"/>
          <table:table-cell table:style-name="ce48" office:value-type="string">
            <text:p>Expenses</text:p>
          </table:table-cell>
          <table:table-cell table:style-name="ce22"/>
          <table:table-cell table:style-name="ce48"/>
          <table:table-cell table:style-name="ce48" office:value-type="string">
            <text:p> </text:p>
          </table:table-cell>
          <table:table-cell table:number-columns-repeated="12" table:style-name="ce72"/>
          <table:table-cell table:style-name="ce134"/>
          <table:table-cell table:style-name="ce22"/>
          <table:table-cell table:number-columns-repeated="9" table:style-name="ce25"/>
        </table:table-row>
        <table:table-row table:style-name="ro6">
          <table:table-cell table:style-name="ce21" office:value-type="string">
            <text:p>Administrative Payroll</text:p>
          </table:table-cell>
          <table:table-cell table:number-columns-repeated="3" table:style-name="ce48"/>
          <table:table-cell table:style-name="ce138" office:value-type="string">
            <text:p>#</text:p>
          </table:table-cell>
          <table:table-cell table:style-name="ce128" office:value-type="float" office:value="3">
            <text:p> 3 </text:p>
          </table:table-cell>
          <table:table-cell table:style-name="ce128" office:value-type="float" office:value="3">
            <text:p> 3 </text:p>
          </table:table-cell>
          <table:table-cell table:style-name="ce128" office:value-type="float" office:value="3">
            <text:p> 3 </text:p>
          </table:table-cell>
          <table:table-cell table:style-name="ce128" office:value-type="float" office:value="3">
            <text:p> 3 </text:p>
          </table:table-cell>
          <table:table-cell table:style-name="ce128" office:value-type="float" office:value="3">
            <text:p> 3 </text:p>
          </table:table-cell>
          <table:table-cell table:style-name="ce128" office:value-type="float" office:value="3">
            <text:p> 3 </text:p>
          </table:table-cell>
          <table:table-cell table:style-name="ce128" office:value-type="float" office:value="4">
            <text:p> 4 </text:p>
          </table:table-cell>
          <table:table-cell table:style-name="ce128" office:value-type="float" office:value="4">
            <text:p> 4 </text:p>
          </table:table-cell>
          <table:table-cell table:style-name="ce128" office:value-type="float" office:value="4">
            <text:p> 4 </text:p>
          </table:table-cell>
          <table:table-cell table:style-name="ce128" office:value-type="float" office:value="4">
            <text:p> 4 </text:p>
          </table:table-cell>
          <table:table-cell table:style-name="ce134"/>
          <table:table-cell table:style-name="ce21" office:value-type="string">
            <text:p>Administrative Payroll                          #</text:p>
          </table:table-cell>
          <table:table-cell table:number-columns-repeated="3" table:style-name="ce48"/>
          <table:table-cell table:style-name="ce128" office:value-type="float" office:value="4">
            <text:p> 4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28" office:value-type="float" office:value="8">
            <text:p> 8 </text:p>
          </table:table-cell>
          <table:table-cell table:style-name="ce147"/>
          <table:table-cell table:style-name="ce21" office:value-type="string">
            <text:p>Administrative Payroll                                 #</text:p>
          </table:table-cell>
          <table:table-cell table:number-columns-repeated="3" table:style-name="ce48"/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28" office:value-type="float" office:value="12">
            <text:p> 12 </text:p>
          </table:table-cell>
          <table:table-cell table:style-name="ce147"/>
          <table:table-cell table:style-name="ce21" office:value-type="string">
            <text:p>Administrative Payroll                                   #</text:p>
          </table:table-cell>
          <table:table-cell table:number-columns-repeated="3" table:style-name="ce48"/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29" office:value-type="float" office:value="15">
            <text:p> 15 </text:p>
          </table:table-cell>
          <table:table-cell table:style-name="ce147"/>
          <table:table-cell table:style-name="ce21" office:value-type="string">
            <text:p>Administrative Payroll                                 #</text:p>
          </table:table-cell>
          <table:table-cell table:number-columns-repeated="3" table:style-name="ce48"/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28" office:value-type="float" office:value="18">
            <text:p> 18 </text:p>
          </table:table-cell>
          <table:table-cell table:style-name="ce134"/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148" office:value-type="string">
            <text:p>CEO</text:p>
          </table:table-cell>
          <table:table-cell table:style-name="ce149"/>
          <table:table-cell table:style-name="ce150"/>
          <table:table-cell table:style-name="ce77"/>
          <table:table-cell table:style-name="ce35" office:value-type="float" office:value="0">
            <text:p> - </text:p>
          </table:table-cell>
          <table:table-cell table:style-name="ce35" office:value-type="float" office:value="0">
            <text:p> - </text:p>
          </table:table-cell>
          <table:table-cell table:style-name="ce35" office:value-type="float" office:value="0">
            <text:p> - </text:p>
          </table:table-cell>
          <table:table-cell table:style-name="ce35" office:value-type="float" office:value="0">
            <text:p> - </text:p>
          </table:table-cell>
          <table:table-cell table:style-name="ce151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134" table:formula="of:=SUM([.F12:.O12])" office:value-type="string">
            <text:p>  30,000 </text:p>
          </table:table-cell>
          <table:table-cell table:style-name="ce21"/>
          <table:table-cell table:style-name="ce148" office:value-type="string">
            <text:p>CEO</text:p>
          </table:table-cell>
          <table:table-cell table:style-name="ce149"/>
          <table:table-cell table:style-name="ce150"/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35" office:value-type="float" office:value="5000">
            <text:p> 5,000 </text:p>
          </table:table-cell>
          <table:table-cell table:style-name="ce134" table:formula="of:=SUM([.U12:.AF12])" office:value-type="string">
            <text:p>  60,000 </text:p>
          </table:table-cell>
          <table:table-cell table:style-name="ce21"/>
          <table:table-cell table:style-name="ce148" office:value-type="string">
            <text:p>CEO</text:p>
          </table:table-cell>
          <table:table-cell table:style-name="ce149"/>
          <table:table-cell table:style-name="ce150"/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35" office:value-type="float" office:value="5250">
            <text:p> 5,250 </text:p>
          </table:table-cell>
          <table:table-cell table:style-name="ce134" table:formula="of:=SUM([.AL12:.AW12])" office:value-type="string">
            <text:p>  63,000 </text:p>
          </table:table-cell>
          <table:table-cell table:style-name="ce21"/>
          <table:table-cell table:style-name="ce148" office:value-type="string">
            <text:p>CEO</text:p>
          </table:table-cell>
          <table:table-cell table:style-name="ce149"/>
          <table:table-cell table:style-name="ce150"/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134" table:formula="of:=SUM([.BC12:.BN12])" office:value-type="string">
            <text:p>  72,000 </text:p>
          </table:table-cell>
          <table:table-cell table:style-name="ce21"/>
          <table:table-cell table:style-name="ce148" office:value-type="string">
            <text:p>CEO</text:p>
          </table:table-cell>
          <table:table-cell table:style-name="ce149"/>
          <table:table-cell table:style-name="ce150"/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35" office:value-type="float" office:value="6000">
            <text:p> 6,000 </text:p>
          </table:table-cell>
          <table:table-cell table:style-name="ce134" table:formula="of:=SUM([.BT12:.CE12])" office:value-type="string">
            <text:p>  72,0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67" table:number-columns-spanned="3" table:number-rows-spanned="1" office:value-type="string">
            <text:p>CTO</text:p>
          </table:table-cell>
          <table:covered-table-cell table:number-columns-repeated="2"/>
          <table:table-cell table:style-name="ce106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134" table:formula="of:=SUM([.F13:.O13])" office:value-type="string">
            <text:p>  16,000 </text:p>
          </table:table-cell>
          <table:table-cell table:style-name="ce22"/>
          <table:table-cell table:style-name="ce67" table:number-columns-spanned="3" table:number-rows-spanned="1" office:value-type="string">
            <text:p>CTO</text:p>
          </table:table-cell>
          <table:covered-table-cell table:number-columns-repeated="2"/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48" office:value-type="float" office:value="10000">
            <text:p> 10,000 </text:p>
          </table:table-cell>
          <table:table-cell table:style-name="ce134" table:formula="of:=SUM([.U13:.AF13])" office:value-type="string">
            <text:p>  120,000 </text:p>
          </table:table-cell>
          <table:table-cell table:style-name="ce22"/>
          <table:table-cell table:style-name="ce67" table:number-columns-spanned="3" table:number-rows-spanned="1" office:value-type="string">
            <text:p>CTO</text:p>
          </table:table-cell>
          <table:covered-table-cell table:number-columns-repeated="2"/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48" office:value-type="float" office:value="10300">
            <text:p> 10,300 </text:p>
          </table:table-cell>
          <table:table-cell table:style-name="ce134" table:formula="of:=SUM([.AL13:.AW13])" office:value-type="string">
            <text:p>  123,600 </text:p>
          </table:table-cell>
          <table:table-cell table:style-name="ce22"/>
          <table:table-cell table:style-name="ce67" table:number-columns-spanned="3" table:number-rows-spanned="1" office:value-type="string">
            <text:p>CTO</text:p>
          </table:table-cell>
          <table:covered-table-cell table:number-columns-repeated="2"/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48" office:value-type="float" office:value="11000">
            <text:p> 11,000 </text:p>
          </table:table-cell>
          <table:table-cell table:style-name="ce134" table:formula="of:=SUM([.BC13:.BN13])" office:value-type="string">
            <text:p>  132,000 </text:p>
          </table:table-cell>
          <table:table-cell table:style-name="ce22"/>
          <table:table-cell table:style-name="ce67" table:number-columns-spanned="3" table:number-rows-spanned="1" office:value-type="string">
            <text:p>CTO</text:p>
          </table:table-cell>
          <table:covered-table-cell table:number-columns-repeated="2"/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48" office:value-type="float" office:value="11500">
            <text:p> 11,500 </text:p>
          </table:table-cell>
          <table:table-cell table:style-name="ce134" table:formula="of:=SUM([.BT13:.CE13])" office:value-type="string">
            <text:p>  138,0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154" office:value-type="string">
            <text:p>CFO</text:p>
          </table:table-cell>
          <table:table-cell table:style-name="ce155"/>
          <table:table-cell table:style-name="ce156"/>
          <table:table-cell table:style-name="ce106"/>
          <table:table-cell table:number-columns-repeated="5" table:style-name="ce48"/>
          <table:table-cell table:style-name="ce48" office:value-type="float" office:value="500">
            <text:p> 5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1200">
            <text:p> 1,200 </text:p>
          </table:table-cell>
          <table:table-cell table:style-name="ce48" office:value-type="float" office:value="1200">
            <text:p> 1,200 </text:p>
          </table:table-cell>
          <table:table-cell table:style-name="ce48" office:value-type="float" office:value="1200">
            <text:p> 1,200 </text:p>
          </table:table-cell>
          <table:table-cell table:style-name="ce134" table:formula="of:=SUM([.F14:.O14])" office:value-type="string">
            <text:p>  4,900 </text:p>
          </table:table-cell>
          <table:table-cell table:style-name="ce22"/>
          <table:table-cell table:style-name="ce154" office:value-type="string">
            <text:p>CFO</text:p>
          </table:table-cell>
          <table:table-cell table:style-name="ce155"/>
          <table:table-cell table:style-name="ce156"/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134" table:formula="of:=SUM([.U14:.AF14])" office:value-type="string">
            <text:p>  24,000 </text:p>
          </table:table-cell>
          <table:table-cell table:style-name="ce22"/>
          <table:table-cell table:style-name="ce154" office:value-type="string">
            <text:p>CFO</text:p>
          </table:table-cell>
          <table:table-cell table:style-name="ce155"/>
          <table:table-cell table:style-name="ce156"/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134" table:formula="of:=SUM([.AL14:.AW14])" office:value-type="string">
            <text:p>  27,000 </text:p>
          </table:table-cell>
          <table:table-cell table:style-name="ce22"/>
          <table:table-cell table:style-name="ce154" office:value-type="string">
            <text:p>CFO</text:p>
          </table:table-cell>
          <table:table-cell table:style-name="ce155"/>
          <table:table-cell table:style-name="ce156"/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134" table:formula="of:=SUM([.BC14:.BN14])" office:value-type="string">
            <text:p>  30,000 </text:p>
          </table:table-cell>
          <table:table-cell table:style-name="ce22"/>
          <table:table-cell table:style-name="ce154" office:value-type="string">
            <text:p>CFO</text:p>
          </table:table-cell>
          <table:table-cell table:style-name="ce155"/>
          <table:table-cell table:style-name="ce156"/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48" office:value-type="float" office:value="2750">
            <text:p> 2,750 </text:p>
          </table:table-cell>
          <table:table-cell table:style-name="ce134" table:formula="of:=SUM([.BT14:.CE14])" office:value-type="string">
            <text:p>  33,0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157" office:value-type="string">
            <text:p>CCO</text:p>
          </table:table-cell>
          <table:table-cell table:style-name="ce64"/>
          <table:table-cell table:style-name="ce158"/>
          <table:table-cell table:style-name="ce106"/>
          <table:table-cell table:number-columns-repeated="5" table:style-name="ce48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134" table:formula="of:=SUM([.F15:.O15])" office:value-type="string">
            <text:p>  - </text:p>
          </table:table-cell>
          <table:table-cell table:style-name="ce22"/>
          <table:table-cell table:style-name="ce159" office:value-type="string">
            <text:p>COO</text:p>
          </table:table-cell>
          <table:table-cell table:style-name="ce64"/>
          <table:table-cell table:style-name="ce158"/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134" table:formula="of:=SUM([.U15:.AF15])" office:value-type="string">
            <text:p>  60,000 </text:p>
          </table:table-cell>
          <table:table-cell table:style-name="ce22"/>
          <table:table-cell table:style-name="ce159" office:value-type="string">
            <text:p>COO</text:p>
          </table:table-cell>
          <table:table-cell table:style-name="ce64"/>
          <table:table-cell table:style-name="ce158"/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134" table:formula="of:=SUM([.AL15:.AW15])" office:value-type="string">
            <text:p>  63,000 </text:p>
          </table:table-cell>
          <table:table-cell table:style-name="ce22"/>
          <table:table-cell table:style-name="ce159" office:value-type="string">
            <text:p>COO</text:p>
          </table:table-cell>
          <table:table-cell table:style-name="ce64"/>
          <table:table-cell table:style-name="ce158"/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134" table:formula="of:=SUM([.BC15:.BN15])" office:value-type="string">
            <text:p>  66,000 </text:p>
          </table:table-cell>
          <table:table-cell table:style-name="ce22"/>
          <table:table-cell table:style-name="ce159" office:value-type="string">
            <text:p>COO</text:p>
          </table:table-cell>
          <table:table-cell table:style-name="ce64"/>
          <table:table-cell table:style-name="ce158"/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134" table:formula="of:=SUM([.BT15:.CE15])" office:value-type="string">
            <text:p>  69,0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159" office:value-type="string">
            <text:p>Communications Contractor </text:p>
          </table:table-cell>
          <table:table-cell table:style-name="ce155"/>
          <table:table-cell table:style-name="ce158"/>
          <table:table-cell table:style-name="ce106"/>
          <table:table-cell table:number-columns-repeated="5" table:style-name="ce48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134" table:formula="of:=SUM([.F16:.O16])" office:value-type="string">
            <text:p>  5,000 </text:p>
          </table:table-cell>
          <table:table-cell table:style-name="ce22"/>
          <table:table-cell table:style-name="ce159" office:value-type="string">
            <text:p>Communications Contractor </text:p>
          </table:table-cell>
          <table:table-cell table:style-name="ce155"/>
          <table:table-cell table:style-name="ce158"/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134" table:formula="of:=SUM([.U16:.AF16])" office:value-type="string">
            <text:p>  24,000 </text:p>
          </table:table-cell>
          <table:table-cell table:style-name="ce22"/>
          <table:table-cell table:style-name="ce159" office:value-type="string">
            <text:p>Communications Contractor </text:p>
          </table:table-cell>
          <table:table-cell table:style-name="ce155"/>
          <table:table-cell table:style-name="ce158"/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48" office:value-type="float" office:value="2100">
            <text:p> 2,100 </text:p>
          </table:table-cell>
          <table:table-cell table:style-name="ce134" table:formula="of:=SUM([.AL16:.AW16])" office:value-type="string">
            <text:p>  25,200 </text:p>
          </table:table-cell>
          <table:table-cell table:style-name="ce22"/>
          <table:table-cell table:style-name="ce159" office:value-type="string">
            <text:p>Communications Contractor </text:p>
          </table:table-cell>
          <table:table-cell table:style-name="ce155"/>
          <table:table-cell table:style-name="ce158"/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48" office:value-type="float" office:value="2200">
            <text:p> 2,200 </text:p>
          </table:table-cell>
          <table:table-cell table:style-name="ce134" table:formula="of:=SUM([.BC16:.BN16])" office:value-type="string">
            <text:p>  26,400 </text:p>
          </table:table-cell>
          <table:table-cell table:style-name="ce22"/>
          <table:table-cell table:style-name="ce159" office:value-type="string">
            <text:p>Communications Contractor </text:p>
          </table:table-cell>
          <table:table-cell table:style-name="ce155"/>
          <table:table-cell table:style-name="ce158"/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48" office:value-type="float" office:value="2300">
            <text:p> 2,300 </text:p>
          </table:table-cell>
          <table:table-cell table:style-name="ce134" table:formula="of:=SUM([.BT16:.CE16])" office:value-type="string">
            <text:p>  27,6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157" office:value-type="string">
            <text:p>Creative Director </text:p>
          </table:table-cell>
          <table:table-cell table:style-name="ce155"/>
          <table:table-cell table:style-name="ce158"/>
          <table:table-cell table:style-name="ce106"/>
          <table:table-cell table:number-columns-repeated="5" table:style-name="ce48"/>
          <table:table-cell table:style-name="ce48" office:value-type="float" office:value="2500">
            <text:p> 2,500 </text:p>
          </table:table-cell>
          <table:table-cell table:style-name="ce89" office:value-type="float" office:value="5000">
            <text:p> 5,000 </text:p>
          </table:table-cell>
          <table:table-cell table:style-name="ce89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134" table:formula="of:=SUM([.F17:.O17])" office:value-type="string">
            <text:p>  22,500 </text:p>
          </table:table-cell>
          <table:table-cell table:style-name="ce22"/>
          <table:table-cell table:style-name="ce157" office:value-type="string">
            <text:p>Creative Director </text:p>
          </table:table-cell>
          <table:table-cell table:style-name="ce155"/>
          <table:table-cell table:style-name="ce158"/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48" office:value-type="float" office:value="5000">
            <text:p> 5,000 </text:p>
          </table:table-cell>
          <table:table-cell table:style-name="ce134" table:formula="of:=SUM([.U17:.AF17])" office:value-type="string">
            <text:p>  60,000 </text:p>
          </table:table-cell>
          <table:table-cell table:style-name="ce22"/>
          <table:table-cell table:style-name="ce159" office:value-type="string">
            <text:p>Creative Director - Richard</text:p>
          </table:table-cell>
          <table:table-cell table:style-name="ce155"/>
          <table:table-cell table:style-name="ce158"/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48" office:value-type="float" office:value="5250">
            <text:p> 5,250 </text:p>
          </table:table-cell>
          <table:table-cell table:style-name="ce134" table:formula="of:=SUM([.AL17:.AW17])" office:value-type="string">
            <text:p>  63,000 </text:p>
          </table:table-cell>
          <table:table-cell table:style-name="ce22"/>
          <table:table-cell table:style-name="ce159" office:value-type="string">
            <text:p>Creative Director - Richard</text:p>
          </table:table-cell>
          <table:table-cell table:style-name="ce155"/>
          <table:table-cell table:style-name="ce158"/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48" office:value-type="float" office:value="5500">
            <text:p> 5,500 </text:p>
          </table:table-cell>
          <table:table-cell table:style-name="ce134" table:formula="of:=SUM([.BC17:.BN17])" office:value-type="string">
            <text:p>  66,000 </text:p>
          </table:table-cell>
          <table:table-cell table:style-name="ce22"/>
          <table:table-cell table:style-name="ce159" office:value-type="string">
            <text:p>Creative Director - Richard</text:p>
          </table:table-cell>
          <table:table-cell table:style-name="ce155"/>
          <table:table-cell table:style-name="ce158"/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48" office:value-type="float" office:value="5750">
            <text:p> 5,750 </text:p>
          </table:table-cell>
          <table:table-cell table:style-name="ce134" table:formula="of:=SUM([.BT17:.CE17])" office:value-type="string">
            <text:p>  69,0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159" office:value-type="string">
            <text:p>Administration &amp; Finance</text:p>
          </table:table-cell>
          <table:table-cell table:style-name="ce160"/>
          <table:table-cell table:style-name="ce158"/>
          <table:table-cell table:style-name="ce106"/>
          <table:table-cell table:number-columns-repeated="5" table:style-name="ce48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134" table:formula="of:=SUM([.F18:.O18])" office:value-type="string">
            <text:p>  3,000 </text:p>
          </table:table-cell>
          <table:table-cell table:style-name="ce22"/>
          <table:table-cell table:style-name="ce159" office:value-type="string">
            <text:p>Administration &amp; Finance</text:p>
          </table:table-cell>
          <table:table-cell table:style-name="ce160"/>
          <table:table-cell table:style-name="ce158"/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48" office:value-type="float" office:value="4000">
            <text:p> 4,000 </text:p>
          </table:table-cell>
          <table:table-cell table:style-name="ce134" table:formula="of:=SUM([.U18:.AF18])" office:value-type="string">
            <text:p>  48,000 </text:p>
          </table:table-cell>
          <table:table-cell table:style-name="ce22"/>
          <table:table-cell table:style-name="ce159" office:value-type="string">
            <text:p>Administration &amp; Finance</text:p>
          </table:table-cell>
          <table:table-cell table:style-name="ce160"/>
          <table:table-cell table:style-name="ce158"/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48" office:value-type="float" office:value="4250">
            <text:p> 4,250 </text:p>
          </table:table-cell>
          <table:table-cell table:style-name="ce134" table:formula="of:=SUM([.AL18:.AW18])" office:value-type="string">
            <text:p>  51,000 </text:p>
          </table:table-cell>
          <table:table-cell table:style-name="ce22"/>
          <table:table-cell table:style-name="ce159" office:value-type="string">
            <text:p>Administration &amp; Finance</text:p>
          </table:table-cell>
          <table:table-cell table:style-name="ce160"/>
          <table:table-cell table:style-name="ce158"/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48" office:value-type="float" office:value="4500">
            <text:p> 4,500 </text:p>
          </table:table-cell>
          <table:table-cell table:style-name="ce134" table:formula="of:=SUM([.BC18:.BN18])" office:value-type="string">
            <text:p>  54,000 </text:p>
          </table:table-cell>
          <table:table-cell table:style-name="ce22"/>
          <table:table-cell table:style-name="ce159" office:value-type="string">
            <text:p>Administration &amp; Finance</text:p>
          </table:table-cell>
          <table:table-cell table:style-name="ce160"/>
          <table:table-cell table:style-name="ce158"/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48" office:value-type="float" office:value="4750">
            <text:p> 4,750 </text:p>
          </table:table-cell>
          <table:table-cell table:style-name="ce134" table:formula="of:=SUM([.BT18:.CE18])" office:value-type="string">
            <text:p>  57,0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159" office:value-type="string">
            <text:p>Other Development Contractors</text:p>
          </table:table-cell>
          <table:table-cell table:style-name="ce160"/>
          <table:table-cell table:style-name="ce158"/>
          <table:table-cell table:style-name="ce106"/>
          <table:table-cell table:number-columns-repeated="5" table:style-name="ce48"/>
          <table:table-cell table:style-name="ce89"/>
          <table:table-cell table:style-name="ce89" office:value-type="float" office:value="2000">
            <text:p> 2,000 </text:p>
          </table:table-cell>
          <table:table-cell table:style-name="ce89" office:value-type="float" office:value="2000">
            <text:p> 2,000 </text:p>
          </table:table-cell>
          <table:table-cell table:style-name="ce89" office:value-type="float" office:value="4000">
            <text:p> 4,000 </text:p>
          </table:table-cell>
          <table:table-cell table:style-name="ce89" office:value-type="float" office:value="4000">
            <text:p> 4,000 </text:p>
          </table:table-cell>
          <table:table-cell table:style-name="ce134" table:formula="of:=SUM([.F19:.O19])" office:value-type="string">
            <text:p>  12,000 </text:p>
          </table:table-cell>
          <table:table-cell table:style-name="ce22"/>
          <table:table-cell table:style-name="ce159" office:value-type="string">
            <text:p> Other Development Contractors</text:p>
          </table:table-cell>
          <table:table-cell table:style-name="ce160"/>
          <table:table-cell table:style-name="ce158"/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134" table:formula="of:=SUM([.U19:.AF19])" office:value-type="string">
            <text:p>  24,000 </text:p>
          </table:table-cell>
          <table:table-cell table:style-name="ce22"/>
          <table:table-cell table:style-name="ce159" office:value-type="string">
            <text:p> Other Development Contractors</text:p>
          </table:table-cell>
          <table:table-cell table:style-name="ce160"/>
          <table:table-cell table:style-name="ce158"/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134" table:formula="of:=SUM([.AL19:.AW19])" office:value-type="string">
            <text:p>  24,000 </text:p>
          </table:table-cell>
          <table:table-cell table:style-name="ce22"/>
          <table:table-cell table:style-name="ce159" office:value-type="string">
            <text:p> Other Development Contractors</text:p>
          </table:table-cell>
          <table:table-cell table:style-name="ce160"/>
          <table:table-cell table:style-name="ce158"/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48" office:value-type="float" office:value="2250">
            <text:p> 2,250 </text:p>
          </table:table-cell>
          <table:table-cell table:style-name="ce134" table:formula="of:=SUM([.BC19:.BN19])" office:value-type="string">
            <text:p>  27,000 </text:p>
          </table:table-cell>
          <table:table-cell table:style-name="ce22"/>
          <table:table-cell table:style-name="ce159" office:value-type="string">
            <text:p> Other Development Contractors</text:p>
          </table:table-cell>
          <table:table-cell table:style-name="ce160"/>
          <table:table-cell table:style-name="ce158"/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48" office:value-type="float" office:value="2500">
            <text:p> 2,500 </text:p>
          </table:table-cell>
          <table:table-cell table:style-name="ce134" table:formula="of:=SUM([.BT19:.CE19])" office:value-type="string">
            <text:p>  30,0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161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106"/>
          <table:table-cell table:number-columns-repeated="5" table:style-name="ce48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134" table:formula="of:=SUM([.F20:.O20])" office:value-type="string">
            <text:p>  - </text:p>
          </table:table-cell>
          <table:table-cell table:style-name="ce22"/>
          <table:table-cell table:style-name="ce161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48" office:value-type="float" office:value="8000">
            <text:p> 8,000 </text:p>
          </table:table-cell>
          <table:table-cell table:style-name="ce134" table:formula="of:=SUM([.U20:.AF20])" office:value-type="string">
            <text:p>  96,000 </text:p>
          </table:table-cell>
          <table:table-cell table:style-name="ce22"/>
          <table:table-cell table:style-name="ce161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48" office:value-type="float" office:value="8200">
            <text:p> 8,200 </text:p>
          </table:table-cell>
          <table:table-cell table:style-name="ce134" table:formula="of:=SUM([.AL20:.AW20])" office:value-type="string">
            <text:p>  98,400 </text:p>
          </table:table-cell>
          <table:table-cell table:style-name="ce22"/>
          <table:table-cell table:style-name="ce161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48" office:value-type="float" office:value="8400">
            <text:p> 8,400 </text:p>
          </table:table-cell>
          <table:table-cell table:style-name="ce134" table:formula="of:=SUM([.BC20:.BN20])" office:value-type="string">
            <text:p>  100,800 </text:p>
          </table:table-cell>
          <table:table-cell table:style-name="ce22"/>
          <table:table-cell table:style-name="ce161" table:number-columns-spanned="3" table:number-rows-spanned="1" office:value-type="string">
            <text:p>Technical Director</text:p>
          </table:table-cell>
          <table:covered-table-cell table:number-columns-repeated="2"/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48" office:value-type="float" office:value="8600">
            <text:p> 8,600 </text:p>
          </table:table-cell>
          <table:table-cell table:style-name="ce134" table:formula="of:=SUM([.BT20:.CE20])" office:value-type="string">
            <text:p>  103,200 </text:p>
          </table:table-cell>
          <table:table-cell table:style-name="ce22"/>
          <table:table-cell table:number-columns-repeated="9" table:style-name="ce25"/>
        </table:table-row>
        <table:table-row table:style-name="ro6">
          <table:table-cell table:style-name="ce21" office:value-type="string">
            <text:p>x</text:p>
          </table:table-cell>
          <table:table-cell table:style-name="ce63" office:value-type="string">
            <text:p>Advisors (3 independent contracts@ $500 each / mth.)</text:p>
          </table:table-cell>
          <table:table-cell table:number-columns-repeated="2" table:style-name="ce63"/>
          <table:table-cell table:style-name="ce106"/>
          <table:table-cell table:style-name="ce72" table:formula="of:=SUM([.F12:.F20])*0.2" office:value-type="string">
            <text:p>  - </text:p>
          </table:table-cell>
          <table:table-cell table:style-name="ce72" table:formula="of:=SUM([.G12:.G20])*0.2" office:value-type="string">
            <text:p>  - </text:p>
          </table:table-cell>
          <table:table-cell table:style-name="ce72" table:formula="of:=SUM([.H12:.H20])*0.2" office:value-type="string">
            <text:p>  - </text:p>
          </table:table-cell>
          <table:table-cell table:style-name="ce72" table:formula="of:=SUM([.I12:.I20])*0.2" office:value-type="string">
            <text:p>  - </text:p>
          </table:table-cell>
          <table:table-cell table:style-name="ce72" table:formula="of:=SUM([.J12:.J20])*0.2" office:value-type="string">
            <text:p>  1,000 </text:p>
          </table:table-cell>
          <table:table-cell table:style-name="ce72" office:value-type="float" office:value="0">
            <text:p> - </text:p>
          </table:table-cell>
          <table:table-cell table:style-name="ce72" office:value-type="float" office:value="0">
            <text:p> - </text:p>
          </table:table-cell>
          <table:table-cell table:style-name="ce72" office:value-type="float" office:value="0">
            <text:p> - </text:p>
          </table:table-cell>
          <table:table-cell table:style-name="ce72" office:value-type="float" office:value="0">
            <text:p> - </text:p>
          </table:table-cell>
          <table:table-cell table:style-name="ce72" office:value-type="float" office:value="0">
            <text:p> - </text:p>
          </table:table-cell>
          <table:table-cell table:style-name="ce126" table:formula="of:=SUM([.F21:.O21])" office:value-type="string">
            <text:p>  1,000 </text:p>
          </table:table-cell>
          <table:table-cell table:style-name="ce22"/>
          <table:table-cell table:style-name="ce63" office:value-type="string">
            <text:p>Advisors (3 independent contracts@ $500 each / mth.)</text:p>
          </table:table-cell>
          <table:table-cell table:number-columns-repeated="2" table:style-name="ce63"/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126" table:formula="of:=SUM([.U21:.AF21])" office:value-type="string">
            <text:p>  18,000 </text:p>
          </table:table-cell>
          <table:table-cell table:style-name="ce22"/>
          <table:table-cell table:style-name="ce63" office:value-type="string">
            <text:p>Advisors (3 independent contracts@ $500 each / mth.)</text:p>
          </table:table-cell>
          <table:table-cell table:number-columns-repeated="2" table:style-name="ce63"/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134" table:formula="of:=SUM([.AL21:.AW21])" office:value-type="string">
            <text:p>  18,000 </text:p>
          </table:table-cell>
          <table:table-cell table:style-name="ce22"/>
          <table:table-cell table:style-name="ce63" office:value-type="string">
            <text:p>Advisors (3 independent contracts@ $500 each / mth.)</text:p>
          </table:table-cell>
          <table:table-cell table:number-columns-repeated="2" table:style-name="ce63"/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126" table:formula="of:=SUM([.BC21:.BN21])" office:value-type="string">
            <text:p>  18,000 </text:p>
          </table:table-cell>
          <table:table-cell table:style-name="ce22"/>
          <table:table-cell table:style-name="ce63" office:value-type="string">
            <text:p>Advisors (3 independent contracts@ $500 each / mth.)</text:p>
          </table:table-cell>
          <table:table-cell table:number-columns-repeated="2" table:style-name="ce63"/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72" office:value-type="float" office:value="1500">
            <text:p> 1,500 </text:p>
          </table:table-cell>
          <table:table-cell table:style-name="ce126" table:formula="of:=SUM([.BT21:.CE21])" office:value-type="string">
            <text:p>  18,000 </text:p>
          </table:table-cell>
          <table:table-cell table:style-name="ce22"/>
          <table:table-cell table:number-columns-repeated="9" table:style-name="ce25"/>
        </table:table-row>
        <table:table-row table:style-name="ro16">
          <table:table-cell table:style-name="ce48" office:value-type="string">
            <text:p>Total Compensation Costs</text:p>
          </table:table-cell>
          <table:table-cell table:number-columns-repeated="3" table:style-name="ce48"/>
          <table:table-cell table:style-name="ce106"/>
          <table:table-cell table:style-name="ce128" table:formula="of:=SUM([.F12:.F21])" office:value-type="string">
            <text:p>  - </text:p>
          </table:table-cell>
          <table:table-cell table:style-name="ce128" table:formula="of:=SUM([.G12:.G21])" office:value-type="string">
            <text:p>  - </text:p>
          </table:table-cell>
          <table:table-cell table:style-name="ce128" table:formula="of:=SUM([.H12:.H21])" office:value-type="string">
            <text:p>  - </text:p>
          </table:table-cell>
          <table:table-cell table:style-name="ce128" table:formula="of:=SUM([.I12:.I21])" office:value-type="string">
            <text:p>  - </text:p>
          </table:table-cell>
          <table:table-cell table:style-name="ce128" table:formula="of:=SUM([.J12:.J21])" office:value-type="string">
            <text:p>  6,000 </text:p>
          </table:table-cell>
          <table:table-cell table:style-name="ce128" table:formula="of:=SUM([.K12:.K21])" office:value-type="string">
            <text:p>  8,000 </text:p>
          </table:table-cell>
          <table:table-cell table:style-name="ce128" table:formula="of:=SUM([.L12:.L21])" office:value-type="string">
            <text:p>  12,800 </text:p>
          </table:table-cell>
          <table:table-cell table:style-name="ce128" table:formula="of:=SUM([.M12:.M21])" office:value-type="string">
            <text:p>  15,200 </text:p>
          </table:table-cell>
          <table:table-cell table:style-name="ce128" table:formula="of:=SUM([.N12:.N21])" office:value-type="string">
            <text:p>  26,200 </text:p>
          </table:table-cell>
          <table:table-cell table:style-name="ce128" table:formula="of:=SUM([.O12:.O21])" office:value-type="string">
            <text:p>  26,200 </text:p>
          </table:table-cell>
          <table:table-cell table:style-name="ce139" table:formula="of:=SUM([.F22:.O22])" office:value-type="string">
            <text:p>  94,400 </text:p>
          </table:table-cell>
          <table:table-cell table:style-name="ce48" office:value-type="string">
            <text:p>Total Compensation Costs</text:p>
          </table:table-cell>
          <table:table-cell table:number-columns-repeated="3" table:style-name="ce48"/>
          <table:table-cell table:style-name="ce128" table:formula="of:=SUM([.U12:.U21])" office:value-type="string">
            <text:p>  44,500 </text:p>
          </table:table-cell>
          <table:table-cell table:style-name="ce128" table:formula="of:=SUM([.V12:.V21])" office:value-type="string">
            <text:p>  44,500 </text:p>
          </table:table-cell>
          <table:table-cell table:style-name="ce128" table:formula="of:=SUM([.W12:.W21])" office:value-type="string">
            <text:p>  44,500 </text:p>
          </table:table-cell>
          <table:table-cell table:style-name="ce128" table:formula="of:=SUM([.X12:.X21])" office:value-type="string">
            <text:p>  44,500 </text:p>
          </table:table-cell>
          <table:table-cell table:style-name="ce128" table:formula="of:=SUM([.Y12:.Y21])" office:value-type="string">
            <text:p>  44,500 </text:p>
          </table:table-cell>
          <table:table-cell table:style-name="ce128" table:formula="of:=SUM([.Z12:.Z21])" office:value-type="string">
            <text:p>  44,500 </text:p>
          </table:table-cell>
          <table:table-cell table:style-name="ce128" table:formula="of:=SUM([.AA12:.AA21])" office:value-type="string">
            <text:p>  44,500 </text:p>
          </table:table-cell>
          <table:table-cell table:style-name="ce128" table:formula="of:=SUM([.AB12:.AB21])" office:value-type="string">
            <text:p>  44,500 </text:p>
          </table:table-cell>
          <table:table-cell table:style-name="ce128" table:formula="of:=SUM([.AC12:.AC21])" office:value-type="string">
            <text:p>  44,500 </text:p>
          </table:table-cell>
          <table:table-cell table:style-name="ce128" table:formula="of:=SUM([.AD12:.AD21])" office:value-type="string">
            <text:p>  44,500 </text:p>
          </table:table-cell>
          <table:table-cell table:style-name="ce128" table:formula="of:=SUM([.AE12:.AE21])" office:value-type="string">
            <text:p>  44,500 </text:p>
          </table:table-cell>
          <table:table-cell table:style-name="ce128" table:formula="of:=SUM([.AF12:.AF21])" office:value-type="string">
            <text:p>  44,500 </text:p>
          </table:table-cell>
          <table:table-cell table:style-name="ce137" table:formula="of:=SUM([.AG12:.AG21])" office:value-type="string">
            <text:p>  534,000 </text:p>
          </table:table-cell>
          <table:table-cell table:style-name="ce48" office:value-type="string">
            <text:p>Total Compensation Costs</text:p>
          </table:table-cell>
          <table:table-cell table:number-columns-repeated="3" table:style-name="ce48"/>
          <table:table-cell table:style-name="ce128" table:formula="of:=SUM([.AL12:.AL21])" office:value-type="string">
            <text:p>  46,350 </text:p>
          </table:table-cell>
          <table:table-cell table:style-name="ce128" table:formula="of:=SUM([.AM12:.AM21])" office:value-type="string">
            <text:p>  46,350 </text:p>
          </table:table-cell>
          <table:table-cell table:style-name="ce128" table:formula="of:=SUM([.AN12:.AN21])" office:value-type="string">
            <text:p>  46,350 </text:p>
          </table:table-cell>
          <table:table-cell table:style-name="ce128" table:formula="of:=SUM([.AO12:.AO21])" office:value-type="string">
            <text:p>  46,350 </text:p>
          </table:table-cell>
          <table:table-cell table:style-name="ce128" table:formula="of:=SUM([.AP12:.AP21])" office:value-type="string">
            <text:p>  46,350 </text:p>
          </table:table-cell>
          <table:table-cell table:style-name="ce128" table:formula="of:=SUM([.AQ12:.AQ21])" office:value-type="string">
            <text:p>  46,350 </text:p>
          </table:table-cell>
          <table:table-cell table:style-name="ce128" table:formula="of:=SUM([.AR12:.AR21])" office:value-type="string">
            <text:p>  46,350 </text:p>
          </table:table-cell>
          <table:table-cell table:style-name="ce128" table:formula="of:=SUM([.AS12:.AS21])" office:value-type="string">
            <text:p>  46,350 </text:p>
          </table:table-cell>
          <table:table-cell table:style-name="ce128" table:formula="of:=SUM([.AT12:.AT21])" office:value-type="string">
            <text:p>  46,350 </text:p>
          </table:table-cell>
          <table:table-cell table:style-name="ce128" table:formula="of:=SUM([.AU12:.AU21])" office:value-type="string">
            <text:p>  46,350 </text:p>
          </table:table-cell>
          <table:table-cell table:style-name="ce128" table:formula="of:=SUM([.AV12:.AV21])" office:value-type="string">
            <text:p>  46,350 </text:p>
          </table:table-cell>
          <table:table-cell table:style-name="ce128" table:formula="of:=SUM([.AW12:.AW21])" office:value-type="string">
            <text:p>  46,350 </text:p>
          </table:table-cell>
          <table:table-cell table:style-name="ce126" table:formula="of:=SUM([.AX12:.AX21])" office:value-type="string">
            <text:p>  556,200 </text:p>
          </table:table-cell>
          <table:table-cell table:style-name="ce48" office:value-type="string">
            <text:p>Total Compensation Costs</text:p>
          </table:table-cell>
          <table:table-cell table:number-columns-repeated="3" table:style-name="ce48"/>
          <table:table-cell table:style-name="ce128" table:formula="of:=SUM([.BC12:.BC21])" office:value-type="string">
            <text:p>  49,350 </text:p>
          </table:table-cell>
          <table:table-cell table:style-name="ce128" table:formula="of:=SUM([.BD12:.BD21])" office:value-type="string">
            <text:p>  49,350 </text:p>
          </table:table-cell>
          <table:table-cell table:style-name="ce128" table:formula="of:=SUM([.BE12:.BE21])" office:value-type="string">
            <text:p>  49,350 </text:p>
          </table:table-cell>
          <table:table-cell table:style-name="ce128" table:formula="of:=SUM([.BF12:.BF21])" office:value-type="string">
            <text:p>  49,350 </text:p>
          </table:table-cell>
          <table:table-cell table:style-name="ce128" table:formula="of:=SUM([.BG12:.BG21])" office:value-type="string">
            <text:p>  49,350 </text:p>
          </table:table-cell>
          <table:table-cell table:style-name="ce128" table:formula="of:=SUM([.BH12:.BH21])" office:value-type="string">
            <text:p>  49,350 </text:p>
          </table:table-cell>
          <table:table-cell table:style-name="ce128" table:formula="of:=SUM([.BI12:.BI21])" office:value-type="string">
            <text:p>  49,350 </text:p>
          </table:table-cell>
          <table:table-cell table:style-name="ce128" table:formula="of:=SUM([.BJ12:.BJ21])" office:value-type="string">
            <text:p>  49,350 </text:p>
          </table:table-cell>
          <table:table-cell table:style-name="ce128" table:formula="of:=SUM([.BK12:.BK21])" office:value-type="string">
            <text:p>  49,350 </text:p>
          </table:table-cell>
          <table:table-cell table:style-name="ce128" table:formula="of:=SUM([.BL12:.BL21])" office:value-type="string">
            <text:p>  49,350 </text:p>
          </table:table-cell>
          <table:table-cell table:style-name="ce128" table:formula="of:=SUM([.BM12:.BM21])" office:value-type="string">
            <text:p>  49,350 </text:p>
          </table:table-cell>
          <table:table-cell table:style-name="ce128" table:formula="of:=SUM([.BN12:.BN21])" office:value-type="string">
            <text:p>  49,350 </text:p>
          </table:table-cell>
          <table:table-cell table:style-name="ce137" table:formula="of:=SUM([.BO12:.BO21])" office:value-type="string">
            <text:p>  592,200 </text:p>
          </table:table-cell>
          <table:table-cell table:style-name="ce48" office:value-type="string">
            <text:p>Total Compensation Costs</text:p>
          </table:table-cell>
          <table:table-cell table:number-columns-repeated="3" table:style-name="ce48"/>
          <table:table-cell table:style-name="ce128" table:formula="of:=SUM([.BT12:.BT21])" office:value-type="string">
            <text:p>  51,400 </text:p>
          </table:table-cell>
          <table:table-cell table:style-name="ce128" table:formula="of:=SUM([.BU12:.BU21])" office:value-type="string">
            <text:p>  51,400 </text:p>
          </table:table-cell>
          <table:table-cell table:style-name="ce128" table:formula="of:=SUM([.BV12:.BV21])" office:value-type="string">
            <text:p>  51,400 </text:p>
          </table:table-cell>
          <table:table-cell table:style-name="ce128" table:formula="of:=SUM([.BW12:.BW21])" office:value-type="string">
            <text:p>  51,400 </text:p>
          </table:table-cell>
          <table:table-cell table:style-name="ce128" table:formula="of:=SUM([.BX12:.BX21])" office:value-type="string">
            <text:p>  51,400 </text:p>
          </table:table-cell>
          <table:table-cell table:style-name="ce128" table:formula="of:=SUM([.BY12:.BY21])" office:value-type="string">
            <text:p>  51,400 </text:p>
          </table:table-cell>
          <table:table-cell table:style-name="ce128" table:formula="of:=SUM([.BZ12:.BZ21])" office:value-type="string">
            <text:p>  51,400 </text:p>
          </table:table-cell>
          <table:table-cell table:style-name="ce128" table:formula="of:=SUM([.CA12:.CA21])" office:value-type="string">
            <text:p>  51,400 </text:p>
          </table:table-cell>
          <table:table-cell table:style-name="ce128" table:formula="of:=SUM([.CB12:.CB21])" office:value-type="string">
            <text:p>  51,400 </text:p>
          </table:table-cell>
          <table:table-cell table:style-name="ce128" table:formula="of:=SUM([.CC12:.CC21])" office:value-type="string">
            <text:p>  51,400 </text:p>
          </table:table-cell>
          <table:table-cell table:style-name="ce128" table:formula="of:=SUM([.CD12:.CD21])" office:value-type="string">
            <text:p>  51,400 </text:p>
          </table:table-cell>
          <table:table-cell table:style-name="ce128" table:formula="of:=SUM([.CE12:.CE21])" office:value-type="string">
            <text:p>  51,400 </text:p>
          </table:table-cell>
          <table:table-cell table:style-name="ce137" table:formula="of:=SUM([.BT22:.CE22])" office:value-type="string">
            <text:p>  616,800 </text:p>
          </table:table-cell>
          <table:table-cell table:style-name="ce22"/>
          <table:table-cell table:number-columns-repeated="9" table:style-name="ce25"/>
        </table:table-row>
        <table:table-row table:style-name="ro6">
          <table:table-cell table:style-name="ce163" office:value-type="string">
            <text:p>x</text:p>
          </table:table-cell>
          <table:table-cell table:style-name="ce164" office:value-type="string">
            <text:p>Added Dev Hires</text:p>
          </table:table-cell>
          <table:table-cell table:number-columns-repeated="2" table:style-name="ce165"/>
          <table:table-cell table:style-name="ce166"/>
          <table:table-cell table:number-columns-repeated="5" table:style-name="ce167"/>
          <table:table-cell table:number-columns-repeated="5" table:style-name="ce163"/>
          <table:table-cell table:style-name="ce168"/>
          <table:table-cell table:style-name="ce163"/>
          <table:table-cell table:style-name="ce169" office:value-type="string">
            <text:p>Added Dev Hires</text:p>
          </table:table-cell>
          <table:table-cell table:number-columns-repeated="2" table:style-name="ce170"/>
          <table:table-cell table:style-name="ce171" office:value-type="float" office:value="1">
            <text:p>1</text:p>
          </table:table-cell>
          <table:table-cell table:style-name="ce171" office:value-type="float" office:value="1">
            <text:p>1</text:p>
          </table:table-cell>
          <table:table-cell table:style-name="ce171" office:value-type="float" office:value="2">
            <text:p>2</text:p>
          </table:table-cell>
          <table:table-cell table:style-name="ce171" office:value-type="float" office:value="2">
            <text:p>2</text:p>
          </table:table-cell>
          <table:table-cell table:style-name="ce171" office:value-type="float" office:value="3">
            <text:p>3</text:p>
          </table:table-cell>
          <table:table-cell table:style-name="ce171" office:value-type="float" office:value="3">
            <text:p>3</text:p>
          </table:table-cell>
          <table:table-cell table:style-name="ce171" office:value-type="float" office:value="4">
            <text:p>4</text:p>
          </table:table-cell>
          <table:table-cell table:style-name="ce171" office:value-type="float" office:value="4">
            <text:p>4</text:p>
          </table:table-cell>
          <table:table-cell table:style-name="ce171" office:value-type="float" office:value="5">
            <text:p>5</text:p>
          </table:table-cell>
          <table:table-cell table:style-name="ce171" office:value-type="float" office:value="5">
            <text:p>5</text:p>
          </table:table-cell>
          <table:table-cell table:style-name="ce171" office:value-type="float" office:value="6">
            <text:p>6</text:p>
          </table:table-cell>
          <table:table-cell table:style-name="ce171" office:value-type="float" office:value="6">
            <text:p>6</text:p>
          </table:table-cell>
          <table:table-cell table:style-name="ce168"/>
          <table:table-cell table:style-name="ce163"/>
          <table:table-cell table:style-name="ce172" office:value-type="string">
            <text:p>Added Dev Hires</text:p>
          </table:table-cell>
          <table:table-cell table:number-columns-repeated="2" table:style-name="ce166"/>
          <table:table-cell table:style-name="ce171" office:value-type="float" office:value="6">
            <text:p>6</text:p>
          </table:table-cell>
          <table:table-cell table:style-name="ce171" office:value-type="float" office:value="6">
            <text:p>6</text:p>
          </table:table-cell>
          <table:table-cell table:style-name="ce171" office:value-type="float" office:value="7">
            <text:p>7</text:p>
          </table:table-cell>
          <table:table-cell table:style-name="ce171" office:value-type="float" office:value="8">
            <text:p>8</text:p>
          </table:table-cell>
          <table:table-cell table:style-name="ce171" office:value-type="float" office:value="9">
            <text:p>9</text:p>
          </table:table-cell>
          <table:table-cell table:style-name="ce171" office:value-type="float" office:value="10">
            <text:p>10</text:p>
          </table:table-cell>
          <table:table-cell table:style-name="ce171" office:value-type="float" office:value="11">
            <text:p>11</text:p>
          </table:table-cell>
          <table:table-cell table:style-name="ce171" office:value-type="float" office:value="12">
            <text:p>12</text:p>
          </table:table-cell>
          <table:table-cell table:style-name="ce171" office:value-type="float" office:value="14">
            <text:p>14</text:p>
          </table:table-cell>
          <table:table-cell table:style-name="ce171" office:value-type="float" office:value="16">
            <text:p>16</text:p>
          </table:table-cell>
          <table:table-cell table:style-name="ce171" office:value-type="float" office:value="18">
            <text:p>18</text:p>
          </table:table-cell>
          <table:table-cell table:style-name="ce171" office:value-type="float" office:value="20">
            <text:p>20</text:p>
          </table:table-cell>
          <table:table-cell table:style-name="ce168"/>
          <table:table-cell table:style-name="ce163"/>
          <table:table-cell table:style-name="ce172" office:value-type="string">
            <text:p>Added Dev Hires</text:p>
          </table:table-cell>
          <table:table-cell table:number-columns-repeated="2" table:style-name="ce166"/>
          <table:table-cell table:style-name="ce171" office:value-type="float" office:value="23">
            <text:p>23</text:p>
          </table:table-cell>
          <table:table-cell table:style-name="ce171" office:value-type="float" office:value="26">
            <text:p>26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9">
            <text:p>29</text:p>
          </table:table-cell>
          <table:table-cell table:style-name="ce168"/>
          <table:table-cell table:style-name="ce163"/>
          <table:table-cell table:style-name="ce172" office:value-type="string">
            <text:p>Added Dev Hires</text:p>
          </table:table-cell>
          <table:table-cell table:number-columns-repeated="2" table:style-name="ce166"/>
          <table:table-cell table:style-name="ce171" office:value-type="float" office:value="32">
            <text:p>32</text:p>
          </table:table-cell>
          <table:table-cell table:style-name="ce171" office:value-type="float" office:value="35">
            <text:p>35</text:p>
          </table:table-cell>
          <table:table-cell table:style-name="ce171" office:value-type="float" office:value="38">
            <text:p>38</text:p>
          </table:table-cell>
          <table:table-cell table:style-name="ce171" office:value-type="float" office:value="41">
            <text:p>41</text:p>
          </table:table-cell>
          <table:table-cell table:style-name="ce171" office:value-type="float" office:value="44">
            <text:p>44</text:p>
          </table:table-cell>
          <table:table-cell table:style-name="ce171" office:value-type="float" office:value="47">
            <text:p>47</text:p>
          </table:table-cell>
          <table:table-cell table:style-name="ce171" office:value-type="float" office:value="50">
            <text:p>50</text:p>
          </table:table-cell>
          <table:table-cell table:style-name="ce171" office:value-type="float" office:value="54">
            <text:p>54</text:p>
          </table:table-cell>
          <table:table-cell table:style-name="ce171" office:value-type="float" office:value="58">
            <text:p>58</text:p>
          </table:table-cell>
          <table:table-cell table:style-name="ce171" office:value-type="float" office:value="62">
            <text:p>62</text:p>
          </table:table-cell>
          <table:table-cell table:style-name="ce171" office:value-type="float" office:value="62">
            <text:p>62</text:p>
          </table:table-cell>
          <table:table-cell table:style-name="ce171" office:value-type="float" office:value="62">
            <text:p>62</text:p>
          </table:table-cell>
          <table:table-cell table:style-name="ce173"/>
          <table:table-cell table:style-name="ce22"/>
          <table:table-cell table:number-columns-repeated="9" table:style-name="ce25"/>
        </table:table-row>
        <table:table-row table:style-name="ro6">
          <table:table-cell table:style-name="ce163" office:value-type="string">
            <text:p>x</text:p>
          </table:table-cell>
          <table:table-cell table:style-name="ce174" office:value-type="string">
            <text:p>Addtional Dev Salaries</text:p>
          </table:table-cell>
          <table:table-cell table:number-columns-repeated="2" table:style-name="ce175"/>
          <table:table-cell table:number-columns-repeated="6" table:style-name="ce167"/>
          <table:table-cell table:number-columns-repeated="5" table:style-name="ce163"/>
          <table:table-cell table:style-name="ce176" office:value-type="string">
            <text:p>-</text:p>
          </table:table-cell>
          <table:table-cell table:style-name="ce163"/>
          <table:table-cell table:style-name="ce177" office:value-type="string">
            <text:p>Additional Dev Salaries</text:p>
          </table:table-cell>
          <table:table-cell table:number-columns-repeated="2" table:style-name="ce163"/>
          <table:table-cell table:style-name="ce178" office:value-type="float" office:value="5000">
            <text:p>5,000</text:p>
          </table:table-cell>
          <table:table-cell table:style-name="ce178" office:value-type="float" office:value="5000">
            <text:p>5,000</text:p>
          </table:table-cell>
          <table:table-cell table:style-name="ce178" office:value-type="float" office:value="10000">
            <text:p>10,000</text:p>
          </table:table-cell>
          <table:table-cell table:style-name="ce178" office:value-type="float" office:value="10000">
            <text:p>10,000</text:p>
          </table:table-cell>
          <table:table-cell table:style-name="ce178" office:value-type="float" office:value="15000">
            <text:p>15,000</text:p>
          </table:table-cell>
          <table:table-cell table:style-name="ce178" office:value-type="float" office:value="15000">
            <text:p>15,000</text:p>
          </table:table-cell>
          <table:table-cell table:style-name="ce178" office:value-type="float" office:value="20000">
            <text:p>20,000</text:p>
          </table:table-cell>
          <table:table-cell table:style-name="ce178" office:value-type="float" office:value="20000">
            <text:p>20,000</text:p>
          </table:table-cell>
          <table:table-cell table:style-name="ce178" office:value-type="float" office:value="25000">
            <text:p>25,000</text:p>
          </table:table-cell>
          <table:table-cell table:style-name="ce178" office:value-type="float" office:value="25000">
            <text:p>25,000</text:p>
          </table:table-cell>
          <table:table-cell table:style-name="ce178" office:value-type="float" office:value="30000">
            <text:p>30,000</text:p>
          </table:table-cell>
          <table:table-cell table:style-name="ce178" office:value-type="float" office:value="30000">
            <text:p>30,000</text:p>
          </table:table-cell>
          <table:table-cell table:style-name="ce179" office:value-type="float" office:value="210000">
            <text:p>210,000</text:p>
          </table:table-cell>
          <table:table-cell table:style-name="ce163"/>
          <table:table-cell table:style-name="ce180" office:value-type="string">
            <text:p>Addtional Dev Salaries</text:p>
          </table:table-cell>
          <table:table-cell table:number-columns-repeated="2" table:style-name="ce167"/>
          <table:table-cell table:style-name="ce178" office:value-type="float" office:value="31500">
            <text:p>31,500</text:p>
          </table:table-cell>
          <table:table-cell table:style-name="ce178" office:value-type="float" office:value="31500">
            <text:p>31,500</text:p>
          </table:table-cell>
          <table:table-cell table:style-name="ce178" office:value-type="float" office:value="36750">
            <text:p>36,750</text:p>
          </table:table-cell>
          <table:table-cell table:style-name="ce178" office:value-type="float" office:value="42000">
            <text:p>42,000</text:p>
          </table:table-cell>
          <table:table-cell table:style-name="ce178" office:value-type="float" office:value="47250">
            <text:p>47,250</text:p>
          </table:table-cell>
          <table:table-cell table:style-name="ce178" office:value-type="float" office:value="52500">
            <text:p>52,500</text:p>
          </table:table-cell>
          <table:table-cell table:style-name="ce178" office:value-type="float" office:value="57750">
            <text:p>57,750</text:p>
          </table:table-cell>
          <table:table-cell table:style-name="ce178" office:value-type="float" office:value="63000">
            <text:p>63,000</text:p>
          </table:table-cell>
          <table:table-cell table:style-name="ce178" office:value-type="float" office:value="73500">
            <text:p>73,500</text:p>
          </table:table-cell>
          <table:table-cell table:style-name="ce178" office:value-type="float" office:value="84000">
            <text:p>84,000</text:p>
          </table:table-cell>
          <table:table-cell table:style-name="ce178" office:value-type="float" office:value="94500">
            <text:p>94,500</text:p>
          </table:table-cell>
          <table:table-cell table:style-name="ce178" office:value-type="float" office:value="105000">
            <text:p>105,000</text:p>
          </table:table-cell>
          <table:table-cell table:style-name="ce179" office:value-type="float" office:value="719250">
            <text:p>719,250</text:p>
          </table:table-cell>
          <table:table-cell table:style-name="ce163"/>
          <table:table-cell table:style-name="ce180" office:value-type="string">
            <text:p>Addtional Dev Salaries</text:p>
          </table:table-cell>
          <table:table-cell table:number-columns-repeated="2" table:style-name="ce167"/>
          <table:table-cell table:style-name="ce178" office:value-type="float" office:value="126788">
            <text:p>126,788</text:p>
          </table:table-cell>
          <table:table-cell table:style-name="ce178" office:value-type="float" office:value="143325">
            <text:p>143,325</text:p>
          </table:table-cell>
          <table:table-cell table:style-name="ce178" office:value-type="float" office:value="159863">
            <text:p>159,863</text:p>
          </table:table-cell>
          <table:table-cell table:style-name="ce178" office:value-type="float" office:value="159863">
            <text:p>159,863</text:p>
          </table:table-cell>
          <table:table-cell table:style-name="ce178" office:value-type="float" office:value="159863">
            <text:p>159,863</text:p>
          </table:table-cell>
          <table:table-cell table:style-name="ce178" office:value-type="float" office:value="159863">
            <text:p>159,863</text:p>
          </table:table-cell>
          <table:table-cell table:style-name="ce178" office:value-type="float" office:value="159863">
            <text:p>159,863</text:p>
          </table:table-cell>
          <table:table-cell table:style-name="ce178" office:value-type="float" office:value="159863">
            <text:p>159,863</text:p>
          </table:table-cell>
          <table:table-cell table:style-name="ce178" office:value-type="float" office:value="159863">
            <text:p>159,863</text:p>
          </table:table-cell>
          <table:table-cell table:style-name="ce178" office:value-type="float" office:value="159863">
            <text:p>159,863</text:p>
          </table:table-cell>
          <table:table-cell table:style-name="ce178" office:value-type="float" office:value="159863">
            <text:p>159,863</text:p>
          </table:table-cell>
          <table:table-cell table:style-name="ce178" office:value-type="float" office:value="159863">
            <text:p>159,863</text:p>
          </table:table-cell>
          <table:table-cell table:style-name="ce179" office:value-type="float" office:value="1868738">
            <text:p>1,868,738</text:p>
          </table:table-cell>
          <table:table-cell table:style-name="ce163"/>
          <table:table-cell table:style-name="ce180" office:value-type="string">
            <text:p>Addtional Dev Salaries</text:p>
          </table:table-cell>
          <table:table-cell table:number-columns-repeated="2" table:style-name="ce167"/>
          <table:table-cell table:style-name="ce178" office:value-type="float" office:value="185220">
            <text:p>185,220</text:p>
          </table:table-cell>
          <table:table-cell table:style-name="ce178" office:value-type="float" office:value="202584">
            <text:p>202,584</text:p>
          </table:table-cell>
          <table:table-cell table:style-name="ce178" office:value-type="float" office:value="219949">
            <text:p>219,949</text:p>
          </table:table-cell>
          <table:table-cell table:style-name="ce178" office:value-type="float" office:value="237313">
            <text:p>237,313</text:p>
          </table:table-cell>
          <table:table-cell table:style-name="ce178" office:value-type="float" office:value="254678">
            <text:p>254,678</text:p>
          </table:table-cell>
          <table:table-cell table:style-name="ce178" office:value-type="float" office:value="272042">
            <text:p>272,042</text:p>
          </table:table-cell>
          <table:table-cell table:style-name="ce178" office:value-type="float" office:value="289406">
            <text:p>289,406</text:p>
          </table:table-cell>
          <table:table-cell table:style-name="ce178" office:value-type="float" office:value="312559">
            <text:p>312,559</text:p>
          </table:table-cell>
          <table:table-cell table:style-name="ce178" office:value-type="float" office:value="335711">
            <text:p>335,711</text:p>
          </table:table-cell>
          <table:table-cell table:style-name="ce178" office:value-type="float" office:value="358864">
            <text:p>358,864</text:p>
          </table:table-cell>
          <table:table-cell table:style-name="ce178" office:value-type="float" office:value="358864">
            <text:p>358,864</text:p>
          </table:table-cell>
          <table:table-cell table:style-name="ce178" office:value-type="float" office:value="358864">
            <text:p>358,864</text:p>
          </table:table-cell>
          <table:table-cell table:style-name="ce181" office:value-type="float" office:value="3386053">
            <text:p>3,386,053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63" office:value-type="string">
            <text:p>Audit &amp; Legal</text:p>
          </table:table-cell>
          <table:table-cell table:number-columns-repeated="2" table:style-name="ce63"/>
          <table:table-cell table:style-name="ce106"/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134" table:formula="of:=SUM([.F25:.O25])" office:value-type="string">
            <text:p>  2,400 </text:p>
          </table:table-cell>
          <table:table-cell table:style-name="ce22"/>
          <table:table-cell table:style-name="ce48" office:value-type="string">
            <text:p>Audit &amp; Legal</text:p>
          </table:table-cell>
          <table:table-cell table:number-columns-repeated="2" table:style-name="ce48"/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133" table:formula="of:=SUM([.U25:.AF25])" office:value-type="string">
            <text:p>  9,600 </text:p>
          </table:table-cell>
          <table:table-cell table:style-name="ce22"/>
          <table:table-cell table:style-name="ce48" office:value-type="string">
            <text:p>Audit &amp; Legal</text:p>
          </table:table-cell>
          <table:table-cell table:number-columns-repeated="2" table:style-name="ce48"/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133" table:formula="of:=SUM([.AL25:.AW25])" office:value-type="string">
            <text:p>  9,600 </text:p>
          </table:table-cell>
          <table:table-cell table:style-name="ce22"/>
          <table:table-cell table:style-name="ce48" office:value-type="string">
            <text:p>Audit &amp; Legal</text:p>
          </table:table-cell>
          <table:table-cell table:number-columns-repeated="2" table:style-name="ce48"/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133" table:formula="of:=SUM([.BC25:.BN25])" office:value-type="string">
            <text:p>  9,600 </text:p>
          </table:table-cell>
          <table:table-cell table:style-name="ce22"/>
          <table:table-cell table:style-name="ce48" office:value-type="string">
            <text:p>Audit &amp; Legal</text:p>
          </table:table-cell>
          <table:table-cell table:number-columns-repeated="2" table:style-name="ce48"/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48" office:value-type="float" office:value="800">
            <text:p> 800 </text:p>
          </table:table-cell>
          <table:table-cell table:style-name="ce133" table:formula="of:=SUM([.BT25:.CE25])" office:value-type="string">
            <text:p>  9,6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64" office:value-type="string">
            <text:p>General and Administrative Costs - Misc.</text:p>
          </table:table-cell>
          <table:table-cell table:number-columns-repeated="2" table:style-name="ce63"/>
          <table:table-cell table:style-name="ce106"/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34" table:formula="of:=SUM([.F26:.O26])" office:value-type="string">
            <text:p>  2,500 </text:p>
          </table:table-cell>
          <table:table-cell table:style-name="ce22"/>
          <table:table-cell table:style-name="ce40" office:value-type="string">
            <text:p>General and Administrative Costs - Misc.</text:p>
          </table:table-cell>
          <table:table-cell table:number-columns-repeated="2" table:style-name="ce48"/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33" table:formula="of:=SUM([.U26:.AF26])" office:value-type="string">
            <text:p>  6,000 </text:p>
          </table:table-cell>
          <table:table-cell table:style-name="ce22"/>
          <table:table-cell table:style-name="ce40" office:value-type="string">
            <text:p>General and Administrative Costs - Misc.</text:p>
          </table:table-cell>
          <table:table-cell table:number-columns-repeated="2" table:style-name="ce48"/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33" table:formula="of:=SUM([.AL26:.AW26])" office:value-type="string">
            <text:p>  6,000 </text:p>
          </table:table-cell>
          <table:table-cell table:style-name="ce22"/>
          <table:table-cell table:style-name="ce40" office:value-type="string">
            <text:p>General and Administrative Costs - Misc.</text:p>
          </table:table-cell>
          <table:table-cell table:number-columns-repeated="2" table:style-name="ce48"/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33" table:formula="of:=SUM([.BC26:.BN26])" office:value-type="string">
            <text:p>  6,000 </text:p>
          </table:table-cell>
          <table:table-cell table:style-name="ce22"/>
          <table:table-cell table:style-name="ce40" office:value-type="string">
            <text:p>General and Administrative Costs - Misc.</text:p>
          </table:table-cell>
          <table:table-cell table:number-columns-repeated="2" table:style-name="ce48"/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06" office:value-type="float" office:value="500">
            <text:p> 500 </text:p>
          </table:table-cell>
          <table:table-cell table:style-name="ce133" table:formula="of:=SUM([.BT26:.CE26])" office:value-type="string">
            <text:p>  6,0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64" office:value-type="string">
            <text:p>Utilities and Telephone</text:p>
          </table:table-cell>
          <table:table-cell table:number-columns-repeated="2" table:style-name="ce63"/>
          <table:table-cell table:style-name="ce106"/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34" table:formula="of:=SUM([.F27:.O27])" office:value-type="string">
            <text:p>  750 </text:p>
          </table:table-cell>
          <table:table-cell table:style-name="ce22"/>
          <table:table-cell table:style-name="ce40" office:value-type="string">
            <text:p>Utilities and Telephone</text:p>
          </table:table-cell>
          <table:table-cell table:number-columns-repeated="2" table:style-name="ce48"/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33" table:formula="of:=SUM([.U27:.AF27])" office:value-type="string">
            <text:p>  1,800 </text:p>
          </table:table-cell>
          <table:table-cell table:style-name="ce22"/>
          <table:table-cell table:style-name="ce40" office:value-type="string">
            <text:p>Utilities and Telephone</text:p>
          </table:table-cell>
          <table:table-cell table:number-columns-repeated="2" table:style-name="ce48"/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33" table:formula="of:=SUM([.AL27:.AW27])" office:value-type="string">
            <text:p>  1,800 </text:p>
          </table:table-cell>
          <table:table-cell table:style-name="ce22"/>
          <table:table-cell table:style-name="ce40" office:value-type="string">
            <text:p>Utilities and Telephone</text:p>
          </table:table-cell>
          <table:table-cell table:number-columns-repeated="2" table:style-name="ce48"/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33" table:formula="of:=SUM([.BC27:.BN27])" office:value-type="string">
            <text:p>  1,800 </text:p>
          </table:table-cell>
          <table:table-cell table:style-name="ce22"/>
          <table:table-cell table:style-name="ce40" office:value-type="string">
            <text:p>Utilities and Telephone</text:p>
          </table:table-cell>
          <table:table-cell table:number-columns-repeated="2" table:style-name="ce48"/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06" office:value-type="float" office:value="150">
            <text:p> 150 </text:p>
          </table:table-cell>
          <table:table-cell table:style-name="ce133" table:formula="of:=SUM([.BT27:.CE27])" office:value-type="string">
            <text:p>  1,8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64" office:value-type="string">
            <text:p>Corporate Travel</text:p>
          </table:table-cell>
          <table:table-cell table:number-columns-repeated="2" table:style-name="ce63"/>
          <table:table-cell table:style-name="ce106"/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1500">
            <text:p> 1,500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800">
            <text:p> 800 </text:p>
          </table:table-cell>
          <table:table-cell table:style-name="ce134" table:formula="of:=SUM([.F28:.O28])" office:value-type="string">
            <text:p>  2,300 </text:p>
          </table:table-cell>
          <table:table-cell table:style-name="ce22"/>
          <table:table-cell table:style-name="ce40" office:value-type="string">
            <text:p>Corporate Travel</text:p>
          </table:table-cell>
          <table:table-cell table:number-columns-repeated="2" table:style-name="ce48"/>
          <table:table-cell table:style-name="ce106" office:value-type="float" office:value="5000">
            <text:p> 5,00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2500">
            <text:p> 2,50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33" table:formula="of:=SUM([.U28:.AF28])" office:value-type="string">
            <text:p>  25,000 </text:p>
          </table:table-cell>
          <table:table-cell table:style-name="ce22"/>
          <table:table-cell table:style-name="ce40" office:value-type="string">
            <text:p>Corporate Travel</text:p>
          </table:table-cell>
          <table:table-cell table:number-columns-repeated="2" table:style-name="ce48"/>
          <table:table-cell table:style-name="ce106" office:value-type="float" office:value="5000">
            <text:p> 5,00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2500">
            <text:p> 2,50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33" table:formula="of:=SUM([.AL28:.AW28])" office:value-type="string">
            <text:p>  25,000 </text:p>
          </table:table-cell>
          <table:table-cell table:style-name="ce22"/>
          <table:table-cell table:style-name="ce40" office:value-type="string">
            <text:p>Corporate Travel</text:p>
          </table:table-cell>
          <table:table-cell table:number-columns-repeated="2" table:style-name="ce48"/>
          <table:table-cell table:style-name="ce106" office:value-type="float" office:value="5000">
            <text:p> 5,00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2500">
            <text:p> 2,50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33" table:formula="of:=SUM([.BC28:.BN28])" office:value-type="string">
            <text:p>  25,000 </text:p>
          </table:table-cell>
          <table:table-cell table:style-name="ce22"/>
          <table:table-cell table:style-name="ce40" office:value-type="string">
            <text:p>Corporate Travel</text:p>
          </table:table-cell>
          <table:table-cell table:number-columns-repeated="2" table:style-name="ce48"/>
          <table:table-cell table:style-name="ce106" office:value-type="float" office:value="5000">
            <text:p> 5,00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2500">
            <text:p> 2,500 </text:p>
          </table:table-cell>
          <table:table-cell table:style-name="ce106" office:value-type="float" office:value="1750">
            <text:p> 1,750 </text:p>
          </table:table-cell>
          <table:table-cell table:style-name="ce106" office:value-type="float" office:value="1750">
            <text:p> 1,750 </text:p>
          </table:table-cell>
          <table:table-cell table:style-name="ce133" table:formula="of:=SUM([.BT28:.CE28])" office:value-type="string">
            <text:p>  25,000 </text:p>
          </table:table-cell>
          <table:table-cell table:style-name="ce22"/>
          <table:table-cell table:number-columns-repeated="9" table:style-name="ce25"/>
        </table:table-row>
        <table:table-row table:style-name="ro6">
          <table:table-cell table:style-name="ce21" office:value-type="string">
            <text:p>x</text:p>
          </table:table-cell>
          <table:table-cell table:style-name="ce63" office:value-type="string">
            <text:p>Servers &amp; Domain Costs</text:p>
          </table:table-cell>
          <table:table-cell table:number-columns-repeated="2" table:style-name="ce63"/>
          <table:table-cell table:number-columns-repeated="6" table:style-name="ce106"/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34" table:formula="of:=SUM([.F29:.O29])" office:value-type="string">
            <text:p>  1,000 </text:p>
          </table:table-cell>
          <table:table-cell table:style-name="ce22"/>
          <table:table-cell table:style-name="ce48" office:value-type="string">
            <text:p>Servers &amp; Domain Costs</text:p>
          </table:table-cell>
          <table:table-cell table:number-columns-repeated="2" table:style-name="ce48"/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33" table:formula="of:=SUM([.U29:.AF29])" office:value-type="string">
            <text:p>  2,400 </text:p>
          </table:table-cell>
          <table:table-cell table:style-name="ce22"/>
          <table:table-cell table:style-name="ce48" office:value-type="string">
            <text:p>Servers &amp; Domain Costs</text:p>
          </table:table-cell>
          <table:table-cell table:number-columns-repeated="2" table:style-name="ce48"/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33" table:formula="of:=SUM([.AL29:.AW29])" office:value-type="string">
            <text:p>  2,400 </text:p>
          </table:table-cell>
          <table:table-cell table:style-name="ce22"/>
          <table:table-cell table:style-name="ce48" office:value-type="string">
            <text:p>Servers &amp; Domain Costs</text:p>
          </table:table-cell>
          <table:table-cell table:number-columns-repeated="2" table:style-name="ce48"/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33" table:formula="of:=SUM([.BC29:.BN29])" office:value-type="string">
            <text:p>  2,400 </text:p>
          </table:table-cell>
          <table:table-cell table:style-name="ce22"/>
          <table:table-cell table:style-name="ce48" office:value-type="string">
            <text:p>Servers &amp; Domain Costs</text:p>
          </table:table-cell>
          <table:table-cell table:number-columns-repeated="2" table:style-name="ce48"/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06" office:value-type="float" office:value="200">
            <text:p> 200 </text:p>
          </table:table-cell>
          <table:table-cell table:style-name="ce133" table:formula="of:=SUM([.BT29:.CE29])" office:value-type="string">
            <text:p>  2,400 </text:p>
          </table:table-cell>
          <table:table-cell table:style-name="ce22"/>
          <table:table-cell table:number-columns-repeated="9" table:style-name="ce25"/>
        </table:table-row>
        <table:table-row table:style-name="ro6">
          <table:table-cell table:style-name="ce182" office:value-type="string">
            <text:p>x</text:p>
          </table:table-cell>
          <table:table-cell table:style-name="ce183" table:number-columns-spanned="3" table:number-rows-spanned="1" office:value-type="string">
            <text:p>Ambassador Bounty</text:p>
          </table:table-cell>
          <table:covered-table-cell table:number-columns-repeated="2"/>
          <table:table-cell table:style-name="ce166"/>
          <table:table-cell table:number-columns-repeated="7" table:style-name="ce170"/>
          <table:table-cell table:style-name="ce186" office:value-type="float" office:value="0">
            <text:p>0</text:p>
          </table:table-cell>
          <table:table-cell table:style-name="ce186" office:value-type="float" office:value="4000">
            <text:p>4,000</text:p>
          </table:table-cell>
          <table:table-cell table:style-name="ce186" office:value-type="float" office:value="4000">
            <text:p>4,000</text:p>
          </table:table-cell>
          <table:table-cell table:style-name="ce187" office:value-type="float" office:value="8000">
            <text:p>8,000</text:p>
          </table:table-cell>
          <table:table-cell table:style-name="ce163"/>
          <table:table-cell table:style-name="ce188" table:number-columns-spanned="3" table:number-rows-spanned="1" office:value-type="string">
            <text:p>Ambasssador Bounty</text:p>
          </table:table-cell>
          <table:covered-table-cell table:number-columns-repeated="2"/>
          <table:table-cell table:style-name="ce186" office:value-type="float" office:value="50000">
            <text:p>50,000</text:p>
          </table:table-cell>
          <table:table-cell table:number-columns-repeated="2" table:style-name="ce170"/>
          <table:table-cell table:style-name="ce186" office:value-type="float" office:value="75000">
            <text:p>75,000</text:p>
          </table:table-cell>
          <table:table-cell table:number-columns-repeated="2" table:style-name="ce170"/>
          <table:table-cell table:style-name="ce186" office:value-type="float" office:value="100000">
            <text:p>100,000</text:p>
          </table:table-cell>
          <table:table-cell table:number-columns-repeated="5" table:style-name="ce170"/>
          <table:table-cell table:style-name="ce187" office:value-type="float" office:value="225000">
            <text:p>225,000</text:p>
          </table:table-cell>
          <table:table-cell table:style-name="ce163"/>
          <table:table-cell table:style-name="ce189" table:number-columns-spanned="3" table:number-rows-spanned="1" office:value-type="string">
            <text:p>Ambassador Bounty</text:p>
          </table:table-cell>
          <table:covered-table-cell table:number-columns-repeated="2"/>
          <table:table-cell table:number-columns-repeated="12" table:style-name="ce170"/>
          <table:table-cell table:style-name="ce190"/>
          <table:table-cell table:style-name="ce163"/>
          <table:table-cell table:style-name="ce189" table:number-columns-spanned="3" table:number-rows-spanned="1" office:value-type="string">
            <text:p>Ambassador Bounty</text:p>
          </table:table-cell>
          <table:covered-table-cell table:number-columns-repeated="2"/>
          <table:table-cell table:number-columns-repeated="12" table:style-name="ce170"/>
          <table:table-cell table:style-name="ce190"/>
          <table:table-cell table:style-name="ce163"/>
          <table:table-cell table:style-name="ce189" table:number-columns-spanned="3" table:number-rows-spanned="1" office:value-type="string">
            <text:p>Ambassador Bounty</text:p>
          </table:table-cell>
          <table:covered-table-cell table:number-columns-repeated="2"/>
          <table:table-cell table:number-columns-repeated="12" table:style-name="ce170"/>
          <table:table-cell table:style-name="ce191"/>
          <table:table-cell table:style-name="ce22"/>
          <table:table-cell table:number-columns-repeated="9" table:style-name="ce25"/>
        </table:table-row>
        <table:table-row table:style-name="ro6">
          <table:table-cell table:style-name="ce182" office:value-type="string">
            <text:p>x</text:p>
          </table:table-cell>
          <table:table-cell table:style-name="ce192" table:number-columns-spanned="3" table:number-rows-spanned="1" office:value-type="string">
            <text:p>DAP Bounty Program</text:p>
          </table:table-cell>
          <table:covered-table-cell table:number-columns-repeated="2"/>
          <table:table-cell table:style-name="ce167"/>
          <table:table-cell table:number-columns-repeated="7" table:style-name="ce163"/>
          <table:table-cell table:style-name="ce178" office:value-type="float" office:value="0">
            <text:p>0</text:p>
          </table:table-cell>
          <table:table-cell table:style-name="ce178" office:value-type="float" office:value="4000">
            <text:p>4,000</text:p>
          </table:table-cell>
          <table:table-cell table:style-name="ce178" office:value-type="float" office:value="4000">
            <text:p>4,000</text:p>
          </table:table-cell>
          <table:table-cell table:style-name="ce179" office:value-type="float" office:value="8000">
            <text:p>8,000</text:p>
          </table:table-cell>
          <table:table-cell table:style-name="ce163"/>
          <table:table-cell table:style-name="ce195" table:number-columns-spanned="2" table:number-rows-spanned="1" office:value-type="string">
            <text:p>DAPBounty Program</text:p>
          </table:table-cell>
          <table:covered-table-cell/>
          <table:table-cell table:style-name="ce163"/>
          <table:table-cell table:style-name="ce178" office:value-type="float" office:value="50000">
            <text:p>50,000</text:p>
          </table:table-cell>
          <table:table-cell table:number-columns-repeated="2" table:style-name="ce163"/>
          <table:table-cell table:style-name="ce178" office:value-type="float" office:value="75000">
            <text:p>75,000</text:p>
          </table:table-cell>
          <table:table-cell table:number-columns-repeated="2" table:style-name="ce163"/>
          <table:table-cell table:style-name="ce178" office:value-type="float" office:value="100000">
            <text:p>100,000</text:p>
          </table:table-cell>
          <table:table-cell table:number-columns-repeated="5" table:style-name="ce163"/>
          <table:table-cell table:style-name="ce179" office:value-type="float" office:value="225000">
            <text:p>225,000</text:p>
          </table:table-cell>
          <table:table-cell table:style-name="ce163"/>
          <table:table-cell table:style-name="ce196" table:number-columns-spanned="3" table:number-rows-spanned="1" office:value-type="string">
            <text:p>DAP Bounty Program</text:p>
          </table:table-cell>
          <table:covered-table-cell table:number-columns-repeated="2"/>
          <table:table-cell table:number-columns-repeated="12" table:style-name="ce163"/>
          <table:table-cell table:style-name="ce168"/>
          <table:table-cell table:style-name="ce163"/>
          <table:table-cell table:style-name="ce196" table:number-columns-spanned="3" table:number-rows-spanned="1" office:value-type="string">
            <text:p>DAP Bounty Program</text:p>
          </table:table-cell>
          <table:covered-table-cell table:number-columns-repeated="2"/>
          <table:table-cell table:number-columns-repeated="12" table:style-name="ce163"/>
          <table:table-cell table:style-name="ce168"/>
          <table:table-cell table:style-name="ce163"/>
          <table:table-cell table:style-name="ce196" table:number-columns-spanned="3" table:number-rows-spanned="1" office:value-type="string">
            <text:p>DAP Bounty Program</text:p>
          </table:table-cell>
          <table:covered-table-cell table:number-columns-repeated="2"/>
          <table:table-cell table:number-columns-repeated="12" table:style-name="ce163"/>
          <table:table-cell table:style-name="ce173"/>
          <table:table-cell table:style-name="ce22"/>
          <table:table-cell table:number-columns-repeated="9" table:style-name="ce25"/>
        </table:table-row>
        <table:table-row table:style-name="ro6">
          <table:table-cell table:style-name="ce21" office:value-type="string">
            <text:p>x</text:p>
          </table:table-cell>
          <table:table-cell table:style-name="ce65" office:value-type="string">
            <text:p>Advertising</text:p>
          </table:table-cell>
          <table:table-cell table:number-columns-repeated="2" table:style-name="ce63"/>
          <table:table-cell table:number-columns-repeated="6" table:style-name="ce106"/>
          <table:table-cell table:style-name="ce106" office:value-type="float" office:value="0">
            <text:p> - </text:p>
          </table:table-cell>
          <table:table-cell table:style-name="ce106" office:value-type="float" office:value="0">
            <text:p> - </text:p>
          </table:table-cell>
          <table:table-cell table:style-name="ce106" office:value-type="float" office:value="1000">
            <text:p> 1,000 </text:p>
          </table:table-cell>
          <table:table-cell table:style-name="ce106" office:value-type="float" office:value="2000">
            <text:p> 2,000 </text:p>
          </table:table-cell>
          <table:table-cell table:style-name="ce106" office:value-type="float" office:value="10000">
            <text:p> 10,000 </text:p>
          </table:table-cell>
          <table:table-cell table:style-name="ce134" table:formula="of:=SUM([.F32:.O32])" office:value-type="string">
            <text:p>  13,000 </text:p>
          </table:table-cell>
          <table:table-cell table:style-name="ce22"/>
          <table:table-cell table:style-name="ce197" office:value-type="string">
            <text:p>Advertising</text:p>
          </table:table-cell>
          <table:table-cell table:number-columns-repeated="2" table:style-name="ce48"/>
          <table:table-cell table:style-name="ce198" office:value-type="float" office:value="25000">
            <text:p>25,000</text:p>
          </table:table-cell>
          <table:table-cell table:style-name="ce198" office:value-type="float" office:value="1043">
            <text:p>1,043</text:p>
          </table:table-cell>
          <table:table-cell table:style-name="ce198" office:value-type="float" office:value="1043">
            <text:p>1,043</text:p>
          </table:table-cell>
          <table:table-cell table:style-name="ce198" office:value-type="float" office:value="1133">
            <text:p>1,133</text:p>
          </table:table-cell>
          <table:table-cell table:style-name="ce198" office:value-type="float" office:value="1341">
            <text:p>1,341</text:p>
          </table:table-cell>
          <table:table-cell table:style-name="ce198" office:value-type="float" office:value="1579">
            <text:p>1,579</text:p>
          </table:table-cell>
          <table:table-cell table:style-name="ce198" office:value-type="float" office:value="1871">
            <text:p>1,871</text:p>
          </table:table-cell>
          <table:table-cell table:style-name="ce198" office:value-type="float" office:value="2212">
            <text:p>2,212</text:p>
          </table:table-cell>
          <table:table-cell table:style-name="ce198" office:value-type="float" office:value="2612">
            <text:p>2,612</text:p>
          </table:table-cell>
          <table:table-cell table:style-name="ce198" office:value-type="float" office:value="3096">
            <text:p>3,096</text:p>
          </table:table-cell>
          <table:table-cell table:style-name="ce198" office:value-type="float" office:value="3511">
            <text:p>3,511</text:p>
          </table:table-cell>
          <table:table-cell table:style-name="ce199" office:value-type="float" office:value="4054">
            <text:p>4,054</text:p>
          </table:table-cell>
          <table:table-cell table:style-name="ce133" table:formula="of:=SUM([.U32:.AF32])" office:value-type="string">
            <text:p>  48,495 </text:p>
          </table:table-cell>
          <table:table-cell table:style-name="ce22"/>
          <table:table-cell table:style-name="ce197" office:value-type="string">
            <text:p>Advertising</text:p>
          </table:table-cell>
          <table:table-cell table:number-columns-repeated="2" table:style-name="ce48"/>
          <table:table-cell table:style-name="ce198" office:value-type="float" office:value="6208">
            <text:p>6,208</text:p>
          </table:table-cell>
          <table:table-cell table:style-name="ce198" office:value-type="float" office:value="7225">
            <text:p>7,225</text:p>
          </table:table-cell>
          <table:table-cell table:style-name="ce198" office:value-type="float" office:value="8059">
            <text:p>8,059</text:p>
          </table:table-cell>
          <table:table-cell table:style-name="ce198" office:value-type="float" office:value="9332">
            <text:p>9,332</text:p>
          </table:table-cell>
          <table:table-cell table:style-name="ce198" office:value-type="float" office:value="10461">
            <text:p>10,461</text:p>
          </table:table-cell>
          <table:table-cell table:style-name="ce198" office:value-type="float" office:value="11986">
            <text:p>11,986</text:p>
          </table:table-cell>
          <table:table-cell table:style-name="ce198" office:value-type="float" office:value="13238">
            <text:p>13,238</text:p>
          </table:table-cell>
          <table:table-cell table:style-name="ce198" office:value-type="float" office:value="15082">
            <text:p>15,082</text:p>
          </table:table-cell>
          <table:table-cell table:style-name="ce198" office:value-type="float" office:value="16712">
            <text:p>16,712</text:p>
          </table:table-cell>
          <table:table-cell table:style-name="ce198" office:value-type="float" office:value="18910">
            <text:p>18,910</text:p>
          </table:table-cell>
          <table:table-cell table:style-name="ce198" office:value-type="float" office:value="20745">
            <text:p>20,745</text:p>
          </table:table-cell>
          <table:table-cell table:style-name="ce199" office:value-type="float" office:value="23365">
            <text:p>23,365</text:p>
          </table:table-cell>
          <table:table-cell table:style-name="ce133" table:formula="of:=SUM([.AL32:.AW32])" office:value-type="string">
            <text:p>  161,323 </text:p>
          </table:table-cell>
          <table:table-cell table:style-name="ce22"/>
          <table:table-cell table:style-name="ce197" office:value-type="string">
            <text:p>Advertising</text:p>
          </table:table-cell>
          <table:table-cell table:number-columns-repeated="2" table:style-name="ce48"/>
          <table:table-cell table:style-name="ce198" office:value-type="float" office:value="25698">
            <text:p>25,698</text:p>
          </table:table-cell>
          <table:table-cell table:style-name="ce198" office:value-type="float" office:value="28815">
            <text:p>28,815</text:p>
          </table:table-cell>
          <table:table-cell table:style-name="ce198" office:value-type="float" office:value="31480">
            <text:p>31,480</text:p>
          </table:table-cell>
          <table:table-cell table:style-name="ce198" office:value-type="float" office:value="35173">
            <text:p>35,173</text:p>
          </table:table-cell>
          <table:table-cell table:style-name="ce198" office:value-type="float" office:value="38517">
            <text:p>38,517</text:p>
          </table:table-cell>
          <table:table-cell table:style-name="ce198" office:value-type="float" office:value="42912">
            <text:p>42,912</text:p>
          </table:table-cell>
          <table:table-cell table:style-name="ce198" office:value-type="float" office:value="46783">
            <text:p>46,783</text:p>
          </table:table-cell>
          <table:table-cell table:style-name="ce198" office:value-type="float" office:value="51994">
            <text:p>51,994</text:p>
          </table:table-cell>
          <table:table-cell table:style-name="ce198" office:value-type="float" office:value="56810">
            <text:p>56,810</text:p>
          </table:table-cell>
          <table:table-cell table:style-name="ce198" office:value-type="float" office:value="63034">
            <text:p>63,034</text:p>
          </table:table-cell>
          <table:table-cell table:style-name="ce198" office:value-type="float" office:value="68693">
            <text:p>68,693</text:p>
          </table:table-cell>
          <table:table-cell table:style-name="ce199" office:value-type="float" office:value="76096">
            <text:p>76,096</text:p>
          </table:table-cell>
          <table:table-cell table:style-name="ce133" table:formula="of:=SUM([.BC32:.BN32])" office:value-type="string">
            <text:p>  566,005 </text:p>
          </table:table-cell>
          <table:table-cell table:style-name="ce22"/>
          <table:table-cell table:style-name="ce197" office:value-type="string">
            <text:p>Advertising</text:p>
          </table:table-cell>
          <table:table-cell table:number-columns-repeated="2" table:style-name="ce48"/>
          <table:table-cell table:style-name="ce198" office:value-type="float" office:value="83109">
            <text:p>83,109</text:p>
          </table:table-cell>
          <table:table-cell table:style-name="ce198" office:value-type="float" office:value="92009">
            <text:p>92,009</text:p>
          </table:table-cell>
          <table:table-cell table:style-name="ce198" office:value-type="float" office:value="100358">
            <text:p>100,358</text:p>
          </table:table-cell>
          <table:table-cell table:style-name="ce198" office:value-type="float" office:value="111014">
            <text:p>111,014</text:p>
          </table:table-cell>
          <table:table-cell table:style-name="ce198" office:value-type="float" office:value="121363">
            <text:p>121,363</text:p>
          </table:table-cell>
          <table:table-cell table:style-name="ce198" office:value-type="float" office:value="134260">
            <text:p>134,260</text:p>
          </table:table-cell>
          <table:table-cell table:style-name="ce198" office:value-type="float" office:value="146731">
            <text:p>146,731</text:p>
          </table:table-cell>
          <table:table-cell table:style-name="ce198" office:value-type="float" office:value="162311">
            <text:p>162,311</text:p>
          </table:table-cell>
          <table:table-cell table:style-name="ce198" office:value-type="float" office:value="177811">
            <text:p>177,811</text:p>
          </table:table-cell>
          <table:table-cell table:style-name="ce198" office:value-type="float" office:value="196810">
            <text:p>196,810</text:p>
          </table:table-cell>
          <table:table-cell table:style-name="ce198" office:value-type="float" office:value="215717">
            <text:p>215,717</text:p>
          </table:table-cell>
          <table:table-cell table:style-name="ce199" office:value-type="float" office:value="236729">
            <text:p>236,729</text:p>
          </table:table-cell>
          <table:table-cell table:style-name="ce133" table:formula="of:=SUM([.BT32:.CE32])" office:value-type="string">
            <text:p>  1,778,222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64" office:value-type="string">
            <text:p>Rent</text:p>
          </table:table-cell>
          <table:table-cell table:style-name="ce148"/>
          <table:table-cell table:style-name="ce150"/>
          <table:table-cell table:style-name="ce106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134" table:formula="of:=SUM([.F33:.O33])" office:value-type="string">
            <text:p>  5,000 </text:p>
          </table:table-cell>
          <table:table-cell table:style-name="ce22"/>
          <table:table-cell table:style-name="ce40" office:value-type="string">
            <text:p>Rent</text:p>
          </table:table-cell>
          <table:table-cell table:style-name="ce49"/>
          <table:table-cell table:style-name="ce200"/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48" office:value-type="float" office:value="1000">
            <text:p> 1,000 </text:p>
          </table:table-cell>
          <table:table-cell table:style-name="ce133" table:formula="of:=SUM([.U33:.AF33])" office:value-type="string">
            <text:p>  12,000 </text:p>
          </table:table-cell>
          <table:table-cell table:style-name="ce22"/>
          <table:table-cell table:style-name="ce40" office:value-type="string">
            <text:p>Rent</text:p>
          </table:table-cell>
          <table:table-cell table:style-name="ce49"/>
          <table:table-cell table:style-name="ce200"/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48" office:value-type="float" office:value="2000">
            <text:p> 2,000 </text:p>
          </table:table-cell>
          <table:table-cell table:style-name="ce133" table:formula="of:=SUM([.AL33:.AW33])" office:value-type="string">
            <text:p>  24,000 </text:p>
          </table:table-cell>
          <table:table-cell table:style-name="ce22"/>
          <table:table-cell table:style-name="ce40" office:value-type="string">
            <text:p>Rent</text:p>
          </table:table-cell>
          <table:table-cell table:style-name="ce49"/>
          <table:table-cell table:style-name="ce200"/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48" office:value-type="float" office:value="3500">
            <text:p> 3,500 </text:p>
          </table:table-cell>
          <table:table-cell table:style-name="ce133" table:formula="of:=SUM([.BC33:.BN33])" office:value-type="string">
            <text:p>  42,000 </text:p>
          </table:table-cell>
          <table:table-cell table:style-name="ce22"/>
          <table:table-cell table:style-name="ce40" office:value-type="string">
            <text:p>Rent</text:p>
          </table:table-cell>
          <table:table-cell table:style-name="ce49"/>
          <table:table-cell table:style-name="ce200"/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48" office:value-type="float" office:value="4200">
            <text:p> 4,200 </text:p>
          </table:table-cell>
          <table:table-cell table:style-name="ce133" table:formula="of:=SUM([.BT33:.CE33])" office:value-type="string">
            <text:p>  50,400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1" office:value-type="string">
            <text:p>x</text:p>
          </table:table-cell>
          <table:table-cell table:style-name="ce63" office:value-type="string">
            <text:p>Dividends to Equity Holders</text:p>
          </table:table-cell>
          <table:table-cell table:number-columns-repeated="2" table:style-name="ce63"/>
          <table:table-cell table:style-name="ce106"/>
          <table:table-cell table:style-name="ce48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134" table:formula="of:=SUM([.F34:.O34])" office:value-type="string">
            <text:p>  - </text:p>
          </table:table-cell>
          <table:table-cell table:style-name="ce22"/>
          <table:table-cell table:style-name="ce48" office:value-type="string">
            <text:p>Dividends to Equity Holders</text:p>
          </table:table-cell>
          <table:table-cell table:number-columns-repeated="3" table:style-name="ce48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table:formula="of:=[.AF44]*0.1" office:value-type="string">
            <text:p>  83,333 </text:p>
          </table:table-cell>
          <table:table-cell table:style-name="ce133" table:formula="of:=SUM([.U34:.AF34])" office:value-type="string">
            <text:p>  83,333 </text:p>
          </table:table-cell>
          <table:table-cell table:style-name="ce22"/>
          <table:table-cell table:style-name="ce48" office:value-type="string">
            <text:p>Dividends to Equity Holders</text:p>
          </table:table-cell>
          <table:table-cell table:number-columns-repeated="2" table:style-name="ce48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table:formula="of:=[.AW44]*0.1" office:value-type="string">
            <text:p>  83,333 </text:p>
          </table:table-cell>
          <table:table-cell table:style-name="ce133" table:formula="of:=SUM([.AL34:.AW34])" office:value-type="string">
            <text:p>  83,333 </text:p>
          </table:table-cell>
          <table:table-cell table:style-name="ce22"/>
          <table:table-cell table:style-name="ce48" office:value-type="string">
            <text:p>Dividends to Equity Holders</text:p>
          </table:table-cell>
          <table:table-cell table:number-columns-repeated="2" table:style-name="ce48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table:formula="of:=[.BN44]*0.1" office:value-type="string">
            <text:p>  83,333 </text:p>
          </table:table-cell>
          <table:table-cell table:style-name="ce133" table:formula="of:=SUM([.BC34:.BN34])" office:value-type="string">
            <text:p>  83,333 </text:p>
          </table:table-cell>
          <table:table-cell table:style-name="ce22"/>
          <table:table-cell table:style-name="ce48" office:value-type="string">
            <text:p>Dividends to Equity Holders</text:p>
          </table:table-cell>
          <table:table-cell table:number-columns-repeated="2" table:style-name="ce48"/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office:value-type="float" office:value="0">
            <text:p> - </text:p>
          </table:table-cell>
          <table:table-cell table:style-name="ce48" table:formula="of:=[.CE44]*0.1" office:value-type="string">
            <text:p>  83,333 </text:p>
          </table:table-cell>
          <table:table-cell table:style-name="ce133" table:formula="of:=SUM([.BT34:.CE34])" office:value-type="string">
            <text:p>  83,333 </text:p>
          </table:table-cell>
          <table:table-cell table:style-name="ce22"/>
          <table:table-cell table:number-columns-repeated="9" table:style-name="ce25"/>
        </table:table-row>
        <table:table-row table:style-name="ro6">
          <table:table-cell table:style-name="ce21" office:value-type="string">
            <text:p>x</text:p>
          </table:table-cell>
          <table:table-cell table:style-name="ce63" office:value-type="string">
            <text:p>Depreciation</text:p>
          </table:table-cell>
          <table:table-cell table:number-columns-repeated="2" table:style-name="ce63"/>
          <table:table-cell table:style-name="ce106"/>
          <table:table-cell table:style-name="ce72"/>
          <table:table-cell table:style-name="ce72" office:value-type="float" office:value="0">
            <text:p> - </text:p>
          </table:table-cell>
          <table:table-cell table:style-name="ce72" table:formula="of:=[.G35]" office:value-type="string">
            <text:p>  - </text:p>
          </table:table-cell>
          <table:table-cell table:style-name="ce72" table:formula="of:=[.H35]" office:value-type="string">
            <text:p>  - </text:p>
          </table:table-cell>
          <table:table-cell table:style-name="ce72" table:formula="of:=[.I35]" office:value-type="string">
            <text:p>  - </text:p>
          </table:table-cell>
          <table:table-cell table:style-name="ce72" table:formula="of:=['Material Costs'.E9]" office:value-type="string">
            <text:p>  992 </text:p>
          </table:table-cell>
          <table:table-cell table:style-name="ce72" table:formula="of:=[.K35]" office:value-type="string">
            <text:p>  992 </text:p>
          </table:table-cell>
          <table:table-cell table:style-name="ce72" table:formula="of:=[.L35]" office:value-type="string">
            <text:p>  992 </text:p>
          </table:table-cell>
          <table:table-cell table:style-name="ce72" table:formula="of:=[.M35]" office:value-type="string">
            <text:p>  992 </text:p>
          </table:table-cell>
          <table:table-cell table:style-name="ce72" table:formula="of:=[.N35]" office:value-type="string">
            <text:p>  992 </text:p>
          </table:table-cell>
          <table:table-cell table:style-name="ce126" table:formula="of:=SUM([.F35:.O35])" office:value-type="string">
            <text:p>  4,960 </text:p>
          </table:table-cell>
          <table:table-cell table:style-name="ce22"/>
          <table:table-cell table:style-name="ce48" office:value-type="string">
            <text:p>Depreciation</text:p>
          </table:table-cell>
          <table:table-cell table:number-columns-repeated="2" table:style-name="ce48"/>
          <table:table-cell table:style-name="ce72" table:formula="of:=['Material Costs'.E9]" office:value-type="string">
            <text:p>  992 </text:p>
          </table:table-cell>
          <table:table-cell table:style-name="ce72" table:formula="of:=[.U35]" office:value-type="string">
            <text:p>  992 </text:p>
          </table:table-cell>
          <table:table-cell table:style-name="ce72" table:formula="of:=[.V35]" office:value-type="string">
            <text:p>  992 </text:p>
          </table:table-cell>
          <table:table-cell table:style-name="ce72" table:formula="of:=[.W35]" office:value-type="string">
            <text:p>  992 </text:p>
          </table:table-cell>
          <table:table-cell table:style-name="ce72" table:formula="of:=[.X35]" office:value-type="string">
            <text:p>  992 </text:p>
          </table:table-cell>
          <table:table-cell table:style-name="ce72" table:formula="of:=[.Y35]" office:value-type="string">
            <text:p>  992 </text:p>
          </table:table-cell>
          <table:table-cell table:style-name="ce72" table:formula="of:=[.Z35]" office:value-type="string">
            <text:p>  992 </text:p>
          </table:table-cell>
          <table:table-cell table:style-name="ce72" table:formula="of:=[.AA35]" office:value-type="string">
            <text:p>  992 </text:p>
          </table:table-cell>
          <table:table-cell table:style-name="ce72" table:formula="of:=[.AB35]" office:value-type="string">
            <text:p>  992 </text:p>
          </table:table-cell>
          <table:table-cell table:style-name="ce72" table:formula="of:=[.AC35]" office:value-type="string">
            <text:p>  992 </text:p>
          </table:table-cell>
          <table:table-cell table:style-name="ce72" table:formula="of:=[.AD35]" office:value-type="string">
            <text:p>  992 </text:p>
          </table:table-cell>
          <table:table-cell table:style-name="ce72" table:formula="of:=[.AE35]" office:value-type="string">
            <text:p>  992 </text:p>
          </table:table-cell>
          <table:table-cell table:style-name="ce126" table:formula="of:=SUM([.U35:.AF35])" office:value-type="string">
            <text:p>  11,905 </text:p>
          </table:table-cell>
          <table:table-cell table:style-name="ce22"/>
          <table:table-cell table:style-name="ce48" office:value-type="string">
            <text:p>Depreciation</text:p>
          </table:table-cell>
          <table:table-cell table:number-columns-repeated="2" table:style-name="ce48"/>
          <table:table-cell table:style-name="ce72" table:formula="of:=['Material Costs'.E9]" office:value-type="string">
            <text:p>  992 </text:p>
          </table:table-cell>
          <table:table-cell table:style-name="ce72" table:formula="of:=[.AL35]" office:value-type="string">
            <text:p>  992 </text:p>
          </table:table-cell>
          <table:table-cell table:style-name="ce72" table:formula="of:=[.AM35]" office:value-type="string">
            <text:p>  992 </text:p>
          </table:table-cell>
          <table:table-cell table:style-name="ce72" table:formula="of:=[.AN35]" office:value-type="string">
            <text:p>  992 </text:p>
          </table:table-cell>
          <table:table-cell table:style-name="ce72" table:formula="of:=[.AO35]" office:value-type="string">
            <text:p>  992 </text:p>
          </table:table-cell>
          <table:table-cell table:style-name="ce72" table:formula="of:=[.AP35]" office:value-type="string">
            <text:p>  992 </text:p>
          </table:table-cell>
          <table:table-cell table:style-name="ce72" table:formula="of:=[.AQ35]" office:value-type="string">
            <text:p>  992 </text:p>
          </table:table-cell>
          <table:table-cell table:style-name="ce72" table:formula="of:=[.AR35]" office:value-type="string">
            <text:p>  992 </text:p>
          </table:table-cell>
          <table:table-cell table:style-name="ce72" table:formula="of:=[.AS35]" office:value-type="string">
            <text:p>  992 </text:p>
          </table:table-cell>
          <table:table-cell table:style-name="ce72" table:formula="of:=[.AT35]" office:value-type="string">
            <text:p>  992 </text:p>
          </table:table-cell>
          <table:table-cell table:style-name="ce72" table:formula="of:=[.AU35]" office:value-type="string">
            <text:p>  992 </text:p>
          </table:table-cell>
          <table:table-cell table:style-name="ce72" table:formula="of:=[.AV35]" office:value-type="string">
            <text:p>  992 </text:p>
          </table:table-cell>
          <table:table-cell table:style-name="ce126" table:formula="of:=SUM([.AL35:.AW35])" office:value-type="string">
            <text:p>  11,905 </text:p>
          </table:table-cell>
          <table:table-cell table:style-name="ce22"/>
          <table:table-cell table:style-name="ce48" office:value-type="string">
            <text:p>Depreciation</text:p>
          </table:table-cell>
          <table:table-cell table:number-columns-repeated="2" table:style-name="ce48"/>
          <table:table-cell table:style-name="ce72" table:formula="of:=['Material Costs'.E9]" office:value-type="string">
            <text:p>  992 </text:p>
          </table:table-cell>
          <table:table-cell table:style-name="ce72" table:formula="of:=[.BC35]" office:value-type="string">
            <text:p>  992 </text:p>
          </table:table-cell>
          <table:table-cell table:style-name="ce72" table:formula="of:=[.BD35]" office:value-type="string">
            <text:p>  992 </text:p>
          </table:table-cell>
          <table:table-cell table:style-name="ce72" table:formula="of:=[.BE35]" office:value-type="string">
            <text:p>  992 </text:p>
          </table:table-cell>
          <table:table-cell table:style-name="ce72" table:formula="of:=[.BF35]" office:value-type="string">
            <text:p>  992 </text:p>
          </table:table-cell>
          <table:table-cell table:style-name="ce72" table:formula="of:=[.BG35]" office:value-type="string">
            <text:p>  992 </text:p>
          </table:table-cell>
          <table:table-cell table:style-name="ce72" table:formula="of:=[.BH35]" office:value-type="string">
            <text:p>  992 </text:p>
          </table:table-cell>
          <table:table-cell table:style-name="ce72" table:formula="of:=[.BI35]" office:value-type="string">
            <text:p>  992 </text:p>
          </table:table-cell>
          <table:table-cell table:style-name="ce72" table:formula="of:=[.BJ35]" office:value-type="string">
            <text:p>  992 </text:p>
          </table:table-cell>
          <table:table-cell table:style-name="ce72" table:formula="of:=[.BK35]" office:value-type="string">
            <text:p>  992 </text:p>
          </table:table-cell>
          <table:table-cell table:style-name="ce72" table:formula="of:=[.BL35]" office:value-type="string">
            <text:p>  992 </text:p>
          </table:table-cell>
          <table:table-cell table:style-name="ce72" table:formula="of:=[.BM35]" office:value-type="string">
            <text:p>  992 </text:p>
          </table:table-cell>
          <table:table-cell table:style-name="ce126" table:formula="of:=SUM([.BC35:.BN35])" office:value-type="string">
            <text:p>  11,905 </text:p>
          </table:table-cell>
          <table:table-cell table:style-name="ce22"/>
          <table:table-cell table:style-name="ce48" office:value-type="string">
            <text:p>Depreciation</text:p>
          </table:table-cell>
          <table:table-cell table:number-columns-repeated="2" table:style-name="ce48"/>
          <table:table-cell table:style-name="ce72" table:formula="of:=['Material Costs'.E9]" office:value-type="string">
            <text:p>  992 </text:p>
          </table:table-cell>
          <table:table-cell table:style-name="ce72" table:formula="of:=[.BT35]" office:value-type="string">
            <text:p>  992 </text:p>
          </table:table-cell>
          <table:table-cell table:style-name="ce72" table:formula="of:=[.BU35]" office:value-type="string">
            <text:p>  992 </text:p>
          </table:table-cell>
          <table:table-cell table:style-name="ce72" table:formula="of:=[.BV35]" office:value-type="string">
            <text:p>  992 </text:p>
          </table:table-cell>
          <table:table-cell table:style-name="ce72" table:formula="of:=[.BW35]" office:value-type="string">
            <text:p>  992 </text:p>
          </table:table-cell>
          <table:table-cell table:style-name="ce72" table:formula="of:=[.BX35]" office:value-type="string">
            <text:p>  992 </text:p>
          </table:table-cell>
          <table:table-cell table:style-name="ce72" table:formula="of:=[.BY35]" office:value-type="string">
            <text:p>  992 </text:p>
          </table:table-cell>
          <table:table-cell table:style-name="ce72" table:formula="of:=[.BZ35]" office:value-type="string">
            <text:p>  992 </text:p>
          </table:table-cell>
          <table:table-cell table:style-name="ce72" table:formula="of:=[.CA35]" office:value-type="string">
            <text:p>  992 </text:p>
          </table:table-cell>
          <table:table-cell table:style-name="ce72" table:formula="of:=[.CB35]" office:value-type="string">
            <text:p>  992 </text:p>
          </table:table-cell>
          <table:table-cell table:style-name="ce72" table:formula="of:=[.CC35]" office:value-type="string">
            <text:p>  992 </text:p>
          </table:table-cell>
          <table:table-cell table:style-name="ce72" table:formula="of:=[.CD35]" office:value-type="string">
            <text:p>  992 </text:p>
          </table:table-cell>
          <table:table-cell table:style-name="ce133" table:formula="of:=SUM([.BT35:.CE35])" office:value-type="string">
            <text:p>  11,905 </text:p>
          </table:table-cell>
          <table:table-cell table:style-name="ce22"/>
          <table:table-cell table:number-columns-repeated="9" table:style-name="ce25"/>
        </table:table-row>
        <table:table-row table:style-name="ro16">
          <table:table-cell table:style-name="ce48" office:value-type="string">
            <text:p>Total Expenses</text:p>
          </table:table-cell>
          <table:table-cell table:style-name="ce21"/>
          <table:table-cell table:number-columns-repeated="2" table:style-name="ce48"/>
          <table:table-cell table:style-name="ce128" table:formula="of:=SUM([.E22:.E35])" office:value-type="string">
            <text:p>  - </text:p>
          </table:table-cell>
          <table:table-cell table:style-name="ce128" table:formula="of:=SUM([.F22:.F35])" office:value-type="string">
            <text:p>  - </text:p>
          </table:table-cell>
          <table:table-cell table:style-name="ce128" table:formula="of:=SUM([.G22:.G35])" office:value-type="string">
            <text:p>  - </text:p>
          </table:table-cell>
          <table:table-cell table:style-name="ce128" table:formula="of:=SUM([.H22:.H35])" office:value-type="string">
            <text:p>  - </text:p>
          </table:table-cell>
          <table:table-cell table:style-name="ce128" table:formula="of:=SUM([.I22:.I35])" office:value-type="string">
            <text:p>  - </text:p>
          </table:table-cell>
          <table:table-cell table:style-name="ce128" table:formula="of:=SUM([.J22:.J35])" office:value-type="string">
            <text:p>  6,000 </text:p>
          </table:table-cell>
          <table:table-cell table:style-name="ce128" table:formula="of:=SUM([.K22:.K35])" office:value-type="string">
            <text:p>  10,842 </text:p>
          </table:table-cell>
          <table:table-cell table:style-name="ce128" table:formula="of:=SUM([.L22:.L35])" office:value-type="string">
            <text:p>  15,642 </text:p>
          </table:table-cell>
          <table:table-cell table:style-name="ce128" table:formula="of:=SUM([.M22:.M35])" office:value-type="string">
            <text:p>  21,342 </text:p>
          </table:table-cell>
          <table:table-cell table:style-name="ce128" table:formula="of:=SUM([.N22:.N35])" office:value-type="string">
            <text:p>  39,842 </text:p>
          </table:table-cell>
          <table:table-cell table:style-name="ce128" table:formula="of:=SUM([.O22:.O35])" office:value-type="string">
            <text:p>  48,642 </text:p>
          </table:table-cell>
          <table:table-cell table:style-name="ce139" table:formula="of:=SUM([.F36:.O36])" office:value-type="string">
            <text:p>  142,310 </text:p>
          </table:table-cell>
          <table:table-cell table:style-name="ce48" office:value-type="string">
            <text:p>Total Expenses</text:p>
          </table:table-cell>
          <table:table-cell table:style-name="ce21"/>
          <table:table-cell table:number-columns-repeated="2" table:style-name="ce48"/>
          <table:table-cell table:style-name="ce128" table:formula="of:=SUM([.U22:.U35])" office:value-type="string">
            <text:p>  183,143 </text:p>
          </table:table-cell>
          <table:table-cell table:style-name="ce128" table:formula="of:=SUM([.V22:.V35])" office:value-type="string">
            <text:p>  55,936 </text:p>
          </table:table-cell>
          <table:table-cell table:style-name="ce128" table:formula="of:=SUM([.W22:.W35])" office:value-type="string">
            <text:p>  60,937 </text:p>
          </table:table-cell>
          <table:table-cell table:style-name="ce128" table:formula="of:=SUM([.X22:.X35])" office:value-type="string">
            <text:p>  211,027 </text:p>
          </table:table-cell>
          <table:table-cell table:style-name="ce128" table:formula="of:=SUM([.Y22:.Y35])" office:value-type="string">
            <text:p>  66,236 </text:p>
          </table:table-cell>
          <table:table-cell table:style-name="ce128" table:formula="of:=SUM([.Z22:.Z35])" office:value-type="string">
            <text:p>  66,474 </text:p>
          </table:table-cell>
          <table:table-cell table:style-name="ce128" table:formula="of:=SUM([.AA22:.AA35])" office:value-type="string">
            <text:p>  271,767 </text:p>
          </table:table-cell>
          <table:table-cell table:style-name="ce128" table:formula="of:=SUM([.AB22:.AB35])" office:value-type="string">
            <text:p>  72,108 </text:p>
          </table:table-cell>
          <table:table-cell table:style-name="ce128" table:formula="of:=SUM([.AC22:.AC35])" office:value-type="string">
            <text:p>  77,509 </text:p>
          </table:table-cell>
          <table:table-cell table:style-name="ce128" table:formula="of:=SUM([.AD22:.AD35])" office:value-type="string">
            <text:p>  78,743 </text:p>
          </table:table-cell>
          <table:table-cell table:style-name="ce128" table:formula="of:=SUM([.AE22:.AE35])" office:value-type="string">
            <text:p>  83,409 </text:p>
          </table:table-cell>
          <table:table-cell table:style-name="ce128" table:formula="of:=SUM([.AF22:.AF35])" office:value-type="string">
            <text:p>  167,285 </text:p>
          </table:table-cell>
          <table:table-cell table:style-name="ce137" table:formula="of:=SUM([.AG22:.AG35])" office:value-type="string">
            <text:p>  1,394,533 </text:p>
          </table:table-cell>
          <table:table-cell table:style-name="ce48" office:value-type="string">
            <text:p>Total Expenses</text:p>
          </table:table-cell>
          <table:table-cell table:style-name="ce21"/>
          <table:table-cell table:number-columns-repeated="2" table:style-name="ce48"/>
          <table:table-cell table:style-name="ce128" table:formula="of:=SUM([.AL22:.AL35])" office:value-type="string">
            <text:p>  93,706 </text:p>
          </table:table-cell>
          <table:table-cell table:style-name="ce128" table:formula="of:=SUM([.AM22:.AM35])" office:value-type="string">
            <text:p>  91,473 </text:p>
          </table:table-cell>
          <table:table-cell table:style-name="ce128" table:formula="of:=SUM([.AN22:.AN35])" office:value-type="string">
            <text:p>  97,558 </text:p>
          </table:table-cell>
          <table:table-cell table:style-name="ce128" table:formula="of:=SUM([.AO22:.AO35])" office:value-type="string">
            <text:p>  104,082 </text:p>
          </table:table-cell>
          <table:table-cell table:style-name="ce128" table:formula="of:=SUM([.AP22:.AP35])" office:value-type="string">
            <text:p>  110,462 </text:p>
          </table:table-cell>
          <table:table-cell table:style-name="ce128" table:formula="of:=SUM([.AQ22:.AQ35])" office:value-type="string">
            <text:p>  117,238 </text:p>
          </table:table-cell>
          <table:table-cell table:style-name="ce128" table:formula="of:=SUM([.AR22:.AR35])" office:value-type="string">
            <text:p>  123,741 </text:p>
          </table:table-cell>
          <table:table-cell table:style-name="ce128" table:formula="of:=SUM([.AS22:.AS35])" office:value-type="string">
            <text:p>  130,836 </text:p>
          </table:table-cell>
          <table:table-cell table:style-name="ce128" table:formula="of:=SUM([.AT22:.AT35])" office:value-type="string">
            <text:p>  142,968 </text:p>
          </table:table-cell>
          <table:table-cell table:style-name="ce128" table:formula="of:=SUM([.AU22:.AU35])" office:value-type="string">
            <text:p>  156,418 </text:p>
          </table:table-cell>
          <table:table-cell table:style-name="ce128" table:formula="of:=SUM([.AV22:.AV35])" office:value-type="string">
            <text:p>  168,005 </text:p>
          </table:table-cell>
          <table:table-cell table:style-name="ce128" table:formula="of:=SUM([.AW22:.AW35])" office:value-type="string">
            <text:p>  264,460 </text:p>
          </table:table-cell>
          <table:table-cell table:style-name="ce137" table:formula="of:=SUM([.AX22:.AX35])" office:value-type="string">
            <text:p>  1,600,811 </text:p>
          </table:table-cell>
          <table:table-cell table:style-name="ce48" office:value-type="string">
            <text:p>Total Expenses</text:p>
          </table:table-cell>
          <table:table-cell table:style-name="ce21"/>
          <table:table-cell table:number-columns-repeated="2" table:style-name="ce48"/>
          <table:table-cell table:style-name="ce128" table:formula="of:=SUM([.BC22:.BC35])" office:value-type="string">
            <text:p>  213,001 </text:p>
          </table:table-cell>
          <table:table-cell table:style-name="ce128" table:formula="of:=SUM([.BD22:.BD35])" office:value-type="string">
            <text:p>  229,408 </text:p>
          </table:table-cell>
          <table:table-cell table:style-name="ce128" table:formula="of:=SUM([.BE22:.BE35])" office:value-type="string">
            <text:p>  248,614 </text:p>
          </table:table-cell>
          <table:table-cell table:style-name="ce128" table:formula="of:=SUM([.BF22:.BF35])" office:value-type="string">
            <text:p>  252,307 </text:p>
          </table:table-cell>
          <table:table-cell table:style-name="ce128" table:formula="of:=SUM([.BG22:.BG35])" office:value-type="string">
            <text:p>  255,651 </text:p>
          </table:table-cell>
          <table:table-cell table:style-name="ce128" table:formula="of:=SUM([.BH22:.BH35])" office:value-type="string">
            <text:p>  260,046 </text:p>
          </table:table-cell>
          <table:table-cell table:style-name="ce128" table:formula="of:=SUM([.BI22:.BI35])" office:value-type="string">
            <text:p>  263,917 </text:p>
          </table:table-cell>
          <table:table-cell table:style-name="ce128" table:formula="of:=SUM([.BJ22:.BJ35])" office:value-type="string">
            <text:p>  269,128 </text:p>
          </table:table-cell>
          <table:table-cell table:style-name="ce128" table:formula="of:=SUM([.BK22:.BK35])" office:value-type="string">
            <text:p>  273,944 </text:p>
          </table:table-cell>
          <table:table-cell table:style-name="ce128" table:formula="of:=SUM([.BL22:.BL35])" office:value-type="string">
            <text:p>  280,918 </text:p>
          </table:table-cell>
          <table:table-cell table:style-name="ce128" table:formula="of:=SUM([.BM22:.BM35])" office:value-type="string">
            <text:p>  285,827 </text:p>
          </table:table-cell>
          <table:table-cell table:style-name="ce128" table:formula="of:=SUM([.BN22:.BN35])" office:value-type="string">
            <text:p>  376,563 </text:p>
          </table:table-cell>
          <table:table-cell table:style-name="ce137" table:formula="of:=SUM([.BO22:.BO35])" office:value-type="string">
            <text:p>  3,208,981 </text:p>
          </table:table-cell>
          <table:table-cell table:style-name="ce48" office:value-type="string">
            <text:p>Total Expenses</text:p>
          </table:table-cell>
          <table:table-cell table:style-name="ce21"/>
          <table:table-cell table:number-columns-repeated="2" table:style-name="ce48"/>
          <table:table-cell table:style-name="ce129" table:formula="of:=SUM([.BT22:.BT35])" office:value-type="string">
            <text:p>  331,603 </text:p>
          </table:table-cell>
          <table:table-cell table:style-name="ce129" table:formula="of:=SUM([.BU22:.BU35])" office:value-type="string">
            <text:p>  354,620 </text:p>
          </table:table-cell>
          <table:table-cell table:style-name="ce129" table:formula="of:=SUM([.BV22:.BV35])" office:value-type="string">
            <text:p>  380,337 </text:p>
          </table:table-cell>
          <table:table-cell table:style-name="ce129" table:formula="of:=SUM([.BW22:.BW35])" office:value-type="string">
            <text:p>  408,360 </text:p>
          </table:table-cell>
          <table:table-cell table:style-name="ce129" table:formula="of:=SUM([.BX22:.BX35])" office:value-type="string">
            <text:p>  436,077 </text:p>
          </table:table-cell>
          <table:table-cell table:style-name="ce129" table:formula="of:=SUM([.BY22:.BY35])" office:value-type="string">
            <text:p>  466,341 </text:p>
          </table:table-cell>
          <table:table-cell table:style-name="ce129" table:formula="of:=SUM([.BZ22:.BZ35])" office:value-type="string">
            <text:p>  496,179 </text:p>
          </table:table-cell>
          <table:table-cell table:style-name="ce129" table:formula="of:=SUM([.CA22:.CA35])" office:value-type="string">
            <text:p>  534,916 </text:p>
          </table:table-cell>
          <table:table-cell table:style-name="ce129" table:formula="of:=SUM([.CB22:.CB35])" office:value-type="string">
            <text:p>  573,572 </text:p>
          </table:table-cell>
          <table:table-cell table:style-name="ce129" table:formula="of:=SUM([.CC22:.CC35])" office:value-type="string">
            <text:p>  616,478 </text:p>
          </table:table-cell>
          <table:table-cell table:style-name="ce129" table:formula="of:=SUM([.CD22:.CD35])" office:value-type="string">
            <text:p>  634,635 </text:p>
          </table:table-cell>
          <table:table-cell table:style-name="ce129" table:formula="of:=SUM([.CE22:.CE35])" office:value-type="string">
            <text:p>  738,980 </text:p>
          </table:table-cell>
          <table:table-cell table:style-name="ce139" table:formula="of:=SUM([.CF22:.CF35])" office:value-type="string">
            <text:p>  5,971,513 </text:p>
          </table:table-cell>
          <table:table-cell table:style-name="ce21"/>
          <table:table-cell table:number-columns-repeated="9" table:style-name="ce112"/>
        </table:table-row>
        <table:table-row table:style-name="ro16">
          <table:table-cell table:style-name="ce21"/>
          <table:table-cell table:style-name="ce48" office:value-type="string">
            <text:p>Earnings From Operations</text:p>
          </table:table-cell>
          <table:table-cell table:number-columns-repeated="2" table:style-name="ce48"/>
          <table:table-cell table:style-name="ce106"/>
          <table:table-cell table:style-name="ce201" table:formula="of:=[.F8]-[.F36]" office:value-type="string">
            <text:p>  - </text:p>
          </table:table-cell>
          <table:table-cell table:style-name="ce201" table:formula="of:=[.G8]-[.G36]" office:value-type="string">
            <text:p>  - </text:p>
          </table:table-cell>
          <table:table-cell table:style-name="ce201" table:formula="of:=[.H8]-[.H36]" office:value-type="string">
            <text:p>  - </text:p>
          </table:table-cell>
          <table:table-cell table:style-name="ce201" table:formula="of:=[.I8]-[.I36]" office:value-type="string">
            <text:p>  - </text:p>
          </table:table-cell>
          <table:table-cell table:style-name="ce201" table:formula="of:=[.J8]-[.J36]" office:value-type="string">
            <text:p>  (6,000)</text:p>
          </table:table-cell>
          <table:table-cell table:style-name="ce201" table:formula="of:=[.K8]-[.K36]" office:value-type="string">
            <text:p>  (10,842)</text:p>
          </table:table-cell>
          <table:table-cell table:style-name="ce201" table:formula="of:=[.L8]-[.L36]" office:value-type="string">
            <text:p>  (15,642)</text:p>
          </table:table-cell>
          <table:table-cell table:style-name="ce201" table:formula="of:=[.M8]-[.M36]" office:value-type="string">
            <text:p>  (21,342)</text:p>
          </table:table-cell>
          <table:table-cell table:style-name="ce201" table:formula="of:=[.N8]-[.N36]" office:value-type="string">
            <text:p>  (39,842)</text:p>
          </table:table-cell>
          <table:table-cell table:style-name="ce201" table:formula="of:=[.O8]-[.O36]" office:value-type="string">
            <text:p>  (48,642)</text:p>
          </table:table-cell>
          <table:table-cell table:style-name="ce202" table:formula="of:=SUM([.F37:.O37])" office:value-type="string">
            <text:p>  (142,310)</text:p>
          </table:table-cell>
          <table:table-cell table:style-name="ce21"/>
          <table:table-cell table:style-name="ce48" office:value-type="string">
            <text:p>Earnings From Operations</text:p>
          </table:table-cell>
          <table:table-cell table:number-columns-repeated="2" table:style-name="ce48"/>
          <table:table-cell table:style-name="ce201" table:formula="of:=[.U8]-[.U36]" office:value-type="string">
            <text:p>  199,380 </text:p>
          </table:table-cell>
          <table:table-cell table:style-name="ce201" table:formula="of:=[.V8]-[.V36]" office:value-type="string">
            <text:p>  326,587 </text:p>
          </table:table-cell>
          <table:table-cell table:style-name="ce201" table:formula="of:=[.W8]-[.W36]" office:value-type="string">
            <text:p>  321,586 </text:p>
          </table:table-cell>
          <table:table-cell table:style-name="ce201" table:formula="of:=[.X8]-[.X36]" office:value-type="string">
            <text:p>  171,496 </text:p>
          </table:table-cell>
          <table:table-cell table:style-name="ce201" table:formula="of:=[.Y8]-[.Y36]" office:value-type="string">
            <text:p>  316,287 </text:p>
          </table:table-cell>
          <table:table-cell table:style-name="ce201" table:formula="of:=[.Z8]-[.Z36]" office:value-type="string">
            <text:p>  316,049 </text:p>
          </table:table-cell>
          <table:table-cell table:style-name="ce201" table:formula="of:=[.AA8]-[.AA36]" office:value-type="string">
            <text:p>  110,756 </text:p>
          </table:table-cell>
          <table:table-cell table:style-name="ce201" table:formula="of:=[.AB8]-[.AB36]" office:value-type="string">
            <text:p>  310,415 </text:p>
          </table:table-cell>
          <table:table-cell table:style-name="ce201" table:formula="of:=[.AC8]-[.AC36]" office:value-type="string">
            <text:p>  305,014 </text:p>
          </table:table-cell>
          <table:table-cell table:style-name="ce201" table:formula="of:=[.AD8]-[.AD36]" office:value-type="string">
            <text:p>  303,780 </text:p>
          </table:table-cell>
          <table:table-cell table:style-name="ce201" table:formula="of:=[.AE8]-[.AE36]" office:value-type="string">
            <text:p>  299,114 </text:p>
          </table:table-cell>
          <table:table-cell table:style-name="ce201" table:formula="of:=[.AF8]-[.AF36]" office:value-type="string">
            <text:p>  215,238 </text:p>
          </table:table-cell>
          <table:table-cell table:style-name="ce123" table:formula="of:=[.AG8]-[.AG36]" office:value-type="string">
            <text:p>  3,195,748 </text:p>
          </table:table-cell>
          <table:table-cell table:style-name="ce21"/>
          <table:table-cell table:style-name="ce48" office:value-type="string">
            <text:p>Earnings From Operations</text:p>
          </table:table-cell>
          <table:table-cell table:number-columns-repeated="2" table:style-name="ce48"/>
          <table:table-cell table:style-name="ce201" table:formula="of:=[.AL8]-[.AL36]" office:value-type="string">
            <text:p>  769,351 </text:p>
          </table:table-cell>
          <table:table-cell table:style-name="ce201" table:formula="of:=[.AM8]-[.AM36]" office:value-type="string">
            <text:p>  771,584 </text:p>
          </table:table-cell>
          <table:table-cell table:style-name="ce201" table:formula="of:=[.AN8]-[.AN36]" office:value-type="string">
            <text:p>  765,499 </text:p>
          </table:table-cell>
          <table:table-cell table:style-name="ce201" table:formula="of:=[.AO8]-[.AO36]" office:value-type="string">
            <text:p>  758,975 </text:p>
          </table:table-cell>
          <table:table-cell table:style-name="ce201" table:formula="of:=[.AP8]-[.AP36]" office:value-type="string">
            <text:p>  752,595 </text:p>
          </table:table-cell>
          <table:table-cell table:style-name="ce201" table:formula="of:=[.AQ8]-[.AQ36]" office:value-type="string">
            <text:p>  745,819 </text:p>
          </table:table-cell>
          <table:table-cell table:style-name="ce201" table:formula="of:=[.AR8]-[.AR36]" office:value-type="string">
            <text:p>  739,316 </text:p>
          </table:table-cell>
          <table:table-cell table:style-name="ce201" table:formula="of:=[.AS8]-[.AS36]" office:value-type="string">
            <text:p>  732,221 </text:p>
          </table:table-cell>
          <table:table-cell table:style-name="ce201" table:formula="of:=[.AT8]-[.AT36]" office:value-type="string">
            <text:p>  720,089 </text:p>
          </table:table-cell>
          <table:table-cell table:style-name="ce201" table:formula="of:=[.AU8]-[.AU36]" office:value-type="string">
            <text:p>  706,639 </text:p>
          </table:table-cell>
          <table:table-cell table:style-name="ce201" table:formula="of:=[.AV8]-[.AV36]" office:value-type="string">
            <text:p>  695,052 </text:p>
          </table:table-cell>
          <table:table-cell table:style-name="ce201" table:formula="of:=[.AW8]-[.AW36]" office:value-type="string">
            <text:p>  598,596 </text:p>
          </table:table-cell>
          <table:table-cell table:style-name="ce123" table:formula="of:=[.AX8]-[.AX36]" office:value-type="string">
            <text:p>  8,755,869 </text:p>
          </table:table-cell>
          <table:table-cell table:style-name="ce21"/>
          <table:table-cell table:style-name="ce48" office:value-type="string">
            <text:p>Earnings From Operations</text:p>
          </table:table-cell>
          <table:table-cell table:number-columns-repeated="2" table:style-name="ce48"/>
          <table:table-cell table:style-name="ce201" table:formula="of:=[.BC8]-[.BC36]" office:value-type="string">
            <text:p>  1,771,310 </text:p>
          </table:table-cell>
          <table:table-cell table:style-name="ce201" table:formula="of:=[.BD8]-[.BD36]" office:value-type="string">
            <text:p>  1,754,903 </text:p>
          </table:table-cell>
          <table:table-cell table:style-name="ce201" table:formula="of:=[.BE8]-[.BE36]" office:value-type="string">
            <text:p>  1,735,697 </text:p>
          </table:table-cell>
          <table:table-cell table:style-name="ce201" table:formula="of:=[.BF8]-[.BF36]" office:value-type="string">
            <text:p>  1,732,004 </text:p>
          </table:table-cell>
          <table:table-cell table:style-name="ce201" table:formula="of:=[.BG8]-[.BG36]" office:value-type="string">
            <text:p>  1,728,660 </text:p>
          </table:table-cell>
          <table:table-cell table:style-name="ce201" table:formula="of:=[.BH8]-[.BH36]" office:value-type="string">
            <text:p>  1,724,265 </text:p>
          </table:table-cell>
          <table:table-cell table:style-name="ce201" table:formula="of:=[.BI8]-[.BI36]" office:value-type="string">
            <text:p>  1,720,394 </text:p>
          </table:table-cell>
          <table:table-cell table:style-name="ce201" table:formula="of:=[.BJ8]-[.BJ36]" office:value-type="string">
            <text:p>  1,715,183 </text:p>
          </table:table-cell>
          <table:table-cell table:style-name="ce201" table:formula="of:=[.BK8]-[.BK36]" office:value-type="string">
            <text:p>  1,710,367 </text:p>
          </table:table-cell>
          <table:table-cell table:style-name="ce201" table:formula="of:=[.BL8]-[.BL36]" office:value-type="string">
            <text:p>  1,703,393 </text:p>
          </table:table-cell>
          <table:table-cell table:style-name="ce201" table:formula="of:=[.BM8]-[.BM36]" office:value-type="string">
            <text:p>  1,698,484 </text:p>
          </table:table-cell>
          <table:table-cell table:style-name="ce201" table:formula="of:=[.BN8]-[.BN36]" office:value-type="string">
            <text:p>  1,607,747 </text:p>
          </table:table-cell>
          <table:table-cell table:style-name="ce123" table:formula="of:=[.BO8]-[.BO36]" office:value-type="string">
            <text:p>  20,602,750 </text:p>
          </table:table-cell>
          <table:table-cell table:style-name="ce21"/>
          <table:table-cell table:style-name="ce48" office:value-type="string">
            <text:p>Earnings From Operations</text:p>
          </table:table-cell>
          <table:table-cell table:number-columns-repeated="2" table:style-name="ce48"/>
          <table:table-cell table:style-name="ce203" table:formula="of:=[.BT8]-[.BT36]" office:value-type="string">
            <text:p>  5,220,056 </text:p>
          </table:table-cell>
          <table:table-cell table:style-name="ce35" table:formula="of:=[.BU8]-[.BU36]" office:value-type="string">
            <text:p>  5,197,039 </text:p>
          </table:table-cell>
          <table:table-cell table:style-name="ce35" table:formula="of:=[.BV8]-[.BV36]" office:value-type="string">
            <text:p>  5,171,322 </text:p>
          </table:table-cell>
          <table:table-cell table:style-name="ce35" table:formula="of:=[.BW8]-[.BW36]" office:value-type="string">
            <text:p>  5,143,299 </text:p>
          </table:table-cell>
          <table:table-cell table:style-name="ce35" table:formula="of:=[.BX8]-[.BX36]" office:value-type="string">
            <text:p>  5,115,582 </text:p>
          </table:table-cell>
          <table:table-cell table:style-name="ce35" table:formula="of:=[.BY8]-[.BY36]" office:value-type="string">
            <text:p>  5,085,318 </text:p>
          </table:table-cell>
          <table:table-cell table:style-name="ce35" table:formula="of:=[.BZ8]-[.BZ36]" office:value-type="string">
            <text:p>  5,055,480 </text:p>
          </table:table-cell>
          <table:table-cell table:style-name="ce35" table:formula="of:=[.CA8]-[.CA36]" office:value-type="string">
            <text:p>  5,016,743 </text:p>
          </table:table-cell>
          <table:table-cell table:style-name="ce35" table:formula="of:=[.CB8]-[.CB36]" office:value-type="string">
            <text:p>  4,978,087 </text:p>
          </table:table-cell>
          <table:table-cell table:style-name="ce35" table:formula="of:=[.CC8]-[.CC36]" office:value-type="string">
            <text:p>  4,935,181 </text:p>
          </table:table-cell>
          <table:table-cell table:style-name="ce35" table:formula="of:=[.CD8]-[.CD36]" office:value-type="string">
            <text:p>  4,917,024 </text:p>
          </table:table-cell>
          <table:table-cell table:style-name="ce35" table:formula="of:=[.CE8]-[.CE36]" office:value-type="string">
            <text:p>  4,812,679 </text:p>
          </table:table-cell>
          <table:table-cell table:style-name="ce133" table:formula="of:=[.CF8]-[.CF36]" office:value-type="string">
            <text:p>  60,648,400 </text:p>
          </table:table-cell>
          <table:table-cell table:style-name="ce21"/>
          <table:table-cell table:number-columns-repeated="9" table:style-name="ce112"/>
        </table:table-row>
        <table:table-row table:style-name="ro6">
          <table:table-cell table:style-name="ce22"/>
          <table:table-cell table:style-name="ce64" office:value-type="string">
            <text:p>Add Back Depreciation</text:p>
          </table:table-cell>
          <table:table-cell table:number-columns-repeated="2" table:style-name="ce63"/>
          <table:table-cell table:style-name="ce106"/>
          <table:table-cell table:style-name="ce35" table:formula="of:=[.F35]" office:value-type="string">
            <text:p/>
          </table:table-cell>
          <table:table-cell table:style-name="ce35" table:formula="of:=[.G35]" office:value-type="string">
            <text:p>  - </text:p>
          </table:table-cell>
          <table:table-cell table:style-name="ce35" table:formula="of:=[.H35]" office:value-type="string">
            <text:p>  - </text:p>
          </table:table-cell>
          <table:table-cell table:style-name="ce35" table:formula="of:=[.I35]" office:value-type="string">
            <text:p>  - </text:p>
          </table:table-cell>
          <table:table-cell table:style-name="ce35" table:formula="of:=[.J35]" office:value-type="string">
            <text:p>  - </text:p>
          </table:table-cell>
          <table:table-cell table:style-name="ce35" table:formula="of:=[.K35]" office:value-type="string">
            <text:p>  992 </text:p>
          </table:table-cell>
          <table:table-cell table:style-name="ce35" table:formula="of:=[.L35]" office:value-type="string">
            <text:p>  992 </text:p>
          </table:table-cell>
          <table:table-cell table:style-name="ce35" table:formula="of:=[.M35]" office:value-type="string">
            <text:p>  992 </text:p>
          </table:table-cell>
          <table:table-cell table:style-name="ce35" table:formula="of:=[.N35]" office:value-type="string">
            <text:p>  992 </text:p>
          </table:table-cell>
          <table:table-cell table:style-name="ce35" table:formula="of:=[.O35]" office:value-type="string">
            <text:p>  992 </text:p>
          </table:table-cell>
          <table:table-cell table:style-name="ce133" table:formula="of:=SUM([.F38:.O38])" office:value-type="string">
            <text:p>  4,960 </text:p>
          </table:table-cell>
          <table:table-cell table:style-name="ce22"/>
          <table:table-cell table:style-name="ce40" office:value-type="string">
            <text:p>Add Back Depreciation</text:p>
          </table:table-cell>
          <table:table-cell table:number-columns-repeated="2" table:style-name="ce48"/>
          <table:table-cell table:style-name="ce35" table:formula="of:=[.U35]" office:value-type="string">
            <text:p>  992 </text:p>
          </table:table-cell>
          <table:table-cell table:style-name="ce35" table:formula="of:=[.V35]" office:value-type="string">
            <text:p>  992 </text:p>
          </table:table-cell>
          <table:table-cell table:style-name="ce35" table:formula="of:=[.W35]" office:value-type="string">
            <text:p>  992 </text:p>
          </table:table-cell>
          <table:table-cell table:style-name="ce35" table:formula="of:=[.X35]" office:value-type="string">
            <text:p>  992 </text:p>
          </table:table-cell>
          <table:table-cell table:style-name="ce35" table:formula="of:=[.Y35]" office:value-type="string">
            <text:p>  992 </text:p>
          </table:table-cell>
          <table:table-cell table:style-name="ce35" table:formula="of:=[.Z35]" office:value-type="string">
            <text:p>  992 </text:p>
          </table:table-cell>
          <table:table-cell table:style-name="ce35" table:formula="of:=[.AA35]" office:value-type="string">
            <text:p>  992 </text:p>
          </table:table-cell>
          <table:table-cell table:style-name="ce35" table:formula="of:=[.AB35]" office:value-type="string">
            <text:p>  992 </text:p>
          </table:table-cell>
          <table:table-cell table:style-name="ce35" table:formula="of:=[.AC35]" office:value-type="string">
            <text:p>  992 </text:p>
          </table:table-cell>
          <table:table-cell table:style-name="ce35" table:formula="of:=[.AD35]" office:value-type="string">
            <text:p>  992 </text:p>
          </table:table-cell>
          <table:table-cell table:style-name="ce35" table:formula="of:=[.AE35]" office:value-type="string">
            <text:p>  992 </text:p>
          </table:table-cell>
          <table:table-cell table:style-name="ce35" table:formula="of:=[.AF35]" office:value-type="string">
            <text:p>  992 </text:p>
          </table:table-cell>
          <table:table-cell table:style-name="ce133" table:formula="of:=SUM([.U38:.AF38])" office:value-type="string">
            <text:p>  11,905 </text:p>
          </table:table-cell>
          <table:table-cell table:style-name="ce22"/>
          <table:table-cell table:style-name="ce40" office:value-type="string">
            <text:p>Add Back Depreciation</text:p>
          </table:table-cell>
          <table:table-cell table:number-columns-repeated="2" table:style-name="ce48"/>
          <table:table-cell table:style-name="ce35" table:formula="of:=[.AL35]" office:value-type="string">
            <text:p>  992 </text:p>
          </table:table-cell>
          <table:table-cell table:style-name="ce35" table:formula="of:=[.AM35]" office:value-type="string">
            <text:p>  992 </text:p>
          </table:table-cell>
          <table:table-cell table:style-name="ce35" table:formula="of:=[.AN35]" office:value-type="string">
            <text:p>  992 </text:p>
          </table:table-cell>
          <table:table-cell table:style-name="ce35" table:formula="of:=[.AO35]" office:value-type="string">
            <text:p>  992 </text:p>
          </table:table-cell>
          <table:table-cell table:style-name="ce35" table:formula="of:=[.AP35]" office:value-type="string">
            <text:p>  992 </text:p>
          </table:table-cell>
          <table:table-cell table:style-name="ce35" table:formula="of:=[.AQ35]" office:value-type="string">
            <text:p>  992 </text:p>
          </table:table-cell>
          <table:table-cell table:style-name="ce35" table:formula="of:=[.AR35]" office:value-type="string">
            <text:p>  992 </text:p>
          </table:table-cell>
          <table:table-cell table:style-name="ce35" table:formula="of:=[.AS35]" office:value-type="string">
            <text:p>  992 </text:p>
          </table:table-cell>
          <table:table-cell table:style-name="ce35" table:formula="of:=[.AT35]" office:value-type="string">
            <text:p>  992 </text:p>
          </table:table-cell>
          <table:table-cell table:style-name="ce35" table:formula="of:=[.AU35]" office:value-type="string">
            <text:p>  992 </text:p>
          </table:table-cell>
          <table:table-cell table:style-name="ce35" table:formula="of:=[.AV35]" office:value-type="string">
            <text:p>  992 </text:p>
          </table:table-cell>
          <table:table-cell table:style-name="ce35" table:formula="of:=[.AW35]" office:value-type="string">
            <text:p>  992 </text:p>
          </table:table-cell>
          <table:table-cell table:style-name="ce123" table:formula="of:=SUM([.AL38:.AW38])" office:value-type="string">
            <text:p>  11,905 </text:p>
          </table:table-cell>
          <table:table-cell table:style-name="ce22"/>
          <table:table-cell table:style-name="ce40" office:value-type="string">
            <text:p>Add Back Depreciation</text:p>
          </table:table-cell>
          <table:table-cell table:number-columns-repeated="2" table:style-name="ce48"/>
          <table:table-cell table:style-name="ce35" table:formula="of:=[.BC35]" office:value-type="string">
            <text:p>  992 </text:p>
          </table:table-cell>
          <table:table-cell table:style-name="ce35" table:formula="of:=[.BD35]" office:value-type="string">
            <text:p>  992 </text:p>
          </table:table-cell>
          <table:table-cell table:style-name="ce35" table:formula="of:=[.BE35]" office:value-type="string">
            <text:p>  992 </text:p>
          </table:table-cell>
          <table:table-cell table:style-name="ce35" table:formula="of:=[.BF35]" office:value-type="string">
            <text:p>  992 </text:p>
          </table:table-cell>
          <table:table-cell table:style-name="ce35" table:formula="of:=[.BG35]" office:value-type="string">
            <text:p>  992 </text:p>
          </table:table-cell>
          <table:table-cell table:style-name="ce35" table:formula="of:=[.BH35]" office:value-type="string">
            <text:p>  992 </text:p>
          </table:table-cell>
          <table:table-cell table:style-name="ce35" table:formula="of:=[.BI35]" office:value-type="string">
            <text:p>  992 </text:p>
          </table:table-cell>
          <table:table-cell table:style-name="ce35" table:formula="of:=[.BJ35]" office:value-type="string">
            <text:p>  992 </text:p>
          </table:table-cell>
          <table:table-cell table:style-name="ce35" table:formula="of:=[.BK35]" office:value-type="string">
            <text:p>  992 </text:p>
          </table:table-cell>
          <table:table-cell table:style-name="ce35" table:formula="of:=[.BL35]" office:value-type="string">
            <text:p>  992 </text:p>
          </table:table-cell>
          <table:table-cell table:style-name="ce35" table:formula="of:=[.BM35]" office:value-type="string">
            <text:p>  992 </text:p>
          </table:table-cell>
          <table:table-cell table:style-name="ce35" table:formula="of:=[.BN35]" office:value-type="string">
            <text:p>  992 </text:p>
          </table:table-cell>
          <table:table-cell table:style-name="ce123" table:formula="of:=SUM([.BC38:.BN38])" office:value-type="string">
            <text:p>  11,905 </text:p>
          </table:table-cell>
          <table:table-cell table:style-name="ce22"/>
          <table:table-cell table:style-name="ce40" office:value-type="string">
            <text:p>Add Back Depreciation</text:p>
          </table:table-cell>
          <table:table-cell table:number-columns-repeated="2" table:style-name="ce48"/>
          <table:table-cell table:style-name="ce56" table:formula="of:=[.BT35]" office:value-type="string">
            <text:p>  992 </text:p>
          </table:table-cell>
          <table:table-cell table:style-name="ce48" table:formula="of:=[.BU35]" office:value-type="string">
            <text:p>  992 </text:p>
          </table:table-cell>
          <table:table-cell table:style-name="ce48" table:formula="of:=[.BV35]" office:value-type="string">
            <text:p>  992 </text:p>
          </table:table-cell>
          <table:table-cell table:style-name="ce48" table:formula="of:=[.BW35]" office:value-type="string">
            <text:p>  992 </text:p>
          </table:table-cell>
          <table:table-cell table:style-name="ce48" table:formula="of:=[.BX35]" office:value-type="string">
            <text:p>  992 </text:p>
          </table:table-cell>
          <table:table-cell table:style-name="ce48" table:formula="of:=[.BY35]" office:value-type="string">
            <text:p>  992 </text:p>
          </table:table-cell>
          <table:table-cell table:style-name="ce48" table:formula="of:=[.BZ35]" office:value-type="string">
            <text:p>  992 </text:p>
          </table:table-cell>
          <table:table-cell table:style-name="ce48" table:formula="of:=[.CA35]" office:value-type="string">
            <text:p>  992 </text:p>
          </table:table-cell>
          <table:table-cell table:style-name="ce48" table:formula="of:=[.CB35]" office:value-type="string">
            <text:p>  992 </text:p>
          </table:table-cell>
          <table:table-cell table:style-name="ce48" table:formula="of:=[.CC35]" office:value-type="string">
            <text:p>  992 </text:p>
          </table:table-cell>
          <table:table-cell table:style-name="ce48" table:formula="of:=[.CD35]" office:value-type="string">
            <text:p>  992 </text:p>
          </table:table-cell>
          <table:table-cell table:style-name="ce48" table:formula="of:=[.CE35]" office:value-type="string">
            <text:p>  992 </text:p>
          </table:table-cell>
          <table:table-cell table:style-name="ce134" table:formula="of:=SUM([.BT38:.CE38])" office:value-type="string">
            <text:p>  11,905 </text:p>
          </table:table-cell>
          <table:table-cell table:style-name="ce22"/>
          <table:table-cell table:number-columns-repeated="9" table:style-name="ce25"/>
        </table:table-row>
        <table:table-row table:style-name="ro3">
          <table:table-cell table:style-name="ce22"/>
          <table:table-cell table:style-name="ce40" office:value-type="string">
            <text:p>Cash Flow from Operations</text:p>
          </table:table-cell>
          <table:table-cell table:number-columns-repeated="2" table:style-name="ce48"/>
          <table:table-cell table:style-name="ce106"/>
          <table:table-cell table:style-name="ce35" table:formula="of:=[.F37]+[.F38]" office:value-type="string">
            <text:p>  - </text:p>
          </table:table-cell>
          <table:table-cell table:style-name="ce35" table:formula="of:=[.G37]+[.G38]" office:value-type="string">
            <text:p>  - </text:p>
          </table:table-cell>
          <table:table-cell table:style-name="ce35" table:formula="of:=[.H37]+[.H38]" office:value-type="string">
            <text:p>  - </text:p>
          </table:table-cell>
          <table:table-cell table:style-name="ce35" table:formula="of:=[.I37]+[.I38]" office:value-type="string">
            <text:p>  - </text:p>
          </table:table-cell>
          <table:table-cell table:style-name="ce35" table:formula="of:=[.J37]+[.J38]" office:value-type="string">
            <text:p>  (6,000)</text:p>
          </table:table-cell>
          <table:table-cell table:style-name="ce35" table:formula="of:=[.K37]+[.K38]" office:value-type="string">
            <text:p>  (9,850)</text:p>
          </table:table-cell>
          <table:table-cell table:style-name="ce35" table:formula="of:=[.L37]+[.L38]" office:value-type="string">
            <text:p>  (14,650)</text:p>
          </table:table-cell>
          <table:table-cell table:style-name="ce35" table:formula="of:=[.M37]+[.M38]" office:value-type="string">
            <text:p>  (20,350)</text:p>
          </table:table-cell>
          <table:table-cell table:style-name="ce35" table:formula="of:=[.N37]+[.N38]" office:value-type="string">
            <text:p>  (38,850)</text:p>
          </table:table-cell>
          <table:table-cell table:style-name="ce35" table:formula="of:=[.O37]+[.O38]" office:value-type="string">
            <text:p>  (47,650)</text:p>
          </table:table-cell>
          <table:table-cell table:style-name="ce123" table:formula="of:=[.P37]+[.P38]" office:value-type="string">
            <text:p>  (137,350)</text:p>
          </table:table-cell>
          <table:table-cell table:style-name="ce22"/>
          <table:table-cell table:style-name="ce40" office:value-type="string">
            <text:p>Cash Flow from Operations</text:p>
          </table:table-cell>
          <table:table-cell table:number-columns-repeated="2" table:style-name="ce48"/>
          <table:table-cell table:style-name="ce35" table:formula="of:=[.U37]+[.U38]" office:value-type="string">
            <text:p>  200,372 </text:p>
          </table:table-cell>
          <table:table-cell table:style-name="ce35" table:formula="of:=[.V37]+[.V38]" office:value-type="string">
            <text:p>  327,579 </text:p>
          </table:table-cell>
          <table:table-cell table:style-name="ce35" table:formula="of:=[.W37]+[.W38]" office:value-type="string">
            <text:p>  322,578 </text:p>
          </table:table-cell>
          <table:table-cell table:style-name="ce35" table:formula="of:=[.X37]+[.X38]" office:value-type="string">
            <text:p>  172,488 </text:p>
          </table:table-cell>
          <table:table-cell table:style-name="ce35" table:formula="of:=[.Y37]+[.Y38]" office:value-type="string">
            <text:p>  317,279 </text:p>
          </table:table-cell>
          <table:table-cell table:style-name="ce35" table:formula="of:=[.Z37]+[.Z38]" office:value-type="string">
            <text:p>  317,041 </text:p>
          </table:table-cell>
          <table:table-cell table:style-name="ce35" table:formula="of:=[.AA37]+[.AA38]" office:value-type="string">
            <text:p>  111,748 </text:p>
          </table:table-cell>
          <table:table-cell table:style-name="ce35" table:formula="of:=[.AB37]+[.AB38]" office:value-type="string">
            <text:p>  311,407 </text:p>
          </table:table-cell>
          <table:table-cell table:style-name="ce35" table:formula="of:=[.AC37]+[.AC38]" office:value-type="string">
            <text:p>  306,006 </text:p>
          </table:table-cell>
          <table:table-cell table:style-name="ce35" table:formula="of:=[.AD37]+[.AD38]" office:value-type="string">
            <text:p>  304,772 </text:p>
          </table:table-cell>
          <table:table-cell table:style-name="ce35" table:formula="of:=[.AE37]+[.AE38]" office:value-type="string">
            <text:p>  300,106 </text:p>
          </table:table-cell>
          <table:table-cell table:style-name="ce35" table:formula="of:=[.AF37]+[.AF38]" office:value-type="string">
            <text:p>  216,230 </text:p>
          </table:table-cell>
          <table:table-cell table:style-name="ce123" table:formula="of:=[.AG37]+[.AG38]" office:value-type="string">
            <text:p>  3,207,653 </text:p>
          </table:table-cell>
          <table:table-cell table:style-name="ce22"/>
          <table:table-cell table:style-name="ce40" office:value-type="string">
            <text:p>Cash Flow from Operations</text:p>
          </table:table-cell>
          <table:table-cell table:number-columns-repeated="2" table:style-name="ce48"/>
          <table:table-cell table:style-name="ce35" table:formula="of:=[.AL37]+[.AL38]" office:value-type="string">
            <text:p>  770,343 </text:p>
          </table:table-cell>
          <table:table-cell table:style-name="ce35" table:formula="of:=[.AM37]+[.AM38]" office:value-type="string">
            <text:p>  772,576 </text:p>
          </table:table-cell>
          <table:table-cell table:style-name="ce35" table:formula="of:=[.AN37]+[.AN38]" office:value-type="string">
            <text:p>  766,491 </text:p>
          </table:table-cell>
          <table:table-cell table:style-name="ce35" table:formula="of:=[.AO37]+[.AO38]" office:value-type="string">
            <text:p>  759,967 </text:p>
          </table:table-cell>
          <table:table-cell table:style-name="ce35" table:formula="of:=[.AP37]+[.AP38]" office:value-type="string">
            <text:p>  753,587 </text:p>
          </table:table-cell>
          <table:table-cell table:style-name="ce35" table:formula="of:=[.AQ37]+[.AQ38]" office:value-type="string">
            <text:p>  746,811 </text:p>
          </table:table-cell>
          <table:table-cell table:style-name="ce35" table:formula="of:=[.AR37]+[.AR38]" office:value-type="string">
            <text:p>  740,308 </text:p>
          </table:table-cell>
          <table:table-cell table:style-name="ce35" table:formula="of:=[.AS37]+[.AS38]" office:value-type="string">
            <text:p>  733,213 </text:p>
          </table:table-cell>
          <table:table-cell table:style-name="ce35" table:formula="of:=[.AT37]+[.AT38]" office:value-type="string">
            <text:p>  721,081 </text:p>
          </table:table-cell>
          <table:table-cell table:style-name="ce35" table:formula="of:=[.AU37]+[.AU38]" office:value-type="string">
            <text:p>  707,631 </text:p>
          </table:table-cell>
          <table:table-cell table:style-name="ce35" table:formula="of:=[.AV37]+[.AV38]" office:value-type="string">
            <text:p>  696,044 </text:p>
          </table:table-cell>
          <table:table-cell table:style-name="ce35" table:formula="of:=[.AW37]+[.AW38]" office:value-type="string">
            <text:p>  599,588 </text:p>
          </table:table-cell>
          <table:table-cell table:style-name="ce123" table:formula="of:=[.AX37]+[.AX38]" office:value-type="string">
            <text:p>  8,767,773 </text:p>
          </table:table-cell>
          <table:table-cell table:style-name="ce22"/>
          <table:table-cell table:style-name="ce40" office:value-type="string">
            <text:p>Cash Flow from Operations</text:p>
          </table:table-cell>
          <table:table-cell table:number-columns-repeated="2" table:style-name="ce48"/>
          <table:table-cell table:style-name="ce35" table:formula="of:=[.BC37]+[.BC38]" office:value-type="string">
            <text:p>  1,772,302 </text:p>
          </table:table-cell>
          <table:table-cell table:style-name="ce35" table:formula="of:=[.BD37]+[.BD38]" office:value-type="string">
            <text:p>  1,755,895 </text:p>
          </table:table-cell>
          <table:table-cell table:style-name="ce35" table:formula="of:=[.BE37]+[.BE38]" office:value-type="string">
            <text:p>  1,736,689 </text:p>
          </table:table-cell>
          <table:table-cell table:style-name="ce35" table:formula="of:=[.BF37]+[.BF38]" office:value-type="string">
            <text:p>  1,732,996 </text:p>
          </table:table-cell>
          <table:table-cell table:style-name="ce35" table:formula="of:=[.BG37]+[.BG38]" office:value-type="string">
            <text:p>  1,729,652 </text:p>
          </table:table-cell>
          <table:table-cell table:style-name="ce35" table:formula="of:=[.BH37]+[.BH38]" office:value-type="string">
            <text:p>  1,725,257 </text:p>
          </table:table-cell>
          <table:table-cell table:style-name="ce35" table:formula="of:=[.BI37]+[.BI38]" office:value-type="string">
            <text:p>  1,721,386 </text:p>
          </table:table-cell>
          <table:table-cell table:style-name="ce35" table:formula="of:=[.BJ37]+[.BJ38]" office:value-type="string">
            <text:p>  1,716,175 </text:p>
          </table:table-cell>
          <table:table-cell table:style-name="ce35" table:formula="of:=[.BK37]+[.BK38]" office:value-type="string">
            <text:p>  1,711,359 </text:p>
          </table:table-cell>
          <table:table-cell table:style-name="ce35" table:formula="of:=[.BL37]+[.BL38]" office:value-type="string">
            <text:p>  1,704,385 </text:p>
          </table:table-cell>
          <table:table-cell table:style-name="ce35" table:formula="of:=[.BM37]+[.BM38]" office:value-type="string">
            <text:p>  1,699,476 </text:p>
          </table:table-cell>
          <table:table-cell table:style-name="ce35" table:formula="of:=[.BN37]+[.BN38]" office:value-type="string">
            <text:p>  1,608,740 </text:p>
          </table:table-cell>
          <table:table-cell table:style-name="ce123" table:formula="of:=[.BO37]+[.BO38]" office:value-type="string">
            <text:p>  20,614,655 </text:p>
          </table:table-cell>
          <table:table-cell table:style-name="ce22"/>
          <table:table-cell table:style-name="ce40" office:value-type="string">
            <text:p>Cash Flow from Operations</text:p>
          </table:table-cell>
          <table:table-cell table:number-columns-repeated="2" table:style-name="ce48"/>
          <table:table-cell table:style-name="ce35" table:formula="of:=[.BT37]+[.BT38]" office:value-type="string">
            <text:p>  5,221,048 </text:p>
          </table:table-cell>
          <table:table-cell table:style-name="ce48" table:formula="of:=[.BU37]+[.BU38]" office:value-type="string">
            <text:p>  5,198,031 </text:p>
          </table:table-cell>
          <table:table-cell table:style-name="ce48" table:formula="of:=[.BV37]+[.BV38]" office:value-type="string">
            <text:p>  5,172,314 </text:p>
          </table:table-cell>
          <table:table-cell table:style-name="ce48" table:formula="of:=[.BW37]+[.BW38]" office:value-type="string">
            <text:p>  5,144,291 </text:p>
          </table:table-cell>
          <table:table-cell table:style-name="ce48" table:formula="of:=[.BX37]+[.BX38]" office:value-type="string">
            <text:p>  5,116,574 </text:p>
          </table:table-cell>
          <table:table-cell table:style-name="ce48" table:formula="of:=[.BY37]+[.BY38]" office:value-type="string">
            <text:p>  5,086,310 </text:p>
          </table:table-cell>
          <table:table-cell table:style-name="ce48" table:formula="of:=[.BZ37]+[.BZ38]" office:value-type="string">
            <text:p>  5,056,472 </text:p>
          </table:table-cell>
          <table:table-cell table:style-name="ce48" table:formula="of:=[.CA37]+[.CA38]" office:value-type="string">
            <text:p>  5,017,735 </text:p>
          </table:table-cell>
          <table:table-cell table:style-name="ce48" table:formula="of:=[.CB37]+[.CB38]" office:value-type="string">
            <text:p>  4,979,079 </text:p>
          </table:table-cell>
          <table:table-cell table:style-name="ce48" table:formula="of:=[.CC37]+[.CC38]" office:value-type="string">
            <text:p>  4,936,173 </text:p>
          </table:table-cell>
          <table:table-cell table:style-name="ce48" table:formula="of:=[.CD37]+[.CD38]" office:value-type="string">
            <text:p>  4,918,016 </text:p>
          </table:table-cell>
          <table:table-cell table:style-name="ce48" table:formula="of:=[.CE37]+[.CE38]" office:value-type="string">
            <text:p>  4,813,671 </text:p>
          </table:table-cell>
          <table:table-cell table:style-name="ce134" table:formula="of:=[.CF37]+[.CF38]" office:value-type="string">
            <text:p>  60,660,305 </text:p>
          </table:table-cell>
          <table:table-cell table:style-name="ce22"/>
          <table:table-cell table:number-columns-repeated="9" table:style-name="ce25"/>
        </table:table-row>
        <table:table-row table:style-name="ro3">
          <table:table-cell table:style-name="ce40" office:value-type="string">
            <text:p> Costs</text:p>
          </table:table-cell>
          <table:table-cell table:style-name="ce21"/>
          <table:table-cell table:number-columns-repeated="2" table:style-name="ce48"/>
          <table:table-cell table:style-name="ce106"/>
          <table:table-cell table:number-columns-repeated="10" table:style-name="ce48"/>
          <table:table-cell table:style-name="ce134"/>
          <table:table-cell table:style-name="ce40" office:value-type="string">
            <text:p> Costs</text:p>
          </table:table-cell>
          <table:table-cell table:style-name="ce21"/>
          <table:table-cell table:number-columns-repeated="14" table:style-name="ce48"/>
          <table:table-cell table:style-name="ce134"/>
          <table:table-cell table:style-name="ce40" office:value-type="string">
            <text:p> Costs</text:p>
          </table:table-cell>
          <table:table-cell table:style-name="ce21"/>
          <table:table-cell table:number-columns-repeated="4" table:style-name="ce48"/>
          <table:table-cell table:style-name="ce48" table:formula="of:=10833*12" office:value-type="string">
            <text:p>  129,996 </text:p>
          </table:table-cell>
          <table:table-cell table:number-columns-repeated="9" table:style-name="ce48"/>
          <table:table-cell table:style-name="ce134"/>
          <table:table-cell table:style-name="ce40" office:value-type="string">
            <text:p> Costs</text:p>
          </table:table-cell>
          <table:table-cell table:style-name="ce21"/>
          <table:table-cell table:number-columns-repeated="2" table:style-name="ce48"/>
          <table:table-cell table:number-columns-repeated="12" table:style-name="ce49"/>
          <table:table-cell table:style-name="ce134"/>
          <table:table-cell table:style-name="ce40" office:value-type="string">
            <text:p> Costs</text:p>
          </table:table-cell>
          <table:table-cell table:style-name="ce21"/>
          <table:table-cell table:number-columns-repeated="2" table:style-name="ce48"/>
          <table:table-cell table:style-name="ce49"/>
          <table:table-cell table:number-columns-repeated="11" table:style-name="ce48"/>
          <table:table-cell table:style-name="ce134"/>
          <table:table-cell table:style-name="ce22"/>
          <table:table-cell table:number-columns-repeated="9" table:style-name="ce25"/>
        </table:table-row>
        <table:table-row table:style-name="ro5">
          <table:table-cell table:style-name="ce21"/>
          <table:table-cell table:style-name="ce63" office:value-type="string">
            <text:p>Start-up Cost (See Tab)</text:p>
          </table:table-cell>
          <table:table-cell table:style-name="ce204"/>
          <table:table-cell table:style-name="ce63"/>
          <table:table-cell table:style-name="ce106"/>
          <table:table-cell table:style-name="ce21" office:value-type="float" office:value="50000">
            <text:p> 50,000 </text:p>
          </table:table-cell>
          <table:table-cell table:number-columns-repeated="3" table:style-name="ce48"/>
          <table:table-cell table:style-name="ce48" office:value-type="float" office:value="0">
            <text:p> - </text:p>
          </table:table-cell>
          <table:table-cell table:number-columns-repeated="5" table:style-name="ce57"/>
          <table:table-cell table:style-name="ce123" table:formula="of:=[.J41]" office:value-type="string">
            <text:p>  - </text:p>
          </table:table-cell>
          <table:table-cell table:style-name="ce21"/>
          <table:table-cell table:style-name="ce48" office:value-type="string">
            <text:p>Start-up Cost (See Tab)</text:p>
          </table:table-cell>
          <table:table-cell table:style-name="ce22"/>
          <table:table-cell table:style-name="ce48"/>
          <table:table-cell table:number-columns-repeated="7" table:style-name="ce57"/>
          <table:table-cell table:style-name="ce48"/>
          <table:table-cell table:number-columns-repeated="3" table:style-name="ce205"/>
          <table:table-cell table:style-name="ce57"/>
          <table:table-cell table:style-name="ce134"/>
          <table:table-cell table:style-name="ce21"/>
          <table:table-cell table:style-name="ce48" office:value-type="string">
            <text:p>Start-up Cost (See Tab)</text:p>
          </table:table-cell>
          <table:table-cell table:style-name="ce22"/>
          <table:table-cell table:style-name="ce48"/>
          <table:table-cell table:number-columns-repeated="12" table:style-name="ce57"/>
          <table:table-cell table:style-name="ce134"/>
          <table:table-cell table:style-name="ce21"/>
          <table:table-cell table:style-name="ce48" office:value-type="string">
            <text:p>Start-up Cost (See Tab)</text:p>
          </table:table-cell>
          <table:table-cell table:style-name="ce22"/>
          <table:table-cell table:style-name="ce48"/>
          <table:table-cell table:number-columns-repeated="12" table:style-name="ce197"/>
          <table:table-cell table:style-name="ce134"/>
          <table:table-cell table:style-name="ce21"/>
          <table:table-cell table:style-name="ce48" office:value-type="string">
            <text:p>Start-up Cost (See Tab)</text:p>
          </table:table-cell>
          <table:table-cell table:style-name="ce22"/>
          <table:table-cell table:style-name="ce48"/>
          <table:table-cell table:style-name="ce197"/>
          <table:table-cell table:number-columns-repeated="11" table:style-name="ce48"/>
          <table:table-cell table:style-name="ce134"/>
          <table:table-cell table:style-name="ce22"/>
          <table:table-cell table:number-columns-repeated="9" table:style-name="ce25"/>
        </table:table-row>
        <table:table-row table:style-name="ro3">
          <table:table-cell table:style-name="ce22"/>
          <table:table-cell table:number-columns-repeated="2" table:style-name="ce48"/>
          <table:table-cell table:style-name="ce206"/>
          <table:table-cell table:style-name="ce106"/>
          <table:table-cell table:style-name="ce48" office:value-type="string">
            <text:p> </text:p>
          </table:table-cell>
          <table:table-cell table:number-columns-repeated="9" table:style-name="ce48"/>
          <table:table-cell table:style-name="ce134"/>
          <table:table-cell table:style-name="ce22"/>
          <table:table-cell table:number-columns-repeated="2" table:style-name="ce48"/>
          <table:table-cell table:style-name="ce206"/>
          <table:table-cell table:number-columns-repeated="12" table:style-name="ce48"/>
          <table:table-cell table:style-name="ce134"/>
          <table:table-cell table:style-name="ce22"/>
          <table:table-cell table:number-columns-repeated="2" table:style-name="ce48"/>
          <table:table-cell table:style-name="ce206"/>
          <table:table-cell table:number-columns-repeated="12" table:style-name="ce48"/>
          <table:table-cell table:style-name="ce134"/>
          <table:table-cell table:style-name="ce22"/>
          <table:table-cell table:number-columns-repeated="2" table:style-name="ce48"/>
          <table:table-cell table:style-name="ce206"/>
          <table:table-cell table:number-columns-repeated="12" table:style-name="ce49"/>
          <table:table-cell table:style-name="ce134"/>
          <table:table-cell table:style-name="ce22"/>
          <table:table-cell table:number-columns-repeated="2" table:style-name="ce48"/>
          <table:table-cell table:style-name="ce206"/>
          <table:table-cell table:style-name="ce49"/>
          <table:table-cell table:number-columns-repeated="11" table:style-name="ce48"/>
          <table:table-cell table:style-name="ce134"/>
          <table:table-cell table:style-name="ce22"/>
          <table:table-cell table:number-columns-repeated="9" table:style-name="ce25"/>
        </table:table-row>
        <table:table-row table:style-name="ro3">
          <table:table-cell table:style-name="ce48" office:value-type="string">
            <text:p>Capital </text:p>
          </table:table-cell>
          <table:table-cell table:style-name="ce22"/>
          <table:table-cell table:style-name="ce48"/>
          <table:table-cell table:style-name="ce206"/>
          <table:table-cell table:style-name="ce106"/>
          <table:table-cell table:style-name="ce205"/>
          <table:table-cell table:number-columns-repeated="9" table:style-name="ce48"/>
          <table:table-cell table:style-name="ce134"/>
          <table:table-cell table:style-name="ce48" office:value-type="string">
            <text:p>Capital </text:p>
          </table:table-cell>
          <table:table-cell table:style-name="ce22"/>
          <table:table-cell table:style-name="ce48"/>
          <table:table-cell table:style-name="ce206"/>
          <table:table-cell table:number-columns-repeated="12" table:style-name="ce48"/>
          <table:table-cell table:style-name="ce134"/>
          <table:table-cell table:style-name="ce48" office:value-type="string">
            <text:p>Capital </text:p>
          </table:table-cell>
          <table:table-cell table:style-name="ce22"/>
          <table:table-cell table:style-name="ce48"/>
          <table:table-cell table:style-name="ce206"/>
          <table:table-cell table:number-columns-repeated="12" table:style-name="ce48"/>
          <table:table-cell table:style-name="ce134"/>
          <table:table-cell table:style-name="ce48" office:value-type="string">
            <text:p>Capital </text:p>
          </table:table-cell>
          <table:table-cell table:style-name="ce22"/>
          <table:table-cell table:style-name="ce48"/>
          <table:table-cell table:style-name="ce206"/>
          <table:table-cell table:number-columns-repeated="12" table:style-name="ce49"/>
          <table:table-cell table:style-name="ce134"/>
          <table:table-cell table:style-name="ce48" office:value-type="string">
            <text:p>Capital </text:p>
          </table:table-cell>
          <table:table-cell table:style-name="ce22"/>
          <table:table-cell table:style-name="ce48"/>
          <table:table-cell table:style-name="ce206"/>
          <table:table-cell table:style-name="ce49"/>
          <table:table-cell table:number-columns-repeated="11" table:style-name="ce48"/>
          <table:table-cell table:style-name="ce134"/>
          <table:table-cell table:style-name="ce22"/>
          <table:table-cell table:number-columns-repeated="9" table:style-name="ce25"/>
        </table:table-row>
        <table:table-row table:style-name="ro3">
          <table:table-cell table:style-name="ce22"/>
          <table:table-cell table:style-name="ce48"/>
          <table:table-cell table:style-name="ce63" office:value-type="string">
            <text:p>Total Equity provided by Investor &amp; IPO (Oct-14)</text:p>
          </table:table-cell>
          <table:table-cell table:style-name="ce207"/>
          <table:table-cell table:style-name="ce106"/>
          <table:table-cell table:style-name="ce205" office:value-type="float" office:value="30000">
            <text:p> 30,000 </text:p>
          </table:table-cell>
          <table:table-cell table:style-name="ce205" table:formula="of:=[.F46]" office:value-type="string">
            <text:p>  30,000 </text:p>
          </table:table-cell>
          <table:table-cell table:style-name="ce205" table:formula="of:=[.G46]" office:value-type="string">
            <text:p>  30,000 </text:p>
          </table:table-cell>
          <table:table-cell table:style-name="ce205" table:formula="of:=[.H46]" office:value-type="string">
            <text:p>  30,000 </text:p>
          </table:table-cell>
          <table:table-cell table:style-name="ce205" table:formula="of:=[.I46]" office:value-type="string">
            <text:p>  30,000 </text:p>
          </table:table-cell>
          <table:table-cell table:style-name="ce48" table:formula="of:=[.J46]" office:value-type="string">
            <text:p>  30,000 </text:p>
          </table:table-cell>
          <table:table-cell table:style-name="ce205" table:formula="of:=[.K44]" office:value-type="string">
            <text:p>  30,000 </text:p>
          </table:table-cell>
          <table:table-cell table:style-name="ce205" table:formula="of:=[.L46]+833333" office:value-type="string">
            <text:p>  863,333 </text:p>
          </table:table-cell>
          <table:table-cell table:style-name="ce205" table:formula="of:=[.M46]" office:value-type="string">
            <text:p>  863,333 </text:p>
          </table:table-cell>
          <table:table-cell table:style-name="ce205" table:formula="of:=[.N46]+1" office:value-type="string">
            <text:p>  863,334 </text:p>
          </table:table-cell>
          <table:table-cell table:style-name="ce147"/>
          <table:table-cell table:style-name="ce22"/>
          <table:table-cell table:style-name="ce48"/>
          <table:table-cell table:style-name="ce48" office:value-type="string">
            <text:p>Total Equity provided by Investor</text:p>
          </table:table-cell>
          <table:table-cell table:style-name="ce206"/>
          <table:table-cell table:style-name="ce205" table:formula="of:=[.O46]" office:value-type="string">
            <text:p>  863,334 </text:p>
          </table:table-cell>
          <table:table-cell table:style-name="ce205" table:formula="of:=[.U46]" office:value-type="string">
            <text:p>  853,334 </text:p>
          </table:table-cell>
          <table:table-cell table:style-name="ce205" table:formula="of:=[.V46]" office:value-type="string">
            <text:p>  843,334 </text:p>
          </table:table-cell>
          <table:table-cell table:style-name="ce205" table:formula="of:=[.W46]" office:value-type="string">
            <text:p>  833,334 </text:p>
          </table:table-cell>
          <table:table-cell table:style-name="ce205" table:formula="of:=[.X46]" office:value-type="string">
            <text:p>  833,334 </text:p>
          </table:table-cell>
          <table:table-cell table:style-name="ce205" table:formula="of:=[.Y46]" office:value-type="string">
            <text:p>  833,334 </text:p>
          </table:table-cell>
          <table:table-cell table:style-name="ce205" table:formula="of:=[.Z46]" office:value-type="string">
            <text:p>  833,334 </text:p>
          </table:table-cell>
          <table:table-cell table:style-name="ce205" table:formula="of:=[.AA46]" office:value-type="string">
            <text:p>  833,334 </text:p>
          </table:table-cell>
          <table:table-cell table:style-name="ce205" table:formula="of:=[.AB46]" office:value-type="string">
            <text:p>  833,334 </text:p>
          </table:table-cell>
          <table:table-cell table:style-name="ce205" table:formula="of:=[.AC46]" office:value-type="string">
            <text:p>  833,334 </text:p>
          </table:table-cell>
          <table:table-cell table:style-name="ce205" table:formula="of:=[.AD46]" office:value-type="string">
            <text:p>  833,334 </text:p>
          </table:table-cell>
          <table:table-cell table:style-name="ce205" table:formula="of:=[.AE46]" office:value-type="string">
            <text:p>  833,334 </text:p>
          </table:table-cell>
          <table:table-cell table:style-name="ce134"/>
          <table:table-cell table:style-name="ce22"/>
          <table:table-cell table:style-name="ce48"/>
          <table:table-cell table:style-name="ce48" office:value-type="string">
            <text:p>Total Equity provided by Investor</text:p>
          </table:table-cell>
          <table:table-cell table:style-name="ce206"/>
          <table:table-cell table:style-name="ce205" table:formula="of:=[.AF44]" office:value-type="string">
            <text:p>  833,334 </text:p>
          </table:table-cell>
          <table:table-cell table:style-name="ce205" table:formula="of:=[.AL46]" office:value-type="string">
            <text:p>  833,334 </text:p>
          </table:table-cell>
          <table:table-cell table:style-name="ce205" table:formula="of:=[.AM46]" office:value-type="string">
            <text:p>  833,334 </text:p>
          </table:table-cell>
          <table:table-cell table:style-name="ce205" table:formula="of:=[.AN46]" office:value-type="string">
            <text:p>  833,334 </text:p>
          </table:table-cell>
          <table:table-cell table:style-name="ce205" table:formula="of:=[.AO46]" office:value-type="string">
            <text:p>  833,334 </text:p>
          </table:table-cell>
          <table:table-cell table:style-name="ce205" table:formula="of:=[.AP46]" office:value-type="string">
            <text:p>  833,334 </text:p>
          </table:table-cell>
          <table:table-cell table:style-name="ce205" table:formula="of:=[.AQ46]" office:value-type="string">
            <text:p>  833,334 </text:p>
          </table:table-cell>
          <table:table-cell table:style-name="ce205" table:formula="of:=[.AR46]" office:value-type="string">
            <text:p>  833,334 </text:p>
          </table:table-cell>
          <table:table-cell table:style-name="ce205" table:formula="of:=[.AS46]" office:value-type="string">
            <text:p>  833,334 </text:p>
          </table:table-cell>
          <table:table-cell table:style-name="ce205" table:formula="of:=[.AT46]" office:value-type="string">
            <text:p>  833,334 </text:p>
          </table:table-cell>
          <table:table-cell table:style-name="ce205" table:formula="of:=[.AU46]" office:value-type="string">
            <text:p>  833,334 </text:p>
          </table:table-cell>
          <table:table-cell table:style-name="ce205" table:formula="of:=[.AV46]" office:value-type="string">
            <text:p>  833,334 </text:p>
          </table:table-cell>
          <table:table-cell table:style-name="ce134"/>
          <table:table-cell table:style-name="ce22"/>
          <table:table-cell table:style-name="ce48"/>
          <table:table-cell table:style-name="ce48" office:value-type="string">
            <text:p>Total Equity provided by Investor</text:p>
          </table:table-cell>
          <table:table-cell table:style-name="ce206"/>
          <table:table-cell table:style-name="ce205" table:formula="of:=[.AW46]" office:value-type="string">
            <text:p>  833,334 </text:p>
          </table:table-cell>
          <table:table-cell table:style-name="ce205" table:formula="of:=[.BC46]" office:value-type="string">
            <text:p>  833,334 </text:p>
          </table:table-cell>
          <table:table-cell table:style-name="ce205" table:formula="of:=[.BD46]" office:value-type="string">
            <text:p>  833,334 </text:p>
          </table:table-cell>
          <table:table-cell table:style-name="ce205" table:formula="of:=[.BE46]" office:value-type="string">
            <text:p>  833,334 </text:p>
          </table:table-cell>
          <table:table-cell table:style-name="ce205" table:formula="of:=[.BF46]" office:value-type="string">
            <text:p>  833,334 </text:p>
          </table:table-cell>
          <table:table-cell table:style-name="ce205" table:formula="of:=[.BG46]" office:value-type="string">
            <text:p>  833,334 </text:p>
          </table:table-cell>
          <table:table-cell table:style-name="ce205" table:formula="of:=[.BH46]" office:value-type="string">
            <text:p>  833,334 </text:p>
          </table:table-cell>
          <table:table-cell table:style-name="ce205" table:formula="of:=[.BI46]" office:value-type="string">
            <text:p>  833,334 </text:p>
          </table:table-cell>
          <table:table-cell table:style-name="ce205" table:formula="of:=[.BJ46]" office:value-type="string">
            <text:p>  833,334 </text:p>
          </table:table-cell>
          <table:table-cell table:style-name="ce205" table:formula="of:=[.BK46]" office:value-type="string">
            <text:p>  833,334 </text:p>
          </table:table-cell>
          <table:table-cell table:style-name="ce205" table:formula="of:=[.BL46]" office:value-type="string">
            <text:p>  833,334 </text:p>
          </table:table-cell>
          <table:table-cell table:style-name="ce205" table:formula="of:=[.BM46]" office:value-type="string">
            <text:p>  833,334 </text:p>
          </table:table-cell>
          <table:table-cell table:style-name="ce134"/>
          <table:table-cell table:style-name="ce22"/>
          <table:table-cell table:style-name="ce48"/>
          <table:table-cell table:style-name="ce48" office:value-type="string">
            <text:p>Total Equity provided by Investor</text:p>
          </table:table-cell>
          <table:table-cell table:style-name="ce206"/>
          <table:table-cell table:style-name="ce208" table:formula="of:=[.BN46]" office:value-type="string">
            <text:p>  833,334 </text:p>
          </table:table-cell>
          <table:table-cell table:style-name="ce48" table:formula="of:=[.BT44]" office:value-type="string">
            <text:p>  833,334 </text:p>
          </table:table-cell>
          <table:table-cell table:style-name="ce48" table:formula="of:=[.BU46]" office:value-type="string">
            <text:p>  833,334 </text:p>
          </table:table-cell>
          <table:table-cell table:style-name="ce48" table:formula="of:=[.BV46]" office:value-type="string">
            <text:p>  833,334 </text:p>
          </table:table-cell>
          <table:table-cell table:style-name="ce48" table:formula="of:=[.BW46]" office:value-type="string">
            <text:p>  833,334 </text:p>
          </table:table-cell>
          <table:table-cell table:style-name="ce48" table:formula="of:=[.BX46]" office:value-type="string">
            <text:p>  833,334 </text:p>
          </table:table-cell>
          <table:table-cell table:style-name="ce48" table:formula="of:=[.BY46]" office:value-type="string">
            <text:p>  833,334 </text:p>
          </table:table-cell>
          <table:table-cell table:style-name="ce48" table:formula="of:=[.BZ46]" office:value-type="string">
            <text:p>  833,334 </text:p>
          </table:table-cell>
          <table:table-cell table:style-name="ce48" table:formula="of:=[.CA46]" office:value-type="string">
            <text:p>  833,334 </text:p>
          </table:table-cell>
          <table:table-cell table:style-name="ce48" table:formula="of:=[.CB46]" office:value-type="string">
            <text:p>  833,334 </text:p>
          </table:table-cell>
          <table:table-cell table:style-name="ce48" table:formula="of:=[.CC46]" office:value-type="string">
            <text:p>  833,334 </text:p>
          </table:table-cell>
          <table:table-cell table:style-name="ce48" table:formula="of:=[.CD46]" office:value-type="string">
            <text:p>  833,334 </text:p>
          </table:table-cell>
          <table:table-cell table:style-name="ce134"/>
          <table:table-cell table:style-name="ce22"/>
          <table:table-cell table:number-columns-repeated="9" table:style-name="ce25"/>
        </table:table-row>
        <table:table-row table:style-name="ro16">
          <table:table-cell table:style-name="ce22"/>
          <table:table-cell table:style-name="ce48"/>
          <table:table-cell table:style-name="ce63" office:value-type="string">
            <text:p>Less Principal Paid</text:p>
          </table:table-cell>
          <table:table-cell table:style-name="ce207"/>
          <table:table-cell table:style-name="ce106"/>
          <table:table-cell table:style-name="ce72" office:value-type="float" office:value="0">
            <text:p> - </text:p>
          </table:table-cell>
          <table:table-cell table:number-columns-repeated="3" table:style-name="ce72"/>
          <table:table-cell table:style-name="ce72" office:value-type="float" office:value="0">
            <text:p> - </text:p>
          </table:table-cell>
          <table:table-cell table:style-name="ce22"/>
          <table:table-cell table:number-columns-repeated="4" table:style-name="ce72"/>
          <table:table-cell table:style-name="ce126"/>
          <table:table-cell table:style-name="ce22"/>
          <table:table-cell table:style-name="ce48"/>
          <table:table-cell table:style-name="ce48" office:value-type="string">
            <text:p>Less Principal Paid</text:p>
          </table:table-cell>
          <table:table-cell table:style-name="ce206"/>
          <table:table-cell table:style-name="ce72" office:value-type="float" office:value="10000">
            <text:p> 10,000 </text:p>
          </table:table-cell>
          <table:table-cell table:style-name="ce72" table:formula="of:=[.U45]" office:value-type="string">
            <text:p>  10,000 </text:p>
          </table:table-cell>
          <table:table-cell table:style-name="ce72" table:formula="of:=[.U45]" office:value-type="string">
            <text:p>  10,000 </text:p>
          </table:table-cell>
          <table:table-cell table:number-columns-repeated="9" table:style-name="ce72"/>
          <table:table-cell table:style-name="ce126" office:value-type="float" office:value="0">
            <text:p> - </text:p>
          </table:table-cell>
          <table:table-cell table:style-name="ce22"/>
          <table:table-cell table:style-name="ce48"/>
          <table:table-cell table:style-name="ce48" office:value-type="string">
            <text:p>Less Principal Paid</text:p>
          </table:table-cell>
          <table:table-cell table:style-name="ce206"/>
          <table:table-cell table:number-columns-repeated="11" table:style-name="ce72"/>
          <table:table-cell table:style-name="ce72" office:value-type="float" office:value="0">
            <text:p> - </text:p>
          </table:table-cell>
          <table:table-cell table:style-name="ce126" office:value-type="float" office:value="0">
            <text:p> - </text:p>
          </table:table-cell>
          <table:table-cell table:style-name="ce22"/>
          <table:table-cell table:style-name="ce48"/>
          <table:table-cell table:style-name="ce48" office:value-type="string">
            <text:p>Less Principal Paid</text:p>
          </table:table-cell>
          <table:table-cell table:style-name="ce206"/>
          <table:table-cell table:number-columns-repeated="11" table:style-name="ce72"/>
          <table:table-cell table:style-name="ce72" office:value-type="float" office:value="0">
            <text:p> - </text:p>
          </table:table-cell>
          <table:table-cell table:style-name="ce126"/>
          <table:table-cell table:style-name="ce22"/>
          <table:table-cell table:style-name="ce48"/>
          <table:table-cell table:style-name="ce48" office:value-type="string">
            <text:p>Less Principal Paid</text:p>
          </table:table-cell>
          <table:table-cell table:style-name="ce206"/>
          <table:table-cell table:style-name="ce146"/>
          <table:table-cell table:number-columns-repeated="10" table:style-name="ce48"/>
          <table:table-cell table:style-name="ce48" office:value-type="float" office:value="0">
            <text:p> - </text:p>
          </table:table-cell>
          <table:table-cell table:style-name="ce134" table:formula="of:=[.CE45]" office:value-type="string">
            <text:p>  - </text:p>
          </table:table-cell>
          <table:table-cell table:style-name="ce22"/>
          <table:table-cell table:number-columns-repeated="9" table:style-name="ce25"/>
        </table:table-row>
        <table:table-row table:style-name="ro16">
          <table:table-cell table:style-name="ce22"/>
          <table:table-cell table:style-name="ce48"/>
          <table:table-cell table:style-name="ce63" office:value-type="string">
            <text:p>Ending Investor Liability</text:p>
          </table:table-cell>
          <table:table-cell table:style-name="ce207"/>
          <table:table-cell table:style-name="ce106"/>
          <table:table-cell table:style-name="ce209" table:formula="of:=[.F44]-[.F45]" office:value-type="string">
            <text:p>  30,000 </text:p>
          </table:table-cell>
          <table:table-cell table:style-name="ce209" table:formula="of:=[.G44]-[.G45]" office:value-type="string">
            <text:p>  30,000 </text:p>
          </table:table-cell>
          <table:table-cell table:style-name="ce209" table:formula="of:=[.H44]-[.H45]" office:value-type="string">
            <text:p>  30,000 </text:p>
          </table:table-cell>
          <table:table-cell table:style-name="ce209" table:formula="of:=[.I44]-[.I45]" office:value-type="string">
            <text:p>  30,000 </text:p>
          </table:table-cell>
          <table:table-cell table:style-name="ce209" table:formula="of:=[.J44]-[.J45]" office:value-type="string">
            <text:p>  30,000 </text:p>
          </table:table-cell>
          <table:table-cell table:style-name="ce209" table:formula="of:=[.K44]-[.K45]" office:value-type="string">
            <text:p>  30,000 </text:p>
          </table:table-cell>
          <table:table-cell table:style-name="ce209" table:formula="of:=[.L44]-[.L45]" office:value-type="string">
            <text:p>  30,000 </text:p>
          </table:table-cell>
          <table:table-cell table:style-name="ce209" table:formula="of:=[.M44]-[.M45]" office:value-type="string">
            <text:p>  863,333 </text:p>
          </table:table-cell>
          <table:table-cell table:style-name="ce209" table:formula="of:=[.N44]-[.N45]" office:value-type="string">
            <text:p>  863,333 </text:p>
          </table:table-cell>
          <table:table-cell table:style-name="ce209" table:formula="of:=[.O44]-[.O45]" office:value-type="string">
            <text:p>  863,334 </text:p>
          </table:table-cell>
          <table:table-cell table:style-name="ce202"/>
          <table:table-cell table:style-name="ce22"/>
          <table:table-cell table:style-name="ce48"/>
          <table:table-cell table:style-name="ce48" office:value-type="string">
            <text:p>Ending Investor Liability</text:p>
          </table:table-cell>
          <table:table-cell table:style-name="ce206"/>
          <table:table-cell table:style-name="ce209" table:formula="of:=[.U44]-[.U45]" office:value-type="string">
            <text:p>  853,334 </text:p>
          </table:table-cell>
          <table:table-cell table:style-name="ce209" table:formula="of:=[.V44]-[.V45]" office:value-type="string">
            <text:p>  843,334 </text:p>
          </table:table-cell>
          <table:table-cell table:style-name="ce209" table:formula="of:=[.W44]-[.W45]" office:value-type="string">
            <text:p>  833,334 </text:p>
          </table:table-cell>
          <table:table-cell table:style-name="ce209" table:formula="of:=[.X44]-[.X45]" office:value-type="string">
            <text:p>  833,334 </text:p>
          </table:table-cell>
          <table:table-cell table:style-name="ce209" table:formula="of:=[.Y44]-[.Y45]" office:value-type="string">
            <text:p>  833,334 </text:p>
          </table:table-cell>
          <table:table-cell table:style-name="ce209" table:formula="of:=[.Z44]-[.Z45]" office:value-type="string">
            <text:p>  833,334 </text:p>
          </table:table-cell>
          <table:table-cell table:style-name="ce209" table:formula="of:=[.AA44]-[.AA45]" office:value-type="string">
            <text:p>  833,334 </text:p>
          </table:table-cell>
          <table:table-cell table:style-name="ce209" table:formula="of:=[.AB44]-[.AB45]" office:value-type="string">
            <text:p>  833,334 </text:p>
          </table:table-cell>
          <table:table-cell table:style-name="ce209" table:formula="of:=[.AC44]-[.AC45]" office:value-type="string">
            <text:p>  833,334 </text:p>
          </table:table-cell>
          <table:table-cell table:style-name="ce209" table:formula="of:=[.AD44]-[.AD45]" office:value-type="string">
            <text:p>  833,334 </text:p>
          </table:table-cell>
          <table:table-cell table:style-name="ce209" table:formula="of:=[.AE44]-[.AE45]" office:value-type="string">
            <text:p>  833,334 </text:p>
          </table:table-cell>
          <table:table-cell table:style-name="ce209" table:formula="of:=[.AF44]-[.AF45]" office:value-type="string">
            <text:p>  833,334 </text:p>
          </table:table-cell>
          <table:table-cell table:style-name="ce133" table:formula="of:=[.AG44]-[.AG45]" office:value-type="string">
            <text:p>  - </text:p>
          </table:table-cell>
          <table:table-cell table:style-name="ce22"/>
          <table:table-cell table:style-name="ce48"/>
          <table:table-cell table:style-name="ce48" office:value-type="string">
            <text:p>Ending Investor Liability</text:p>
          </table:table-cell>
          <table:table-cell table:style-name="ce206"/>
          <table:table-cell table:style-name="ce209" table:formula="of:=[.AL44]-[.AL45]" office:value-type="string">
            <text:p>  833,334 </text:p>
          </table:table-cell>
          <table:table-cell table:style-name="ce209" table:formula="of:=[.AM44]-[.AM45]" office:value-type="string">
            <text:p>  833,334 </text:p>
          </table:table-cell>
          <table:table-cell table:style-name="ce209" table:formula="of:=[.AN44]-[.AN45]" office:value-type="string">
            <text:p>  833,334 </text:p>
          </table:table-cell>
          <table:table-cell table:style-name="ce209" table:formula="of:=[.AO44]-[.AO45]" office:value-type="string">
            <text:p>  833,334 </text:p>
          </table:table-cell>
          <table:table-cell table:style-name="ce209" table:formula="of:=[.AP44]-[.AP45]" office:value-type="string">
            <text:p>  833,334 </text:p>
          </table:table-cell>
          <table:table-cell table:style-name="ce209" table:formula="of:=[.AQ44]-[.AQ45]" office:value-type="string">
            <text:p>  833,334 </text:p>
          </table:table-cell>
          <table:table-cell table:style-name="ce209" table:formula="of:=[.AR44]-[.AR45]" office:value-type="string">
            <text:p>  833,334 </text:p>
          </table:table-cell>
          <table:table-cell table:style-name="ce209" table:formula="of:=[.AS44]-[.AS45]" office:value-type="string">
            <text:p>  833,334 </text:p>
          </table:table-cell>
          <table:table-cell table:style-name="ce209" table:formula="of:=[.AT44]-[.AT45]" office:value-type="string">
            <text:p>  833,334 </text:p>
          </table:table-cell>
          <table:table-cell table:style-name="ce209" table:formula="of:=[.AU44]-[.AU45]" office:value-type="string">
            <text:p>  833,334 </text:p>
          </table:table-cell>
          <table:table-cell table:style-name="ce209" table:formula="of:=[.AV44]-[.AV45]" office:value-type="string">
            <text:p>  833,334 </text:p>
          </table:table-cell>
          <table:table-cell table:style-name="ce209" table:formula="of:=[.AW44]-[.AW45]" office:value-type="string">
            <text:p>  833,334 </text:p>
          </table:table-cell>
          <table:table-cell table:style-name="ce133"/>
          <table:table-cell table:style-name="ce22"/>
          <table:table-cell table:style-name="ce48"/>
          <table:table-cell table:style-name="ce48" office:value-type="string">
            <text:p>Ending Investor Liability</text:p>
          </table:table-cell>
          <table:table-cell table:style-name="ce206"/>
          <table:table-cell table:style-name="ce209" table:formula="of:=[.BC44]-[.BC45]" office:value-type="string">
            <text:p>  833,334 </text:p>
          </table:table-cell>
          <table:table-cell table:style-name="ce209" table:formula="of:=[.BD44]-[.BD45]" office:value-type="string">
            <text:p>  833,334 </text:p>
          </table:table-cell>
          <table:table-cell table:style-name="ce209" table:formula="of:=[.BE44]-[.BE45]" office:value-type="string">
            <text:p>  833,334 </text:p>
          </table:table-cell>
          <table:table-cell table:style-name="ce209" table:formula="of:=[.BF44]-[.BF45]" office:value-type="string">
            <text:p>  833,334 </text:p>
          </table:table-cell>
          <table:table-cell table:style-name="ce209" table:formula="of:=[.BG44]-[.BG45]" office:value-type="string">
            <text:p>  833,334 </text:p>
          </table:table-cell>
          <table:table-cell table:style-name="ce209" table:formula="of:=[.BH44]-[.BH45]" office:value-type="string">
            <text:p>  833,334 </text:p>
          </table:table-cell>
          <table:table-cell table:style-name="ce209" table:formula="of:=[.BI44]-[.BI45]" office:value-type="string">
            <text:p>  833,334 </text:p>
          </table:table-cell>
          <table:table-cell table:style-name="ce209" table:formula="of:=[.BJ44]-[.BJ45]" office:value-type="string">
            <text:p>  833,334 </text:p>
          </table:table-cell>
          <table:table-cell table:style-name="ce209" table:formula="of:=[.BK44]-[.BK45]" office:value-type="string">
            <text:p>  833,334 </text:p>
          </table:table-cell>
          <table:table-cell table:style-name="ce209" table:formula="of:=[.BL44]-[.BL45]" office:value-type="string">
            <text:p>  833,334 </text:p>
          </table:table-cell>
          <table:table-cell table:style-name="ce209" table:formula="of:=[.BM44]-[.BM45]" office:value-type="string">
            <text:p>  833,334 </text:p>
          </table:table-cell>
          <table:table-cell table:style-name="ce209" table:formula="of:=[.BN44]-[.BN45]" office:value-type="string">
            <text:p>  833,334 </text:p>
          </table:table-cell>
          <table:table-cell table:style-name="ce133"/>
          <table:table-cell table:style-name="ce22"/>
          <table:table-cell table:style-name="ce48"/>
          <table:table-cell table:style-name="ce48" office:value-type="string">
            <text:p>Ending Investor Liability</text:p>
          </table:table-cell>
          <table:table-cell table:style-name="ce206"/>
          <table:table-cell table:style-name="ce210" table:formula="of:=[.BT44]-[.BT45]" office:value-type="string">
            <text:p>  833,334 </text:p>
          </table:table-cell>
          <table:table-cell table:style-name="ce48" table:formula="of:=[.BU44]-[.BU45]" office:value-type="string">
            <text:p>  833,334 </text:p>
          </table:table-cell>
          <table:table-cell table:style-name="ce48" table:formula="of:=[.BV44]-[.BV45]" office:value-type="string">
            <text:p>  833,334 </text:p>
          </table:table-cell>
          <table:table-cell table:style-name="ce48" table:formula="of:=[.BW44]-[.BW45]" office:value-type="string">
            <text:p>  833,334 </text:p>
          </table:table-cell>
          <table:table-cell table:style-name="ce48" table:formula="of:=[.BX44]-[.BX45]" office:value-type="string">
            <text:p>  833,334 </text:p>
          </table:table-cell>
          <table:table-cell table:style-name="ce48" table:formula="of:=[.BY44]-[.BY45]" office:value-type="string">
            <text:p>  833,334 </text:p>
          </table:table-cell>
          <table:table-cell table:style-name="ce48" table:formula="of:=[.BZ44]-[.BZ45]" office:value-type="string">
            <text:p>  833,334 </text:p>
          </table:table-cell>
          <table:table-cell table:style-name="ce48" table:formula="of:=[.CA44]-[.CA45]" office:value-type="string">
            <text:p>  833,334 </text:p>
          </table:table-cell>
          <table:table-cell table:style-name="ce48" table:formula="of:=[.CB44]-[.CB45]" office:value-type="string">
            <text:p>  833,334 </text:p>
          </table:table-cell>
          <table:table-cell table:style-name="ce48" table:formula="of:=[.CC44]-[.CC45]" office:value-type="string">
            <text:p>  833,334 </text:p>
          </table:table-cell>
          <table:table-cell table:style-name="ce48" table:formula="of:=[.CD44]-[.CD45]" office:value-type="string">
            <text:p>  833,334 </text:p>
          </table:table-cell>
          <table:table-cell table:style-name="ce48" table:formula="of:=[.CE44]-[.CE45]" office:value-type="string">
            <text:p>  833,334 </text:p>
          </table:table-cell>
          <table:table-cell table:style-name="ce134"/>
          <table:table-cell table:style-name="ce22"/>
          <table:table-cell table:number-columns-repeated="9" table:style-name="ce25"/>
        </table:table-row>
        <table:table-row table:style-name="ro17">
          <table:table-cell table:style-name="ce48" office:value-type="string">
            <text:p>Interest</text:p>
          </table:table-cell>
          <table:table-cell table:style-name="ce22"/>
          <table:table-cell table:style-name="ce48"/>
          <table:table-cell table:style-name="ce206"/>
          <table:table-cell table:style-name="ce106"/>
          <table:table-cell table:style-name="ce211"/>
          <table:table-cell table:style-name="ce35"/>
          <table:table-cell table:number-columns-repeated="8" table:style-name="ce211"/>
          <table:table-cell table:style-name="ce212"/>
          <table:table-cell table:style-name="ce48" office:value-type="string">
            <text:p>Interest</text:p>
          </table:table-cell>
          <table:table-cell table:style-name="ce22"/>
          <table:table-cell table:style-name="ce48"/>
          <table:table-cell table:style-name="ce206"/>
          <table:table-cell table:number-columns-repeated="12" table:style-name="ce211"/>
          <table:table-cell table:style-name="ce134"/>
          <table:table-cell table:style-name="ce48" office:value-type="string">
            <text:p>Interest</text:p>
          </table:table-cell>
          <table:table-cell table:style-name="ce22"/>
          <table:table-cell table:style-name="ce48"/>
          <table:table-cell table:style-name="ce206"/>
          <table:table-cell table:number-columns-repeated="12" table:style-name="ce211"/>
          <table:table-cell table:style-name="ce134"/>
          <table:table-cell table:style-name="ce48" office:value-type="string">
            <text:p>Interest</text:p>
          </table:table-cell>
          <table:table-cell table:style-name="ce22"/>
          <table:table-cell table:style-name="ce48"/>
          <table:table-cell table:style-name="ce206"/>
          <table:table-cell table:number-columns-repeated="12" table:style-name="ce213"/>
          <table:table-cell table:style-name="ce134"/>
          <table:table-cell table:style-name="ce48" office:value-type="string">
            <text:p>Interest</text:p>
          </table:table-cell>
          <table:table-cell table:style-name="ce22"/>
          <table:table-cell table:style-name="ce48"/>
          <table:table-cell table:style-name="ce206"/>
          <table:table-cell table:style-name="ce213"/>
          <table:table-cell table:number-columns-repeated="11" table:style-name="ce132"/>
          <table:table-cell table:style-name="ce134"/>
          <table:table-cell table:style-name="ce22"/>
          <table:table-cell table:number-columns-repeated="9" table:style-name="ce25"/>
        </table:table-row>
        <table:table-row table:style-name="ro5">
          <table:table-cell table:style-name="ce22"/>
          <table:table-cell table:style-name="ce48"/>
          <table:table-cell table:style-name="ce63" office:value-type="string">
            <text:p>On equity </text:p>
          </table:table-cell>
          <table:table-cell table:style-name="ce63"/>
          <table:table-cell table:style-name="ce106"/>
          <table:table-cell table:style-name="ce48" table:formula="of:=[.F46]*0/12" office:value-type="string">
            <text:p>  - </text:p>
          </table:table-cell>
          <table:table-cell table:style-name="ce48" table:formula="of:=[.G46]*0/12" office:value-type="string">
            <text:p>  - </text:p>
          </table:table-cell>
          <table:table-cell table:style-name="ce48" table:formula="of:=[.H46]*0/12" office:value-type="string">
            <text:p>  - </text:p>
          </table:table-cell>
          <table:table-cell table:style-name="ce48" table:formula="of:=[.I46]*0/12" office:value-type="string">
            <text:p>  - </text:p>
          </table:table-cell>
          <table:table-cell table:style-name="ce48" table:formula="of:=[.J46]*0/12" office:value-type="string">
            <text:p>  - </text:p>
          </table:table-cell>
          <table:table-cell table:style-name="ce48" table:formula="of:=[.K46]*0/12" office:value-type="string">
            <text:p>  - </text:p>
          </table:table-cell>
          <table:table-cell table:style-name="ce48" table:formula="of:=[.L46]*0/12" office:value-type="string">
            <text:p>  - </text:p>
          </table:table-cell>
          <table:table-cell table:style-name="ce48" table:formula="of:=[.M46]*0/12" office:value-type="string">
            <text:p>  - </text:p>
          </table:table-cell>
          <table:table-cell table:style-name="ce48" table:formula="of:=[.N46]*0/12" office:value-type="string">
            <text:p>  - </text:p>
          </table:table-cell>
          <table:table-cell table:style-name="ce48" table:formula="of:=[.O46]*0/12" office:value-type="string">
            <text:p>  - </text:p>
          </table:table-cell>
          <table:table-cell table:style-name="ce123"/>
          <table:table-cell table:style-name="ce22"/>
          <table:table-cell table:style-name="ce48"/>
          <table:table-cell table:style-name="ce48" office:value-type="string">
            <text:p>On equity </text:p>
          </table:table-cell>
          <table:table-cell table:style-name="ce48"/>
          <table:table-cell table:style-name="ce48" table:formula="of:=[.U46]*0/12" office:value-type="string">
            <text:p>  - </text:p>
          </table:table-cell>
          <table:table-cell table:style-name="ce48" office:value-type="string">
            <text:p>`</text:p>
          </table:table-cell>
          <table:table-cell table:style-name="ce48" table:formula="of:=[.W46]*0/12" office:value-type="string">
            <text:p>  - </text:p>
          </table:table-cell>
          <table:table-cell table:style-name="ce48" table:formula="of:=[.X46]*0/12" office:value-type="string">
            <text:p>  - </text:p>
          </table:table-cell>
          <table:table-cell table:style-name="ce48" table:formula="of:=[.Y46]*0/12" office:value-type="string">
            <text:p>  - </text:p>
          </table:table-cell>
          <table:table-cell table:style-name="ce48" table:formula="of:=[.Z46]*0/12" office:value-type="string">
            <text:p>  - </text:p>
          </table:table-cell>
          <table:table-cell table:style-name="ce48" table:formula="of:=[.AA46]*0/12" office:value-type="string">
            <text:p>  - </text:p>
          </table:table-cell>
          <table:table-cell table:style-name="ce48" table:formula="of:=[.AB46]*0/12" office:value-type="string">
            <text:p>  - </text:p>
          </table:table-cell>
          <table:table-cell table:style-name="ce48" table:formula="of:=[.AC46]*0/12" office:value-type="string">
            <text:p>  - </text:p>
          </table:table-cell>
          <table:table-cell table:style-name="ce48" table:formula="of:=[.AD46]*0/12" office:value-type="string">
            <text:p>  - </text:p>
          </table:table-cell>
          <table:table-cell table:style-name="ce48" table:formula="of:=[.AE46]*0/12" office:value-type="string">
            <text:p>  - </text:p>
          </table:table-cell>
          <table:table-cell table:style-name="ce48" table:formula="of:=[.AF46]*0/12" office:value-type="string">
            <text:p>  - </text:p>
          </table:table-cell>
          <table:table-cell table:style-name="ce134"/>
          <table:table-cell table:style-name="ce22"/>
          <table:table-cell table:style-name="ce48"/>
          <table:table-cell table:style-name="ce48" office:value-type="string">
            <text:p>On equity </text:p>
          </table:table-cell>
          <table:table-cell table:style-name="ce48"/>
          <table:table-cell table:style-name="ce48" table:formula="of:=[.AL46]*0/12" office:value-type="string">
            <text:p>  - </text:p>
          </table:table-cell>
          <table:table-cell table:style-name="ce48" table:formula="of:=[.AM46]*0/12" office:value-type="string">
            <text:p>  - </text:p>
          </table:table-cell>
          <table:table-cell table:style-name="ce48" table:formula="of:=[.AN46]*0/12" office:value-type="string">
            <text:p>  - </text:p>
          </table:table-cell>
          <table:table-cell table:style-name="ce48" table:formula="of:=[.AO46]*0/12" office:value-type="string">
            <text:p>  - </text:p>
          </table:table-cell>
          <table:table-cell table:style-name="ce48" table:formula="of:=[.AP46]*0/12" office:value-type="string">
            <text:p>  - </text:p>
          </table:table-cell>
          <table:table-cell table:style-name="ce48" table:formula="of:=[.AQ46]*0/12" office:value-type="string">
            <text:p>  - </text:p>
          </table:table-cell>
          <table:table-cell table:style-name="ce48" table:formula="of:=[.AR46]*0/12" office:value-type="string">
            <text:p>  - </text:p>
          </table:table-cell>
          <table:table-cell table:style-name="ce48" table:formula="of:=[.AS46]*0/12" office:value-type="string">
            <text:p>  - </text:p>
          </table:table-cell>
          <table:table-cell table:style-name="ce48" table:formula="of:=[.AT46]*0/12" office:value-type="string">
            <text:p>  - </text:p>
          </table:table-cell>
          <table:table-cell table:style-name="ce48" table:formula="of:=[.AU46]*0/12" office:value-type="string">
            <text:p>  - </text:p>
          </table:table-cell>
          <table:table-cell table:style-name="ce48" table:formula="of:=[.AV46]*0/12" office:value-type="string">
            <text:p>  - </text:p>
          </table:table-cell>
          <table:table-cell table:style-name="ce48" table:formula="of:=[.AW46]*0/12" office:value-type="string">
            <text:p>  - </text:p>
          </table:table-cell>
          <table:table-cell table:style-name="ce134"/>
          <table:table-cell table:style-name="ce22"/>
          <table:table-cell table:style-name="ce48"/>
          <table:table-cell table:style-name="ce48" office:value-type="string">
            <text:p>On equity </text:p>
          </table:table-cell>
          <table:table-cell table:style-name="ce48"/>
          <table:table-cell table:style-name="ce48" table:formula="of:=[.BC46]*0/12" office:value-type="string">
            <text:p>  - </text:p>
          </table:table-cell>
          <table:table-cell table:style-name="ce48" table:formula="of:=[.BD46]*0/12" office:value-type="string">
            <text:p>  - </text:p>
          </table:table-cell>
          <table:table-cell table:style-name="ce48" table:formula="of:=[.BE46]*0/12" office:value-type="string">
            <text:p>  - </text:p>
          </table:table-cell>
          <table:table-cell table:style-name="ce48" table:formula="of:=[.BF46]*0/12" office:value-type="string">
            <text:p>  - </text:p>
          </table:table-cell>
          <table:table-cell table:style-name="ce48" table:formula="of:=[.BG46]*0/12" office:value-type="string">
            <text:p>  - </text:p>
          </table:table-cell>
          <table:table-cell table:style-name="ce48" table:formula="of:=[.BH46]*0/12" office:value-type="string">
            <text:p>  - </text:p>
          </table:table-cell>
          <table:table-cell table:style-name="ce48" table:formula="of:=[.BI46]*0/12" office:value-type="string">
            <text:p>  - </text:p>
          </table:table-cell>
          <table:table-cell table:style-name="ce48" table:formula="of:=[.BJ46]*0/12" office:value-type="string">
            <text:p>  - </text:p>
          </table:table-cell>
          <table:table-cell table:style-name="ce48" table:formula="of:=[.BK46]*0/12" office:value-type="string">
            <text:p>  - </text:p>
          </table:table-cell>
          <table:table-cell table:style-name="ce48" table:formula="of:=[.BL46]*0/12" office:value-type="string">
            <text:p>  - </text:p>
          </table:table-cell>
          <table:table-cell table:style-name="ce48" table:formula="of:=[.BM46]*0/12" office:value-type="string">
            <text:p>  - </text:p>
          </table:table-cell>
          <table:table-cell table:style-name="ce48" table:formula="of:=[.BN46]*0/12" office:value-type="string">
            <text:p>  - </text:p>
          </table:table-cell>
          <table:table-cell table:style-name="ce134"/>
          <table:table-cell table:style-name="ce22"/>
          <table:table-cell table:style-name="ce48"/>
          <table:table-cell table:style-name="ce48" office:value-type="string">
            <text:p>On equity </text:p>
          </table:table-cell>
          <table:table-cell table:style-name="ce48"/>
          <table:table-cell table:style-name="ce48" table:formula="of:=[.BT46]*0/12" office:value-type="string">
            <text:p>  - </text:p>
          </table:table-cell>
          <table:table-cell table:style-name="ce48" table:formula="of:=[.BU46]*0/12" office:value-type="string">
            <text:p>  - </text:p>
          </table:table-cell>
          <table:table-cell table:style-name="ce48" table:formula="of:=[.BV46]*0/12" office:value-type="string">
            <text:p>  - </text:p>
          </table:table-cell>
          <table:table-cell table:style-name="ce48" table:formula="of:=[.BW46]*0/12" office:value-type="string">
            <text:p>  - </text:p>
          </table:table-cell>
          <table:table-cell table:style-name="ce48" table:formula="of:=[.BX46]*0/12" office:value-type="string">
            <text:p>  - </text:p>
          </table:table-cell>
          <table:table-cell table:style-name="ce48" table:formula="of:=[.BY46]*0/12" office:value-type="string">
            <text:p>  - </text:p>
          </table:table-cell>
          <table:table-cell table:style-name="ce48" table:formula="of:=[.BZ46]*0/12" office:value-type="string">
            <text:p>  - </text:p>
          </table:table-cell>
          <table:table-cell table:style-name="ce48" table:formula="of:=[.CA46]*0/12" office:value-type="string">
            <text:p>  - </text:p>
          </table:table-cell>
          <table:table-cell table:style-name="ce48" table:formula="of:=[.CB46]*0/12" office:value-type="string">
            <text:p>  - </text:p>
          </table:table-cell>
          <table:table-cell table:style-name="ce48" table:formula="of:=[.CC46]*0/12" office:value-type="string">
            <text:p>  - </text:p>
          </table:table-cell>
          <table:table-cell table:style-name="ce48" table:formula="of:=[.CD46]*0/12" office:value-type="string">
            <text:p>  - </text:p>
          </table:table-cell>
          <table:table-cell table:style-name="ce48" table:formula="of:=[.CE46]*0/12" office:value-type="string">
            <text:p>  - </text:p>
          </table:table-cell>
          <table:table-cell table:style-name="ce134"/>
          <table:table-cell table:style-name="ce22"/>
          <table:table-cell table:number-columns-repeated="9" table:style-name="ce25"/>
        </table:table-row>
        <table:table-row table:style-name="ro3">
          <table:table-cell table:style-name="ce22"/>
          <table:table-cell table:style-name="ce48"/>
          <table:table-cell table:style-name="ce63" office:value-type="string">
            <text:p>less Paid</text:p>
          </table:table-cell>
          <table:table-cell table:style-name="ce63"/>
          <table:table-cell table:style-name="ce106"/>
          <table:table-cell table:style-name="ce132" table:formula="of:=[.F48]" office:value-type="string">
            <text:p>  - </text:p>
          </table:table-cell>
          <table:table-cell table:style-name="ce132" table:formula="of:=[.G48]" office:value-type="string">
            <text:p>  - </text:p>
          </table:table-cell>
          <table:table-cell table:style-name="ce132" table:formula="of:=[.H48]" office:value-type="string">
            <text:p>  - </text:p>
          </table:table-cell>
          <table:table-cell table:style-name="ce132" table:formula="of:=[.I48]" office:value-type="string">
            <text:p>  - </text:p>
          </table:table-cell>
          <table:table-cell table:style-name="ce132" table:formula="of:=[.J48]" office:value-type="string">
            <text:p>  - </text:p>
          </table:table-cell>
          <table:table-cell table:style-name="ce132" table:formula="of:=[.K48]" office:value-type="string">
            <text:p>  - </text:p>
          </table:table-cell>
          <table:table-cell table:style-name="ce132" table:formula="of:=[.L48]" office:value-type="string">
            <text:p>  - </text:p>
          </table:table-cell>
          <table:table-cell table:style-name="ce132" table:formula="of:=[.M48]" office:value-type="string">
            <text:p>  - </text:p>
          </table:table-cell>
          <table:table-cell table:style-name="ce132" table:formula="of:=[.N48]" office:value-type="string">
            <text:p>  - </text:p>
          </table:table-cell>
          <table:table-cell table:style-name="ce132" table:formula="of:=[.O48]" office:value-type="string">
            <text:p>  - </text:p>
          </table:table-cell>
          <table:table-cell table:style-name="ce214"/>
          <table:table-cell table:style-name="ce22"/>
          <table:table-cell table:style-name="ce48"/>
          <table:table-cell table:style-name="ce48" office:value-type="string">
            <text:p>less Paid</text:p>
          </table:table-cell>
          <table:table-cell table:style-name="ce48"/>
          <table:table-cell table:style-name="ce48" table:formula="of:=[.U48]" office:value-type="string">
            <text:p>  - </text:p>
          </table:table-cell>
          <table:table-cell table:style-name="ce48" table:formula="of:=[.V48]" office:value-type="string">
            <text:p> ` </text:p>
          </table:table-cell>
          <table:table-cell table:style-name="ce48" table:formula="of:=[.W48]" office:value-type="string">
            <text:p>  - </text:p>
          </table:table-cell>
          <table:table-cell table:style-name="ce48" table:formula="of:=[.X48]" office:value-type="string">
            <text:p>  - </text:p>
          </table:table-cell>
          <table:table-cell table:style-name="ce48" table:formula="of:=[.Y48]" office:value-type="string">
            <text:p>  - </text:p>
          </table:table-cell>
          <table:table-cell table:style-name="ce48" table:formula="of:=[.Z48]" office:value-type="string">
            <text:p>  - </text:p>
          </table:table-cell>
          <table:table-cell table:style-name="ce48" table:formula="of:=[.AA48]" office:value-type="string">
            <text:p>  - </text:p>
          </table:table-cell>
          <table:table-cell table:style-name="ce48" table:formula="of:=[.AB48]" office:value-type="string">
            <text:p>  - </text:p>
          </table:table-cell>
          <table:table-cell table:style-name="ce48" table:formula="of:=[.AC48]" office:value-type="string">
            <text:p>  - </text:p>
          </table:table-cell>
          <table:table-cell table:style-name="ce48" table:formula="of:=[.AD48]" office:value-type="string">
            <text:p>  - </text:p>
          </table:table-cell>
          <table:table-cell table:style-name="ce48" table:formula="of:=[.AE48]" office:value-type="string">
            <text:p>  - </text:p>
          </table:table-cell>
          <table:table-cell table:style-name="ce48" table:formula="of:=[.AF48]" office:value-type="string">
            <text:p>  - </text:p>
          </table:table-cell>
          <table:table-cell table:style-name="ce134"/>
          <table:table-cell table:style-name="ce22"/>
          <table:table-cell table:style-name="ce48"/>
          <table:table-cell table:style-name="ce48" office:value-type="string">
            <text:p>less Paid</text:p>
          </table:table-cell>
          <table:table-cell table:style-name="ce48"/>
          <table:table-cell table:style-name="ce48" table:formula="of:=[.AL48]" office:value-type="string">
            <text:p>  - </text:p>
          </table:table-cell>
          <table:table-cell table:style-name="ce48" table:formula="of:=[.AM48]" office:value-type="string">
            <text:p>  - </text:p>
          </table:table-cell>
          <table:table-cell table:style-name="ce48" table:formula="of:=[.AN48]" office:value-type="string">
            <text:p>  - </text:p>
          </table:table-cell>
          <table:table-cell table:style-name="ce48" table:formula="of:=[.AO48]" office:value-type="string">
            <text:p>  - </text:p>
          </table:table-cell>
          <table:table-cell table:style-name="ce48" table:formula="of:=[.AP48]" office:value-type="string">
            <text:p>  - </text:p>
          </table:table-cell>
          <table:table-cell table:style-name="ce48" table:formula="of:=[.AQ48]" office:value-type="string">
            <text:p>  - </text:p>
          </table:table-cell>
          <table:table-cell table:style-name="ce48" table:formula="of:=[.AR48]" office:value-type="string">
            <text:p>  - </text:p>
          </table:table-cell>
          <table:table-cell table:style-name="ce48" table:formula="of:=[.AS48]" office:value-type="string">
            <text:p>  - </text:p>
          </table:table-cell>
          <table:table-cell table:style-name="ce48" table:formula="of:=[.AT48]" office:value-type="string">
            <text:p>  - </text:p>
          </table:table-cell>
          <table:table-cell table:style-name="ce48" table:formula="of:=[.AU48]" office:value-type="string">
            <text:p>  - </text:p>
          </table:table-cell>
          <table:table-cell table:style-name="ce48" table:formula="of:=[.AV48]" office:value-type="string">
            <text:p>  - </text:p>
          </table:table-cell>
          <table:table-cell table:style-name="ce48" table:formula="of:=[.AW48]" office:value-type="string">
            <text:p>  - </text:p>
          </table:table-cell>
          <table:table-cell table:style-name="ce134"/>
          <table:table-cell table:style-name="ce22"/>
          <table:table-cell table:style-name="ce48"/>
          <table:table-cell table:style-name="ce48" office:value-type="string">
            <text:p>less Paid</text:p>
          </table:table-cell>
          <table:table-cell table:style-name="ce48"/>
          <table:table-cell table:style-name="ce48" table:formula="of:=[.BC48]" office:value-type="string">
            <text:p>  - </text:p>
          </table:table-cell>
          <table:table-cell table:style-name="ce48" table:formula="of:=[.BD48]" office:value-type="string">
            <text:p>  - </text:p>
          </table:table-cell>
          <table:table-cell table:style-name="ce48" table:formula="of:=[.BE48]" office:value-type="string">
            <text:p>  - </text:p>
          </table:table-cell>
          <table:table-cell table:style-name="ce48" table:formula="of:=[.BF48]" office:value-type="string">
            <text:p>  - </text:p>
          </table:table-cell>
          <table:table-cell table:style-name="ce48" table:formula="of:=[.BG48]" office:value-type="string">
            <text:p>  - </text:p>
          </table:table-cell>
          <table:table-cell table:style-name="ce48" table:formula="of:=[.BH48]" office:value-type="string">
            <text:p>  - </text:p>
          </table:table-cell>
          <table:table-cell table:style-name="ce48" table:formula="of:=[.BI48]" office:value-type="string">
            <text:p>  - </text:p>
          </table:table-cell>
          <table:table-cell table:style-name="ce48" table:formula="of:=[.BJ48]" office:value-type="string">
            <text:p>  - </text:p>
          </table:table-cell>
          <table:table-cell table:style-name="ce48" table:formula="of:=[.BK48]" office:value-type="string">
            <text:p>  - </text:p>
          </table:table-cell>
          <table:table-cell table:style-name="ce48" table:formula="of:=[.BL48]" office:value-type="string">
            <text:p>  - </text:p>
          </table:table-cell>
          <table:table-cell table:style-name="ce48" table:formula="of:=[.BM48]" office:value-type="string">
            <text:p>  - </text:p>
          </table:table-cell>
          <table:table-cell table:style-name="ce48" table:formula="of:=[.BN48]" office:value-type="string">
            <text:p>  - </text:p>
          </table:table-cell>
          <table:table-cell table:style-name="ce134"/>
          <table:table-cell table:style-name="ce22"/>
          <table:table-cell table:style-name="ce48"/>
          <table:table-cell table:style-name="ce48" office:value-type="string">
            <text:p>less Paid</text:p>
          </table:table-cell>
          <table:table-cell table:style-name="ce48"/>
          <table:table-cell table:style-name="ce48" table:formula="of:=[.BT48]" office:value-type="string">
            <text:p>  - </text:p>
          </table:table-cell>
          <table:table-cell table:style-name="ce48" table:formula="of:=[.BU48]" office:value-type="string">
            <text:p>  - </text:p>
          </table:table-cell>
          <table:table-cell table:style-name="ce48" table:formula="of:=[.BV48]" office:value-type="string">
            <text:p>  - </text:p>
          </table:table-cell>
          <table:table-cell table:style-name="ce48" table:formula="of:=[.BW48]" office:value-type="string">
            <text:p>  - </text:p>
          </table:table-cell>
          <table:table-cell table:style-name="ce48" table:formula="of:=[.BX48]" office:value-type="string">
            <text:p>  - </text:p>
          </table:table-cell>
          <table:table-cell table:style-name="ce48" table:formula="of:=[.BY48]" office:value-type="string">
            <text:p>  - </text:p>
          </table:table-cell>
          <table:table-cell table:style-name="ce48" table:formula="of:=[.BZ48]" office:value-type="string">
            <text:p>  - </text:p>
          </table:table-cell>
          <table:table-cell table:style-name="ce48" table:formula="of:=[.CA48]" office:value-type="string">
            <text:p>  - </text:p>
          </table:table-cell>
          <table:table-cell table:style-name="ce48" table:formula="of:=[.CB48]" office:value-type="string">
            <text:p>  - </text:p>
          </table:table-cell>
          <table:table-cell table:style-name="ce48" table:formula="of:=[.CC48]" office:value-type="string">
            <text:p>  - </text:p>
          </table:table-cell>
          <table:table-cell table:style-name="ce48" table:formula="of:=[.CD48]" office:value-type="string">
            <text:p>  - </text:p>
          </table:table-cell>
          <table:table-cell table:style-name="ce48" table:formula="of:=[.CE48]" office:value-type="string">
            <text:p>  - </text:p>
          </table:table-cell>
          <table:table-cell table:style-name="ce134"/>
          <table:table-cell table:style-name="ce22"/>
          <table:table-cell table:number-columns-repeated="9" table:style-name="ce25"/>
        </table:table-row>
        <table:table-row table:style-name="ro3">
          <table:table-cell table:style-name="ce48" office:value-type="string">
            <text:p>Cash Flow</text:p>
          </table:table-cell>
          <table:table-cell table:style-name="ce22"/>
          <table:table-cell table:number-columns-repeated="2" table:style-name="ce48"/>
          <table:table-cell table:style-name="ce106"/>
          <table:table-cell table:number-columns-repeated="10" table:style-name="ce48"/>
          <table:table-cell table:style-name="ce123"/>
          <table:table-cell table:style-name="ce48" office:value-type="string">
            <text:p>Cash Flow</text:p>
          </table:table-cell>
          <table:table-cell table:style-name="ce22"/>
          <table:table-cell table:number-columns-repeated="14" table:style-name="ce48"/>
          <table:table-cell table:style-name="ce134"/>
          <table:table-cell table:style-name="ce48" office:value-type="string">
            <text:p>Cash Flow</text:p>
          </table:table-cell>
          <table:table-cell table:style-name="ce22"/>
          <table:table-cell table:number-columns-repeated="14" table:style-name="ce48"/>
          <table:table-cell table:style-name="ce134"/>
          <table:table-cell table:style-name="ce48" office:value-type="string">
            <text:p>Cash Flow</text:p>
          </table:table-cell>
          <table:table-cell table:style-name="ce22"/>
          <table:table-cell table:number-columns-repeated="2" table:style-name="ce48"/>
          <table:table-cell table:number-columns-repeated="12" table:style-name="ce49"/>
          <table:table-cell table:style-name="ce134"/>
          <table:table-cell table:style-name="ce48" office:value-type="string">
            <text:p>Cash Flow</text:p>
          </table:table-cell>
          <table:table-cell table:style-name="ce22"/>
          <table:table-cell table:number-columns-repeated="2" table:style-name="ce48"/>
          <table:table-cell table:style-name="ce49"/>
          <table:table-cell table:number-columns-repeated="11" table:style-name="ce48"/>
          <table:table-cell table:style-name="ce134"/>
          <table:table-cell table:style-name="ce22"/>
          <table:table-cell table:number-columns-repeated="9" table:style-name="ce25"/>
        </table:table-row>
        <table:table-row table:style-name="ro5">
          <table:table-cell table:style-name="ce22"/>
          <table:table-cell table:style-name="ce48"/>
          <table:table-cell table:style-name="ce48" office:value-type="string">
            <text:p>Beginning Cash Balance Before Distributions</text:p>
          </table:table-cell>
          <table:table-cell table:style-name="ce206"/>
          <table:table-cell table:style-name="ce106"/>
          <table:table-cell table:style-name="ce48" office:value-type="float" office:value="0">
            <text:p> - </text:p>
          </table:table-cell>
          <table:table-cell table:style-name="ce48" table:formula="of:=[.F53]" office:value-type="string">
            <text:p>  (20,000)</text:p>
          </table:table-cell>
          <table:table-cell table:style-name="ce48" table:formula="of:=[.G53]" office:value-type="string">
            <text:p>  (20,000)</text:p>
          </table:table-cell>
          <table:table-cell table:style-name="ce48" table:formula="of:=[.H53]" office:value-type="string">
            <text:p>  (20,000)</text:p>
          </table:table-cell>
          <table:table-cell table:style-name="ce48" table:formula="of:=[.I53]" office:value-type="string">
            <text:p>  (20,000)</text:p>
          </table:table-cell>
          <table:table-cell table:style-name="ce48" table:formula="of:=[.J53]" office:value-type="string">
            <text:p>  (26,000)</text:p>
          </table:table-cell>
          <table:table-cell table:style-name="ce48" table:formula="of:=[.K53]" office:value-type="string">
            <text:p>  (35,850)</text:p>
          </table:table-cell>
          <table:table-cell table:style-name="ce48" table:formula="of:=[.L53]" office:value-type="string">
            <text:p>  (50,500)</text:p>
          </table:table-cell>
          <table:table-cell table:style-name="ce48" table:formula="of:=[.M53]" office:value-type="string">
            <text:p>  792,483 </text:p>
          </table:table-cell>
          <table:table-cell table:style-name="ce48" table:formula="of:=[.N53]" office:value-type="string">
            <text:p>  1,616,966 </text:p>
          </table:table-cell>
          <table:table-cell table:style-name="ce134" office:value-type="float" office:value="0">
            <text:p> - </text:p>
          </table:table-cell>
          <table:table-cell table:style-name="ce22"/>
          <table:table-cell table:style-name="ce48"/>
          <table:table-cell table:style-name="ce48" office:value-type="string">
            <text:p>Beginning Cash Balance Before Distributions</text:p>
          </table:table-cell>
          <table:table-cell table:style-name="ce206"/>
          <table:table-cell table:style-name="ce48" table:formula="of:=[.O53]" office:value-type="string">
            <text:p>  2,432,650 </text:p>
          </table:table-cell>
          <table:table-cell table:style-name="ce48" table:formula="of:=[.U53]" office:value-type="string">
            <text:p>  2,623,022 </text:p>
          </table:table-cell>
          <table:table-cell table:style-name="ce48" table:formula="of:=[.V53]" office:value-type="string">
            <text:p>  2,940,602 </text:p>
          </table:table-cell>
          <table:table-cell table:style-name="ce48" table:formula="of:=[.W53]" office:value-type="string">
            <text:p>  3,253,180 </text:p>
          </table:table-cell>
          <table:table-cell table:style-name="ce48" table:formula="of:=[.X53]" office:value-type="string">
            <text:p>  3,425,669 </text:p>
          </table:table-cell>
          <table:table-cell table:style-name="ce48" table:formula="of:=[.Y53]" office:value-type="string">
            <text:p>  3,742,948 </text:p>
          </table:table-cell>
          <table:table-cell table:style-name="ce48" table:formula="of:=[.Z53]" office:value-type="string">
            <text:p>  4,059,990 </text:p>
          </table:table-cell>
          <table:table-cell table:style-name="ce48" table:formula="of:=[.AA53]" office:value-type="string">
            <text:p>  4,171,738 </text:p>
          </table:table-cell>
          <table:table-cell table:style-name="ce48" table:formula="of:=[.AB53]" office:value-type="string">
            <text:p>  4,483,146 </text:p>
          </table:table-cell>
          <table:table-cell table:style-name="ce48" table:formula="of:=[.AC53]" office:value-type="string">
            <text:p>  4,789,152 </text:p>
          </table:table-cell>
          <table:table-cell table:style-name="ce48" table:formula="of:=[.AD53]" office:value-type="string">
            <text:p>  5,093,924 </text:p>
          </table:table-cell>
          <table:table-cell table:style-name="ce48" table:formula="of:=[.AE53]" office:value-type="string">
            <text:p>  5,394,031 </text:p>
          </table:table-cell>
          <table:table-cell table:style-name="ce134" table:formula="of:=[.U51]" office:value-type="string">
            <text:p>  2,432,650 </text:p>
          </table:table-cell>
          <table:table-cell table:style-name="ce22"/>
          <table:table-cell table:style-name="ce48"/>
          <table:table-cell table:style-name="ce48" office:value-type="string">
            <text:p>Beginning Cash Balance Before Distributions</text:p>
          </table:table-cell>
          <table:table-cell table:style-name="ce206"/>
          <table:table-cell table:style-name="ce48" table:formula="of:=[.AF53]" office:value-type="string">
            <text:p>  5,610,261 </text:p>
          </table:table-cell>
          <table:table-cell table:style-name="ce48" table:formula="of:=[.AL53]" office:value-type="string">
            <text:p>  6,380,603 </text:p>
          </table:table-cell>
          <table:table-cell table:style-name="ce48" table:formula="of:=[.AM53]" office:value-type="string">
            <text:p>  7,153,179 </text:p>
          </table:table-cell>
          <table:table-cell table:style-name="ce48" table:formula="of:=[.AN53]" office:value-type="string">
            <text:p>  7,919,670 </text:p>
          </table:table-cell>
          <table:table-cell table:style-name="ce48" table:formula="of:=[.AO53]" office:value-type="string">
            <text:p>  8,679,636 </text:p>
          </table:table-cell>
          <table:table-cell table:style-name="ce48" table:formula="of:=[.AP53]" office:value-type="string">
            <text:p>  9,433,223 </text:p>
          </table:table-cell>
          <table:table-cell table:style-name="ce48" table:formula="of:=[.AQ53]" office:value-type="string">
            <text:p>  10,180,034 </text:p>
          </table:table-cell>
          <table:table-cell table:style-name="ce48" table:formula="of:=[.AR53]" office:value-type="string">
            <text:p>  10,920,341 </text:p>
          </table:table-cell>
          <table:table-cell table:style-name="ce48" table:formula="of:=[.AS53]" office:value-type="string">
            <text:p>  11,653,554 </text:p>
          </table:table-cell>
          <table:table-cell table:style-name="ce48" table:formula="of:=[.AT53]" office:value-type="string">
            <text:p>  12,374,635 </text:p>
          </table:table-cell>
          <table:table-cell table:style-name="ce48" table:formula="of:=[.AU53]" office:value-type="string">
            <text:p>  13,082,265 </text:p>
          </table:table-cell>
          <table:table-cell table:style-name="ce48" table:formula="of:=[.AV53]" office:value-type="string">
            <text:p>  13,778,309 </text:p>
          </table:table-cell>
          <table:table-cell table:style-name="ce134" table:formula="of:=[.AL51]" office:value-type="string">
            <text:p>  5,610,261 </text:p>
          </table:table-cell>
          <table:table-cell table:style-name="ce22"/>
          <table:table-cell table:style-name="ce48"/>
          <table:table-cell table:style-name="ce48" office:value-type="string">
            <text:p>Beginning Cash Balance Before Distributions</text:p>
          </table:table-cell>
          <table:table-cell table:style-name="ce206"/>
          <table:table-cell table:style-name="ce48" table:formula="of:=[.AW53]" office:value-type="string">
            <text:p>  14,377,897 </text:p>
          </table:table-cell>
          <table:table-cell table:style-name="ce48" table:formula="of:=[.BC53]" office:value-type="string">
            <text:p>  16,150,199 </text:p>
          </table:table-cell>
          <table:table-cell table:style-name="ce48" table:formula="of:=[.BD53]" office:value-type="string">
            <text:p>  17,906,094 </text:p>
          </table:table-cell>
          <table:table-cell table:style-name="ce48" table:formula="of:=[.BE53]" office:value-type="string">
            <text:p>  19,642,783 </text:p>
          </table:table-cell>
          <table:table-cell table:style-name="ce48" table:formula="of:=[.BF53]" office:value-type="string">
            <text:p>  21,375,779 </text:p>
          </table:table-cell>
          <table:table-cell table:style-name="ce48" table:formula="of:=[.BG53]" office:value-type="string">
            <text:p>  23,105,431 </text:p>
          </table:table-cell>
          <table:table-cell table:style-name="ce48" table:formula="of:=[.BH53]" office:value-type="string">
            <text:p>  24,830,688 </text:p>
          </table:table-cell>
          <table:table-cell table:style-name="ce48" table:formula="of:=[.BI53]" office:value-type="string">
            <text:p>  26,552,074 </text:p>
          </table:table-cell>
          <table:table-cell table:style-name="ce48" table:formula="of:=[.BJ53]" office:value-type="string">
            <text:p>  28,268,248 </text:p>
          </table:table-cell>
          <table:table-cell table:style-name="ce48" table:formula="of:=[.BK53]" office:value-type="string">
            <text:p>  29,979,607 </text:p>
          </table:table-cell>
          <table:table-cell table:style-name="ce48" table:formula="of:=[.BL53]" office:value-type="string">
            <text:p>  31,683,992 </text:p>
          </table:table-cell>
          <table:table-cell table:style-name="ce48" table:formula="of:=[.BM53]" office:value-type="string">
            <text:p>  33,383,468 </text:p>
          </table:table-cell>
          <table:table-cell table:style-name="ce134" table:formula="of:=[.BC51]" office:value-type="string">
            <text:p>  14,377,897 </text:p>
          </table:table-cell>
          <table:table-cell table:style-name="ce22"/>
          <table:table-cell table:style-name="ce48"/>
          <table:table-cell table:style-name="ce48" office:value-type="string">
            <text:p>Beginning Cash Balance Before Distributions</text:p>
          </table:table-cell>
          <table:table-cell table:style-name="ce206"/>
          <table:table-cell table:style-name="ce49" table:formula="of:=[.BN53]" office:value-type="string">
            <text:p>  34,992,208 </text:p>
          </table:table-cell>
          <table:table-cell table:style-name="ce48" table:formula="of:=[.BT53]" office:value-type="string">
            <text:p>  40,213,256 </text:p>
          </table:table-cell>
          <table:table-cell table:style-name="ce48" table:formula="of:=[.BU53]" office:value-type="string">
            <text:p>  45,411,288 </text:p>
          </table:table-cell>
          <table:table-cell table:style-name="ce48" table:formula="of:=[.BV53]" office:value-type="string">
            <text:p>  50,583,602 </text:p>
          </table:table-cell>
          <table:table-cell table:style-name="ce48" table:formula="of:=[.BW53]" office:value-type="string">
            <text:p>  55,727,894 </text:p>
          </table:table-cell>
          <table:table-cell table:style-name="ce48" table:formula="of:=[.BX53]" office:value-type="string">
            <text:p>  60,844,468 </text:p>
          </table:table-cell>
          <table:table-cell table:style-name="ce48" table:formula="of:=[.BY53]" office:value-type="string">
            <text:p>  65,930,779 </text:p>
          </table:table-cell>
          <table:table-cell table:style-name="ce48" table:formula="of:=[.BZ53]" office:value-type="string">
            <text:p>  70,987,251 </text:p>
          </table:table-cell>
          <table:table-cell table:style-name="ce48" table:formula="of:=[.CA53]" office:value-type="string">
            <text:p>  76,004,986 </text:p>
          </table:table-cell>
          <table:table-cell table:style-name="ce48" table:formula="of:=[.CB53]" office:value-type="string">
            <text:p>  80,984,066 </text:p>
          </table:table-cell>
          <table:table-cell table:style-name="ce48" table:formula="of:=[.CC53]" office:value-type="string">
            <text:p>  85,920,239 </text:p>
          </table:table-cell>
          <table:table-cell table:style-name="ce48" table:formula="of:=[.CD53]" office:value-type="string">
            <text:p>  90,838,256 </text:p>
          </table:table-cell>
          <table:table-cell table:style-name="ce134" table:formula="of:=[.BT51]" office:value-type="string">
            <text:p>  34,992,208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style-name="ce22"/>
          <table:table-cell table:style-name="ce48"/>
          <table:table-cell table:style-name="ce48" office:value-type="string">
            <text:p>Current month cash flow</text:p>
          </table:table-cell>
          <table:table-cell table:style-name="ce206"/>
          <table:table-cell table:style-name="ce106"/>
          <table:table-cell table:style-name="ce48" table:formula="of:=[.F39]-[.F41]+[.F44]" office:value-type="string">
            <text:p>  (20,000)</text:p>
          </table:table-cell>
          <table:table-cell table:style-name="ce48" table:formula="of:=[.G39]-[.G41]-[.G45]" office:value-type="string">
            <text:p>  - </text:p>
          </table:table-cell>
          <table:table-cell table:style-name="ce48" table:formula="of:=[.H39]-[.H41]-[.H45]" office:value-type="string">
            <text:p>  - </text:p>
          </table:table-cell>
          <table:table-cell table:style-name="ce48" table:formula="of:=[.I39]-[.I41]-[.I45]" office:value-type="string">
            <text:p>  - </text:p>
          </table:table-cell>
          <table:table-cell table:style-name="ce48" table:formula="of:=[.J39]-[.J41]-[.J45]" office:value-type="string">
            <text:p>  (6,000)</text:p>
          </table:table-cell>
          <table:table-cell table:style-name="ce48" table:formula="of:=[.K39]-[.K41]-[.K45]" office:value-type="string">
            <text:p>  (9,850)</text:p>
          </table:table-cell>
          <table:table-cell table:style-name="ce48" table:formula="of:=[.L39]-[.L41]-[.L45]" office:value-type="string">
            <text:p>  (14,650)</text:p>
          </table:table-cell>
          <table:table-cell table:style-name="ce48" table:formula="of:=[.M39]-[.M41]-[.M45]+[.M44]" office:value-type="string">
            <text:p>  842,983 </text:p>
          </table:table-cell>
          <table:table-cell table:style-name="ce48" table:formula="of:=[.N39]-[.N41]-[.N45]+[.N44]" office:value-type="string">
            <text:p>  824,483 </text:p>
          </table:table-cell>
          <table:table-cell table:style-name="ce48" table:formula="of:=[.O39]-[.O41]-[.O45]+[.O44]" office:value-type="string">
            <text:p>  815,684 </text:p>
          </table:table-cell>
          <table:table-cell table:style-name="ce134" table:formula="of:=SUM([.F52:.O52])" office:value-type="string">
            <text:p>  2,432,650 </text:p>
          </table:table-cell>
          <table:table-cell table:style-name="ce22"/>
          <table:table-cell table:style-name="ce48"/>
          <table:table-cell table:style-name="ce48" office:value-type="string">
            <text:p>Current month cash flow</text:p>
          </table:table-cell>
          <table:table-cell table:style-name="ce206"/>
          <table:table-cell table:style-name="ce48" table:formula="of:=[.U39]-[.U41]-[.U45]" office:value-type="string">
            <text:p>  190,372 </text:p>
          </table:table-cell>
          <table:table-cell table:style-name="ce48" table:formula="of:=[.V39]-[.V41]-[.V45]" office:value-type="string">
            <text:p>  317,579 </text:p>
          </table:table-cell>
          <table:table-cell table:style-name="ce48" table:formula="of:=[.W39]-[.W41]-[.W45]" office:value-type="string">
            <text:p>  312,578 </text:p>
          </table:table-cell>
          <table:table-cell table:style-name="ce48" table:formula="of:=[.X39]-[.X45]" office:value-type="string">
            <text:p>  172,488 </text:p>
          </table:table-cell>
          <table:table-cell table:style-name="ce48" table:formula="of:=[.Y39]-[.Y45]" office:value-type="string">
            <text:p>  317,279 </text:p>
          </table:table-cell>
          <table:table-cell table:style-name="ce48" table:formula="of:=[.Z39]-[.Z45]" office:value-type="string">
            <text:p>  317,041 </text:p>
          </table:table-cell>
          <table:table-cell table:style-name="ce48" table:formula="of:=[.AA39]-[.AA45]" office:value-type="string">
            <text:p>  111,748 </text:p>
          </table:table-cell>
          <table:table-cell table:style-name="ce48" table:formula="of:=[.AB39]-[.AB45]" office:value-type="string">
            <text:p>  311,407 </text:p>
          </table:table-cell>
          <table:table-cell table:style-name="ce48" table:formula="of:=[.AC39]-[.AC45]" office:value-type="string">
            <text:p>  306,006 </text:p>
          </table:table-cell>
          <table:table-cell table:style-name="ce48" table:formula="of:=[.AD39]-[.AD45]" office:value-type="string">
            <text:p>  304,772 </text:p>
          </table:table-cell>
          <table:table-cell table:style-name="ce48" table:formula="of:=[.AE39]-[.AE45]" office:value-type="string">
            <text:p>  300,106 </text:p>
          </table:table-cell>
          <table:table-cell table:style-name="ce48" table:formula="of:=[.AF39]-[.AF45]" office:value-type="string">
            <text:p>  216,230 </text:p>
          </table:table-cell>
          <table:table-cell table:style-name="ce134" table:formula="of:=SUM([.U52:.AF52])" office:value-type="string">
            <text:p>  3,177,611 </text:p>
          </table:table-cell>
          <table:table-cell table:style-name="ce22"/>
          <table:table-cell table:style-name="ce48"/>
          <table:table-cell table:style-name="ce48" office:value-type="string">
            <text:p>Current month cash flow</text:p>
          </table:table-cell>
          <table:table-cell table:style-name="ce206"/>
          <table:table-cell table:style-name="ce48" table:formula="of:=[.AL39]-[.AL45]" office:value-type="string">
            <text:p>  770,343 </text:p>
          </table:table-cell>
          <table:table-cell table:style-name="ce48" table:formula="of:=[.AM39]-[.AM45]" office:value-type="string">
            <text:p>  772,576 </text:p>
          </table:table-cell>
          <table:table-cell table:style-name="ce48" table:formula="of:=[.AN39]-[.AN45]" office:value-type="string">
            <text:p>  766,491 </text:p>
          </table:table-cell>
          <table:table-cell table:style-name="ce48" table:formula="of:=[.AO39]-[.AO45]" office:value-type="string">
            <text:p>  759,967 </text:p>
          </table:table-cell>
          <table:table-cell table:style-name="ce48" table:formula="of:=[.AP39]-[.AP45]" office:value-type="string">
            <text:p>  753,587 </text:p>
          </table:table-cell>
          <table:table-cell table:style-name="ce48" table:formula="of:=[.AQ39]-[.AQ45]" office:value-type="string">
            <text:p>  746,811 </text:p>
          </table:table-cell>
          <table:table-cell table:style-name="ce48" table:formula="of:=[.AR39]-[.AR45]" office:value-type="string">
            <text:p>  740,308 </text:p>
          </table:table-cell>
          <table:table-cell table:style-name="ce48" table:formula="of:=[.AS39]-[.AS45]" office:value-type="string">
            <text:p>  733,213 </text:p>
          </table:table-cell>
          <table:table-cell table:style-name="ce48" table:formula="of:=[.AT39]-[.AT45]" office:value-type="string">
            <text:p>  721,081 </text:p>
          </table:table-cell>
          <table:table-cell table:style-name="ce48" table:formula="of:=[.AU39]-[.AU45]" office:value-type="string">
            <text:p>  707,631 </text:p>
          </table:table-cell>
          <table:table-cell table:style-name="ce48" table:formula="of:=[.AV39]-[.AV45]" office:value-type="string">
            <text:p>  696,044 </text:p>
          </table:table-cell>
          <table:table-cell table:style-name="ce48" table:formula="of:=[.AW39]-[.AW45]" office:value-type="string">
            <text:p>  599,588 </text:p>
          </table:table-cell>
          <table:table-cell table:style-name="ce134" table:formula="of:=SUM([.AL52:.AW52])" office:value-type="string">
            <text:p>  8,767,636 </text:p>
          </table:table-cell>
          <table:table-cell table:style-name="ce22"/>
          <table:table-cell table:style-name="ce48"/>
          <table:table-cell table:style-name="ce48" office:value-type="string">
            <text:p>Current month cash flow</text:p>
          </table:table-cell>
          <table:table-cell table:style-name="ce206"/>
          <table:table-cell table:style-name="ce48" table:formula="of:=[.BC39]-[.BC45]" office:value-type="string">
            <text:p>  1,772,302 </text:p>
          </table:table-cell>
          <table:table-cell table:style-name="ce48" table:formula="of:=[.BD39]-[.BD45]" office:value-type="string">
            <text:p>  1,755,895 </text:p>
          </table:table-cell>
          <table:table-cell table:style-name="ce48" table:formula="of:=[.BE39]-[.BE45]" office:value-type="string">
            <text:p>  1,736,689 </text:p>
          </table:table-cell>
          <table:table-cell table:style-name="ce48" table:formula="of:=[.BF39]-[.BF45]" office:value-type="string">
            <text:p>  1,732,996 </text:p>
          </table:table-cell>
          <table:table-cell table:style-name="ce48" table:formula="of:=[.BG39]-[.BG45]" office:value-type="string">
            <text:p>  1,729,652 </text:p>
          </table:table-cell>
          <table:table-cell table:style-name="ce48" table:formula="of:=[.BH39]-[.BH45]" office:value-type="string">
            <text:p>  1,725,257 </text:p>
          </table:table-cell>
          <table:table-cell table:style-name="ce48" table:formula="of:=[.BI39]-[.BI45]" office:value-type="string">
            <text:p>  1,721,386 </text:p>
          </table:table-cell>
          <table:table-cell table:style-name="ce48" table:formula="of:=[.BJ39]-[.BJ45]" office:value-type="string">
            <text:p>  1,716,175 </text:p>
          </table:table-cell>
          <table:table-cell table:style-name="ce48" table:formula="of:=[.BK39]-[.BK45]" office:value-type="string">
            <text:p>  1,711,359 </text:p>
          </table:table-cell>
          <table:table-cell table:style-name="ce48" table:formula="of:=[.BL39]-[.BL45]" office:value-type="string">
            <text:p>  1,704,385 </text:p>
          </table:table-cell>
          <table:table-cell table:style-name="ce48" table:formula="of:=[.BM39]-[.BM45]" office:value-type="string">
            <text:p>  1,699,476 </text:p>
          </table:table-cell>
          <table:table-cell table:style-name="ce48" table:formula="of:=[.BN39]-[.BN45]" office:value-type="string">
            <text:p>  1,608,740 </text:p>
          </table:table-cell>
          <table:table-cell table:style-name="ce134" table:formula="of:=SUM([.BC52:.BN52])" office:value-type="string">
            <text:p>  20,614,311 </text:p>
          </table:table-cell>
          <table:table-cell table:style-name="ce22"/>
          <table:table-cell table:style-name="ce48"/>
          <table:table-cell table:style-name="ce48" office:value-type="string">
            <text:p>Current month cash flow</text:p>
          </table:table-cell>
          <table:table-cell table:style-name="ce206"/>
          <table:table-cell table:style-name="ce49" table:formula="of:=[.BT39]-[.BT45]" office:value-type="string">
            <text:p>  5,221,048 </text:p>
          </table:table-cell>
          <table:table-cell table:style-name="ce48" table:formula="of:=[.BU39]-[.BU45]" office:value-type="string">
            <text:p>  5,198,031 </text:p>
          </table:table-cell>
          <table:table-cell table:style-name="ce48" table:formula="of:=[.BV39]-[.BV45]" office:value-type="string">
            <text:p>  5,172,314 </text:p>
          </table:table-cell>
          <table:table-cell table:style-name="ce48" table:formula="of:=[.BW39]-[.BW45]" office:value-type="string">
            <text:p>  5,144,291 </text:p>
          </table:table-cell>
          <table:table-cell table:style-name="ce48" table:formula="of:=[.BX39]-[.BX45]" office:value-type="string">
            <text:p>  5,116,574 </text:p>
          </table:table-cell>
          <table:table-cell table:style-name="ce48" table:formula="of:=[.BY39]-[.BY45]" office:value-type="string">
            <text:p>  5,086,310 </text:p>
          </table:table-cell>
          <table:table-cell table:style-name="ce48" table:formula="of:=[.BZ39]-[.BZ45]" office:value-type="string">
            <text:p>  5,056,472 </text:p>
          </table:table-cell>
          <table:table-cell table:style-name="ce48" table:formula="of:=[.CA39]-[.CA45]" office:value-type="string">
            <text:p>  5,017,735 </text:p>
          </table:table-cell>
          <table:table-cell table:style-name="ce48" table:formula="of:=[.CB39]-[.CB45]" office:value-type="string">
            <text:p>  4,979,079 </text:p>
          </table:table-cell>
          <table:table-cell table:style-name="ce48" table:formula="of:=[.CC39]-[.CC45]" office:value-type="string">
            <text:p>  4,936,173 </text:p>
          </table:table-cell>
          <table:table-cell table:style-name="ce48" table:formula="of:=[.CD39]-[.CD45]" office:value-type="string">
            <text:p>  4,918,016 </text:p>
          </table:table-cell>
          <table:table-cell table:style-name="ce48" table:formula="of:=[.CE39]-[.CE45]" office:value-type="string">
            <text:p>  4,813,671 </text:p>
          </table:table-cell>
          <table:table-cell table:style-name="ce134" table:formula="of:=SUM([.BT52:.CE52])" office:value-type="string">
            <text:p>  60,659,719 </text:p>
          </table:table-cell>
          <table:table-cell table:style-name="ce22"/>
          <table:table-cell table:number-columns-repeated="9" table:style-name="ce25"/>
        </table:table-row>
        <table:table-row table:style-name="ro17">
          <table:table-cell table:style-name="ce22"/>
          <table:table-cell table:style-name="ce48"/>
          <table:table-cell table:style-name="ce48" office:value-type="string">
            <text:p>Ending Cash Balance Before Distributions</text:p>
          </table:table-cell>
          <table:table-cell table:style-name="ce48"/>
          <table:table-cell table:style-name="ce106"/>
          <table:table-cell table:style-name="ce48" table:formula="of:=[.F51]+[.F52]" office:value-type="string">
            <text:p>  (20,000)</text:p>
          </table:table-cell>
          <table:table-cell table:style-name="ce48" table:formula="of:=[.G51]+[.G52]" office:value-type="string">
            <text:p>  (20,000)</text:p>
          </table:table-cell>
          <table:table-cell table:style-name="ce48" table:formula="of:=[.H51]+[.H52]" office:value-type="string">
            <text:p>  (20,000)</text:p>
          </table:table-cell>
          <table:table-cell table:style-name="ce48" table:formula="of:=[.I51]+[.I52]" office:value-type="string">
            <text:p>  (20,000)</text:p>
          </table:table-cell>
          <table:table-cell table:style-name="ce48" table:formula="of:=[.J51]+[.J52]" office:value-type="string">
            <text:p>  (26,000)</text:p>
          </table:table-cell>
          <table:table-cell table:style-name="ce48" table:formula="of:=[.K51]+[.K52]" office:value-type="string">
            <text:p>  (35,850)</text:p>
          </table:table-cell>
          <table:table-cell table:style-name="ce48" table:formula="of:=[.L51]+[.L52]" office:value-type="string">
            <text:p>  (50,500)</text:p>
          </table:table-cell>
          <table:table-cell table:style-name="ce48" table:formula="of:=[.M51]+[.M52]" office:value-type="string">
            <text:p>  792,483 </text:p>
          </table:table-cell>
          <table:table-cell table:style-name="ce48" table:formula="of:=[.N51]+[.N52]" office:value-type="string">
            <text:p>  1,616,966 </text:p>
          </table:table-cell>
          <table:table-cell table:style-name="ce48" table:formula="of:=[.O51]+[.O52]" office:value-type="string">
            <text:p>  2,432,650 </text:p>
          </table:table-cell>
          <table:table-cell table:style-name="ce134" table:formula="of:=[.P51]+[.P52]" office:value-type="string">
            <text:p>  2,432,650 </text:p>
          </table:table-cell>
          <table:table-cell table:style-name="ce22"/>
          <table:table-cell table:style-name="ce48"/>
          <table:table-cell table:style-name="ce48" office:value-type="string">
            <text:p>Ending Cash Balance Before Distributions</text:p>
          </table:table-cell>
          <table:table-cell table:style-name="ce48"/>
          <table:table-cell table:style-name="ce48" table:formula="of:=[.U51]+[.U52]" office:value-type="string">
            <text:p>  2,623,022 </text:p>
          </table:table-cell>
          <table:table-cell table:style-name="ce48" table:formula="of:=[.V51]+[.V52]" office:value-type="string">
            <text:p>  2,940,602 </text:p>
          </table:table-cell>
          <table:table-cell table:style-name="ce48" table:formula="of:=[.W51]+[.W52]" office:value-type="string">
            <text:p>  3,253,180 </text:p>
          </table:table-cell>
          <table:table-cell table:style-name="ce48" table:formula="of:=[.X51]+[.X52]" office:value-type="string">
            <text:p>  3,425,669 </text:p>
          </table:table-cell>
          <table:table-cell table:style-name="ce48" table:formula="of:=[.Y51]+[.Y52]" office:value-type="string">
            <text:p>  3,742,948 </text:p>
          </table:table-cell>
          <table:table-cell table:style-name="ce48" table:formula="of:=[.Z51]+[.Z52]" office:value-type="string">
            <text:p>  4,059,990 </text:p>
          </table:table-cell>
          <table:table-cell table:style-name="ce48" table:formula="of:=[.AA51]+[.AA52]" office:value-type="string">
            <text:p>  4,171,738 </text:p>
          </table:table-cell>
          <table:table-cell table:style-name="ce48" table:formula="of:=[.AB51]+[.AB52]" office:value-type="string">
            <text:p>  4,483,146 </text:p>
          </table:table-cell>
          <table:table-cell table:style-name="ce48" table:formula="of:=[.AC51]+[.AC52]" office:value-type="string">
            <text:p>  4,789,152 </text:p>
          </table:table-cell>
          <table:table-cell table:style-name="ce48" table:formula="of:=[.AD51]+[.AD52]" office:value-type="string">
            <text:p>  5,093,924 </text:p>
          </table:table-cell>
          <table:table-cell table:style-name="ce48" table:formula="of:=[.AE51]+[.AE52]" office:value-type="string">
            <text:p>  5,394,031 </text:p>
          </table:table-cell>
          <table:table-cell table:style-name="ce48" table:formula="of:=[.AF51]+[.AF52]" office:value-type="string">
            <text:p>  5,610,261 </text:p>
          </table:table-cell>
          <table:table-cell table:style-name="ce147" table:formula="of:=[.AG51]+[.AG52]" office:value-type="string">
            <text:p>  5,610,261 </text:p>
          </table:table-cell>
          <table:table-cell table:style-name="ce22"/>
          <table:table-cell table:style-name="ce48"/>
          <table:table-cell table:style-name="ce48" office:value-type="string">
            <text:p>Ending Cash Balance Before Distributions</text:p>
          </table:table-cell>
          <table:table-cell table:style-name="ce48"/>
          <table:table-cell table:style-name="ce48" table:formula="of:=[.AL51]+[.AL52]" office:value-type="string">
            <text:p>  6,380,603 </text:p>
          </table:table-cell>
          <table:table-cell table:style-name="ce48" table:formula="of:=[.AM51]+[.AM52]" office:value-type="string">
            <text:p>  7,153,179 </text:p>
          </table:table-cell>
          <table:table-cell table:style-name="ce48" table:formula="of:=[.AN51]+[.AN52]" office:value-type="string">
            <text:p>  7,919,670 </text:p>
          </table:table-cell>
          <table:table-cell table:style-name="ce48" table:formula="of:=[.AO51]+[.AO52]" office:value-type="string">
            <text:p>  8,679,636 </text:p>
          </table:table-cell>
          <table:table-cell table:style-name="ce48" table:formula="of:=[.AP51]+[.AP52]" office:value-type="string">
            <text:p>  9,433,223 </text:p>
          </table:table-cell>
          <table:table-cell table:style-name="ce48" table:formula="of:=[.AQ51]+[.AQ52]" office:value-type="string">
            <text:p>  10,180,034 </text:p>
          </table:table-cell>
          <table:table-cell table:style-name="ce48" table:formula="of:=[.AR51]+[.AR52]" office:value-type="string">
            <text:p>  10,920,341 </text:p>
          </table:table-cell>
          <table:table-cell table:style-name="ce48" table:formula="of:=[.AS51]+[.AS52]" office:value-type="string">
            <text:p>  11,653,554 </text:p>
          </table:table-cell>
          <table:table-cell table:style-name="ce48" table:formula="of:=[.AT51]+[.AT52]" office:value-type="string">
            <text:p>  12,374,635 </text:p>
          </table:table-cell>
          <table:table-cell table:style-name="ce48" table:formula="of:=[.AU51]+[.AU52]" office:value-type="string">
            <text:p>  13,082,265 </text:p>
          </table:table-cell>
          <table:table-cell table:style-name="ce48" table:formula="of:=[.AV51]+[.AV52]" office:value-type="string">
            <text:p>  13,778,309 </text:p>
          </table:table-cell>
          <table:table-cell table:style-name="ce48" table:formula="of:=[.AW51]+[.AW52]" office:value-type="string">
            <text:p>  14,377,897 </text:p>
          </table:table-cell>
          <table:table-cell table:style-name="ce134" table:formula="of:=[.AX51]+[.AX52]" office:value-type="string">
            <text:p>  14,377,897 </text:p>
          </table:table-cell>
          <table:table-cell table:style-name="ce22"/>
          <table:table-cell table:style-name="ce48"/>
          <table:table-cell table:style-name="ce48" office:value-type="string">
            <text:p>Ending Cash Balance Before Distributions</text:p>
          </table:table-cell>
          <table:table-cell table:style-name="ce48"/>
          <table:table-cell table:style-name="ce48" table:formula="of:=[.BC51]+[.BC52]" office:value-type="string">
            <text:p>  16,150,199 </text:p>
          </table:table-cell>
          <table:table-cell table:style-name="ce48" table:formula="of:=[.BD51]+[.BD52]" office:value-type="string">
            <text:p>  17,906,094 </text:p>
          </table:table-cell>
          <table:table-cell table:style-name="ce48" table:formula="of:=[.BE51]+[.BE52]" office:value-type="string">
            <text:p>  19,642,783 </text:p>
          </table:table-cell>
          <table:table-cell table:style-name="ce48" table:formula="of:=[.BF51]+[.BF52]" office:value-type="string">
            <text:p>  21,375,779 </text:p>
          </table:table-cell>
          <table:table-cell table:style-name="ce48" table:formula="of:=[.BG51]+[.BG52]" office:value-type="string">
            <text:p>  23,105,431 </text:p>
          </table:table-cell>
          <table:table-cell table:style-name="ce48" table:formula="of:=[.BH51]+[.BH52]" office:value-type="string">
            <text:p>  24,830,688 </text:p>
          </table:table-cell>
          <table:table-cell table:style-name="ce48" table:formula="of:=[.BI51]+[.BI52]" office:value-type="string">
            <text:p>  26,552,074 </text:p>
          </table:table-cell>
          <table:table-cell table:style-name="ce48" table:formula="of:=[.BJ51]+[.BJ52]" office:value-type="string">
            <text:p>  28,268,248 </text:p>
          </table:table-cell>
          <table:table-cell table:style-name="ce48" table:formula="of:=[.BK51]+[.BK52]" office:value-type="string">
            <text:p>  29,979,607 </text:p>
          </table:table-cell>
          <table:table-cell table:style-name="ce48" table:formula="of:=[.BL51]+[.BL52]" office:value-type="string">
            <text:p>  31,683,992 </text:p>
          </table:table-cell>
          <table:table-cell table:style-name="ce48" table:formula="of:=[.BM51]+[.BM52]" office:value-type="string">
            <text:p>  33,383,468 </text:p>
          </table:table-cell>
          <table:table-cell table:style-name="ce48" table:formula="of:=[.BN51]+[.BN52]" office:value-type="string">
            <text:p>  34,992,208 </text:p>
          </table:table-cell>
          <table:table-cell table:style-name="ce134" table:formula="of:=[.BO51]+[.BO52]" office:value-type="string">
            <text:p>  34,992,208 </text:p>
          </table:table-cell>
          <table:table-cell table:style-name="ce22"/>
          <table:table-cell table:style-name="ce48"/>
          <table:table-cell table:style-name="ce48" office:value-type="string">
            <text:p>Ending Cash Balance Before Distributions</text:p>
          </table:table-cell>
          <table:table-cell table:style-name="ce48"/>
          <table:table-cell table:style-name="ce49" table:formula="of:=[.BT51]+[.BT52]" office:value-type="string">
            <text:p>  40,213,256 </text:p>
          </table:table-cell>
          <table:table-cell table:style-name="ce48" table:formula="of:=[.BU51]+[.BU52]" office:value-type="string">
            <text:p>  45,411,288 </text:p>
          </table:table-cell>
          <table:table-cell table:style-name="ce48" table:formula="of:=[.BV51]+[.BV52]" office:value-type="string">
            <text:p>  50,583,602 </text:p>
          </table:table-cell>
          <table:table-cell table:style-name="ce48" table:formula="of:=[.BW51]+[.BW52]" office:value-type="string">
            <text:p>  55,727,894 </text:p>
          </table:table-cell>
          <table:table-cell table:style-name="ce48" table:formula="of:=[.BX51]+[.BX52]" office:value-type="string">
            <text:p>  60,844,468 </text:p>
          </table:table-cell>
          <table:table-cell table:style-name="ce48" table:formula="of:=[.BY51]+[.BY52]" office:value-type="string">
            <text:p>  65,930,779 </text:p>
          </table:table-cell>
          <table:table-cell table:style-name="ce48" table:formula="of:=[.BZ51]+[.BZ52]" office:value-type="string">
            <text:p>  70,987,251 </text:p>
          </table:table-cell>
          <table:table-cell table:style-name="ce48" table:formula="of:=[.CA51]+[.CA52]" office:value-type="string">
            <text:p>  76,004,986 </text:p>
          </table:table-cell>
          <table:table-cell table:style-name="ce48" table:formula="of:=[.CB51]+[.CB52]" office:value-type="string">
            <text:p>  80,984,066 </text:p>
          </table:table-cell>
          <table:table-cell table:style-name="ce48" table:formula="of:=[.CC51]+[.CC52]" office:value-type="string">
            <text:p>  85,920,239 </text:p>
          </table:table-cell>
          <table:table-cell table:style-name="ce48" table:formula="of:=[.CD51]+[.CD52]" office:value-type="string">
            <text:p>  90,838,256 </text:p>
          </table:table-cell>
          <table:table-cell table:style-name="ce48" table:formula="of:=[.CE51]+[.CE52]" office:value-type="string">
            <text:p>  95,651,927 </text:p>
          </table:table-cell>
          <table:table-cell table:style-name="ce134" table:formula="of:=[.CF51]+[.CF52]" office:value-type="string">
            <text:p>  95,651,927 </text:p>
          </table:table-cell>
          <table:table-cell table:style-name="ce22"/>
          <table:table-cell table:number-columns-repeated="9" table:style-name="ce25"/>
        </table:table-row>
        <table:table-row table:style-name="ro5">
          <table:table-cell table:number-columns-repeated="4" table:style-name="ce22"/>
          <table:table-cell table:style-name="ce41"/>
          <table:table-cell table:number-columns-repeated="10" table:style-name="ce22"/>
          <table:table-cell table:style-name="ce21"/>
          <table:table-cell table:number-columns-repeated="16" table:style-name="ce22"/>
          <table:table-cell table:style-name="ce21"/>
          <table:table-cell table:number-columns-repeated="52" table:style-name="ce22"/>
          <table:table-cell table:number-columns-repeated="9" table:style-name="ce25"/>
        </table:table-row>
        <table:table-row table:style-name="ro5">
          <table:table-cell table:number-columns-repeated="4" table:style-name="ce22"/>
          <table:table-cell table:style-name="ce41"/>
          <table:table-cell table:number-columns-repeated="10" table:style-name="ce22"/>
          <table:table-cell table:style-name="ce21"/>
          <table:table-cell table:number-columns-repeated="16" table:style-name="ce22"/>
          <table:table-cell table:style-name="ce21" table:formula="of:=[.AG8]-[.AG36]" office:value-type="string">
            <text:p>  3,195,748 </text:p>
          </table:table-cell>
          <table:table-cell table:number-columns-repeated="52" table:style-name="ce22"/>
          <table:table-cell table:number-columns-repeated="9" table:style-name="ce25"/>
        </table:table-row>
        <table:table-row table:style-name="ro5">
          <table:table-cell table:number-columns-repeated="4" table:style-name="ce22"/>
          <table:table-cell table:style-name="ce41"/>
          <table:table-cell table:number-columns-repeated="10" table:style-name="ce22"/>
          <table:table-cell table:style-name="ce21"/>
          <table:table-cell table:number-columns-repeated="16" table:style-name="ce22"/>
          <table:table-cell table:style-name="ce21"/>
          <table:table-cell table:number-columns-repeated="52" table:style-name="ce22"/>
          <table:table-cell table:number-columns-repeated="9" table:style-name="ce25"/>
        </table:table-row>
        <table:table-row table:style-name="ro5">
          <table:table-cell table:number-columns-repeated="4" table:style-name="ce22"/>
          <table:table-cell table:style-name="ce41"/>
          <table:table-cell table:number-columns-repeated="10" table:style-name="ce22"/>
          <table:table-cell table:style-name="ce21"/>
          <table:table-cell table:number-columns-repeated="16" table:style-name="ce22"/>
          <table:table-cell table:style-name="ce21"/>
          <table:table-cell table:number-columns-repeated="52" table:style-name="ce22"/>
          <table:table-cell table:number-columns-repeated="9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10" table:style-name="ce25"/>
          <table:table-cell table:style-name="ce216"/>
          <table:table-cell table:number-columns-repeated="16" table:style-name="ce25"/>
          <table:table-cell table:style-name="ce216"/>
          <table:table-cell table:number-columns-repeated="5" table:style-name="ce25"/>
          <table:table-cell table:style-name="ce216"/>
          <table:table-cell table:number-columns-repeated="55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10" table:style-name="ce25"/>
          <table:table-cell table:style-name="ce216"/>
          <table:table-cell table:number-columns-repeated="13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10" table:style-name="ce25"/>
          <table:table-cell table:style-name="ce216"/>
          <table:table-cell table:number-columns-repeated="13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" table:style-name="ce25"/>
          <table:table-cell table:style-name="ce216" office:value-type="string">
            <text:p>bitcoins</text:p>
          </table:table-cell>
          <table:table-cell table:style-name="ce216" office:value-type="float" office:value="5000">
            <text:p> 5,000 </text:p>
          </table:table-cell>
          <table:table-cell table:number-columns-repeated="2" table:style-name="ce25"/>
          <table:table-cell table:style-name="ce216" office:value-type="string">
            <text:p>1 milshares</text:p>
          </table:table-cell>
          <table:table-cell table:number-columns-repeated="3" table:style-name="ce25"/>
          <table:table-cell table:style-name="ce216"/>
          <table:table-cell table:number-columns-repeated="13" table:style-name="ce25"/>
          <table:table-cell table:style-name="ce30"/>
          <table:table-cell table:number-columns-repeated="3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" table:style-name="ce25"/>
          <table:table-cell table:style-name="ce216" office:value-type="string">
            <text:p>value $</text:p>
          </table:table-cell>
          <table:table-cell table:style-name="ce216" office:value-type="float" office:value="500">
            <text:p> 500 </text:p>
          </table:table-cell>
          <table:table-cell table:number-columns-repeated="6" table:style-name="ce25"/>
          <table:table-cell table:style-name="ce216"/>
          <table:table-cell table:number-columns-repeated="13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3" table:style-name="ce25"/>
          <table:table-cell table:style-name="ce216" table:formula="of:=[.I61]*[.I62]" office:value-type="string">
            <text:p>  2,500,000 </text:p>
          </table:table-cell>
          <table:table-cell table:number-columns-repeated="6" table:style-name="ce25"/>
          <table:table-cell table:style-name="ce216"/>
          <table:table-cell table:number-columns-repeated="13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" table:style-name="ce25"/>
          <table:table-cell table:style-name="ce216" office:value-type="string">
            <text:p>per month</text:p>
          </table:table-cell>
          <table:table-cell table:style-name="ce217" table:formula="of:=[.I63]/3" office:value-type="string">
            <text:p>  833,333.33 </text:p>
          </table:table-cell>
          <table:table-cell table:number-columns-repeated="6" table:style-name="ce25"/>
          <table:table-cell table:style-name="ce216"/>
          <table:table-cell table:number-columns-repeated="13" table:style-name="ce25"/>
          <table:table-cell table:style-name="ce216"/>
          <table:table-cell table:style-name="ce218"/>
          <table:table-cell table:number-columns-repeated="2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" table:style-name="ce25"/>
          <table:table-cell table:style-name="ce216" office:value-type="string">
            <text:p>over 3 months</text:p>
          </table:table-cell>
          <table:table-cell table:number-columns-repeated="7" table:style-name="ce25"/>
          <table:table-cell table:style-name="ce216"/>
          <table:table-cell table:number-columns-repeated="13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style-name="ce216"/>
          <table:table-cell table:style-name="ce112"/>
          <table:table-cell table:number-columns-repeated="2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number-columns-repeated="3"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style-name="ce112"/>
          <table:table-cell table:number-columns-repeated="3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style-name="ce216"/>
          <table:table-cell table:style-name="ce112"/>
          <table:table-cell table:number-columns-repeated="2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style-name="ce216"/>
          <table:table-cell table:style-name="ce112"/>
          <table:table-cell table:number-columns-repeated="2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style-name="ce112"/>
          <table:table-cell table:number-columns-repeated="3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style-name="ce30"/>
          <table:table-cell table:number-columns-repeated="3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style-name="ce220"/>
          <table:table-cell table:number-columns-repeated="3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style-name="ce220"/>
          <table:table-cell table:number-columns-repeated="3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  <table:table-row table:style-name="ro5">
          <table:table-cell table:number-columns-repeated="4" table:style-name="ce25"/>
          <table:table-cell table:style-name="ce215"/>
          <table:table-cell table:number-columns-repeated="24" table:style-name="ce25"/>
          <table:table-cell table:number-columns-repeated="4" table:style-name="ce216"/>
          <table:table-cell table:number-columns-repeated="4" table:style-name="ce25"/>
          <table:table-cell table:style-name="ce216"/>
          <table:table-cell table:style-name="ce219"/>
          <table:table-cell table:style-name="ce216"/>
          <table:table-cell table:number-columns-repeated="54" table:style-name="ce25"/>
        </table:table-row>
      </table:table>
      <table:table table:name="Material Costs" table:style-name="ta4" table:print="false">
        <office:forms form:automatic-focus="false" form:apply-design-mode="false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35" table:default-cell-style-name="ce15"/>
        <table:table-column table:style-name="co30" table:default-cell-style-name="ce15" table:number-columns-repeated="250"/>
        <table:table-row table:style-name="ro19">
          <table:table-cell table:style-name="ce221" table:number-columns-spanned="4" table:number-rows-spanned="1" office:value-type="string">
            <text:p>Projected Material Cost</text:p>
          </table:table-cell>
          <table:covered-table-cell table:number-columns-repeated="3"/>
          <table:table-cell table:style-name="ce222" office:value-type="string">
            <text:p>Depreciation</text:p>
          </table:table-cell>
          <table:table-cell table:style-name="ce223"/>
        </table:table-row>
        <table:table-row table:style-name="ro5">
          <table:table-cell table:number-columns-repeated="2" table:style-name="ce224"/>
          <table:table-cell table:style-name="ce224" office:value-type="string">
            <text:p>Useful Life</text:p>
          </table:table-cell>
          <table:table-cell table:style-name="ce224"/>
          <table:table-cell table:style-name="ce222"/>
          <table:table-cell table:style-name="ce225" office:value-type="string">
            <text:p>Nov</text:p>
          </table:table-cell>
        </table:table-row>
        <table:table-row table:style-name="ro3">
          <table:table-cell table:number-columns-repeated="2" table:style-name="ce226"/>
          <table:table-cell table:style-name="ce23"/>
          <table:table-cell table:number-columns-repeated="2" table:style-name="ce222"/>
          <table:table-cell table:style-name="ce227"/>
        </table:table-row>
        <table:table-row table:style-name="ro5">
          <table:table-cell table:style-name="ce228" office:value-type="string">
            <text:p>Laptops and software</text:p>
          </table:table-cell>
          <table:table-cell table:style-name="ce228"/>
          <table:table-cell table:style-name="ce229" office:value-type="string">
            <text:p>3 yrs</text:p>
          </table:table-cell>
          <table:table-cell table:style-name="ce230" office:value-type="float" office:value="25000">
            <text:p> 25,000 </text:p>
          </table:table-cell>
          <table:table-cell table:style-name="ce230" table:formula="of:=[.D4]/36" office:value-type="string">
            <text:p>  694 </text:p>
          </table:table-cell>
          <table:table-cell table:style-name="ce222" table:formula="of:=[.D4]" office:value-type="string">
            <text:p>  25,000 </text:p>
          </table:table-cell>
        </table:table-row>
        <table:table-row table:style-name="ro5">
          <table:table-cell table:style-name="ce228" office:value-type="string">
            <text:p>Office Furniture and Equipment</text:p>
          </table:table-cell>
          <table:table-cell table:style-name="ce228"/>
          <table:table-cell table:style-name="ce229" office:value-type="string">
            <text:p>7 yrs</text:p>
          </table:table-cell>
          <table:table-cell table:style-name="ce230" office:value-type="float" office:value="15000">
            <text:p> 15,000 </text:p>
          </table:table-cell>
          <table:table-cell table:style-name="ce230" table:formula="of:=[.D5]/84" office:value-type="string">
            <text:p>  179 </text:p>
          </table:table-cell>
          <table:table-cell table:style-name="ce222" table:formula="of:=[.D5]" office:value-type="string">
            <text:p>  15,000 </text:p>
          </table:table-cell>
        </table:table-row>
        <table:table-row table:style-name="ro5">
          <table:table-cell table:style-name="ce228" office:value-type="string">
            <text:p>Miscellaneous FF&amp;E</text:p>
          </table:table-cell>
          <table:table-cell table:style-name="ce228"/>
          <table:table-cell table:style-name="ce229" office:value-type="string">
            <text:p>7 yrs</text:p>
          </table:table-cell>
          <table:table-cell table:style-name="ce230" office:value-type="float" office:value="10000">
            <text:p> 10,000 </text:p>
          </table:table-cell>
          <table:table-cell table:style-name="ce230" table:formula="of:=[.D6]/84" office:value-type="string">
            <text:p>  119 </text:p>
          </table:table-cell>
          <table:table-cell table:style-name="ce222" table:formula="of:=[.D6]" office:value-type="string">
            <text:p>  10,000 </text:p>
          </table:table-cell>
        </table:table-row>
        <table:table-row table:style-name="ro5">
          <table:table-cell table:style-name="ce226" office:value-type="string">
            <text:p> </text:p>
          </table:table-cell>
          <table:table-cell table:style-name="ce228"/>
          <table:table-cell table:style-name="ce229" office:value-type="string">
            <text:p> </text:p>
          </table:table-cell>
          <table:table-cell table:style-name="ce230" office:value-type="float" office:value="0">
            <text:p> - </text:p>
          </table:table-cell>
          <table:table-cell table:style-name="ce230" table:formula="of:=[.D7]/84" office:value-type="string">
            <text:p>  - </text:p>
          </table:table-cell>
          <table:table-cell table:style-name="ce222" table:formula="of:=[.D7]" office:value-type="string">
            <text:p>  - </text:p>
          </table:table-cell>
        </table:table-row>
        <table:table-row table:style-name="ro6">
          <table:table-cell table:style-name="ce226"/>
          <table:table-cell table:style-name="ce227"/>
          <table:table-cell table:style-name="ce23"/>
          <table:table-cell table:number-columns-repeated="2" table:style-name="ce222"/>
          <table:table-cell table:style-name="ce227"/>
        </table:table-row>
        <table:table-row table:style-name="ro18">
          <table:table-cell table:style-name="ce226" office:value-type="string">
            <text:p>Total </text:p>
          </table:table-cell>
          <table:table-cell table:style-name="ce227"/>
          <table:table-cell table:style-name="ce23"/>
          <table:table-cell table:style-name="ce231" table:formula="of:=SUM([.D4:.D8])" office:value-type="string">
            <text:p>  50,000 </text:p>
          </table:table-cell>
          <table:table-cell table:style-name="ce231" table:formula="of:=SUM([.E4:.E8])" office:value-type="string">
            <text:p>  992 </text:p>
          </table:table-cell>
          <table:table-cell table:style-name="ce231" table:formula="of:=SUM([.F4:.F8])" office:value-type="string">
            <text:p>  50,000 </text:p>
          </table:table-cell>
        </table:table-row>
        <table:table-row table:style-name="ro5">
          <table:table-cell table:number-columns-repeated="6" table:style-name="ce223"/>
        </table:table-row>
        <table:table-row table:style-name="ro5">
          <table:table-cell table:number-columns-repeated="6" table:style-name="ce223"/>
        </table:table-row>
        <table:table-row table:style-name="ro5">
          <table:table-cell table:number-columns-repeated="2" table:style-name="ce227"/>
          <table:table-cell table:style-name="ce225"/>
          <table:table-cell table:style-name="ce227"/>
          <table:table-cell table:number-columns-repeated="2" table:style-name="ce223"/>
        </table:table-row>
        <table:table-row table:style-name="ro5">
          <table:table-cell table:number-columns-repeated="2" table:style-name="ce227"/>
          <table:table-cell table:style-name="ce23"/>
          <table:table-cell table:style-name="ce227"/>
          <table:table-cell table:number-columns-repeated="2" table:style-name="ce223"/>
        </table:table-row>
        <table:table-row table:style-name="ro5">
          <table:table-cell table:style-name="ce227"/>
          <table:table-cell table:style-name="ce225"/>
          <table:table-cell table:style-name="ce23"/>
          <table:table-cell table:style-name="ce225"/>
          <table:table-cell table:number-columns-repeated="2" table:style-name="ce223"/>
        </table:table-row>
        <table:table-row table:style-name="ro5">
          <table:table-cell table:number-columns-repeated="2" table:style-name="ce227"/>
          <table:table-cell table:style-name="ce23"/>
          <table:table-cell table:style-name="ce222"/>
          <table:table-cell table:number-columns-repeated="2" table:style-name="ce223"/>
        </table:table-row>
        <table:table-row table:style-name="ro5">
          <table:table-cell table:number-columns-repeated="2" table:style-name="ce227"/>
          <table:table-cell table:style-name="ce23"/>
          <table:table-cell table:style-name="ce222"/>
          <table:table-cell table:number-columns-repeated="2" table:style-name="ce223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20"/>
          <table:table-cell table:style-name="ce216"/>
          <table:table-cell table:number-columns-repeated="2" table:style-name="ce25"/>
        </table:table-row>
        <table:table-row table:style-name="ro5">
          <table:table-cell table:style-name="ce233"/>
          <table:table-cell table:style-name="ce232"/>
          <table:table-cell table:style-name="ce220"/>
          <table:table-cell table:style-name="ce11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  <table:table-row table:style-name="ro5">
          <table:table-cell table:number-columns-repeated="2" table:style-name="ce232"/>
          <table:table-cell table:style-name="ce234"/>
          <table:table-cell table:style-name="ce232"/>
          <table:table-cell table:number-columns-repeated="2" table:style-name="ce25"/>
        </table:table-row>
      </table:table>
      <table:table table:name="Revenue Sources Total" table:style-name="ta5" table:print="false">
        <office:forms form:automatic-focus="false" form:apply-design-mode="false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43" table:default-cell-style-name="ce15"/>
        <table:table-column table:style-name="co8" table:number-columns-repeated="2" table:default-cell-style-name="ce15"/>
        <table:table-column table:style-name="co44" table:default-cell-style-name="ce15"/>
        <table:table-column table:style-name="co6" table:default-cell-style-name="ce15"/>
        <table:table-column table:style-name="co12" table:default-cell-style-name="ce15"/>
        <table:table-column table:style-name="co45" table:default-cell-style-name="ce15"/>
        <table:table-column table:style-name="co17" table:default-cell-style-name="ce15"/>
        <table:table-column table:style-name="co46" table:default-cell-style-name="ce15"/>
        <table:table-column table:style-name="co47" table:number-columns-repeated="2" table:default-cell-style-name="ce15"/>
        <table:table-column table:style-name="co48" table:default-cell-style-name="ce15"/>
        <table:table-column table:style-name="co49" table:default-cell-style-name="ce15"/>
        <table:table-column table:style-name="co28" table:default-cell-style-name="ce15"/>
        <table:table-column table:style-name="co50" table:default-cell-style-name="ce15"/>
        <table:table-column table:style-name="co51" table:number-columns-repeated="2" table:default-cell-style-name="ce15"/>
        <table:table-column table:style-name="co52" table:default-cell-style-name="ce15"/>
        <table:table-column table:style-name="co50" table:number-columns-repeated="11" table:default-cell-style-name="ce15"/>
        <table:table-column table:style-name="co53" table:number-columns-repeated="2" table:default-cell-style-name="ce15"/>
        <table:table-column table:style-name="co54" table:default-cell-style-name="ce15"/>
        <table:table-column table:style-name="co48" table:number-columns-repeated="11" table:default-cell-style-name="ce15"/>
        <table:table-column table:style-name="co23" table:number-columns-repeated="2" table:default-cell-style-name="ce15"/>
        <table:table-column table:style-name="co52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49" table:default-cell-style-name="ce15"/>
        <table:table-column table:style-name="co57" table:default-cell-style-name="ce15"/>
        <table:table-column table:style-name="co32" table:default-cell-style-name="ce15"/>
        <table:table-column table:style-name="co47" table:default-cell-style-name="ce15"/>
        <table:table-column table:style-name="co22" table:default-cell-style-name="ce15"/>
        <table:table-column table:style-name="co47" table:number-columns-repeated="3" table:default-cell-style-name="ce15"/>
        <table:table-column table:style-name="co58" table:number-columns-repeated="2" table:default-cell-style-name="ce15"/>
        <table:table-column table:style-name="co54" table:default-cell-style-name="ce15"/>
        <table:table-column table:style-name="co33" table:number-columns-repeated="12" table:default-cell-style-name="ce15"/>
        <table:table-column table:style-name="co12" table:number-columns-repeated="10" table:default-cell-style-name="ce15"/>
        <table:table-column table:style-name="co36" table:default-cell-style-name="ce15" table:number-columns-repeated="168"/>
        <table:table-row table:style-name="ro5">
          <table:table-cell table:style-name="ce23"/>
          <table:table-cell table:style-name="ce226"/>
          <table:table-cell table:number-columns-repeated="85" table:style-name="ce222"/>
          <table:table-cell table:style-name="ce112"/>
        </table:table-row>
        <table:table-row table:style-name="ro20">
          <table:table-cell table:number-columns-repeated="2" table:style-name="ce235"/>
          <table:table-cell table:style-name="ce235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3"/>
          <table:table-cell table:style-name="ce235"/>
          <table:table-cell table:style-name="ce235" office:value-type="string">
            <text:p>Date</text:p>
          </table:table-cell>
          <table:table-cell table:style-name="ce235" office:value-type="date" office:date-value="2014-03-01T00:00:00">
            <text:p>Mar-14</text:p>
          </table:table-cell>
          <table:table-cell table:style-name="ce235" office:value-type="date" office:date-value="2014-04-01T00:00:00">
            <text:p>Apr-14</text:p>
          </table:table-cell>
          <table:table-cell table:style-name="ce235" office:value-type="date" office:date-value="2014-05-01T00:00:00">
            <text:p>May-14</text:p>
          </table:table-cell>
          <table:table-cell table:style-name="ce235" office:value-type="date" office:date-value="2014-06-01T00:00:00">
            <text:p>Jun-14</text:p>
          </table:table-cell>
          <table:table-cell table:style-name="ce235" office:value-type="date" office:date-value="2014-07-01T00:00:00">
            <text:p>Jul-14</text:p>
          </table:table-cell>
          <table:table-cell table:style-name="ce235" office:value-type="date" office:date-value="2014-08-01T00:00:00">
            <text:p>Aug-14</text:p>
          </table:table-cell>
          <table:table-cell table:style-name="ce235" office:value-type="date" office:date-value="2014-09-01T00:00:00">
            <text:p>Sep-14</text:p>
          </table:table-cell>
          <table:table-cell table:style-name="ce235" office:value-type="date" office:date-value="2014-10-01T00:00:00">
            <text:p>Oct-14</text:p>
          </table:table-cell>
          <table:table-cell table:style-name="ce235" office:value-type="date" office:date-value="2014-11-01T00:00:00">
            <text:p>Nov-14</text:p>
          </table:table-cell>
          <table:table-cell table:style-name="ce235" office:value-type="date" office:date-value="2014-12-01T00:00:00">
            <text:p>Dec-14</text:p>
          </table:table-cell>
          <table:table-cell table:style-name="ce236"/>
          <table:table-cell table:style-name="ce235" office:value-type="string">
            <text:p>Date</text:p>
          </table:table-cell>
          <table:table-cell table:style-name="ce235" office:value-type="date" office:date-value="2015-01-01T00:00:00">
            <text:p>Jan-15</text:p>
          </table:table-cell>
          <table:table-cell table:style-name="ce235" office:value-type="date" office:date-value="2015-02-01T00:00:00">
            <text:p>Feb-15</text:p>
          </table:table-cell>
          <table:table-cell table:style-name="ce235" office:value-type="date" office:date-value="2015-03-01T00:00:00">
            <text:p>Mar-15</text:p>
          </table:table-cell>
          <table:table-cell table:style-name="ce235" office:value-type="date" office:date-value="2015-04-01T00:00:00">
            <text:p>Apr-15</text:p>
          </table:table-cell>
          <table:table-cell table:style-name="ce235" office:value-type="date" office:date-value="2015-05-01T00:00:00">
            <text:p>May-15</text:p>
          </table:table-cell>
          <table:table-cell table:style-name="ce235" office:value-type="date" office:date-value="2015-06-01T00:00:00">
            <text:p>Jun-15</text:p>
          </table:table-cell>
          <table:table-cell table:style-name="ce235" office:value-type="date" office:date-value="2015-07-01T00:00:00">
            <text:p>Jul-15</text:p>
          </table:table-cell>
          <table:table-cell table:style-name="ce235" office:value-type="date" office:date-value="2015-08-01T00:00:00">
            <text:p>Aug-15</text:p>
          </table:table-cell>
          <table:table-cell table:style-name="ce235" office:value-type="date" office:date-value="2015-09-01T00:00:00">
            <text:p>Sep-15</text:p>
          </table:table-cell>
          <table:table-cell table:style-name="ce235" office:value-type="date" office:date-value="2015-10-01T00:00:00">
            <text:p>Oct-15</text:p>
          </table:table-cell>
          <table:table-cell table:style-name="ce235" office:value-type="date" office:date-value="2015-11-01T00:00:00">
            <text:p>Nov-15</text:p>
          </table:table-cell>
          <table:table-cell table:style-name="ce235" office:value-type="date" office:date-value="2015-12-01T00:00:00">
            <text:p>Dec-15</text:p>
          </table:table-cell>
          <table:table-cell table:style-name="ce236"/>
          <table:table-cell table:style-name="ce235" office:value-type="string">
            <text:p>Date</text:p>
          </table:table-cell>
          <table:table-cell table:style-name="ce235" office:value-type="date" office:date-value="2016-01-01T00:00:00">
            <text:p>Jan-16</text:p>
          </table:table-cell>
          <table:table-cell table:style-name="ce235" office:value-type="date" office:date-value="2016-02-01T00:00:00">
            <text:p>Feb-16</text:p>
          </table:table-cell>
          <table:table-cell table:style-name="ce235" office:value-type="date" office:date-value="2016-03-01T00:00:00">
            <text:p>Mar-16</text:p>
          </table:table-cell>
          <table:table-cell table:style-name="ce235" office:value-type="date" office:date-value="2015-04-01T00:00:00">
            <text:p>Apr-15</text:p>
          </table:table-cell>
          <table:table-cell table:style-name="ce235" office:value-type="date" office:date-value="2016-05-01T00:00:00">
            <text:p>May-16</text:p>
          </table:table-cell>
          <table:table-cell table:style-name="ce235" office:value-type="date" office:date-value="2016-06-01T00:00:00">
            <text:p>Jun-16</text:p>
          </table:table-cell>
          <table:table-cell table:style-name="ce235" office:value-type="date" office:date-value="2016-07-01T00:00:00">
            <text:p>Jul-16</text:p>
          </table:table-cell>
          <table:table-cell table:style-name="ce235" office:value-type="date" office:date-value="2016-08-01T00:00:00">
            <text:p>Aug-16</text:p>
          </table:table-cell>
          <table:table-cell table:style-name="ce235" office:value-type="date" office:date-value="2016-09-01T00:00:00">
            <text:p>Sep-16</text:p>
          </table:table-cell>
          <table:table-cell table:style-name="ce235" office:value-type="date" office:date-value="2016-10-01T00:00:00">
            <text:p>Oct-16</text:p>
          </table:table-cell>
          <table:table-cell table:style-name="ce235" office:value-type="date" office:date-value="2016-11-01T00:00:00">
            <text:p>Nov-16</text:p>
          </table:table-cell>
          <table:table-cell table:style-name="ce235" office:value-type="date" office:date-value="2016-12-01T00:00:00">
            <text:p>Dec-16</text:p>
          </table:table-cell>
          <table:table-cell table:style-name="ce236"/>
          <table:table-cell table:style-name="ce235" office:value-type="string">
            <text:p>Date</text:p>
          </table:table-cell>
          <table:table-cell table:style-name="ce235" office:value-type="date" office:date-value="2017-01-01T00:00:00">
            <text:p>Jan-17</text:p>
          </table:table-cell>
          <table:table-cell table:style-name="ce235" office:value-type="date" office:date-value="2017-02-01T00:00:00">
            <text:p>Feb-17</text:p>
          </table:table-cell>
          <table:table-cell table:style-name="ce235" office:value-type="date" office:date-value="2017-03-01T00:00:00">
            <text:p>Mar-17</text:p>
          </table:table-cell>
          <table:table-cell table:style-name="ce235" office:value-type="date" office:date-value="2017-04-01T00:00:00">
            <text:p>Apr-17</text:p>
          </table:table-cell>
          <table:table-cell table:style-name="ce235" office:value-type="date" office:date-value="2017-05-01T00:00:00">
            <text:p>May-17</text:p>
          </table:table-cell>
          <table:table-cell table:style-name="ce235" office:value-type="date" office:date-value="2017-06-01T00:00:00">
            <text:p>Jun-17</text:p>
          </table:table-cell>
          <table:table-cell table:style-name="ce235" office:value-type="date" office:date-value="2017-07-01T00:00:00">
            <text:p>Jul-17</text:p>
          </table:table-cell>
          <table:table-cell table:style-name="ce235" office:value-type="date" office:date-value="2017-08-01T00:00:00">
            <text:p>Aug-17</text:p>
          </table:table-cell>
          <table:table-cell table:style-name="ce235" office:value-type="date" office:date-value="2017-09-01T00:00:00">
            <text:p>Sep-17</text:p>
          </table:table-cell>
          <table:table-cell table:style-name="ce235" office:value-type="date" office:date-value="2017-10-01T00:00:00">
            <text:p>Oct-17</text:p>
          </table:table-cell>
          <table:table-cell table:style-name="ce235" office:value-type="date" office:date-value="2017-11-01T00:00:00">
            <text:p>Nov-17</text:p>
          </table:table-cell>
          <table:table-cell table:style-name="ce235" office:value-type="date" office:date-value="2017-12-01T00:00:00">
            <text:p>Dec-17</text:p>
          </table:table-cell>
          <table:table-cell table:style-name="ce237"/>
          <table:table-cell table:style-name="ce235" office:value-type="string">
            <text:p>Date</text:p>
          </table:table-cell>
          <table:table-cell table:style-name="ce235" office:value-type="date" office:date-value="2018-01-01T00:00:00">
            <text:p>Jan-18</text:p>
          </table:table-cell>
          <table:table-cell table:style-name="ce235" office:value-type="date" office:date-value="2018-02-01T00:00:00">
            <text:p>Feb-18</text:p>
          </table:table-cell>
          <table:table-cell table:style-name="ce235" office:value-type="date" office:date-value="2018-03-01T00:00:00">
            <text:p>Mar-18</text:p>
          </table:table-cell>
          <table:table-cell table:style-name="ce235" office:value-type="date" office:date-value="2018-04-01T00:00:00">
            <text:p>Apr-18</text:p>
          </table:table-cell>
          <table:table-cell table:style-name="ce235" office:value-type="date" office:date-value="2018-05-01T00:00:00">
            <text:p>May-18</text:p>
          </table:table-cell>
          <table:table-cell table:style-name="ce235" office:value-type="date" office:date-value="2018-06-01T00:00:00">
            <text:p>Jun-18</text:p>
          </table:table-cell>
          <table:table-cell table:style-name="ce235" office:value-type="date" office:date-value="2018-07-01T00:00:00">
            <text:p>Jul-18</text:p>
          </table:table-cell>
          <table:table-cell table:style-name="ce235" office:value-type="date" office:date-value="2018-08-01T00:00:00">
            <text:p>Aug-18</text:p>
          </table:table-cell>
          <table:table-cell table:style-name="ce235" office:value-type="date" office:date-value="2018-09-01T00:00:00">
            <text:p>Sep-18</text:p>
          </table:table-cell>
          <table:table-cell table:style-name="ce235" office:value-type="date" office:date-value="2018-10-01T00:00:00">
            <text:p>Oct-18</text:p>
          </table:table-cell>
          <table:table-cell table:style-name="ce235" office:value-type="date" office:date-value="2018-11-01T00:00:00">
            <text:p>Nov-18</text:p>
          </table:table-cell>
          <table:table-cell table:style-name="ce235" office:value-type="date" office:date-value="2018-12-01T00:00:00">
            <text:p>Dec-18</text:p>
          </table:table-cell>
          <table:table-cell table:number-columns-repeated="10" table:style-name="ce235"/>
          <table:table-cell table:style-name="ce238"/>
        </table:table-row>
        <table:table-row table:style-name="ro5">
          <table:table-cell table:style-name="ce23"/>
          <table:table-cell table:style-name="ce226"/>
          <table:table-cell table:style-name="ce222"/>
          <table:table-cell table:style-name="ce23" table:number-columns-spanned="2" table:number-rows-spanned="1"/>
          <table:covered-table-cell/>
          <table:table-cell table:number-columns-repeated="16" table:style-name="ce222"/>
          <table:table-cell table:style-name="ce237"/>
          <table:table-cell table:style-name="ce222"/>
          <table:table-cell table:style-name="ce23"/>
          <table:table-cell table:number-columns-repeated="11" table:style-name="ce222"/>
          <table:table-cell table:style-name="ce237"/>
          <table:table-cell table:number-columns-repeated="13" table:style-name="ce222"/>
          <table:table-cell table:style-name="ce237"/>
          <table:table-cell table:number-columns-repeated="13" table:style-name="ce222"/>
          <table:table-cell table:style-name="ce237"/>
          <table:table-cell table:number-columns-repeated="23" table:style-name="ce222"/>
          <table:table-cell table:style-name="ce112"/>
        </table:table-row>
        <table:table-row table:style-name="ro6">
          <table:table-cell table:style-name="ce23"/>
          <table:table-cell table:style-name="ce226"/>
          <table:table-cell table:number-columns-repeated="8" table:style-name="ce222"/>
          <table:table-cell table:style-name="ce23" office:value-type="string">
            <text:p>Month</text:p>
          </table:table-cell>
          <table:table-cell table:style-name="ce222" office:value-type="float" office:value="1">
            <text:p> 1 </text:p>
          </table:table-cell>
          <table:table-cell table:style-name="ce222" office:value-type="float" office:value="2">
            <text:p> 2 </text:p>
          </table:table-cell>
          <table:table-cell table:style-name="ce222" office:value-type="float" office:value="3">
            <text:p> 3 </text:p>
          </table:table-cell>
          <table:table-cell table:style-name="ce222" office:value-type="float" office:value="4">
            <text:p> 4 </text:p>
          </table:table-cell>
          <table:table-cell table:style-name="ce222" office:value-type="float" office:value="5">
            <text:p> 5 </text:p>
          </table:table-cell>
          <table:table-cell table:style-name="ce222" office:value-type="float" office:value="6">
            <text:p> 6 </text:p>
          </table:table-cell>
          <table:table-cell table:style-name="ce222" office:value-type="float" office:value="7">
            <text:p> 7 </text:p>
          </table:table-cell>
          <table:table-cell table:style-name="ce222" office:value-type="float" office:value="8">
            <text:p> 8 </text:p>
          </table:table-cell>
          <table:table-cell table:style-name="ce222" office:value-type="float" office:value="9">
            <text:p> 9 </text:p>
          </table:table-cell>
          <table:table-cell table:style-name="ce222" office:value-type="float" office:value="10">
            <text:p> 10 </text:p>
          </table:table-cell>
          <table:table-cell table:style-name="ce239" office:value-type="string">
            <text:p>Yr 1- 5 Months</text:p>
          </table:table-cell>
          <table:table-cell table:style-name="ce23" office:value-type="string">
            <text:p>Month</text:p>
          </table:table-cell>
          <table:table-cell table:style-name="ce222" office:value-type="float" office:value="11">
            <text:p> 11 </text:p>
          </table:table-cell>
          <table:table-cell table:style-name="ce222" office:value-type="float" office:value="12">
            <text:p> 12 </text:p>
          </table:table-cell>
          <table:table-cell table:style-name="ce222" office:value-type="float" office:value="13">
            <text:p> 13 </text:p>
          </table:table-cell>
          <table:table-cell table:style-name="ce222" office:value-type="float" office:value="14">
            <text:p> 14 </text:p>
          </table:table-cell>
          <table:table-cell table:style-name="ce222" office:value-type="float" office:value="15">
            <text:p> 15 </text:p>
          </table:table-cell>
          <table:table-cell table:style-name="ce222" office:value-type="float" office:value="16">
            <text:p> 16 </text:p>
          </table:table-cell>
          <table:table-cell table:style-name="ce222" office:value-type="float" office:value="17">
            <text:p> 17 </text:p>
          </table:table-cell>
          <table:table-cell table:style-name="ce222" office:value-type="float" office:value="18">
            <text:p> 18 </text:p>
          </table:table-cell>
          <table:table-cell table:style-name="ce222" office:value-type="float" office:value="19">
            <text:p> 19 </text:p>
          </table:table-cell>
          <table:table-cell table:style-name="ce222" office:value-type="float" office:value="20">
            <text:p> 20 </text:p>
          </table:table-cell>
          <table:table-cell table:style-name="ce222" office:value-type="float" office:value="21">
            <text:p> 21 </text:p>
          </table:table-cell>
          <table:table-cell table:style-name="ce222" office:value-type="float" office:value="22">
            <text:p> 22 </text:p>
          </table:table-cell>
          <table:table-cell table:style-name="ce236" office:value-type="string">
            <text:p>Yr 2</text:p>
          </table:table-cell>
          <table:table-cell table:style-name="ce23" office:value-type="string">
            <text:p>Month</text:p>
          </table:table-cell>
          <table:table-cell table:style-name="ce222" office:value-type="float" office:value="23">
            <text:p> 23 </text:p>
          </table:table-cell>
          <table:table-cell table:style-name="ce222" office:value-type="float" office:value="24">
            <text:p> 24 </text:p>
          </table:table-cell>
          <table:table-cell table:style-name="ce222" office:value-type="float" office:value="25">
            <text:p> 25 </text:p>
          </table:table-cell>
          <table:table-cell table:style-name="ce222" office:value-type="float" office:value="26">
            <text:p> 26 </text:p>
          </table:table-cell>
          <table:table-cell table:style-name="ce222" office:value-type="float" office:value="27">
            <text:p> 27 </text:p>
          </table:table-cell>
          <table:table-cell table:style-name="ce222" office:value-type="float" office:value="28">
            <text:p> 28 </text:p>
          </table:table-cell>
          <table:table-cell table:style-name="ce222" office:value-type="float" office:value="29">
            <text:p> 29 </text:p>
          </table:table-cell>
          <table:table-cell table:style-name="ce222" office:value-type="float" office:value="30">
            <text:p> 30 </text:p>
          </table:table-cell>
          <table:table-cell table:style-name="ce222" office:value-type="float" office:value="31">
            <text:p> 31 </text:p>
          </table:table-cell>
          <table:table-cell table:style-name="ce222" office:value-type="float" office:value="32">
            <text:p> 32 </text:p>
          </table:table-cell>
          <table:table-cell table:style-name="ce222" office:value-type="float" office:value="33">
            <text:p> 33 </text:p>
          </table:table-cell>
          <table:table-cell table:style-name="ce222" office:value-type="float" office:value="34">
            <text:p> 34 </text:p>
          </table:table-cell>
          <table:table-cell table:style-name="ce236" office:value-type="string">
            <text:p>Yr 3</text:p>
          </table:table-cell>
          <table:table-cell table:style-name="ce23" office:value-type="string">
            <text:p>Month</text:p>
          </table:table-cell>
          <table:table-cell table:style-name="ce222" office:value-type="float" office:value="35">
            <text:p> 35 </text:p>
          </table:table-cell>
          <table:table-cell table:style-name="ce222" office:value-type="float" office:value="36">
            <text:p> 36 </text:p>
          </table:table-cell>
          <table:table-cell table:style-name="ce222" office:value-type="float" office:value="37">
            <text:p> 37 </text:p>
          </table:table-cell>
          <table:table-cell table:style-name="ce222" office:value-type="float" office:value="38">
            <text:p> 38 </text:p>
          </table:table-cell>
          <table:table-cell table:style-name="ce222" office:value-type="float" office:value="39">
            <text:p> 39 </text:p>
          </table:table-cell>
          <table:table-cell table:style-name="ce222" office:value-type="float" office:value="40">
            <text:p> 40 </text:p>
          </table:table-cell>
          <table:table-cell table:style-name="ce222" office:value-type="float" office:value="41">
            <text:p> 41 </text:p>
          </table:table-cell>
          <table:table-cell table:style-name="ce222" office:value-type="float" office:value="42">
            <text:p> 42 </text:p>
          </table:table-cell>
          <table:table-cell table:style-name="ce222" office:value-type="float" office:value="43">
            <text:p> 43 </text:p>
          </table:table-cell>
          <table:table-cell table:style-name="ce222" office:value-type="float" office:value="44">
            <text:p> 44 </text:p>
          </table:table-cell>
          <table:table-cell table:style-name="ce222" office:value-type="float" office:value="45">
            <text:p> 45 </text:p>
          </table:table-cell>
          <table:table-cell table:style-name="ce222" office:value-type="float" office:value="46">
            <text:p> 46 </text:p>
          </table:table-cell>
          <table:table-cell table:style-name="ce239" office:value-type="string">
            <text:p>Year 4</text:p>
          </table:table-cell>
          <table:table-cell table:style-name="ce23" office:value-type="string">
            <text:p>Month</text:p>
          </table:table-cell>
          <table:table-cell table:style-name="ce222" office:value-type="float" office:value="47">
            <text:p> 47 </text:p>
          </table:table-cell>
          <table:table-cell table:style-name="ce222" office:value-type="float" office:value="48">
            <text:p> 48 </text:p>
          </table:table-cell>
          <table:table-cell table:style-name="ce222" office:value-type="float" office:value="49">
            <text:p> 49 </text:p>
          </table:table-cell>
          <table:table-cell table:style-name="ce222" office:value-type="float" office:value="50">
            <text:p> 50 </text:p>
          </table:table-cell>
          <table:table-cell table:style-name="ce222" office:value-type="float" office:value="51">
            <text:p> 51 </text:p>
          </table:table-cell>
          <table:table-cell table:style-name="ce222" office:value-type="float" office:value="52">
            <text:p> 52 </text:p>
          </table:table-cell>
          <table:table-cell table:style-name="ce222" office:value-type="float" office:value="53">
            <text:p> 53 </text:p>
          </table:table-cell>
          <table:table-cell table:style-name="ce222" office:value-type="float" office:value="54">
            <text:p> 54 </text:p>
          </table:table-cell>
          <table:table-cell table:style-name="ce222" office:value-type="float" office:value="55">
            <text:p> 55 </text:p>
          </table:table-cell>
          <table:table-cell table:style-name="ce222" office:value-type="float" office:value="56">
            <text:p> 56 </text:p>
          </table:table-cell>
          <table:table-cell table:style-name="ce222" office:value-type="float" office:value="57">
            <text:p> 57 </text:p>
          </table:table-cell>
          <table:table-cell table:style-name="ce222" office:value-type="float" office:value="58">
            <text:p> 58 </text:p>
          </table:table-cell>
          <table:table-cell table:style-name="ce239" office:value-type="string">
            <text:p>Yr 5</text:p>
          </table:table-cell>
          <table:table-cell table:number-columns-repeated="9" table:style-name="ce222"/>
          <table:table-cell table:style-name="ce112"/>
        </table:table-row>
        <table:table-row table:style-name="ro6">
          <table:table-cell table:style-name="ce23"/>
          <table:table-cell table:style-name="ce226"/>
          <table:table-cell table:number-columns-repeated="19" table:style-name="ce222"/>
          <table:table-cell table:style-name="ce237"/>
          <table:table-cell table:number-columns-repeated="13" table:style-name="ce222"/>
          <table:table-cell table:style-name="ce237"/>
          <table:table-cell table:number-columns-repeated="13" table:style-name="ce222"/>
          <table:table-cell table:style-name="ce237"/>
          <table:table-cell table:number-columns-repeated="13" table:style-name="ce222"/>
          <table:table-cell table:style-name="ce237"/>
          <table:table-cell table:number-columns-repeated="13" table:style-name="ce222"/>
          <table:table-cell table:style-name="ce237"/>
          <table:table-cell table:number-columns-repeated="9" table:style-name="ce222"/>
          <table:table-cell table:style-name="ce112"/>
        </table:table-row>
        <table:table-row table:style-name="ro6">
          <table:table-cell table:style-name="ce23" office:value-type="float" office:value="3">
            <text:p> 3 </text:p>
          </table:table-cell>
          <table:table-cell table:style-name="ce226" office:value-type="string">
            <text:p>Contract Revenue</text:p>
          </table:table-cell>
          <table:table-cell table:number-columns-repeated="2" table:style-name="ce222"/>
          <table:table-cell table:style-name="ce222" office:value-type="string">
            <text:p>Monthly Revenue</text:p>
          </table:table-cell>
          <table:table-cell table:style-name="ce240" office:value-type="string">
            <text:p>Yr 1, 5 months</text:p>
          </table:table-cell>
          <table:table-cell table:style-name="ce241" office:value-type="string">
            <text:p>Yr 2</text:p>
          </table:table-cell>
          <table:table-cell table:style-name="ce23" office:value-type="string">
            <text:p>Yr 3</text:p>
          </table:table-cell>
          <table:table-cell table:style-name="ce23" office:value-type="string">
            <text:p>Yr 4</text:p>
          </table:table-cell>
          <table:table-cell table:style-name="ce23" office:value-type="string">
            <text:p>Yr 5</text:p>
          </table:table-cell>
          <table:table-cell table:style-name="ce222" office:value-type="string">
            <text:p>Monthly Revenue</text:p>
          </table:table-cell>
          <table:table-cell table:number-columns-repeated="10" table:style-name="ce222"/>
          <table:table-cell table:style-name="ce237"/>
          <table:table-cell table:style-name="ce222" office:value-type="string">
            <text:p>Monthly Revenue</text:p>
          </table:table-cell>
          <table:table-cell table:number-columns-repeated="12" table:style-name="ce222"/>
          <table:table-cell table:style-name="ce237"/>
          <table:table-cell table:style-name="ce222" office:value-type="string">
            <text:p>Monthly Revenue</text:p>
          </table:table-cell>
          <table:table-cell table:number-columns-repeated="12" table:style-name="ce222"/>
          <table:table-cell table:style-name="ce237"/>
          <table:table-cell table:style-name="ce222" office:value-type="string">
            <text:p>Monthly Revenue</text:p>
          </table:table-cell>
          <table:table-cell table:number-columns-repeated="12" table:style-name="ce222"/>
          <table:table-cell table:style-name="ce237"/>
          <table:table-cell table:style-name="ce222" office:value-type="string">
            <text:p>Monthly Revenue</text:p>
          </table:table-cell>
          <table:table-cell table:number-columns-repeated="12" table:style-name="ce222"/>
          <table:table-cell table:style-name="ce237"/>
          <table:table-cell table:number-columns-repeated="9" table:style-name="ce222"/>
          <table:table-cell table:style-name="ce112"/>
        </table:table-row>
        <table:table-row table:style-name="ro5">
          <table:table-cell table:number-columns-repeated="2" table:style-name="ce222"/>
          <table:table-cell table:style-name="ce222" office:value-type="string">
            <text:p>Includes 3 yr multiplier for 3 services per tier</text:p>
          </table:table-cell>
          <table:table-cell table:style-name="ce222"/>
          <table:table-cell table:style-name="ce222" office:value-type="string">
            <text:p>Sales</text:p>
          </table:table-cell>
          <table:table-cell table:style-name="ce222" office:value-type="float" office:value="0">
            <text:p> - </text:p>
          </table:table-cell>
          <table:table-cell table:style-name="ce222" table:formula="of:=(['Revenue Sources APPS'.E11]+['Revenue Sources IDs'.E10]+['Revenue Sources Agora'.E12]+['Revenue Sources Fam Contracts'.E9]+['Revenue Sources Family Con. 2'.E12])*3" office:value-type="string">
            <text:p>  6,120,375 </text:p>
          </table:table-cell>
          <table:table-cell table:style-name="ce222" table:formula="of:=(['Revenue Sources APPS'.F11]+['Revenue Sources IDs'.F10]+['Revenue Sources Agora'.F12]+['Revenue Sources Fam Contracts'.F9]+['Revenue Sources Family Con. 2'.F12])*3" office:value-type="string">
            <text:p>  13,808,906 </text:p>
          </table:table-cell>
          <table:table-cell table:style-name="ce222" table:formula="of:=(['Revenue Sources APPS'.G11]+['Revenue Sources IDs'.G10]+['Revenue Sources Agora'.G12]+['Revenue Sources Fam Contracts'.G9]+['Revenue Sources Family Con. 2'.G12])*3" office:value-type="string">
            <text:p>  31,748,975 </text:p>
          </table:table-cell>
          <table:table-cell table:style-name="ce222" table:formula="of:=(['Revenue Sources APPS'.H11]+['Revenue Sources IDs'.H10]+['Revenue Sources Agora'.H12]+['Revenue Sources Fam Contracts'.H9]+['Revenue Sources Family Con. 2'.H12])*3" office:value-type="string">
            <text:p>  74,022,126 </text:p>
          </table:table-cell>
          <table:table-cell table:style-name="ce222" office:value-type="string">
            <text:p>Sales</text:p>
          </table:table-cell>
          <table:table-cell table:style-name="ce222" office:value-type="float" office:value="0">
            <text:p> - </text:p>
          </table:table-cell>
          <table:table-cell table:style-name="ce222" office:value-type="float" office:value="0">
            <text:p> - </text:p>
          </table:table-cell>
          <table:table-cell table:style-name="ce222" office:value-type="float" office:value="0">
            <text:p> - </text:p>
          </table:table-cell>
          <table:table-cell table:style-name="ce222" office:value-type="float" office:value="0">
            <text:p> - </text:p>
          </table:table-cell>
          <table:table-cell table:style-name="ce222" office:value-type="float" office:value="0">
            <text:p> - </text:p>
          </table:table-cell>
          <table:table-cell table:style-name="ce222" table:formula="of:=[.F7]/5" office:value-type="string">
            <text:p>  - </text:p>
          </table:table-cell>
          <table:table-cell table:style-name="ce222" table:formula="of:=[.Q7]" office:value-type="string">
            <text:p>  - </text:p>
          </table:table-cell>
          <table:table-cell table:style-name="ce222" table:formula="of:=[.Q7]" office:value-type="string">
            <text:p>  - </text:p>
          </table:table-cell>
          <table:table-cell table:style-name="ce222" table:formula="of:=[.Q7]" office:value-type="string">
            <text:p>  - </text:p>
          </table:table-cell>
          <table:table-cell table:style-name="ce222" table:formula="of:=[.Q7]" office:value-type="string">
            <text:p>  - </text:p>
          </table:table-cell>
          <table:table-cell table:style-name="ce237" table:formula="of:=SUM([.N7:.U7])" office:value-type="string">
            <text:p>  - </text:p>
          </table:table-cell>
          <table:table-cell table:style-name="ce222" office:value-type="string">
            <text:p>Sales</text:p>
          </table:table-cell>
          <table:table-cell table:style-name="ce222" table:formula="of:=[.G7]/12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22" table:formula="of:=[.X7]" office:value-type="string">
            <text:p>  510,031 </text:p>
          </table:table-cell>
          <table:table-cell table:style-name="ce237" table:formula="of:=SUM([.X7:.AI7])" office:value-type="string">
            <text:p>  6,120,375 </text:p>
          </table:table-cell>
          <table:table-cell table:style-name="ce222" office:value-type="string">
            <text:p>Sales</text:p>
          </table:table-cell>
          <table:table-cell table:style-name="ce222" table:formula="of:=[.H7]/12" office:value-type="string">
            <text:p>  1,150,742 </text:p>
          </table:table-cell>
          <table:table-cell table:style-name="ce222" table:formula="of:=[.AL7]" office:value-type="string">
            <text:p>  1,150,742 </text:p>
          </table:table-cell>
          <table:table-cell table:style-name="ce222" table:formula="of:=[.AM7]" office:value-type="string">
            <text:p>  1,150,742 </text:p>
          </table:table-cell>
          <table:table-cell table:style-name="ce222" table:formula="of:=[.AN7]" office:value-type="string">
            <text:p>  1,150,742 </text:p>
          </table:table-cell>
          <table:table-cell table:style-name="ce222" table:formula="of:=[.AO7]" office:value-type="string">
            <text:p>  1,150,742 </text:p>
          </table:table-cell>
          <table:table-cell table:style-name="ce222" table:formula="of:=[.AP7]" office:value-type="string">
            <text:p>  1,150,742 </text:p>
          </table:table-cell>
          <table:table-cell table:style-name="ce222" table:formula="of:=[.AQ7]" office:value-type="string">
            <text:p>  1,150,742 </text:p>
          </table:table-cell>
          <table:table-cell table:style-name="ce222" table:formula="of:=[.AR7]" office:value-type="string">
            <text:p>  1,150,742 </text:p>
          </table:table-cell>
          <table:table-cell table:style-name="ce222" table:formula="of:=[.AS7]" office:value-type="string">
            <text:p>  1,150,742 </text:p>
          </table:table-cell>
          <table:table-cell table:style-name="ce222" table:formula="of:=[.AT7]" office:value-type="string">
            <text:p>  1,150,742 </text:p>
          </table:table-cell>
          <table:table-cell table:style-name="ce222" table:formula="of:=[.AU7]" office:value-type="string">
            <text:p>  1,150,742 </text:p>
          </table:table-cell>
          <table:table-cell table:style-name="ce222" table:formula="of:=[.AV7]" office:value-type="string">
            <text:p>  1,150,742 </text:p>
          </table:table-cell>
          <table:table-cell table:style-name="ce237" table:formula="of:=SUM([.AL7:.AW7])" office:value-type="string">
            <text:p>  13,808,906 </text:p>
          </table:table-cell>
          <table:table-cell table:style-name="ce222" office:value-type="string">
            <text:p>Sales</text:p>
          </table:table-cell>
          <table:table-cell table:style-name="ce222" table:formula="of:=[.I7]/12" office:value-type="string">
            <text:p>  2,645,748 </text:p>
          </table:table-cell>
          <table:table-cell table:style-name="ce222" table:formula="of:=[.AZ7]" office:value-type="string">
            <text:p>  2,645,748 </text:p>
          </table:table-cell>
          <table:table-cell table:style-name="ce222" table:formula="of:=[.BA7]" office:value-type="string">
            <text:p>  2,645,748 </text:p>
          </table:table-cell>
          <table:table-cell table:style-name="ce222" table:formula="of:=[.BB7]" office:value-type="string">
            <text:p>  2,645,748 </text:p>
          </table:table-cell>
          <table:table-cell table:style-name="ce222" table:formula="of:=[.BC7]" office:value-type="string">
            <text:p>  2,645,748 </text:p>
          </table:table-cell>
          <table:table-cell table:style-name="ce222" table:formula="of:=[.BD7]" office:value-type="string">
            <text:p>  2,645,748 </text:p>
          </table:table-cell>
          <table:table-cell table:style-name="ce222" table:formula="of:=[.BE7]" office:value-type="string">
            <text:p>  2,645,748 </text:p>
          </table:table-cell>
          <table:table-cell table:style-name="ce222" table:formula="of:=[.BF7]" office:value-type="string">
            <text:p>  2,645,748 </text:p>
          </table:table-cell>
          <table:table-cell table:style-name="ce222" table:formula="of:=[.BG7]" office:value-type="string">
            <text:p>  2,645,748 </text:p>
          </table:table-cell>
          <table:table-cell table:style-name="ce222" table:formula="of:=[.BH7]" office:value-type="string">
            <text:p>  2,645,748 </text:p>
          </table:table-cell>
          <table:table-cell table:style-name="ce222" table:formula="of:=[.BI7]" office:value-type="string">
            <text:p>  2,645,748 </text:p>
          </table:table-cell>
          <table:table-cell table:style-name="ce222" table:formula="of:=[.BJ7]" office:value-type="string">
            <text:p>  2,645,748 </text:p>
          </table:table-cell>
          <table:table-cell table:style-name="ce237" table:formula="of:=SUM([.AZ7:.BK7])" office:value-type="string">
            <text:p>  31,748,975 </text:p>
          </table:table-cell>
          <table:table-cell table:style-name="ce222" office:value-type="string">
            <text:p>Sales</text:p>
          </table:table-cell>
          <table:table-cell table:style-name="ce222" table:formula="of:=[.J7]/12" office:value-type="string">
            <text:p>  6,168,511 </text:p>
          </table:table-cell>
          <table:table-cell table:style-name="ce222" table:formula="of:=[.BN7]" office:value-type="string">
            <text:p>  6,168,511 </text:p>
          </table:table-cell>
          <table:table-cell table:style-name="ce222" table:formula="of:=[.BO7]" office:value-type="string">
            <text:p>  6,168,511 </text:p>
          </table:table-cell>
          <table:table-cell table:style-name="ce222" table:formula="of:=[.BP7]" office:value-type="string">
            <text:p>  6,168,511 </text:p>
          </table:table-cell>
          <table:table-cell table:style-name="ce222" table:formula="of:=[.BQ7]" office:value-type="string">
            <text:p>  6,168,511 </text:p>
          </table:table-cell>
          <table:table-cell table:style-name="ce222" table:formula="of:=[.BR7]" office:value-type="string">
            <text:p>  6,168,511 </text:p>
          </table:table-cell>
          <table:table-cell table:style-name="ce222" table:formula="of:=[.BS7]" office:value-type="string">
            <text:p>  6,168,511 </text:p>
          </table:table-cell>
          <table:table-cell table:style-name="ce222" table:formula="of:=[.BT7]" office:value-type="string">
            <text:p>  6,168,511 </text:p>
          </table:table-cell>
          <table:table-cell table:style-name="ce222" table:formula="of:=[.BU7]" office:value-type="string">
            <text:p>  6,168,511 </text:p>
          </table:table-cell>
          <table:table-cell table:style-name="ce222" table:formula="of:=[.BV7]" office:value-type="string">
            <text:p>  6,168,511 </text:p>
          </table:table-cell>
          <table:table-cell table:style-name="ce222" table:formula="of:=[.BW7]" office:value-type="string">
            <text:p>  6,168,511 </text:p>
          </table:table-cell>
          <table:table-cell table:style-name="ce222" table:formula="of:=[.BX7]" office:value-type="string">
            <text:p>  6,168,511 </text:p>
          </table:table-cell>
          <table:table-cell table:style-name="ce237" table:formula="of:=SUM([.BN7:.BY7])" office:value-type="string">
            <text:p>  74,022,126 </text:p>
          </table:table-cell>
          <table:table-cell table:number-columns-repeated="9" table:style-name="ce222"/>
          <table:table-cell table:style-name="ce216"/>
        </table:table-row>
        <table:table-row table:style-name="ro6">
          <table:table-cell table:style-name="ce23"/>
          <table:table-cell table:style-name="ce226"/>
          <table:table-cell table:style-name="ce222" office:value-type="string">
            <text:p>25% cost of sales added for additional expenses not already on 5 year cash flow</text:p>
          </table:table-cell>
          <table:table-cell table:style-name="ce222"/>
          <table:table-cell table:style-name="ce222" office:value-type="string">
            <text:p>Cost of sales </text:p>
          </table:table-cell>
          <table:table-cell table:style-name="ce222" table:formula="of:=[.F7]*0.25" office:value-type="string">
            <text:p>  - </text:p>
          </table:table-cell>
          <table:table-cell table:style-name="ce222" table:formula="of:=[.G7]*0.25" office:value-type="string">
            <text:p>  1,530,094 </text:p>
          </table:table-cell>
          <table:table-cell table:style-name="ce222" table:formula="of:=[.H7]*0.25" office:value-type="string">
            <text:p>  3,452,227 </text:p>
          </table:table-cell>
          <table:table-cell table:style-name="ce222" table:formula="of:=[.I7]*0.25" office:value-type="string">
            <text:p>  7,937,244 </text:p>
          </table:table-cell>
          <table:table-cell table:style-name="ce222" table:formula="of:=[.J7]*0.25" office:value-type="string">
            <text:p>  18,505,532 </text:p>
          </table:table-cell>
          <table:table-cell table:style-name="ce222" office:value-type="string">
            <text:p>Cost of sales </text:p>
          </table:table-cell>
          <table:table-cell table:style-name="ce222" office:value-type="float" office:value="0">
            <text:p> - </text:p>
          </table:table-cell>
          <table:table-cell table:style-name="ce222" office:value-type="float" office:value="0">
            <text:p> - </text:p>
          </table:table-cell>
          <table:table-cell table:style-name="ce222" office:value-type="float" office:value="0">
            <text:p> - </text:p>
          </table:table-cell>
          <table:table-cell table:style-name="ce222" office:value-type="float" office:value="0">
            <text:p> - </text:p>
          </table:table-cell>
          <table:table-cell table:style-name="ce222" office:value-type="float" office:value="0">
            <text:p> - </text:p>
          </table:table-cell>
          <table:table-cell table:style-name="ce222" table:formula="of:=[.Q7]*0.1" office:value-type="string">
            <text:p>  - </text:p>
          </table:table-cell>
          <table:table-cell table:style-name="ce222" table:formula="of:=[.R7]*0.1" office:value-type="string">
            <text:p>  - </text:p>
          </table:table-cell>
          <table:table-cell table:style-name="ce222" table:formula="of:=[.S7]*0.1" office:value-type="string">
            <text:p>  - </text:p>
          </table:table-cell>
          <table:table-cell table:style-name="ce222" table:formula="of:=[.T7]*0.1" office:value-type="string">
            <text:p>  - </text:p>
          </table:table-cell>
          <table:table-cell table:style-name="ce222" table:formula="of:=[.U7]*0.1" office:value-type="string">
            <text:p>  - </text:p>
          </table:table-cell>
          <table:table-cell table:style-name="ce237" table:formula="of:=SUM([.N8:.U8])" office:value-type="string">
            <text:p>  - </text:p>
          </table:table-cell>
          <table:table-cell table:style-name="ce222" office:value-type="string">
            <text:p>Cost of sales </text:p>
          </table:table-cell>
          <table:table-cell table:style-name="ce222" table:formula="of:=[.X7]*0.25" office:value-type="string">
            <text:p>  127,508 </text:p>
          </table:table-cell>
          <table:table-cell table:style-name="ce222" table:formula="of:=[.Y7]*0.25" office:value-type="string">
            <text:p>  127,508 </text:p>
          </table:table-cell>
          <table:table-cell table:style-name="ce222" table:formula="of:=[.Z7]*0.25" office:value-type="string">
            <text:p>  127,508 </text:p>
          </table:table-cell>
          <table:table-cell table:style-name="ce222" table:formula="of:=[.AA7]*0.25" office:value-type="string">
            <text:p>  127,508 </text:p>
          </table:table-cell>
          <table:table-cell table:style-name="ce222" table:formula="of:=[.AB7]*0.25" office:value-type="string">
            <text:p>  127,508 </text:p>
          </table:table-cell>
          <table:table-cell table:style-name="ce222" table:formula="of:=[.AC7]*0.25" office:value-type="string">
            <text:p>  127,508 </text:p>
          </table:table-cell>
          <table:table-cell table:style-name="ce222" table:formula="of:=[.AD7]*0.25" office:value-type="string">
            <text:p>  127,508 </text:p>
          </table:table-cell>
          <table:table-cell table:style-name="ce222" table:formula="of:=[.AE7]*0.25" office:value-type="string">
            <text:p>  127,508 </text:p>
          </table:table-cell>
          <table:table-cell table:style-name="ce222" table:formula="of:=[.AF7]*0.25" office:value-type="string">
            <text:p>  127,508 </text:p>
          </table:table-cell>
          <table:table-cell table:style-name="ce222" table:formula="of:=[.AG7]*0.25" office:value-type="string">
            <text:p>  127,508 </text:p>
          </table:table-cell>
          <table:table-cell table:style-name="ce222" table:formula="of:=[.AH7]*0.25" office:value-type="string">
            <text:p>  127,508 </text:p>
          </table:table-cell>
          <table:table-cell table:style-name="ce222" table:formula="of:=[.AI7]*0.25" office:value-type="string">
            <text:p>  127,508 </text:p>
          </table:table-cell>
          <table:table-cell table:style-name="ce237" table:formula="of:=SUM([.X8:.AI8])" office:value-type="string">
            <text:p>  1,530,094 </text:p>
          </table:table-cell>
          <table:table-cell table:style-name="ce222" office:value-type="string">
            <text:p>Cost of sales </text:p>
          </table:table-cell>
          <table:table-cell table:style-name="ce222" table:formula="of:=[.AL7]*0.25" office:value-type="string">
            <text:p>  287,686 </text:p>
          </table:table-cell>
          <table:table-cell table:style-name="ce222" table:formula="of:=[.AM7]*0.25" office:value-type="string">
            <text:p>  287,686 </text:p>
          </table:table-cell>
          <table:table-cell table:style-name="ce222" table:formula="of:=[.AN7]*0.25" office:value-type="string">
            <text:p>  287,686 </text:p>
          </table:table-cell>
          <table:table-cell table:style-name="ce222" table:formula="of:=[.AO7]*0.25" office:value-type="string">
            <text:p>  287,686 </text:p>
          </table:table-cell>
          <table:table-cell table:style-name="ce222" table:formula="of:=[.AP7]*0.25" office:value-type="string">
            <text:p>  287,686 </text:p>
          </table:table-cell>
          <table:table-cell table:style-name="ce222" table:formula="of:=[.AQ7]*0.25" office:value-type="string">
            <text:p>  287,686 </text:p>
          </table:table-cell>
          <table:table-cell table:style-name="ce222" table:formula="of:=[.AR7]*0.25" office:value-type="string">
            <text:p>  287,686 </text:p>
          </table:table-cell>
          <table:table-cell table:style-name="ce222" table:formula="of:=[.AS7]*0.25" office:value-type="string">
            <text:p>  287,686 </text:p>
          </table:table-cell>
          <table:table-cell table:style-name="ce222" table:formula="of:=[.AT7]*0.25" office:value-type="string">
            <text:p>  287,686 </text:p>
          </table:table-cell>
          <table:table-cell table:style-name="ce222" table:formula="of:=[.AU7]*0.25" office:value-type="string">
            <text:p>  287,686 </text:p>
          </table:table-cell>
          <table:table-cell table:style-name="ce222" table:formula="of:=[.AV7]*0.25" office:value-type="string">
            <text:p>  287,686 </text:p>
          </table:table-cell>
          <table:table-cell table:style-name="ce222" table:formula="of:=[.AW7]*0.25" office:value-type="string">
            <text:p>  287,686 </text:p>
          </table:table-cell>
          <table:table-cell table:style-name="ce237" table:formula="of:=SUM([.AL8:.AW8])" office:value-type="string">
            <text:p>  3,452,227 </text:p>
          </table:table-cell>
          <table:table-cell table:style-name="ce222" office:value-type="string">
            <text:p>Cost of sales </text:p>
          </table:table-cell>
          <table:table-cell table:style-name="ce222" table:formula="of:=[.AZ7]*0.25" office:value-type="string">
            <text:p>  661,437 </text:p>
          </table:table-cell>
          <table:table-cell table:style-name="ce222" table:formula="of:=[.BA7]*0.25" office:value-type="string">
            <text:p>  661,437 </text:p>
          </table:table-cell>
          <table:table-cell table:style-name="ce222" table:formula="of:=[.BB7]*0.25" office:value-type="string">
            <text:p>  661,437 </text:p>
          </table:table-cell>
          <table:table-cell table:style-name="ce222" table:formula="of:=[.BC7]*0.25" office:value-type="string">
            <text:p>  661,437 </text:p>
          </table:table-cell>
          <table:table-cell table:style-name="ce222" table:formula="of:=[.BD7]*0.25" office:value-type="string">
            <text:p>  661,437 </text:p>
          </table:table-cell>
          <table:table-cell table:style-name="ce222" table:formula="of:=[.BE7]*0.25" office:value-type="string">
            <text:p>  661,437 </text:p>
          </table:table-cell>
          <table:table-cell table:style-name="ce222" table:formula="of:=[.BF7]*0.25" office:value-type="string">
            <text:p>  661,437 </text:p>
          </table:table-cell>
          <table:table-cell table:style-name="ce222" table:formula="of:=[.BG7]*0.25" office:value-type="string">
            <text:p>  661,437 </text:p>
          </table:table-cell>
          <table:table-cell table:style-name="ce222" table:formula="of:=[.BH7]*0.25" office:value-type="string">
            <text:p>  661,437 </text:p>
          </table:table-cell>
          <table:table-cell table:style-name="ce222" table:formula="of:=[.BI7]*0.25" office:value-type="string">
            <text:p>  661,437 </text:p>
          </table:table-cell>
          <table:table-cell table:style-name="ce222" table:formula="of:=[.BJ7]*0.25" office:value-type="string">
            <text:p>  661,437 </text:p>
          </table:table-cell>
          <table:table-cell table:style-name="ce222" table:formula="of:=[.BK7]*0.25" office:value-type="string">
            <text:p>  661,437 </text:p>
          </table:table-cell>
          <table:table-cell table:style-name="ce237" table:formula="of:=SUM([.AZ8:.BK8])" office:value-type="string">
            <text:p>  7,937,244 </text:p>
          </table:table-cell>
          <table:table-cell table:style-name="ce222" office:value-type="string">
            <text:p>Cost of sales </text:p>
          </table:table-cell>
          <table:table-cell table:style-name="ce222" table:formula="of:=[.BN7]*0.1" office:value-type="string">
            <text:p>  616,851 </text:p>
          </table:table-cell>
          <table:table-cell table:style-name="ce222" table:formula="of:=[.BN8]" office:value-type="string">
            <text:p>  616,851 </text:p>
          </table:table-cell>
          <table:table-cell table:style-name="ce222" table:formula="of:=[.BO8]" office:value-type="string">
            <text:p>  616,851 </text:p>
          </table:table-cell>
          <table:table-cell table:style-name="ce222" table:formula="of:=[.BP8]" office:value-type="string">
            <text:p>  616,851 </text:p>
          </table:table-cell>
          <table:table-cell table:style-name="ce222" table:formula="of:=[.BQ8]" office:value-type="string">
            <text:p>  616,851 </text:p>
          </table:table-cell>
          <table:table-cell table:style-name="ce222" table:formula="of:=[.BR8]" office:value-type="string">
            <text:p>  616,851 </text:p>
          </table:table-cell>
          <table:table-cell table:style-name="ce222" table:formula="of:=[.BS8]" office:value-type="string">
            <text:p>  616,851 </text:p>
          </table:table-cell>
          <table:table-cell table:style-name="ce222" table:formula="of:=[.BT8]" office:value-type="string">
            <text:p>  616,851 </text:p>
          </table:table-cell>
          <table:table-cell table:style-name="ce222" table:formula="of:=[.BU8]" office:value-type="string">
            <text:p>  616,851 </text:p>
          </table:table-cell>
          <table:table-cell table:style-name="ce222" table:formula="of:=[.BV8]" office:value-type="string">
            <text:p>  616,851 </text:p>
          </table:table-cell>
          <table:table-cell table:style-name="ce222" table:formula="of:=[.BW8]" office:value-type="string">
            <text:p>  616,851 </text:p>
          </table:table-cell>
          <table:table-cell table:style-name="ce222" table:formula="of:=[.BX8]" office:value-type="string">
            <text:p>  616,851 </text:p>
          </table:table-cell>
          <table:table-cell table:style-name="ce237" table:formula="of:=SUM([.BN8:.BY8])" office:value-type="string">
            <text:p>  7,402,213 </text:p>
          </table:table-cell>
          <table:table-cell table:number-columns-repeated="9" table:style-name="ce222"/>
          <table:table-cell table:style-name="ce216"/>
        </table:table-row>
        <table:table-row table:style-name="ro20">
          <table:table-cell table:style-name="ce23"/>
          <table:table-cell table:style-name="ce226"/>
          <table:table-cell table:style-name="ce222" office:value-type="string">
            <text:p>Year one revenue multiplied by .42 to account for 5 months</text:p>
          </table:table-cell>
          <table:table-cell table:style-name="ce222"/>
          <table:table-cell table:style-name="ce222" office:value-type="string">
            <text:p>Gross Profit</text:p>
          </table:table-cell>
          <table:table-cell table:style-name="ce231" table:formula="of:=[.F7]-[.F8]" office:value-type="string">
            <text:p>  - </text:p>
          </table:table-cell>
          <table:table-cell table:style-name="ce231" table:formula="of:=[.G7]-[.G8]" office:value-type="string">
            <text:p>  4,590,281 </text:p>
          </table:table-cell>
          <table:table-cell table:style-name="ce231" table:formula="of:=[.H7]-[.H8]" office:value-type="string">
            <text:p>  10,356,680 </text:p>
          </table:table-cell>
          <table:table-cell table:style-name="ce231" table:formula="of:=[.I7]-[.I8]" office:value-type="string">
            <text:p>  23,811,731 </text:p>
          </table:table-cell>
          <table:table-cell table:style-name="ce231" table:formula="of:=[.J7]-[.J8]" office:value-type="string">
            <text:p>  55,516,595 </text:p>
          </table:table-cell>
          <table:table-cell table:style-name="ce222" office:value-type="string">
            <text:p>Gross Profit</text:p>
          </table:table-cell>
          <table:table-cell table:style-name="ce222" table:formula="of:=[.L7]-[.L8]" office:value-type="string">
            <text:p>  - </text:p>
          </table:table-cell>
          <table:table-cell table:style-name="ce222" table:formula="of:=[.M7]-[.M8]" office:value-type="string">
            <text:p>  - </text:p>
          </table:table-cell>
          <table:table-cell table:style-name="ce222" table:formula="of:=[.N7]-[.N8]" office:value-type="string">
            <text:p>  - </text:p>
          </table:table-cell>
          <table:table-cell table:style-name="ce222" table:formula="of:=[.O7]-[.O8]" office:value-type="string">
            <text:p>  - </text:p>
          </table:table-cell>
          <table:table-cell table:style-name="ce222" table:formula="of:=[.P7]-[.P8]" office:value-type="string">
            <text:p>  - </text:p>
          </table:table-cell>
          <table:table-cell table:style-name="ce222" table:formula="of:=[.Q7]-[.Q8]" office:value-type="string">
            <text:p>  - </text:p>
          </table:table-cell>
          <table:table-cell table:style-name="ce222" table:formula="of:=[.R7]-[.R8]" office:value-type="string">
            <text:p>  - </text:p>
          </table:table-cell>
          <table:table-cell table:style-name="ce222" table:formula="of:=[.S7]-[.S8]" office:value-type="string">
            <text:p>  - </text:p>
          </table:table-cell>
          <table:table-cell table:style-name="ce222" table:formula="of:=[.T7]-[.T8]" office:value-type="string">
            <text:p>  - </text:p>
          </table:table-cell>
          <table:table-cell table:style-name="ce222" table:formula="of:=[.U7]-[.U8]" office:value-type="string">
            <text:p>  - </text:p>
          </table:table-cell>
          <table:table-cell table:style-name="ce237" table:formula="of:=SUM([.N9:.U9])" office:value-type="string">
            <text:p>  - </text:p>
          </table:table-cell>
          <table:table-cell table:style-name="ce222" office:value-type="string">
            <text:p>Gross Profit</text:p>
          </table:table-cell>
          <table:table-cell table:style-name="ce222" table:formula="of:=[.X7]-[.X8]" office:value-type="string">
            <text:p>  382,523 </text:p>
          </table:table-cell>
          <table:table-cell table:style-name="ce222" table:formula="of:=[.Y7]-[.Y8]" office:value-type="string">
            <text:p>  382,523 </text:p>
          </table:table-cell>
          <table:table-cell table:style-name="ce222" table:formula="of:=[.Z7]-[.Z8]" office:value-type="string">
            <text:p>  382,523 </text:p>
          </table:table-cell>
          <table:table-cell table:style-name="ce222" table:formula="of:=[.AA7]-[.AA8]" office:value-type="string">
            <text:p>  382,523 </text:p>
          </table:table-cell>
          <table:table-cell table:style-name="ce222" table:formula="of:=[.AB7]-[.AB8]" office:value-type="string">
            <text:p>  382,523 </text:p>
          </table:table-cell>
          <table:table-cell table:style-name="ce222" table:formula="of:=[.AC7]-[.AC8]" office:value-type="string">
            <text:p>  382,523 </text:p>
          </table:table-cell>
          <table:table-cell table:style-name="ce222" table:formula="of:=[.AD7]-[.AD8]" office:value-type="string">
            <text:p>  382,523 </text:p>
          </table:table-cell>
          <table:table-cell table:style-name="ce222" table:formula="of:=[.AE7]-[.AE8]" office:value-type="string">
            <text:p>  382,523 </text:p>
          </table:table-cell>
          <table:table-cell table:style-name="ce222" table:formula="of:=[.AF7]-[.AF8]" office:value-type="string">
            <text:p>  382,523 </text:p>
          </table:table-cell>
          <table:table-cell table:style-name="ce222" table:formula="of:=[.AG7]-[.AG8]" office:value-type="string">
            <text:p>  382,523 </text:p>
          </table:table-cell>
          <table:table-cell table:style-name="ce222" table:formula="of:=[.AH7]-[.AH8]" office:value-type="string">
            <text:p>  382,523 </text:p>
          </table:table-cell>
          <table:table-cell table:style-name="ce222" table:formula="of:=[.AI7]-[.AI8]" office:value-type="string">
            <text:p>  382,523 </text:p>
          </table:table-cell>
          <table:table-cell table:style-name="ce237" table:formula="of:=[.AJ7]-[.AJ8]" office:value-type="string">
            <text:p>  4,590,281 </text:p>
          </table:table-cell>
          <table:table-cell table:style-name="ce222" office:value-type="string">
            <text:p>Gross Profit</text:p>
          </table:table-cell>
          <table:table-cell table:style-name="ce222" table:formula="of:=[.AL7]-[.AL8]" office:value-type="string">
            <text:p>  863,057 </text:p>
          </table:table-cell>
          <table:table-cell table:style-name="ce222" table:formula="of:=[.AM7]-[.AM8]" office:value-type="string">
            <text:p>  863,057 </text:p>
          </table:table-cell>
          <table:table-cell table:style-name="ce222" table:formula="of:=[.AN7]-[.AN8]" office:value-type="string">
            <text:p>  863,057 </text:p>
          </table:table-cell>
          <table:table-cell table:style-name="ce222" table:formula="of:=[.AO7]-[.AO8]" office:value-type="string">
            <text:p>  863,057 </text:p>
          </table:table-cell>
          <table:table-cell table:style-name="ce222" table:formula="of:=[.AP7]-[.AP8]" office:value-type="string">
            <text:p>  863,057 </text:p>
          </table:table-cell>
          <table:table-cell table:style-name="ce222" table:formula="of:=[.AQ7]-[.AQ8]" office:value-type="string">
            <text:p>  863,057 </text:p>
          </table:table-cell>
          <table:table-cell table:style-name="ce222" table:formula="of:=[.AR7]-[.AR8]" office:value-type="string">
            <text:p>  863,057 </text:p>
          </table:table-cell>
          <table:table-cell table:style-name="ce222" table:formula="of:=[.AS7]-[.AS8]" office:value-type="string">
            <text:p>  863,057 </text:p>
          </table:table-cell>
          <table:table-cell table:style-name="ce222" table:formula="of:=[.AT7]-[.AT8]" office:value-type="string">
            <text:p>  863,057 </text:p>
          </table:table-cell>
          <table:table-cell table:style-name="ce222" table:formula="of:=[.AU7]-[.AU8]" office:value-type="string">
            <text:p>  863,057 </text:p>
          </table:table-cell>
          <table:table-cell table:style-name="ce222" table:formula="of:=[.AV7]-[.AV8]" office:value-type="string">
            <text:p>  863,057 </text:p>
          </table:table-cell>
          <table:table-cell table:style-name="ce222" table:formula="of:=[.AW7]-[.AW8]" office:value-type="string">
            <text:p>  863,057 </text:p>
          </table:table-cell>
          <table:table-cell table:style-name="ce237" table:formula="of:=SUM([.AL9:.AW9])" office:value-type="string">
            <text:p>  10,356,680 </text:p>
          </table:table-cell>
          <table:table-cell table:style-name="ce222" office:value-type="string">
            <text:p>Gross Profit</text:p>
          </table:table-cell>
          <table:table-cell table:style-name="ce222" table:formula="of:=[.AZ7]-[.AZ8]" office:value-type="string">
            <text:p>  1,984,311 </text:p>
          </table:table-cell>
          <table:table-cell table:style-name="ce222" table:formula="of:=[.BA7]-[.BA8]" office:value-type="string">
            <text:p>  1,984,311 </text:p>
          </table:table-cell>
          <table:table-cell table:style-name="ce222" table:formula="of:=[.BB7]-[.BB8]" office:value-type="string">
            <text:p>  1,984,311 </text:p>
          </table:table-cell>
          <table:table-cell table:style-name="ce222" table:formula="of:=[.BC7]-[.BC8]" office:value-type="string">
            <text:p>  1,984,311 </text:p>
          </table:table-cell>
          <table:table-cell table:style-name="ce222" table:formula="of:=[.BD7]-[.BD8]" office:value-type="string">
            <text:p>  1,984,311 </text:p>
          </table:table-cell>
          <table:table-cell table:style-name="ce222" table:formula="of:=[.BE7]-[.BE8]" office:value-type="string">
            <text:p>  1,984,311 </text:p>
          </table:table-cell>
          <table:table-cell table:style-name="ce222" table:formula="of:=[.BF7]-[.BF8]" office:value-type="string">
            <text:p>  1,984,311 </text:p>
          </table:table-cell>
          <table:table-cell table:style-name="ce222" table:formula="of:=[.BG7]-[.BG8]" office:value-type="string">
            <text:p>  1,984,311 </text:p>
          </table:table-cell>
          <table:table-cell table:style-name="ce222" table:formula="of:=[.BH7]-[.BH8]" office:value-type="string">
            <text:p>  1,984,311 </text:p>
          </table:table-cell>
          <table:table-cell table:style-name="ce222" table:formula="of:=[.BI7]-[.BI8]" office:value-type="string">
            <text:p>  1,984,311 </text:p>
          </table:table-cell>
          <table:table-cell table:style-name="ce222" table:formula="of:=[.BJ7]-[.BJ8]" office:value-type="string">
            <text:p>  1,984,311 </text:p>
          </table:table-cell>
          <table:table-cell table:style-name="ce222" table:formula="of:=[.BK7]-[.BK8]" office:value-type="string">
            <text:p>  1,984,311 </text:p>
          </table:table-cell>
          <table:table-cell table:style-name="ce237" table:formula="of:=[.BL7]-[.BL8]" office:value-type="string">
            <text:p>  23,811,731 </text:p>
          </table:table-cell>
          <table:table-cell table:style-name="ce222" office:value-type="string">
            <text:p>Gross Profit</text:p>
          </table:table-cell>
          <table:table-cell table:style-name="ce222" table:formula="of:=[.BN7]-[.BN8]" office:value-type="string">
            <text:p>  5,551,659 </text:p>
          </table:table-cell>
          <table:table-cell table:style-name="ce222" table:formula="of:=[.BO7]-[.BO8]" office:value-type="string">
            <text:p>  5,551,659 </text:p>
          </table:table-cell>
          <table:table-cell table:style-name="ce222" table:formula="of:=[.BP7]-[.BP8]" office:value-type="string">
            <text:p>  5,551,659 </text:p>
          </table:table-cell>
          <table:table-cell table:style-name="ce222" table:formula="of:=[.BQ7]-[.BQ8]" office:value-type="string">
            <text:p>  5,551,659 </text:p>
          </table:table-cell>
          <table:table-cell table:style-name="ce222" table:formula="of:=[.BR7]-[.BR8]" office:value-type="string">
            <text:p>  5,551,659 </text:p>
          </table:table-cell>
          <table:table-cell table:style-name="ce222" table:formula="of:=[.BS7]-[.BS8]" office:value-type="string">
            <text:p>  5,551,659 </text:p>
          </table:table-cell>
          <table:table-cell table:style-name="ce222" table:formula="of:=[.BT7]-[.BT8]" office:value-type="string">
            <text:p>  5,551,659 </text:p>
          </table:table-cell>
          <table:table-cell table:style-name="ce222" table:formula="of:=[.BU7]-[.BU8]" office:value-type="string">
            <text:p>  5,551,659 </text:p>
          </table:table-cell>
          <table:table-cell table:style-name="ce222" table:formula="of:=[.BV7]-[.BV8]" office:value-type="string">
            <text:p>  5,551,659 </text:p>
          </table:table-cell>
          <table:table-cell table:style-name="ce222" table:formula="of:=[.BW7]-[.BW8]" office:value-type="string">
            <text:p>  5,551,659 </text:p>
          </table:table-cell>
          <table:table-cell table:style-name="ce222" table:formula="of:=[.BX7]-[.BX8]" office:value-type="string">
            <text:p>  5,551,659 </text:p>
          </table:table-cell>
          <table:table-cell table:style-name="ce222" table:formula="of:=[.BY7]-[.BY8]" office:value-type="string">
            <text:p>  5,551,659 </text:p>
          </table:table-cell>
          <table:table-cell table:style-name="ce237" table:formula="of:=[.BZ7]-[.BZ8]" office:value-type="string">
            <text:p>  66,619,914 </text:p>
          </table:table-cell>
          <table:table-cell table:number-columns-repeated="9" table:style-name="ce222"/>
          <table:table-cell table:style-name="ce112"/>
        </table:table-row>
        <table:table-row table:style-name="ro5">
          <table:table-cell table:style-name="ce230"/>
          <table:table-cell table:style-name="ce226"/>
          <table:table-cell table:number-columns-repeated="85" table:style-name="ce222"/>
          <table:table-cell table:style-name="ce112"/>
        </table:table-row>
        <table:table-row table:style-name="ro5">
          <table:table-cell table:style-name="ce230"/>
          <table:table-cell table:number-columns-repeated="86" table:style-name="ce222"/>
          <table:table-cell table:style-name="ce112"/>
        </table:table-row>
        <table:table-row table:style-name="ro5">
          <table:table-cell table:style-name="ce230"/>
          <table:table-cell table:number-columns-repeated="86" table:style-name="ce222"/>
          <table:table-cell table:style-name="ce112"/>
        </table:table-row>
        <table:table-row table:style-name="ro5">
          <table:table-cell table:style-name="ce230"/>
          <table:table-cell table:style-name="ce222"/>
          <table:table-cell table:style-name="ce242" office:value-type="string">
            <text:p> </text:p>
          </table:table-cell>
          <table:table-cell table:number-columns-repeated="84" table:style-name="ce222"/>
          <table:table-cell table:style-name="ce112"/>
        </table:table-row>
        <table:table-row table:style-name="ro5">
          <table:table-cell table:style-name="ce230"/>
          <table:table-cell table:number-columns-repeated="2" table:style-name="ce222"/>
          <table:table-cell table:number-columns-repeated="5" table:style-name="ce243"/>
          <table:table-cell table:number-columns-repeated="79" table:style-name="ce222"/>
          <table:table-cell table:style-name="ce112"/>
        </table:table-row>
        <table:table-row table:style-name="ro5">
          <table:table-cell table:style-name="ce230"/>
          <table:table-cell table:number-columns-repeated="2" table:style-name="ce222"/>
          <table:table-cell table:number-columns-repeated="5" table:style-name="ce243"/>
          <table:table-cell table:number-columns-repeated="79" table:style-name="ce222"/>
          <table:table-cell table:style-name="ce112"/>
        </table:table-row>
        <table:table-row table:style-name="ro5">
          <table:table-cell table:style-name="ce230"/>
          <table:table-cell table:number-columns-repeated="2" table:style-name="ce222"/>
          <table:table-cell table:number-columns-repeated="5" table:style-name="ce244"/>
          <table:table-cell table:number-columns-repeated="79" table:style-name="ce222"/>
          <table:table-cell table:style-name="ce112"/>
        </table:table-row>
        <table:table-row table:style-name="ro5">
          <table:table-cell table:style-name="ce230"/>
          <table:table-cell table:number-columns-repeated="2" table:style-name="ce222"/>
          <table:table-cell table:number-columns-repeated="5" table:style-name="ce245"/>
          <table:table-cell table:number-columns-repeated="79" table:style-name="ce222"/>
          <table:table-cell table:style-name="ce112"/>
        </table:table-row>
        <table:table-row table:style-name="ro5">
          <table:table-cell table:style-name="ce230"/>
          <table:table-cell table:number-columns-repeated="2" table:style-name="ce222"/>
          <table:table-cell table:number-columns-repeated="5" table:style-name="ce245"/>
          <table:table-cell table:number-columns-repeated="79" table:style-name="ce222"/>
          <table:table-cell table:style-name="ce112"/>
        </table:table-row>
        <table:table-row table:style-name="ro5">
          <table:table-cell table:style-name="ce230"/>
          <table:table-cell table:number-columns-repeated="86" table:style-name="ce222"/>
          <table:table-cell table:style-name="ce112"/>
        </table:table-row>
        <table:table-row table:style-name="ro5">
          <table:table-cell table:style-name="ce230"/>
          <table:table-cell table:number-columns-repeated="7" table:style-name="ce222"/>
          <table:table-cell table:style-name="ce242"/>
          <table:table-cell table:number-columns-repeated="78" table:style-name="ce222"/>
          <table:table-cell table:style-name="ce112"/>
        </table:table-row>
        <table:table-row table:style-name="ro5">
          <table:table-cell table:style-name="ce230"/>
          <table:table-cell table:style-name="ce222"/>
          <table:table-cell table:style-name="ce227"/>
          <table:table-cell table:number-columns-repeated="84" table:style-name="ce222"/>
          <table:table-cell table:style-name="ce112"/>
        </table:table-row>
        <table:table-row table:style-name="ro5">
          <table:table-cell table:style-name="ce230"/>
          <table:table-cell table:style-name="ce222"/>
          <table:table-cell table:style-name="ce244"/>
          <table:table-cell table:number-columns-repeated="84" table:style-name="ce222"/>
          <table:table-cell table:style-name="ce112"/>
        </table:table-row>
        <table:table-row table:style-name="ro5">
          <table:table-cell table:style-name="ce230"/>
          <table:table-cell table:style-name="ce222"/>
          <table:table-cell table:style-name="ce244"/>
          <table:table-cell table:number-columns-repeated="84" table:style-name="ce222"/>
          <table:table-cell table:style-name="ce112"/>
        </table:table-row>
        <table:table-row table:style-name="ro5">
          <table:table-cell table:style-name="ce230"/>
          <table:table-cell table:style-name="ce222"/>
          <table:table-cell table:style-name="ce245"/>
          <table:table-cell table:number-columns-repeated="84" table:style-name="ce222"/>
          <table:table-cell table:style-name="ce112"/>
        </table:table-row>
        <table:table-row table:style-name="ro5">
          <table:table-cell table:style-name="ce230"/>
          <table:table-cell table:style-name="ce222"/>
          <table:table-cell table:style-name="ce244"/>
          <table:table-cell table:number-columns-repeated="84" table:style-name="ce222"/>
          <table:table-cell table:style-name="ce112"/>
        </table:table-row>
        <table:table-row table:style-name="ro5">
          <table:table-cell table:style-name="ce230"/>
          <table:table-cell table:number-columns-repeated="86" table:style-name="ce222"/>
          <table:table-cell table:style-name="ce112"/>
        </table:table-row>
        <table:table-row table:style-name="ro5">
          <table:table-cell table:style-name="ce230"/>
          <table:table-cell table:style-name="ce222"/>
          <table:table-cell table:style-name="ce246"/>
          <table:table-cell table:number-columns-repeated="84" table:style-name="ce222"/>
          <table:table-cell table:style-name="ce112"/>
        </table:table-row>
      </table:table>
      <table:table table:name="Revenue Sources APPS" table:style-name="ta6" table:print="false">
        <office:forms form:automatic-focus="false" form:apply-design-mode="false"/>
        <table:table-column table:style-name="co37" table:default-cell-style-name="ce15"/>
        <table:table-column table:style-name="co38" table:default-cell-style-name="ce15"/>
        <table:table-column table:style-name="co60" table:default-cell-style-name="ce15"/>
        <table:table-column table:style-name="co61" table:default-cell-style-name="ce15"/>
        <table:table-column table:style-name="co11" table:default-cell-style-name="ce15"/>
        <table:table-column table:style-name="co42" table:default-cell-style-name="ce15"/>
        <table:table-column table:style-name="co43" table:default-cell-style-name="ce15"/>
        <table:table-column table:style-name="co8" table:number-columns-repeated="2" table:default-cell-style-name="ce15"/>
        <table:table-column table:style-name="co44" table:default-cell-style-name="ce15"/>
        <table:table-column table:style-name="co6" table:default-cell-style-name="ce15"/>
        <table:table-column table:style-name="co12" table:default-cell-style-name="ce15"/>
        <table:table-column table:style-name="co45" table:default-cell-style-name="ce15"/>
        <table:table-column table:style-name="co17" table:default-cell-style-name="ce15"/>
        <table:table-column table:style-name="co46" table:default-cell-style-name="ce15"/>
        <table:table-column table:style-name="co47" table:number-columns-repeated="2" table:default-cell-style-name="ce15"/>
        <table:table-column table:style-name="co48" table:default-cell-style-name="ce15"/>
        <table:table-column table:style-name="co49" table:default-cell-style-name="ce15"/>
        <table:table-column table:style-name="co12" table:default-cell-style-name="ce15"/>
        <table:table-column table:style-name="co59" table:default-cell-style-name="ce15" table:number-columns-repeated="236"/>
        <table:table-row table:style-name="ro5">
          <table:table-cell table:style-name="ce247"/>
          <table:table-cell table:style-name="ce248"/>
          <table:table-cell table:number-columns-repeated="6" table:style-name="ce249"/>
          <table:table-cell table:number-columns-repeated="2" table:style-name="ce216"/>
          <table:table-cell table:number-columns-repeated="10" table:style-name="ce112"/>
        </table:table-row>
        <table:table-row table:style-name="ro21">
          <table:table-cell table:style-name="ce250"/>
          <table:table-cell table:style-name="ce235"/>
          <table:table-cell table:style-name="ce251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3"/>
          <table:table-cell table:style-name="ce235"/>
          <table:table-cell table:style-name="ce251"/>
          <table:table-cell table:number-columns-repeated="2" table:style-name="ce235"/>
          <table:table-cell table:number-columns-repeated="7" table:style-name="ce238"/>
        </table:table-row>
        <table:table-row table:style-name="ro5">
          <table:table-cell table:style-name="ce252"/>
          <table:table-cell table:style-name="ce226"/>
          <table:table-cell table:number-columns-repeated="11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number-columns-repeated="11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number-columns-repeated="11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53"/>
          <table:table-cell table:style-name="ce222" office:value-type="string">
            <text:p>Y1</text:p>
          </table:table-cell>
          <table:table-cell table:style-name="ce222" office:value-type="string">
            <text:p>Y2</text:p>
          </table:table-cell>
          <table:table-cell table:style-name="ce222" office:value-type="string">
            <text:p>Y3</text:p>
          </table:table-cell>
          <table:table-cell table:style-name="ce222" office:value-type="string">
            <text:p>Y4</text:p>
          </table:table-cell>
          <table:table-cell table:style-name="ce222" office:value-type="string">
            <text:p>Y5</text:p>
          </table:table-cell>
          <table:table-cell table:number-columns-repeated="5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apps sold each year by BN</text:p>
          </table:table-cell>
          <table:table-cell table:style-name="ce243" office:value-type="float" office:value="50">
            <text:p>50</text:p>
          </table:table-cell>
          <table:table-cell table:style-name="ce243" table:formula="of:=([.D7]*[.C14])+[.D7]" office:value-type="string">
            <text:p>63</text:p>
          </table:table-cell>
          <table:table-cell table:style-name="ce243" table:formula="of:=([.E7]*[.C14])+[.E7]" office:value-type="string">
            <text:p>78</text:p>
          </table:table-cell>
          <table:table-cell table:style-name="ce243" table:formula="of:=([.F7]*[.C14])+[.F7]" office:value-type="string">
            <text:p>98</text:p>
          </table:table-cell>
          <table:table-cell table:style-name="ce243" table:formula="of:=([.G7]*[.C14])+[.G7]" office:value-type="string">
            <text:p>122</text:p>
          </table:table-cell>
          <table:table-cell table:number-columns-repeated="5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apps downloaded / yr</text:p>
          </table:table-cell>
          <table:table-cell table:style-name="ce243" table:formula="of:=[.C19]*[.D7]" office:value-type="string">
            <text:p>5,000,000</text:p>
          </table:table-cell>
          <table:table-cell table:style-name="ce243" table:formula="of:=([.D8]*[.C15])+[.D8]" office:value-type="string">
            <text:p>7,500,000</text:p>
          </table:table-cell>
          <table:table-cell table:style-name="ce243" table:formula="of:=([.E8]*[.C15])+[.E8]" office:value-type="string">
            <text:p>11,250,000</text:p>
          </table:table-cell>
          <table:table-cell table:style-name="ce243" table:formula="of:=([.F8]*[.C15])+[.F8]" office:value-type="string">
            <text:p>16,875,000</text:p>
          </table:table-cell>
          <table:table-cell table:style-name="ce243" table:formula="of:=([.G8]*[.C15])+[.G8]" office:value-type="string">
            <text:p>25,312,500</text:p>
          </table:table-cell>
          <table:table-cell table:number-columns-repeated="5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apps downloaded for fee/yr</text:p>
          </table:table-cell>
          <table:table-cell table:style-name="ce244" table:formula="of:=[.D8]*[.C16]" office:value-type="string">
            <text:p> 1,500,000.00 </text:p>
          </table:table-cell>
          <table:table-cell table:style-name="ce244" table:formula="of:=[.E8]*[.C16]" office:value-type="string">
            <text:p> 2,250,000.00 </text:p>
          </table:table-cell>
          <table:table-cell table:style-name="ce244" table:formula="of:=[.F8]*[.C16]" office:value-type="string">
            <text:p> 3,375,000.00 </text:p>
          </table:table-cell>
          <table:table-cell table:style-name="ce244" table:formula="of:=[.G8]*[.C16]" office:value-type="string">
            <text:p> 5,062,500.00 </text:p>
          </table:table-cell>
          <table:table-cell table:style-name="ce244" table:formula="of:=[.H8]*[.C16]" office:value-type="string">
            <text:p> 7,593,750.00 </text:p>
          </table:table-cell>
          <table:table-cell table:number-columns-repeated="5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revenue from fee apps/yr</text:p>
          </table:table-cell>
          <table:table-cell table:style-name="ce245" table:formula="of:=[.D9]*[.C17]" office:value-type="string">
            <text:p> $ 7,500,000.00 </text:p>
          </table:table-cell>
          <table:table-cell table:style-name="ce245" table:formula="of:=[.E9]*[.C17]" office:value-type="string">
            <text:p> $ 11,250,000.00 </text:p>
          </table:table-cell>
          <table:table-cell table:style-name="ce245" table:formula="of:=[.F9]*[.C17]" office:value-type="string">
            <text:p> $ 16,875,000.00 </text:p>
          </table:table-cell>
          <table:table-cell table:style-name="ce245" table:formula="of:=[.G9]*[.C17]" office:value-type="string">
            <text:p> $ 25,312,500.00 </text:p>
          </table:table-cell>
          <table:table-cell table:style-name="ce245" table:formula="of:=[.H9]*[.C17]" office:value-type="string">
            <text:p> $ 37,968,750.00 </text:p>
          </table:table-cell>
          <table:table-cell table:number-columns-repeated="5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revenue paid to BN / yr</text:p>
          </table:table-cell>
          <table:table-cell table:style-name="ce245" table:formula="of:=[.D10]*[.C18]" office:value-type="string">
            <text:p> $ 150,000.00 </text:p>
          </table:table-cell>
          <table:table-cell table:style-name="ce245" table:formula="of:=[.E10]*[.C18]" office:value-type="string">
            <text:p> $ 225,000.00 </text:p>
          </table:table-cell>
          <table:table-cell table:style-name="ce245" table:formula="of:=[.F10]*[.C18]" office:value-type="string">
            <text:p> $ 337,500.00 </text:p>
          </table:table-cell>
          <table:table-cell table:style-name="ce245" table:formula="of:=[.G10]*[.C18]" office:value-type="string">
            <text:p> $ 506,250.00 </text:p>
          </table:table-cell>
          <table:table-cell table:style-name="ce245" table:formula="of:=[.H10]*[.C18]" office:value-type="string">
            <text:p> $ 759,375.00 </text:p>
          </table:table-cell>
          <table:table-cell table:number-columns-repeated="5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number-columns-repeated="6" table:style-name="ce253"/>
          <table:table-cell table:style-name="ce222" table:formula="of:=SUM([.D11:.H11])" office:value-type="string">
            <text:p>  1,978,125 </text:p>
          </table:table-cell>
          <table:table-cell table:style-name="ce222" office:value-type="string">
            <text:p> total 5 year revenue to BN per contract</text:p>
          </table:table-cell>
          <table:table-cell table:number-columns-repeated="3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multiplier</text:p>
          </table:table-cell>
          <table:table-cell table:number-columns-repeated="5" table:style-name="ce253"/>
          <table:table-cell table:style-name="ce254" table:formula="of:=[.I12]*1" office:value-type="string">
            <text:p>  1,978,125.00 </text:p>
          </table:table-cell>
          <table:table-cell table:style-name="ce222" office:value-type="string">
            <text:p>total including multilpier for 1 typical services</text:p>
          </table:table-cell>
          <table:table-cell table:number-columns-repeated="3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27" office:value-type="float" office:value="0.25">
            <text:p>0.25</text:p>
          </table:table-cell>
          <table:table-cell table:style-name="ce222" office:value-type="string">
            <text:p>% increase sold/yr</text:p>
          </table:table-cell>
          <table:table-cell table:number-columns-repeated="9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44" office:value-type="float" office:value="0.5">
            <text:p>0.50 </text:p>
          </table:table-cell>
          <table:table-cell table:style-name="ce222" office:value-type="string">
            <text:p>% increase downloaded / yr</text:p>
          </table:table-cell>
          <table:table-cell table:number-columns-repeated="9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44" office:value-type="float" office:value="0.3">
            <text:p>0.30 </text:p>
          </table:table-cell>
          <table:table-cell table:style-name="ce222" office:value-type="string">
            <text:p>% apps sold for fee (BC/$) per year</text:p>
          </table:table-cell>
          <table:table-cell table:number-columns-repeated="9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45" office:value-type="float" office:value="5">
            <text:p> $5.00 </text:p>
          </table:table-cell>
          <table:table-cell table:style-name="ce222" office:value-type="string">
            <text:p>Cost of apps for fee (BC/$)</text:p>
          </table:table-cell>
          <table:table-cell table:number-columns-repeated="9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44" office:value-type="float" office:value="0.02">
            <text:p>0.02 </text:p>
          </table:table-cell>
          <table:table-cell table:style-name="ce222" office:value-type="string">
            <text:p>% revenue to BN per paid download</text:p>
          </table:table-cell>
          <table:table-cell table:number-columns-repeated="9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float" office:value="100000">
            <text:p> 100,000 </text:p>
          </table:table-cell>
          <table:table-cell table:style-name="ce222" office:value-type="string">
            <text:p>downloads per app per yr</text:p>
          </table:table-cell>
          <table:table-cell table:number-columns-repeated="9" table:style-name="ce253"/>
          <table:table-cell table:number-columns-repeated="7" table:style-name="ce112"/>
        </table:table-row>
        <table:table-row table:style-name="ro5">
          <table:table-cell table:style-name="ce252"/>
          <table:table-cell table:style-name="ce222"/>
          <table:table-cell table:style-name="ce246" office:value-type="float" office:value="100">
            <text:p>100 </text:p>
          </table:table-cell>
          <table:table-cell table:style-name="ce222" office:value-type="string">
            <text:p>number of apps sold each year by BN</text:p>
          </table:table-cell>
          <table:table-cell table:number-columns-repeated="9" table:style-name="ce253"/>
          <table:table-cell table:number-columns-repeated="7" table:style-name="ce112"/>
        </table:table-row>
      </table:table>
      <table:table table:name="Revenue Sources IDs" table:style-name="ta7" table:print="false">
        <office:forms form:automatic-focus="false" form:apply-design-mode="false"/>
        <table:table-column table:style-name="co37" table:default-cell-style-name="ce15"/>
        <table:table-column table:style-name="co38" table:default-cell-style-name="ce15"/>
        <table:table-column table:style-name="co60" table:default-cell-style-name="ce15"/>
        <table:table-column table:style-name="co63" table:default-cell-style-name="ce15"/>
        <table:table-column table:style-name="co64" table:default-cell-style-name="ce15"/>
        <table:table-column table:style-name="co65" table:default-cell-style-name="ce15"/>
        <table:table-column table:style-name="co43" table:default-cell-style-name="ce15"/>
        <table:table-column table:style-name="co8" table:number-columns-repeated="2" table:default-cell-style-name="ce15"/>
        <table:table-column table:style-name="co44" table:default-cell-style-name="ce15"/>
        <table:table-column table:style-name="co6" table:default-cell-style-name="ce15"/>
        <table:table-column table:style-name="co12" table:default-cell-style-name="ce15"/>
        <table:table-column table:style-name="co45" table:default-cell-style-name="ce15"/>
        <table:table-column table:style-name="co17" table:default-cell-style-name="ce15"/>
        <table:table-column table:style-name="co46" table:default-cell-style-name="ce15"/>
        <table:table-column table:style-name="co47" table:number-columns-repeated="2" table:default-cell-style-name="ce15"/>
        <table:table-column table:style-name="co48" table:default-cell-style-name="ce15"/>
        <table:table-column table:style-name="co49" table:default-cell-style-name="ce15"/>
        <table:table-column table:style-name="co12" table:default-cell-style-name="ce15"/>
        <table:table-column table:style-name="co62" table:default-cell-style-name="ce15" table:number-columns-repeated="236"/>
        <table:table-row table:style-name="ro5">
          <table:table-cell table:style-name="ce23"/>
          <table:table-cell table:style-name="ce226"/>
          <table:table-cell table:number-columns-repeated="13" table:style-name="ce222"/>
          <table:table-cell table:number-columns-repeated="5" table:style-name="ce112"/>
        </table:table-row>
        <table:table-row table:style-name="ro22">
          <table:table-cell table:number-columns-repeated="2" table:style-name="ce235"/>
          <table:table-cell table:style-name="ce235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3"/>
          <table:table-cell table:number-columns-repeated="6" table:style-name="ce235"/>
          <table:table-cell table:number-columns-repeated="5" table:style-name="ce238"/>
        </table:table-row>
        <table:table-row table:style-name="ro5">
          <table:table-cell table:style-name="ce23"/>
          <table:table-cell table:style-name="ce226"/>
          <table:table-cell table:style-name="ce222"/>
          <table:table-cell table:style-name="ce23" table:number-columns-spanned="2" table:number-rows-spanned="1"/>
          <table:covered-table-cell/>
          <table:table-cell table:number-columns-repeated="10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style-name="ce226"/>
          <table:table-cell table:number-columns-repeated="13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number-columns-repeated="14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number-columns-repeated="14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number-columns-repeated="2" table:style-name="ce222"/>
          <table:table-cell table:style-name="ce222" office:value-type="string">
            <text:p>Y1</text:p>
          </table:table-cell>
          <table:table-cell table:style-name="ce222" office:value-type="string">
            <text:p>Y2</text:p>
          </table:table-cell>
          <table:table-cell table:style-name="ce222" office:value-type="string">
            <text:p>Y3</text:p>
          </table:table-cell>
          <table:table-cell table:style-name="ce222" office:value-type="string">
            <text:p>Y4</text:p>
          </table:table-cell>
          <table:table-cell table:style-name="ce222" office:value-type="string">
            <text:p>Y5</text:p>
          </table:table-cell>
          <table:table-cell table:number-columns-repeated="7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style-name="ce222"/>
          <table:table-cell table:style-name="ce222" office:value-type="string">
            <text:p>ID's sold each year by BN</text:p>
          </table:table-cell>
          <table:table-cell table:style-name="ce243" office:value-type="float" office:value="50000">
            <text:p>50,000</text:p>
          </table:table-cell>
          <table:table-cell table:style-name="ce243" table:formula="of:=([.D8]*[.C14])+[.D8]" office:value-type="string">
            <text:p>125,000</text:p>
          </table:table-cell>
          <table:table-cell table:style-name="ce243" table:formula="of:=([.E8]*[.C14])+[.E8]" office:value-type="string">
            <text:p>312,500</text:p>
          </table:table-cell>
          <table:table-cell table:style-name="ce243" table:formula="of:=([.F8]*[.C14])+[.F8]" office:value-type="string">
            <text:p>781,250</text:p>
          </table:table-cell>
          <table:table-cell table:style-name="ce243" table:formula="of:=([.G8]*[.C14])+[.G8]" office:value-type="string">
            <text:p>1,953,125</text:p>
          </table:table-cell>
          <table:table-cell table:number-columns-repeated="7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style-name="ce222"/>
          <table:table-cell table:style-name="ce222" office:value-type="string">
            <text:p>total revenue from ID / yr</text:p>
          </table:table-cell>
          <table:table-cell table:style-name="ce243" table:formula="of:=[.D8]*[.C15]" office:value-type="string">
            <text:p>1,500,000</text:p>
          </table:table-cell>
          <table:table-cell table:style-name="ce243" table:formula="of:=[.E8]*[.C15]" office:value-type="string">
            <text:p>3,750,000</text:p>
          </table:table-cell>
          <table:table-cell table:style-name="ce243" table:formula="of:=[.F8]*[.C15]" office:value-type="string">
            <text:p>9,375,000</text:p>
          </table:table-cell>
          <table:table-cell table:style-name="ce243" table:formula="of:=[.G8]*[.C15]" office:value-type="string">
            <text:p>23,437,500</text:p>
          </table:table-cell>
          <table:table-cell table:style-name="ce243" table:formula="of:=[.H8]*[.C15]" office:value-type="string">
            <text:p>58,593,750</text:p>
          </table:table-cell>
          <table:table-cell table:number-columns-repeated="7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style-name="ce222"/>
          <table:table-cell table:style-name="ce222" office:value-type="string">
            <text:p>revenue to BN for ID's</text:p>
          </table:table-cell>
          <table:table-cell table:style-name="ce243" table:formula="of:=[.C16]*[.D9]" office:value-type="string">
            <text:p>375,000</text:p>
          </table:table-cell>
          <table:table-cell table:style-name="ce243" table:formula="of:=[.C16]*[.E9]" office:value-type="string">
            <text:p>937,500</text:p>
          </table:table-cell>
          <table:table-cell table:style-name="ce243" table:formula="of:=[.C16]*[.F9]" office:value-type="string">
            <text:p>2,343,750</text:p>
          </table:table-cell>
          <table:table-cell table:style-name="ce243" table:formula="of:=[.C16]*[.G9]" office:value-type="string">
            <text:p>5,859,375</text:p>
          </table:table-cell>
          <table:table-cell table:style-name="ce243" table:formula="of:=[.C16]*[.H9]" office:value-type="string">
            <text:p>14,648,438</text:p>
          </table:table-cell>
          <table:table-cell table:number-columns-repeated="7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number-columns-repeated="7" table:style-name="ce222"/>
          <table:table-cell table:style-name="ce222" table:formula="of:=SUM([.D10:.H10])" office:value-type="string">
            <text:p>  24,164,063 </text:p>
          </table:table-cell>
          <table:table-cell table:style-name="ce222" office:value-type="string">
            <text:p> total 5 year revenue to BN per contract</text:p>
          </table:table-cell>
          <table:table-cell table:number-columns-repeated="5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number-columns-repeated="7" table:style-name="ce222"/>
          <table:table-cell table:style-name="ce255" table:formula="of:=[.I11]*1" office:value-type="string">
            <text:p>  24,164,062.50 </text:p>
          </table:table-cell>
          <table:table-cell table:style-name="ce222" office:value-type="string">
            <text:p>total including multilpier for 1 typical services</text:p>
          </table:table-cell>
          <table:table-cell table:number-columns-repeated="5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style-name="ce222"/>
          <table:table-cell table:style-name="ce222" office:value-type="string">
            <text:p>multiplier</text:p>
          </table:table-cell>
          <table:table-cell table:style-name="ce222"/>
          <table:table-cell table:style-name="ce222" office:value-type="string">
            <text:p>`</text:p>
          </table:table-cell>
          <table:table-cell table:number-columns-repeated="10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style-name="ce222"/>
          <table:table-cell table:style-name="ce227" office:value-type="float" office:value="1.5">
            <text:p>1.5</text:p>
          </table:table-cell>
          <table:table-cell table:style-name="ce222" office:value-type="string">
            <text:p>% increase sold/yr</text:p>
          </table:table-cell>
          <table:table-cell table:number-columns-repeated="11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style-name="ce222"/>
          <table:table-cell table:style-name="ce245" office:value-type="float" office:value="30">
            <text:p> $30.00 </text:p>
          </table:table-cell>
          <table:table-cell table:style-name="ce222" office:value-type="string">
            <text:p>Cost of ID (BC/$)</text:p>
          </table:table-cell>
          <table:table-cell table:number-columns-repeated="11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style-name="ce222"/>
          <table:table-cell table:style-name="ce244" office:value-type="float" office:value="0.25">
            <text:p>0.25 </text:p>
          </table:table-cell>
          <table:table-cell table:style-name="ce222" office:value-type="string">
            <text:p>% revenue to BN per paid ID</text:p>
          </table:table-cell>
          <table:table-cell table:number-columns-repeated="11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number-columns-repeated="14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number-columns-repeated="14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number-columns-repeated="14" table:style-name="ce222"/>
          <table:table-cell table:number-columns-repeated="5" table:style-name="ce112"/>
        </table:table-row>
        <table:table-row table:style-name="ro5">
          <table:table-cell table:style-name="ce230"/>
          <table:table-cell table:number-columns-repeated="14" table:style-name="ce222"/>
          <table:table-cell table:number-columns-repeated="5" table:style-name="ce112"/>
        </table:table-row>
      </table:table>
      <table:table table:name="Revenue Sources Agora" table:style-name="ta8" table:print="false">
        <office:forms form:automatic-focus="false" form:apply-design-mode="false"/>
        <table:table-column table:style-name="co37" table:default-cell-style-name="ce15"/>
        <table:table-column table:style-name="co38" table:default-cell-style-name="ce15"/>
        <table:table-column table:style-name="co67" table:default-cell-style-name="ce15"/>
        <table:table-column table:style-name="co63" table:default-cell-style-name="ce15"/>
        <table:table-column table:style-name="co64" table:default-cell-style-name="ce15"/>
        <table:table-column table:style-name="co65" table:default-cell-style-name="ce15"/>
        <table:table-column table:style-name="co43" table:default-cell-style-name="ce15"/>
        <table:table-column table:style-name="co8" table:number-columns-repeated="2" table:default-cell-style-name="ce15"/>
        <table:table-column table:style-name="co44" table:default-cell-style-name="ce15"/>
        <table:table-column table:style-name="co6" table:default-cell-style-name="ce15"/>
        <table:table-column table:style-name="co12" table:default-cell-style-name="ce15"/>
        <table:table-column table:style-name="co45" table:default-cell-style-name="ce15"/>
        <table:table-column table:style-name="co17" table:default-cell-style-name="ce15"/>
        <table:table-column table:style-name="co46" table:default-cell-style-name="ce15"/>
        <table:table-column table:style-name="co47" table:number-columns-repeated="2" table:default-cell-style-name="ce15"/>
        <table:table-column table:style-name="co48" table:default-cell-style-name="ce15"/>
        <table:table-column table:style-name="co49" table:default-cell-style-name="ce15"/>
        <table:table-column table:style-name="co28" table:default-cell-style-name="ce15"/>
        <table:table-column table:style-name="co50" table:default-cell-style-name="ce15"/>
        <table:table-column table:style-name="co51" table:number-columns-repeated="2" table:default-cell-style-name="ce15"/>
        <table:table-column table:style-name="co50" table:number-columns-repeated="12" table:default-cell-style-name="ce15"/>
        <table:table-column table:style-name="co53" table:number-columns-repeated="2" table:default-cell-style-name="ce15"/>
        <table:table-column table:style-name="co58" table:default-cell-style-name="ce15"/>
        <table:table-column table:style-name="co48" table:number-columns-repeated="11" table:default-cell-style-name="ce15"/>
        <table:table-column table:style-name="co23" table:number-columns-repeated="2" table:default-cell-style-name="ce15"/>
        <table:table-column table:style-name="co6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49" table:default-cell-style-name="ce15"/>
        <table:table-column table:style-name="co57" table:default-cell-style-name="ce15"/>
        <table:table-column table:style-name="co32" table:default-cell-style-name="ce15"/>
        <table:table-column table:style-name="co47" table:default-cell-style-name="ce15"/>
        <table:table-column table:style-name="co22" table:default-cell-style-name="ce15"/>
        <table:table-column table:style-name="co47" table:number-columns-repeated="3" table:default-cell-style-name="ce15"/>
        <table:table-column table:style-name="co58" table:number-columns-repeated="2" table:default-cell-style-name="ce15"/>
        <table:table-column table:style-name="co33" table:number-columns-repeated="13" table:default-cell-style-name="ce15"/>
        <table:table-column table:style-name="co12" table:number-columns-repeated="13" table:default-cell-style-name="ce15"/>
        <table:table-column table:style-name="co66" table:default-cell-style-name="ce15" table:number-columns-repeated="165"/>
        <table:table-row table:style-name="ro5">
          <table:table-cell table:style-name="ce247"/>
          <table:table-cell table:style-name="ce248"/>
          <table:table-cell table:number-columns-repeated="6" table:style-name="ce249"/>
          <table:table-cell table:number-columns-repeated="2" table:style-name="ce216"/>
          <table:table-cell table:number-columns-repeated="81" table:style-name="ce112"/>
        </table:table-row>
        <table:table-row table:style-name="ro23">
          <table:table-cell table:style-name="ce250"/>
          <table:table-cell table:style-name="ce238"/>
          <table:table-cell table:style-name="ce235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20"/>
          <table:table-cell table:style-name="ce238"/>
          <table:table-cell table:style-name="ce256"/>
          <table:table-cell table:number-columns-repeated="10" table:style-name="ce238"/>
          <table:table-cell table:style-name="ce257"/>
          <table:table-cell table:style-name="ce256"/>
          <table:table-cell table:number-columns-repeated="12" table:style-name="ce238"/>
          <table:table-cell table:style-name="ce257"/>
          <table:table-cell table:style-name="ce256"/>
          <table:table-cell table:number-columns-repeated="12" table:style-name="ce238"/>
          <table:table-cell table:style-name="ce257"/>
          <table:table-cell table:style-name="ce256"/>
          <table:table-cell table:number-columns-repeated="12" table:style-name="ce238"/>
          <table:table-cell table:style-name="ce258"/>
          <table:table-cell table:style-name="ce256"/>
          <table:table-cell table:number-columns-repeated="26" table:style-name="ce238"/>
        </table:table-row>
        <table:table-row table:style-name="ro5">
          <table:table-cell table:style-name="ce259"/>
          <table:table-cell table:style-name="ce260"/>
          <table:table-cell table:style-name="ce112"/>
          <table:table-cell table:style-name="ce30" table:number-columns-spanned="2" table:number-rows-spanned="1"/>
          <table:covered-table-cell/>
          <table:table-cell table:number-columns-repeated="5" table:style-name="ce216"/>
          <table:table-cell table:number-columns-repeated="11" table:style-name="ce112"/>
          <table:table-cell table:style-name="ce258"/>
          <table:table-cell table:style-name="ce112"/>
          <table:table-cell table:style-name="ce220"/>
          <table:table-cell table:number-columns-repeated="11" table:style-name="ce112"/>
          <table:table-cell table:style-name="ce258"/>
          <table:table-cell table:number-columns-repeated="13" table:style-name="ce112"/>
          <table:table-cell table:style-name="ce258"/>
          <table:table-cell table:number-columns-repeated="13" table:style-name="ce112"/>
          <table:table-cell table:style-name="ce258"/>
          <table:table-cell table:style-name="ce216"/>
          <table:table-cell table:number-columns-repeated="26" table:style-name="ce112"/>
        </table:table-row>
        <table:table-row table:style-name="ro6">
          <table:table-cell table:style-name="ce259"/>
          <table:table-cell table:style-name="ce260"/>
          <table:table-cell table:number-columns-repeated="7" table:style-name="ce216"/>
          <table:table-cell table:style-name="ce112"/>
          <table:table-cell table:style-name="ce261"/>
          <table:table-cell table:number-columns-repeated="10" table:style-name="ce112"/>
          <table:table-cell table:style-name="ce262"/>
          <table:table-cell table:style-name="ce261"/>
          <table:table-cell table:number-columns-repeated="12" table:style-name="ce112"/>
          <table:table-cell table:style-name="ce263"/>
          <table:table-cell table:style-name="ce261"/>
          <table:table-cell table:number-columns-repeated="12" table:style-name="ce112"/>
          <table:table-cell table:style-name="ce257"/>
          <table:table-cell table:style-name="ce261"/>
          <table:table-cell table:number-columns-repeated="12" table:style-name="ce112"/>
          <table:table-cell table:style-name="ce264"/>
          <table:table-cell table:style-name="ce261"/>
          <table:table-cell table:number-columns-repeated="12" table:style-name="ce112"/>
          <table:table-cell table:style-name="ce265"/>
          <table:table-cell table:number-columns-repeated="13" table:style-name="ce112"/>
        </table:table-row>
        <table:table-row table:style-name="ro6">
          <table:table-cell table:style-name="ce259"/>
          <table:table-cell table:style-name="ce55"/>
          <table:table-cell table:number-columns-repeated="8" table:style-name="ce216"/>
          <table:table-cell table:number-columns-repeated="11" table:style-name="ce112"/>
          <table:table-cell table:style-name="ce266"/>
          <table:table-cell table:style-name="ce216"/>
          <table:table-cell table:number-columns-repeated="12" table:style-name="ce112"/>
          <table:table-cell table:style-name="ce266"/>
          <table:table-cell table:number-columns-repeated="13" table:style-name="ce112"/>
          <table:table-cell table:style-name="ce266"/>
          <table:table-cell table:number-columns-repeated="13" table:style-name="ce267"/>
          <table:table-cell table:style-name="ce268"/>
          <table:table-cell table:number-columns-repeated="13" table:style-name="ce267"/>
          <table:table-cell table:style-name="ce266"/>
          <table:table-cell table:number-columns-repeated="13" table:style-name="ce112"/>
        </table:table-row>
        <table:table-row table:style-name="ro5">
          <table:table-cell table:style-name="ce269" table:number-columns-spanned="2" table:number-rows-spanned="19"/>
          <table:covered-table-cell/>
          <table:table-cell table:number-columns-repeated="10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10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10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style-name="ce253"/>
          <table:table-cell table:style-name="ce222" office:value-type="string">
            <text:p>Y1</text:p>
          </table:table-cell>
          <table:table-cell table:style-name="ce222" office:value-type="string">
            <text:p>Y2</text:p>
          </table:table-cell>
          <table:table-cell table:style-name="ce222" office:value-type="string">
            <text:p>Y3</text:p>
          </table:table-cell>
          <table:table-cell table:style-name="ce222" office:value-type="string">
            <text:p>Y4</text:p>
          </table:table-cell>
          <table:table-cell table:style-name="ce222" office:value-type="string">
            <text:p>Y5</text:p>
          </table:table-cell>
          <table:table-cell table:number-columns-repeated="4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style-name="ce222" office:value-type="string">
            <text:p>$ passing thru Agora per year</text:p>
          </table:table-cell>
          <table:table-cell table:style-name="ce243" office:value-type="float" office:value="2000000">
            <text:p>2,000,000</text:p>
          </table:table-cell>
          <table:table-cell table:style-name="ce243" table:formula="of:=([.D10]*[.C16])+[.D10]" office:value-type="string">
            <text:p>4,400,000</text:p>
          </table:table-cell>
          <table:table-cell table:style-name="ce243" table:formula="of:=([.E10]*[.C16])+[.E10]" office:value-type="string">
            <text:p>9,680,000</text:p>
          </table:table-cell>
          <table:table-cell table:style-name="ce243" table:formula="of:=([.F10]*[.C16])+[.F10]" office:value-type="string">
            <text:p>21,296,000</text:p>
          </table:table-cell>
          <table:table-cell table:style-name="ce243" table:formula="of:=([.G10]*[.C16])+[.G10]" office:value-type="string">
            <text:p>46,851,200</text:p>
          </table:table-cell>
          <table:table-cell table:number-columns-repeated="4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style-name="ce222" office:value-type="string">
            <text:p>share of revenue incorporate as a DO per year</text:p>
          </table:table-cell>
          <table:table-cell table:style-name="ce243" table:formula="of:=[.D10]*[.C17]" office:value-type="string">
            <text:p>1,000,000</text:p>
          </table:table-cell>
          <table:table-cell table:style-name="ce243" table:formula="of:=[.E10]*[.C17]" office:value-type="string">
            <text:p>2,200,000</text:p>
          </table:table-cell>
          <table:table-cell table:style-name="ce243" table:formula="of:=[.F10]*[.C17]" office:value-type="string">
            <text:p>4,840,000</text:p>
          </table:table-cell>
          <table:table-cell table:style-name="ce243" table:formula="of:=[.G10]*[.C17]" office:value-type="string">
            <text:p>10,648,000</text:p>
          </table:table-cell>
          <table:table-cell table:style-name="ce243" table:formula="of:=[.H10]*[.C17]" office:value-type="string">
            <text:p>23,425,600</text:p>
          </table:table-cell>
          <table:table-cell table:number-columns-repeated="4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style-name="ce222" office:value-type="string">
            <text:p> revenue to BN per DO Inc. per year</text:p>
          </table:table-cell>
          <table:table-cell table:style-name="ce243" table:formula="of:=[.C18]*[.D11]" office:value-type="string">
            <text:p>20,000</text:p>
          </table:table-cell>
          <table:table-cell table:style-name="ce243" table:formula="of:=[.C18]*[.E11]" office:value-type="string">
            <text:p>44,000</text:p>
          </table:table-cell>
          <table:table-cell table:style-name="ce243" table:formula="of:=[.C18]*[.F11]" office:value-type="string">
            <text:p>96,800</text:p>
          </table:table-cell>
          <table:table-cell table:style-name="ce243" table:formula="of:=[.C18]*[.G11]" office:value-type="string">
            <text:p>212,960</text:p>
          </table:table-cell>
          <table:table-cell table:style-name="ce243" table:formula="of:=[.C18]*[.H11]" office:value-type="string">
            <text:p>468,512</text:p>
          </table:table-cell>
          <table:table-cell table:number-columns-repeated="4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6" table:style-name="ce253"/>
          <table:table-cell table:style-name="ce222" table:formula="of:=SUM([.D12:.H12])" office:value-type="string">
            <text:p>  842,272 </text:p>
          </table:table-cell>
          <table:table-cell table:style-name="ce222" office:value-type="string">
            <text:p> total 5 year revenue to BN per contract</text:p>
          </table:table-cell>
          <table:table-cell table:number-columns-repeated="2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6" table:style-name="ce253"/>
          <table:table-cell table:style-name="ce254" table:formula="of:=[.I13]*1" office:value-type="string">
            <text:p>  842,272.00 </text:p>
          </table:table-cell>
          <table:table-cell table:style-name="ce222" office:value-type="string">
            <text:p>total including multilpier for 1 typical services</text:p>
          </table:table-cell>
          <table:table-cell table:number-columns-repeated="2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style-name="ce222" office:value-type="string">
            <text:p>multiplier</text:p>
          </table:table-cell>
          <table:table-cell table:style-name="ce253"/>
          <table:table-cell table:style-name="ce222" office:value-type="string">
            <text:p>`</text:p>
          </table:table-cell>
          <table:table-cell table:number-columns-repeated="7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style-name="ce227" office:value-type="float" office:value="1.2">
            <text:p>1.2</text:p>
          </table:table-cell>
          <table:table-cell table:style-name="ce222" office:value-type="string">
            <text:p>% increase in $ passing thru Agora per year</text:p>
          </table:table-cell>
          <table:table-cell table:number-columns-repeated="8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style-name="ce244" office:value-type="float" office:value="0.5">
            <text:p>0.50 </text:p>
          </table:table-cell>
          <table:table-cell table:style-name="ce222" office:value-type="string">
            <text:p>% of revenue incorporate as a DO per year</text:p>
          </table:table-cell>
          <table:table-cell table:number-columns-repeated="8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style-name="ce244" office:value-type="float" office:value="0.02">
            <text:p>0.02 </text:p>
          </table:table-cell>
          <table:table-cell table:style-name="ce222" office:value-type="string">
            <text:p>% revenue to BN per DO Inc. per year</text:p>
          </table:table-cell>
          <table:table-cell table:number-columns-repeated="8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10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10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10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10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10" table:style-name="ce253"/>
          <table:table-cell table:number-columns-repeated="79" table:style-name="ce112"/>
        </table:table-row>
        <table:table-row table:style-name="ro5">
          <table:covered-table-cell table:number-columns-repeated="2"/>
          <table:table-cell table:number-columns-repeated="10" table:style-name="ce253"/>
          <table:table-cell table:number-columns-repeated="68" table:style-name="ce112"/>
          <table:table-cell table:style-name="ce216" office:value-type="string">
            <text:p> </text:p>
          </table:table-cell>
          <table:table-cell table:number-columns-repeated="10" table:style-name="ce112"/>
        </table:table-row>
      </table:table>
      <table:table table:name="Revenue Sources Fam Contracts" table:style-name="ta9" table:print="false">
        <office:forms form:automatic-focus="false" form:apply-design-mode="false"/>
        <table:table-column table:style-name="co37" table:default-cell-style-name="ce15"/>
        <table:table-column table:style-name="co38" table:default-cell-style-name="ce15"/>
        <table:table-column table:style-name="co67" table:default-cell-style-name="ce15"/>
        <table:table-column table:style-name="co63" table:default-cell-style-name="ce15"/>
        <table:table-column table:style-name="co64" table:default-cell-style-name="ce15"/>
        <table:table-column table:style-name="co65" table:default-cell-style-name="ce15"/>
        <table:table-column table:style-name="co43" table:default-cell-style-name="ce15"/>
        <table:table-column table:style-name="co8" table:number-columns-repeated="2" table:default-cell-style-name="ce15"/>
        <table:table-column table:style-name="co44" table:default-cell-style-name="ce15"/>
        <table:table-column table:style-name="co6" table:default-cell-style-name="ce15"/>
        <table:table-column table:style-name="co12" table:default-cell-style-name="ce15"/>
        <table:table-column table:style-name="co45" table:default-cell-style-name="ce15"/>
        <table:table-column table:style-name="co17" table:default-cell-style-name="ce15"/>
        <table:table-column table:style-name="co46" table:default-cell-style-name="ce15"/>
        <table:table-column table:style-name="co47" table:number-columns-repeated="2" table:default-cell-style-name="ce15"/>
        <table:table-column table:style-name="co48" table:default-cell-style-name="ce15"/>
        <table:table-column table:style-name="co49" table:default-cell-style-name="ce15"/>
        <table:table-column table:style-name="co12" table:default-cell-style-name="ce15"/>
        <table:table-column table:style-name="co69" table:default-cell-style-name="ce15" table:number-columns-repeated="236"/>
        <table:table-row table:style-name="ro5">
          <table:table-cell table:style-name="ce247"/>
          <table:table-cell table:style-name="ce270"/>
          <table:table-cell table:number-columns-repeated="6" table:style-name="ce271"/>
          <table:table-cell table:number-columns-repeated="4" table:style-name="ce222"/>
          <table:table-cell table:number-columns-repeated="8" table:style-name="ce112"/>
        </table:table-row>
        <table:table-row table:style-name="ro24">
          <table:table-cell table:style-name="ce250"/>
          <table:table-cell table:style-name="ce235"/>
          <table:table-cell table:style-name="ce235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3"/>
          <table:table-cell table:number-columns-repeated="3" table:style-name="ce235"/>
          <table:table-cell table:number-columns-repeated="8" table:style-name="ce238"/>
        </table:table-row>
        <table:table-row table:style-name="ro5">
          <table:table-cell table:style-name="ce252"/>
          <table:table-cell table:style-name="ce226"/>
          <table:table-cell table:number-columns-repeated="10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number-columns-repeated="11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number-columns-repeated="11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number-columns-repeated="2" table:style-name="ce222"/>
          <table:table-cell table:style-name="ce222" office:value-type="string">
            <text:p>Y1</text:p>
          </table:table-cell>
          <table:table-cell table:style-name="ce222" office:value-type="string">
            <text:p>Y2</text:p>
          </table:table-cell>
          <table:table-cell table:style-name="ce222" office:value-type="string">
            <text:p>Y3</text:p>
          </table:table-cell>
          <table:table-cell table:style-name="ce222" office:value-type="string">
            <text:p>Y4</text:p>
          </table:table-cell>
          <table:table-cell table:style-name="ce222" office:value-type="string">
            <text:p>Y5</text:p>
          </table:table-cell>
          <table:table-cell table:number-columns-repeated="4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 Family Contracts per year</text:p>
          </table:table-cell>
          <table:table-cell table:style-name="ce243" office:value-type="float" office:value="50000">
            <text:p>50,000</text:p>
          </table:table-cell>
          <table:table-cell table:style-name="ce243" table:formula="of:=([.D7]*[.C13])+[.D7]" office:value-type="string">
            <text:p>110,000</text:p>
          </table:table-cell>
          <table:table-cell table:style-name="ce243" table:formula="of:=([.E7]*[.C13])+[.E7]" office:value-type="string">
            <text:p>242,000</text:p>
          </table:table-cell>
          <table:table-cell table:style-name="ce243" table:formula="of:=([.F7]*[.C13])+[.F7]" office:value-type="string">
            <text:p>532,400</text:p>
          </table:table-cell>
          <table:table-cell table:style-name="ce243" table:formula="of:=([.G7]*[.C13])+[.G7]" office:value-type="string">
            <text:p>1,171,280</text:p>
          </table:table-cell>
          <table:table-cell table:number-columns-repeated="4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revenue of contracts per year</text:p>
          </table:table-cell>
          <table:table-cell table:style-name="ce243" table:formula="of:=[.D7]*[.C14]" office:value-type="string">
            <text:p>750,000</text:p>
          </table:table-cell>
          <table:table-cell table:style-name="ce243" table:formula="of:=[.E7]*[.C14]" office:value-type="string">
            <text:p>1,650,000</text:p>
          </table:table-cell>
          <table:table-cell table:style-name="ce243" table:formula="of:=[.F7]*[.C14]" office:value-type="string">
            <text:p>3,630,000</text:p>
          </table:table-cell>
          <table:table-cell table:style-name="ce243" table:formula="of:=[.G7]*[.C14]" office:value-type="string">
            <text:p>7,986,000</text:p>
          </table:table-cell>
          <table:table-cell table:style-name="ce243" table:formula="of:=[.H7]*[.C14]" office:value-type="string">
            <text:p>17,569,200</text:p>
          </table:table-cell>
          <table:table-cell table:number-columns-repeated="4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 revenue to BN per contract</text:p>
          </table:table-cell>
          <table:table-cell table:style-name="ce243" table:formula="of:=[.C15]*[.D8]" office:value-type="string">
            <text:p>375,000</text:p>
          </table:table-cell>
          <table:table-cell table:style-name="ce243" table:formula="of:=[.C15]*[.E8]" office:value-type="string">
            <text:p>825,000</text:p>
          </table:table-cell>
          <table:table-cell table:style-name="ce243" table:formula="of:=[.C15]*[.F8]" office:value-type="string">
            <text:p>1,815,000</text:p>
          </table:table-cell>
          <table:table-cell table:style-name="ce243" table:formula="of:=[.C15]*[.G8]" office:value-type="string">
            <text:p>3,993,000</text:p>
          </table:table-cell>
          <table:table-cell table:style-name="ce243" table:formula="of:=[.C15]*[.H8]" office:value-type="string">
            <text:p>8,784,600</text:p>
          </table:table-cell>
          <table:table-cell table:number-columns-repeated="4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number-columns-repeated="7" table:style-name="ce222"/>
          <table:table-cell table:style-name="ce222" table:formula="of:=SUM([.D9:.H9])" office:value-type="string">
            <text:p>  15,792,600 </text:p>
          </table:table-cell>
          <table:table-cell table:style-name="ce222" office:value-type="string">
            <text:p> total 5 year revenue to BN per contract</text:p>
          </table:table-cell>
          <table:table-cell table:number-columns-repeated="2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number-columns-repeated="7" table:style-name="ce222"/>
          <table:table-cell table:style-name="ce254" table:formula="of:=[.I10]*1" office:value-type="string">
            <text:p>  15,792,600.00 </text:p>
          </table:table-cell>
          <table:table-cell table:style-name="ce222" office:value-type="string">
            <text:p>total including multilpier for 1 typical services</text:p>
          </table:table-cell>
          <table:table-cell table:number-columns-repeated="2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22"/>
          <table:table-cell table:style-name="ce222" office:value-type="string">
            <text:p>multiplier</text:p>
          </table:table-cell>
          <table:table-cell table:style-name="ce222"/>
          <table:table-cell table:style-name="ce222" office:value-type="string">
            <text:p>`</text:p>
          </table:table-cell>
          <table:table-cell table:number-columns-repeated="7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22"/>
          <table:table-cell table:style-name="ce227" office:value-type="float" office:value="1.2">
            <text:p>1.2</text:p>
          </table:table-cell>
          <table:table-cell table:style-name="ce222" office:value-type="string">
            <text:p>% increase of Family Contracts per year</text:p>
          </table:table-cell>
          <table:table-cell table:number-columns-repeated="8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22"/>
          <table:table-cell table:style-name="ce245" office:value-type="float" office:value="15">
            <text:p> $15.00 </text:p>
          </table:table-cell>
          <table:table-cell table:style-name="ce222" office:value-type="string">
            <text:p>revenue per contract</text:p>
          </table:table-cell>
          <table:table-cell table:number-columns-repeated="8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22"/>
          <table:table-cell table:style-name="ce244" office:value-type="float" office:value="0.5">
            <text:p>0.50 </text:p>
          </table:table-cell>
          <table:table-cell table:style-name="ce222" office:value-type="string">
            <text:p>% revenue to BN per contract per year</text:p>
          </table:table-cell>
          <table:table-cell table:number-columns-repeated="8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number-columns-repeated="11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number-columns-repeated="11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number-columns-repeated="11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number-columns-repeated="11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number-columns-repeated="18" table:style-name="ce112"/>
        </table:table-row>
      </table:table>
      <table:table table:name="Revenue Sources Family Con. 2" table:style-name="ta10" table:print="false">
        <office:forms form:automatic-focus="false" form:apply-design-mode="false"/>
        <table:table-column table:style-name="co37" table:default-cell-style-name="ce15"/>
        <table:table-column table:style-name="co38" table:default-cell-style-name="ce15"/>
        <table:table-column table:style-name="co67" table:default-cell-style-name="ce15"/>
        <table:table-column table:style-name="co63" table:default-cell-style-name="ce15"/>
        <table:table-column table:style-name="co64" table:default-cell-style-name="ce15"/>
        <table:table-column table:style-name="co65" table:default-cell-style-name="ce15"/>
        <table:table-column table:style-name="co43" table:default-cell-style-name="ce15"/>
        <table:table-column table:style-name="co8" table:number-columns-repeated="2" table:default-cell-style-name="ce15"/>
        <table:table-column table:style-name="co44" table:default-cell-style-name="ce15"/>
        <table:table-column table:style-name="co6" table:default-cell-style-name="ce15"/>
        <table:table-column table:style-name="co12" table:default-cell-style-name="ce15"/>
        <table:table-column table:style-name="co45" table:default-cell-style-name="ce15"/>
        <table:table-column table:style-name="co17" table:default-cell-style-name="ce15"/>
        <table:table-column table:style-name="co46" table:default-cell-style-name="ce15"/>
        <table:table-column table:style-name="co47" table:number-columns-repeated="2" table:default-cell-style-name="ce15"/>
        <table:table-column table:style-name="co48" table:default-cell-style-name="ce15"/>
        <table:table-column table:style-name="co49" table:default-cell-style-name="ce15"/>
        <table:table-column table:style-name="co12" table:default-cell-style-name="ce15"/>
        <table:table-column table:style-name="co70" table:default-cell-style-name="ce15" table:number-columns-repeated="236"/>
        <table:table-row table:style-name="ro5">
          <table:table-cell table:style-name="ce247"/>
          <table:table-cell table:style-name="ce248"/>
          <table:table-cell table:number-columns-repeated="6" table:style-name="ce271"/>
          <table:table-cell table:number-columns-repeated="4" table:style-name="ce222"/>
          <table:table-cell table:number-columns-repeated="8" table:style-name="ce112"/>
        </table:table-row>
        <table:table-row table:style-name="ro25">
          <table:table-cell table:style-name="ce250"/>
          <table:table-cell table:style-name="ce238"/>
          <table:table-cell table:style-name="ce235" table:number-columns-spanned="3" table:number-rows-spanned="1" office:value-type="string">
            <text:p>Projected Revenues and Related Direct Costs</text:p>
          </table:table-cell>
          <table:covered-table-cell table:number-columns-repeated="2"/>
          <table:table-cell table:number-columns-repeated="4" table:style-name="ce23"/>
          <table:table-cell table:number-columns-repeated="3" table:style-name="ce235"/>
          <table:table-cell table:number-columns-repeated="8" table:style-name="ce238"/>
        </table:table-row>
        <table:table-row table:style-name="ro5">
          <table:table-cell table:style-name="ce259"/>
          <table:table-cell table:style-name="ce260"/>
          <table:table-cell table:style-name="ce222"/>
          <table:table-cell table:style-name="ce23" table:number-columns-spanned="2" table:number-rows-spanned="1"/>
          <table:covered-table-cell/>
          <table:table-cell table:number-columns-repeated="7" table:style-name="ce222"/>
          <table:table-cell table:number-columns-repeated="8" table:style-name="ce112"/>
        </table:table-row>
        <table:table-row table:style-name="ro6">
          <table:table-cell table:style-name="ce259"/>
          <table:table-cell table:style-name="ce260"/>
          <table:table-cell table:number-columns-repeated="8" table:style-name="ce222"/>
          <table:table-cell table:style-name="ce23"/>
          <table:table-cell table:style-name="ce222"/>
          <table:table-cell table:number-columns-repeated="8" table:style-name="ce112"/>
        </table:table-row>
        <table:table-row table:style-name="ro6">
          <table:table-cell table:style-name="ce259"/>
          <table:table-cell table:style-name="ce55"/>
          <table:table-cell table:number-columns-repeated="10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60"/>
          <table:table-cell table:number-columns-repeated="10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number-columns-repeated="10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number-columns-repeated="10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style-name="ce222"/>
          <table:table-cell table:style-name="ce222" office:value-type="string">
            <text:p>Y1</text:p>
          </table:table-cell>
          <table:table-cell table:style-name="ce222" office:value-type="string">
            <text:p>Y2</text:p>
          </table:table-cell>
          <table:table-cell table:style-name="ce222" office:value-type="string">
            <text:p>Y3</text:p>
          </table:table-cell>
          <table:table-cell table:style-name="ce222" office:value-type="string">
            <text:p>Y4</text:p>
          </table:table-cell>
          <table:table-cell table:style-name="ce222" office:value-type="string">
            <text:p>Y5</text:p>
          </table:table-cell>
          <table:table-cell table:number-columns-repeated="4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style-name="ce222" office:value-type="string">
            <text:p> Family Contracts per year</text:p>
          </table:table-cell>
          <table:table-cell table:style-name="ce243" office:value-type="float" office:value="500">
            <text:p>500</text:p>
          </table:table-cell>
          <table:table-cell table:style-name="ce243" table:formula="of:=([.D10]*[.C16])+[.D10]" office:value-type="string">
            <text:p>575</text:p>
          </table:table-cell>
          <table:table-cell table:style-name="ce243" table:formula="of:=([.E10]*[.C16])+[.E10]" office:value-type="string">
            <text:p>661</text:p>
          </table:table-cell>
          <table:table-cell table:style-name="ce243" table:formula="of:=([.F10]*[.C16])+[.F10]" office:value-type="string">
            <text:p>760</text:p>
          </table:table-cell>
          <table:table-cell table:style-name="ce243" table:formula="of:=([.G10]*[.C16])+[.G10]" office:value-type="string">
            <text:p>875</text:p>
          </table:table-cell>
          <table:table-cell table:number-columns-repeated="4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style-name="ce222" office:value-type="string">
            <text:p>revenue of contracts per year</text:p>
          </table:table-cell>
          <table:table-cell table:style-name="ce243" table:formula="of:=[.D10]*[.C17]" office:value-type="string">
            <text:p>75,000</text:p>
          </table:table-cell>
          <table:table-cell table:style-name="ce243" table:formula="of:=[.E10]*[.C17]" office:value-type="string">
            <text:p>86,250</text:p>
          </table:table-cell>
          <table:table-cell table:style-name="ce243" table:formula="of:=[.F10]*[.C17]" office:value-type="string">
            <text:p>99,188</text:p>
          </table:table-cell>
          <table:table-cell table:style-name="ce243" table:formula="of:=[.G10]*[.C17]" office:value-type="string">
            <text:p>114,066</text:p>
          </table:table-cell>
          <table:table-cell table:style-name="ce243" table:formula="of:=[.H10]*[.C17]" office:value-type="string">
            <text:p>131,175</text:p>
          </table:table-cell>
          <table:table-cell table:number-columns-repeated="4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style-name="ce222" office:value-type="string">
            <text:p> revenue to BN per contract</text:p>
          </table:table-cell>
          <table:table-cell table:style-name="ce243" table:formula="of:=[.C18]*[.D11]" office:value-type="string">
            <text:p>7,500</text:p>
          </table:table-cell>
          <table:table-cell table:style-name="ce243" table:formula="of:=[.C18]*[.E11]" office:value-type="string">
            <text:p>8,625</text:p>
          </table:table-cell>
          <table:table-cell table:style-name="ce243" table:formula="of:=[.C18]*[.F11]" office:value-type="string">
            <text:p>9,919</text:p>
          </table:table-cell>
          <table:table-cell table:style-name="ce243" table:formula="of:=[.C18]*[.G11]" office:value-type="string">
            <text:p>11,407</text:p>
          </table:table-cell>
          <table:table-cell table:style-name="ce243" table:formula="of:=[.C18]*[.H11]" office:value-type="string">
            <text:p>13,118</text:p>
          </table:table-cell>
          <table:table-cell table:number-columns-repeated="4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number-columns-repeated="6" table:style-name="ce222"/>
          <table:table-cell table:style-name="ce222" table:formula="of:=SUM([.D12:.H12])" office:value-type="string">
            <text:p>  50,568 </text:p>
          </table:table-cell>
          <table:table-cell table:style-name="ce222" office:value-type="string">
            <text:p> total 5 year revenue to BN per contract</text:p>
          </table:table-cell>
          <table:table-cell table:number-columns-repeated="2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number-columns-repeated="6" table:style-name="ce222"/>
          <table:table-cell table:style-name="ce254" table:formula="of:=[.I13]*1" office:value-type="string">
            <text:p>  50,567.86 </text:p>
          </table:table-cell>
          <table:table-cell table:style-name="ce222" office:value-type="string">
            <text:p>total including multilpier for 1 typical service</text:p>
          </table:table-cell>
          <table:table-cell table:number-columns-repeated="2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style-name="ce222" office:value-type="string">
            <text:p>multiplier</text:p>
          </table:table-cell>
          <table:table-cell table:style-name="ce222"/>
          <table:table-cell table:style-name="ce222" office:value-type="string">
            <text:p>`</text:p>
          </table:table-cell>
          <table:table-cell table:number-columns-repeated="7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style-name="ce227" office:value-type="float" office:value="0.15">
            <text:p>0.15</text:p>
          </table:table-cell>
          <table:table-cell table:style-name="ce222" office:value-type="string">
            <text:p>% increase of Family Contracts per year</text:p>
          </table:table-cell>
          <table:table-cell table:number-columns-repeated="8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style-name="ce245" office:value-type="float" office:value="150">
            <text:p> $150.00 </text:p>
          </table:table-cell>
          <table:table-cell table:style-name="ce222" office:value-type="string">
            <text:p>revenue per contract</text:p>
          </table:table-cell>
          <table:table-cell table:number-columns-repeated="8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style-name="ce244" office:value-type="float" office:value="0.1">
            <text:p>0.10 </text:p>
          </table:table-cell>
          <table:table-cell table:style-name="ce222" office:value-type="string">
            <text:p>% revenue to BN per contract per year</text:p>
          </table:table-cell>
          <table:table-cell table:number-columns-repeated="8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number-columns-repeated="10" table:style-name="ce222"/>
          <table:table-cell table:number-columns-repeated="8" table:style-name="ce112"/>
        </table:table-row>
        <table:table-row table:style-name="ro5">
          <table:table-cell table:style-name="ce252"/>
          <table:table-cell table:style-name="ce216"/>
          <table:table-cell table:number-columns-repeated="10" table:style-name="ce222"/>
          <table:table-cell table:number-columns-repeated="8" table:style-name="ce1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date-style style:name="N17">
      <number:month number:textual="true"/>
      <number:text>-</number:text>
      <number:year/>
    </number:date-style>
    <number:number-style style:name="N37P0" style:volatile="true">
      <number:text> </number:text>
      <number:number number:decimal-places="0" number:min-integer-digits="1" number:grouping="true"/>
      <number:text> </number:text>
    </number:number-style>
    <number:number-style style:name="N37">
      <number:text>(</number:text>
      <number:number number:decimal-places="0" number:min-integer-digits="1" number:grouping="true"/>
      <number:text>)</number:text>
      <style:map style:condition="value()&gt;=0" style:apply-style-name="N37P0"/>
    </number:number-style>
    <number:number-style style:name="N39P0" style:volatile="true">
      <number:text> </number:text>
      <number:number number:min-integer-digits="1" number:grouping="true" number:decimal-places="2"/>
      <number:text> </number:text>
    </number:number-style>
    <number:number-style style:name="N39">
      <number:text>(</number:text>
      <number:number number:min-integer-digits="1" number:grouping="true" number:decimal-places="2"/>
      <number:text>)</number:text>
      <style:map style:condition="value()&gt;=0" style:apply-style-name="N39P0"/>
    </number:number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P0" style:volatile="true">
      <number:text>  </number:text>
      <number:number number:decimal-places="0" number:min-integer-digits="1" number:grouping="true"/>
      <number:text> </number:text>
    </number:number-style>
    <number:number-style style:name="N164P1" style:volatile="true">
      <number:text>  </number:text>
      <number:text>(</number:text>
      <number:number number:decimal-places="0" number:min-integer-digits="1" number:grouping="true"/>
      <number:text>)</number:text>
    </number:number-style>
    <number:text-style style:name="N164P2" style:volatile="true">
      <number:text> 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month number:textual="true"/>
      <number:text>-</number:text>
      <number:year/>
    </number:date-style>
    <number:number-style style:name="N166P0" style:volatile="true">
      <number:text>  </number:text>
      <number:number number:min-integer-digits="1" number:grouping="true" number:decimal-places="2"/>
      <number:text> </number:text>
    </number:number-style>
    <number:number-style style:name="N166P1" style:volatile="true">
      <number:text>  </number:text>
      <number:text>(</number:text>
      <number:number number:min-integer-digits="1" number:grouping="true" number:decimal-places="2"/>
      <number:text>)</number:text>
    </number:number-style>
    <number:text-style style:name="N166P2" style:volatile="true">
      <number:text>  </number:text>
      <number:text>- </number:text>
    </number:text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7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7P2" style:volatile="true">
      <number:text> </number:text>
      <number:text>$ </number:text>
      <number:text>- </number:text>
    </number:text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3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ummary Cash Flow" style:display-name="PageStyle_Summary Cash Flow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ssumptions" style:display-name="PageStyle_Assumption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5 Year Cash Flow" style:display-name="PageStyle_5 Year Cash Flow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aterial Costs" style:display-name="PageStyle_Material Cos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venue Sources Total" style:display-name="PageStyle_Revenue Sources Total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venue Sources APPS" style:display-name="PageStyle_Revenue Sources APP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Revenue Sources IDs" style:display-name="PageStyle_Revenue Sources ID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evenue Sources Agora" style:display-name="PageStyle_Revenue Sources Agora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evenue Sources Fam Contracts" style:display-name="PageStyle_Revenue Sources Fam Contracts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Revenue Sources Family Con. 2" style:display-name="PageStyle_Revenue Sources Family Con. 2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